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38.76pt"/>
    </style:style>
    <style:style style:name="co18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400.45pt"/>
    </style:style>
    <style:style style:name="co12" style:family="table-column">
      <style:table-column-properties fo:break-before="auto" style:column-width="101.99pt"/>
    </style:style>
    <style:style style:name="co7" style:family="table-column">
      <style:table-column-properties fo:break-before="auto" style:column-width="90.74pt"/>
    </style:style>
    <style:style style:name="co17" style:family="table-column">
      <style:table-column-properties fo:break-before="auto" style:column-width="75.74pt"/>
    </style:style>
    <style:style style:name="co21" style:family="table-column">
      <style:table-column-properties fo:break-before="auto" style:column-width="180pt"/>
    </style:style>
    <style:style style:name="co22" style:family="table-column">
      <style:table-column-properties fo:break-before="auto" style:column-width="153.75pt"/>
    </style:style>
    <style:style style:name="co23" style:family="table-column">
      <style:table-column-properties fo:break-before="auto" style:column-width="150.75pt"/>
    </style:style>
    <style:style style:name="co24" style:family="table-column">
      <style:table-column-properties fo:break-before="auto" style:column-width="177pt"/>
    </style:style>
    <style:style style:name="co25" style:family="table-column">
      <style:table-column-properties fo:break-before="auto" style:column-width="155.99pt"/>
    </style:style>
    <style:style style:name="co26" style:family="table-column">
      <style:table-column-properties fo:break-before="auto" style:column-width="139.95pt"/>
    </style:style>
    <style:style style:name="co27" style:family="table-column">
      <style:table-column-properties fo:break-before="auto" style:column-width="147.46pt"/>
    </style:style>
    <style:style style:name="co28" style:family="table-column">
      <style:table-column-properties fo:break-before="auto" style:column-width="99.04pt"/>
    </style:style>
    <style:style style:name="co29" style:family="table-column">
      <style:table-column-properties fo:break-before="auto" style:column-width="291.91pt"/>
    </style:style>
    <style:style style:name="co30" style:family="table-column">
      <style:table-column-properties fo:break-before="auto" style:column-width="114.21pt"/>
    </style:style>
    <style:style style:name="co31" style:family="table-column">
      <style:table-column-properties fo:break-before="auto" style:column-width="73.36pt"/>
    </style:style>
    <style:style style:name="co32" style:family="table-column">
      <style:table-column-properties fo:break-before="auto" style:column-width="198.74pt"/>
    </style:style>
    <style:style style:name="co33" style:family="table-column">
      <style:table-column-properties fo:break-before="auto" style:column-width="92.24pt"/>
    </style:style>
    <style:style style:name="co34" style:family="table-column">
      <style:table-column-properties fo:break-before="auto" style:column-width="75pt"/>
    </style:style>
    <style:style style:name="co35" style:family="table-column">
      <style:table-column-properties fo:break-before="auto" style:column-width="57pt"/>
    </style:style>
    <style:style style:name="co36" style:family="table-column">
      <style:table-column-properties fo:break-before="auto" style:column-width="81.75pt"/>
    </style:style>
    <style:style style:name="co37" style:family="table-column">
      <style:table-column-properties fo:break-before="auto" style:column-width="74.95pt"/>
    </style:style>
    <style:style style:name="co38" style:family="table-column">
      <style:table-column-properties fo:break-before="auto" style:column-width="132.75pt"/>
    </style:style>
    <style:style style:name="co39" style:family="table-column">
      <style:table-column-properties fo:break-before="auto" style:column-width="211.75pt"/>
    </style:style>
    <style:style style:name="co40" style:family="table-column">
      <style:table-column-properties fo:break-before="auto" style:column-width="126.74pt"/>
    </style:style>
    <style:style style:name="co41" style:family="table-column">
      <style:table-column-properties fo:break-before="auto" style:column-width="109.5pt"/>
    </style:style>
    <style:style style:name="co42" style:family="table-column">
      <style:table-column-properties fo:break-before="auto" style:column-width="363.91pt"/>
    </style:style>
    <style:style style:name="co43" style:family="table-column">
      <style:table-column-properties fo:break-before="auto" style:column-width="96.01pt"/>
    </style:style>
    <style:style style:name="ro11" style:family="table-row">
      <style:table-row-properties style:row-height="12.81pt" fo:break-before="auto" style:use-optimal-row-height="true"/>
    </style:style>
    <style:style style:name="ro19" style:family="table-row">
      <style:table-row-properties style:row-height="15pt" fo:break-before="auto" style:use-optimal-row-height="true"/>
    </style:style>
    <style:style style:name="ro20" style:family="table-row">
      <style:table-row-properties style:row-height="42.8pt" fo:break-before="auto" style:use-optimal-row-height="true"/>
    </style:style>
    <style:style style:name="ro17" style:family="table-row">
      <style:table-row-properties style:row-height="32.29pt" fo:break-before="auto" style:use-optimal-row-height="true"/>
    </style:style>
    <style:style style:name="ro21" style:family="table-row">
      <style:table-row-properties style:row-height="21.86pt" fo:break-before="auto" style:use-optimal-row-height="true"/>
    </style:style>
    <style:style style:name="ro22" style:family="table-row">
      <style:table-row-properties style:row-height="104pt" fo:break-before="auto" style:use-optimal-row-height="true"/>
    </style:style>
    <style:style style:name="ro23" style:family="table-row">
      <style:table-row-properties style:row-height="93.49pt" fo:break-before="auto" style:use-optimal-row-height="true"/>
    </style:style>
    <style:style style:name="ro24" style:family="table-row">
      <style:table-row-properties style:row-height="83.91pt" fo:break-before="auto" style:use-optimal-row-height="true"/>
    </style:style>
    <style:style style:name="ro25" style:family="table-row">
      <style:table-row-properties style:row-height="206.25pt" fo:break-before="auto" style:use-optimal-row-height="true"/>
    </style:style>
    <style:style style:name="ro26" style:family="table-row">
      <style:table-row-properties style:row-height="53.29pt" fo:break-before="auto" style:use-optimal-row-height="true"/>
    </style:style>
    <style:style style:name="ro27" style:family="table-row">
      <style:table-row-properties style:row-height="73.39pt" fo:break-before="auto" style:use-optimal-row-height="true"/>
    </style:style>
    <style:style style:name="ro28" style:family="table-row">
      <style:table-row-properties style:row-height="145.11pt" fo:break-before="auto" style:use-optimal-row-height="true"/>
    </style:style>
    <style:style style:name="ro29" style:family="table-row">
      <style:table-row-properties style:row-height="124.1pt" fo:break-before="auto" style:use-optimal-row-height="true"/>
    </style:style>
    <style:style style:name="ro30" style:family="table-row">
      <style:table-row-properties style:row-height="62.9pt" fo:break-before="auto" style:use-optimal-row-height="true"/>
    </style:style>
    <style:style style:name="ro31" style:family="table-row">
      <style:table-row-properties style:row-height="12.84pt" fo:break-before="auto" style:use-optimal-row-height="false"/>
    </style:style>
    <style:style style:name="ro18" style:family="table-row">
      <style:table-row-properties style:row-height="23.75pt" fo:break-before="auto" style:use-optimal-row-height="false"/>
    </style:style>
    <style:style style:name="ro32" style:family="table-row">
      <style:table-row-properties style:row-height="21.54pt" fo:break-before="auto" style:use-optimal-row-height="true"/>
    </style:style>
    <style:style style:name="ro33" style:family="table-row">
      <style:table-row-properties style:row-height="82.94pt" fo:break-before="auto" style:use-optimal-row-height="true"/>
    </style:style>
    <style:style style:name="ro34" style:family="table-row">
      <style:table-row-properties style:row-height="62.5pt" fo:break-before="auto" style:use-optimal-row-height="true"/>
    </style:style>
    <style:style style:name="ro35" style:family="table-row">
      <style:table-row-properties style:row-height="42.01pt" fo:break-before="auto" style:use-optimal-row-height="true"/>
    </style:style>
    <style:style style:name="ro36" style:family="table-row">
      <style:table-row-properties style:row-height="31.8pt" fo:break-before="auto" style:use-optimal-row-height="true"/>
    </style:style>
    <style:style style:name="ro37" style:family="table-row">
      <style:table-row-properties style:row-height="72.71pt" fo:break-before="auto" style:use-optimal-row-height="true"/>
    </style:style>
    <style:style style:name="ro38" style:family="table-row">
      <style:table-row-properties style:row-height="52.24pt" fo:break-before="auto" style:use-optimal-row-height="true"/>
    </style:style>
    <style:style style:name="ro39" style:family="table-row">
      <style:table-row-properties style:row-height="93.15pt" fo:break-before="auto" style:use-optimal-row-height="true"/>
    </style:style>
    <style:style style:name="ro40" style:family="table-row">
      <style:table-row-properties style:row-height="215.89pt" fo:break-before="auto" style:use-optimal-row-height="true"/>
    </style:style>
    <style:style style:name="ro41" style:family="table-row">
      <style:table-row-properties style:row-height="297.69pt" fo:break-before="auto" style:use-optimal-row-height="true"/>
    </style:style>
    <style:style style:name="ro42" style:family="table-row">
      <style:table-row-properties style:row-height="134.05pt" fo:break-before="auto" style:use-optimal-row-height="true"/>
    </style:style>
    <style:style style:name="ro43" style:family="table-row">
      <style:table-row-properties style:row-height="113.61pt" fo:break-before="auto" style:use-optimal-row-height="true"/>
    </style:style>
    <style:style style:name="ro44" style:family="table-row">
      <style:table-row-properties style:row-height="195.45pt" fo:break-before="auto" style:use-optimal-row-height="true"/>
    </style:style>
    <style:style style:name="ro45" style:family="table-row">
      <style:table-row-properties style:row-height="103.41pt" fo:break-before="auto" style:use-optimal-row-height="true"/>
    </style:style>
    <style:style style:name="ro46" style:family="table-row">
      <style:table-row-properties style:row-height="338.6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stitution_20_coordinates">
      <style:table-properties table:display="true" style:writing-mode="lr-tb"/>
    </style:style>
    <style:style style:name="ta4" style:family="table" style:master-page-name="PageStyle_5f_Funding_20_body_20_coordinates">
      <style:table-properties table:display="true" style:writing-mode="lr-tb"/>
    </style:style>
    <style:style style:name="ta5" style:family="table" style:master-page-name="PageStyle_5f_Repository_20_coordinates">
      <style:table-properties table:display="true" style:writing-mode="lr-tb"/>
    </style:style>
    <style:style style:name="ta6" style:family="table" style:master-page-name="PageStyle_5f_Findspot_20_coordinates">
      <style:table-properties table:display="true" style:writing-mode="lr-tb"/>
    </style:style>
    <style:style style:name="ta7" style:family="table" style:master-page-name="PageStyle_5f_Catalogue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="0.06pt solid #c0c0c0"/>
      <style:text-properties style:text-outline="false" style:text-position="" fo:language="en" fo:country="US" fo:text-shadow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c0c0c0"/>
      <style:paragraph-properties fo:text-align="start" fo:margin-left="0pt"/>
      <style:text-properties style:text-outline="false" style:text-position="" fo:language="en" fo:country="US" fo:text-shadow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outline="false" style:text-position="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text-position="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text-position="" fo:font-size="12pt" style:font-size-asian="12pt" style:font-size-complex="12pt"/>
    </style:style>
    <style:style style:name="ce40" style:family="table-cell" style:parent-style-name="Default">
      <style:table-cell-properties fo:wrap-option="wrap"/>
      <style:text-properties style:text-outline="false" style:text-position="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text-position="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text-position="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pt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99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text-align-source="value-type" style:repeat-content="false" fo:background-color="transparent" fo:wrap-option="wrap" style:vertical-align="middle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vertical-align="middle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transparent" style:vertical-align="middle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pt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36">
      <style:table-cell-properties style:text-align-source="fix" style:repeat-content="false" fo:wrap-option="wrap" style:vertical-align="middle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37">
      <style:table-cell-properties style:text-align-source="fix" style:repeat-content="false" fo:wrap-option="wrap" style:vertical-align="middle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36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fo:font-size="10pt" style:font-size-asian="10pt" style:font-size-complex="10pt"/>
    </style:style>
    <style:style style:name="ce67" style:family="table-cell" style:parent-style-name="Default" style:data-style-name="N138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39">
      <style:table-cell-properties style:text-align-source="fix" style:repeat-content="false" fo:background-color="transparent" fo:wrap-option="wrap" style:vertical-align="middle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1" style:family="table-cell" style:parent-style-name="Default">
      <style:table-cell-properties fo:border="0.06pt solid #c0c0c0"/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06pt solid #c0c0c0"/>
      <style:paragraph-properties fo:text-align="start" fo:margin-left="0pt"/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2pt" style:font-size-asian="12pt" style:font-size-complex="12pt"/>
    </style:style>
    <style:style style:name="ce78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869.9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834.65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948.2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1813.9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582.2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108.5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246.36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694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391.9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537.48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347.13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223.97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268.75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190.37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817.4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="Arrowheads_20_1" draw:marker-start-width="5.67pt" draw:marker-start-center="false" draw:fill="solid" draw:fill-color="#ffffc0" draw:auto-grow-height="true" draw:auto-grow-width="false" fo:min-height="436.71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="Arrowheads_20_1" draw:marker-start-width="5.67pt" draw:marker-start-center="false" draw:fill="solid" draw:fill-color="#ffffc0" draw:auto-grow-height="true" draw:auto-grow-width="false" fo:min-height="2194.61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1.57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19.71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marker-start="Arrowheads_20_1" draw:marker-start-width="5.67pt" draw:marker-start-center="false" draw:fill="solid" draw:fill-color="#ffffc0" draw:auto-grow-height="true" draw:auto-grow-width="false" fo:min-height="425.51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marker-start="Arrowheads_20_1" draw:marker-start-width="5.67pt" draw:marker-start-center="false" draw:fill="solid" draw:fill-color="#ffffc0" draw:auto-grow-height="true" draw:auto-grow-width="false" fo:min-height="481.49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marker-start="Arrowheads_20_1" draw:marker-start-width="5.67pt" draw:marker-start-center="false" draw:fill="solid" draw:fill-color="#ffffc0" draw:auto-grow-height="true" draw:auto-grow-width="false" fo:min-height="593.46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marker-start="Arrowheads_20_1" draw:marker-start-width="5.67pt" draw:marker-start-center="false" draw:fill="solid" draw:fill-color="#ffffc0" draw:auto-grow-height="true" draw:auto-grow-width="false" fo:min-height="705.43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marker-start="Arrowheads_20_1" draw:marker-start-width="5.67pt" draw:marker-start-center="false" draw:fill="solid" draw:fill-color="#ffffc0" draw:auto-grow-height="true" draw:auto-grow-width="false" fo:min-height="380.7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Edition" table:style-name="ta7" table:print="false">
        <office:forms form:automatic-focus="false" form:apply-design-mode="false"/>
        <table:table-column table:style-name="co30" table:default-cell-style-name="ce26"/>
        <table:table-column table:style-name="co31" table:default-cell-style-name="ce47"/>
        <table:table-column table:style-name="co32" table:default-cell-style-name="ce47"/>
        <table:table-column table:style-name="co33" table:default-cell-style-name="ce47"/>
        <table:table-column table:style-name="co34" table:default-cell-style-name="ce47"/>
        <table:table-column table:style-name="co35" table:number-columns-repeated="2" table:default-cell-style-name="ce47"/>
        <table:table-column table:style-name="co33" table:default-cell-style-name="ce47"/>
        <table:table-column table:style-name="co7" table:default-cell-style-name="ce47"/>
        <table:table-column table:style-name="co36" table:default-cell-style-name="ce47"/>
        <table:table-column table:style-name="co37" table:default-cell-style-name="ce47"/>
        <table:table-column table:style-name="co38" table:default-cell-style-name="ce47"/>
        <table:table-column table:style-name="co7" table:default-cell-style-name="ce47"/>
        <table:table-column table:style-name="co39" table:default-cell-style-name="ce47"/>
        <table:table-column table:style-name="co7" table:number-columns-repeated="25" table:default-cell-style-name="ce47"/>
        <table:table-column table:style-name="co12" table:default-cell-style-name="ce47"/>
        <table:table-column table:style-name="co40" table:default-cell-style-name="ce47"/>
        <table:table-column table:style-name="co7" table:default-cell-style-name="ce47"/>
        <table:table-column table:style-name="co41" table:default-cell-style-name="ce47"/>
        <table:table-column table:style-name="co42" table:default-cell-style-name="ce47"/>
        <table:table-column table:style-name="co43" table:default-cell-style-name="ce47"/>
        <table:table-column table:style-name="co7" table:number-columns-repeated="5" table:default-cell-style-name="ce47"/>
        <table:table-column table:style-name="co17" table:number-columns-repeated="201" table:default-cell-style-name="ce47"/>
        <table:table-column table:style-name="co18" table:number-columns-repeated="769" table:default-cell-style-name="ce47"/>
        <table:table-column table:style-name="co18" table:number-columns-repeated="3" table:default-cell-style-name="ce56"/>
        <table:table-row table:style-name="ro18">
          <table:table-cell table:style-name="ce23" office:value-type="string" calcext:value-type="string">
            <text:p>Historical Period</text:p>
          </table:table-cell>
          <table:table-cell table:style-name="ce23" office:value-type="string" calcext:value-type="string">
            <text:p>Time/Century</text:p>
          </table:table-cell>
          <table:table-cell table:style-name="ce23" office:value-type="string" calcext:value-type="string">
            <text:p>Edition_ID</text:p>
          </table:table-cell>
          <table:table-cell table:style-name="ce23" office:value-type="string" calcext:value-type="string">
            <text:p>URL</text:p>
          </table:table-cell>
          <table:table-cell table:style-name="ce23" office:value-type="string" calcext:value-type="string">
            <office:annotation draw:style-name="gr1" draw:text-style-name="P2" svg:width="0.03pt" svg:height="1875.57pt" svg:x="108.82pt" svg:y="0pt" draw:caption-point-x="444.44pt" draw:caption-point-y="0.28pt">
              <dc:date>2015-08-30T00:00:00</dc:date>
              <text:p text:style-name="P1"><text:span text:style-name="T1">An edition must be critical, must have critical components - a pure facsimile is not an edition, a digital library is not an edition.</text:span></text:p>
              <text:p text:style-name="P1"><text:span text:style-name="T1"/></text:p>
              <text:p text:style-name="P1"><text:span text:style-name="T1">Values:</text:span></text:p>
              <text:p text:style-name="P1"><text:span text:style-name="T1">0 Non compliant</text:span></text:p>
              <text:p text:style-name="P1"><text:span text:style-name="T1">1 Compliant</text:span></text:p>
            </office:annotation>
            <text:p>Scholarly</text:p>
          </table:table-cell>
          <table:table-cell table:style-name="ce23" office:value-type="string" calcext:value-type="string">
            <office:annotation draw:style-name="gr2" draw:text-style-name="P2" svg:width="0.03pt" svg:height="2840.31pt" svg:x="108.79pt" svg:y="0pt" draw:caption-point-x="501.45pt" draw:caption-point-y="0.28pt">
              <dc:date>2015-08-30T00:00:00</dc:date>
              <text:p text:style-name="P1"><text:span text:style-name="T1">A digital edition can not be converted to a printed edition without substantial loss of content or functionality - vice versa: a retrodigitized printed edition is not a SDE (but it may evolve into a SDE through new content or functionalities).</text:span></text:p>
              <text:p text:style-name="P1"><text:span text:style-name="T1"/></text:p>
              <text:p text:style-name="P1"><text:span text:style-name="T1">Values:</text:span></text:p>
              <text:p text:style-name="P1"><text:span text:style-name="T1">0 Non compliant</text:span></text:p>
              <text:p text:style-name="P1"><text:span text:style-name="T1">1 Compliant</text:span></text:p>
            </office:annotation>
            <text:p>Digital</text:p>
          </table:table-cell>
          <table:table-cell table:style-name="ce23" office:value-type="string" calcext:value-type="string">
            <office:annotation draw:style-name="gr3" draw:text-style-name="P2" svg:width="0.03pt" svg:height="1953.95pt" svg:x="108.79pt" svg:y="0pt" draw:caption-point-x="558.45pt" draw:caption-point-y="0.28pt">
              <dc:date>2015-08-30T00:00:00</dc:date>
              <text:p text:style-name="P1"><text:span text:style-name="T1">An edition must represent its material (usually as transcribed/edited text) - a catalog, an index, a descriptive database is not an edition.</text:span></text:p>
              <text:p text:style-name="P1"><text:span text:style-name="T1"/></text:p>
              <text:p text:style-name="P1"><text:span text:style-name="T1">Values:</text:span></text:p>
              <text:p text:style-name="P1"><text:span text:style-name="T1">0 Non compliant</text:span></text:p>
              <text:p text:style-name="P1"><text:span text:style-name="T1">1 Compliant</text:span></text:p>
            </office:annotation>
            <text:p>Edition</text:p>
          </table:table-cell>
          <table:table-cell table:style-name="ce23" office:value-type="string" calcext:value-type="string">
            <office:annotation draw:style-name="gr2" draw:text-style-name="P2" svg:width="0.03pt" svg:height="2840.31pt" svg:x="108.82pt" svg:y="0pt" draw:caption-point-x="650.69pt" draw:caption-point-y="0.28pt">
              <dc:date>2015-08-30T00:00:00</dc:date>
              <text:p text:style-name="P1"><text:span text:style-name="T1">A SDE is a publication of the material in question; a SDE project is not the same as a SDE, that means a SDE is more than a plan or a prototype (some people often wonder, why my catalog doesn't have the most interesting SDE projects - that's because, they often haven't published a critical amount of content while they are methodological already advanced and interesting).</text:span></text:p>
              <text:p text:style-name="P1"><text:span text:style-name="T1"/></text:p>
              <text:p text:style-name="P1"><text:span text:style-name="T1">Values:</text:span></text:p>
              <text:p text:style-name="P1"><text:span text:style-name="T1">0 Non compliant</text:span></text:p>
              <text:p text:style-name="P1"><text:span text:style-name="T1">1 Compliant</text:span></text:p>
            </office:annotation>
            <text:p>Prototype</text:p>
          </table:table-cell>
          <table:table-cell table:style-name="ce53" table:formula="of:=HYPERLINK(&quot;http://www.loc.gov/standards/iso639-2/php/code_list.php&quot;;&quot;Language&quot;)" office:value-type="string" office:string-value="Language" calcext:value-type="string">
            <text:p>Language</text:p>
          </table:table-cell>
          <table:table-cell table:style-name="ce54" office:value-type="string" calcext:value-type="string">
            <text:p>Writing support</text:p>
          </table:table-cell>
          <table:table-cell table:style-name="ce54" office:value-type="string" calcext:value-type="string">
            <text:p>Begin date</text:p>
          </table:table-cell>
          <table:table-cell table:style-name="ce23" office:value-type="string" calcext:value-type="string">
            <office:annotation draw:style-name="gr4" draw:text-style-name="P2" svg:width="0.03pt" svg:height="1819.59pt" svg:x="93pt" svg:y="0pt" draw:caption-point-x="1046.69pt" draw:caption-point-y="0.28pt">
              <dc:date>2015-08-30T00:00:00</dc:date>
              <text:p text:style-name="P1"><text:span text:style-name="T1">the duration of the digital project. If the project is the digital version of a print publication, only the dates for the digital publication will be listed here.</text:span></text:p>
            </office:annotation>
            <text:p>End date</text:p>
          </table:table-cell>
          <table:table-cell table:style-name="ce23" office:value-type="string" calcext:value-type="string">
            <text:p>Manager</text:p>
          </table:table-cell>
          <table:table-cell table:style-name="ce23" office:value-type="string" calcext:value-type="string">
            <text:p>Institution(s)</text:p>
          </table:table-cell>
          <table:table-cell table:style-name="ce23" office:value-type="string" calcext:value-type="string">
            <text:p>Audience</text:p>
          </table:table-cell>
          <table:table-cell table:style-name="ce23" office:value-type="string" calcext:value-type="string">
            <office:annotation draw:style-name="gr2" draw:text-style-name="P2" svg:width="0.03pt" svg:height="2840.31pt" svg:x="76.42pt" svg:y="0pt" draw:caption-point-x="1547.29pt" draw:caption-point-y="0.28pt">
              <dc:date>2015-08-30T00:00:00</dc:date>
              <text:p text:style-name="P1"><text:span text:style-name="T1">Philological statement:</text:span></text:p>
              <text:p text:style-name="P1"><text:span text:style-name="T1"/></text:p>
              <text:p text:style-name="P1"><text:span text:style-name="T1">0 No information on the editorial methods and practices nor on the source (digital or printed) of the text.</text:span></text:p>
              <text:p text:style-name="P1"><text:span text:style-name="T1">0.5 No information on the source, but some information about the author, date and accuracy of the digital edition.</text:span></text:p>
              <text:p text:style-name="P1"><text:span text:style-name="T1">1 Complete information on the source of the text, as well as on the author, date and accuracy of the digital edition.</text:span></text:p>
              <text:p text:style-name="P1"><text:span text:style-name="T1">Digital Humanities standards implemented, including modelling, markup language, data structure and software.</text:span></text:p>
              <text:p text:style-name="P1"><text:span text:style-name="T1">Values may include a large range of standards used, including HTML, XML-TEI etc.</text:span></text:p>
            </office:annotation>
            <text:p>Philological statement</text:p>
          </table:table-cell>
          <table:table-cell table:style-name="ce23" office:value-type="string" calcext:value-type="string">
            <office:annotation draw:style-name="gr2" draw:text-style-name="P2" svg:width="0.03pt" svg:height="2840.31pt" svg:x="76.39pt" svg:y="0pt" draw:caption-point-x="1638.06pt" draw:caption-point-y="0.28pt">
              <dc:date>2015-08-30T00:00:00</dc:date>
              <text:p text:style-name="P1"><text:span text:style-name="T1">Account of textual variance</text:span></text:p>
              <text:p text:style-name="P1"><text:span text:style-name="T1">0 No account of textual variance is given. The digital edition is a reproduction of a given print edition without any account of variants.</text:span></text:p>
              <text:p text:style-name="P1"><text:span text:style-name="T1">0.5 The digital edition is a reproduction of a given print scholarly edition and reproduces the selected textual variants extant in the apparatus criticus of that edition, or: the edition does not follow a digital paradigm, in that the variants are not automatically computable the way they are encoded</text:span></text:p>
              <text:p text:style-name="P1"><text:span text:style-name="T1">1 This edition is “based on full-text transcription of original texts into electronic form” (vd. Proposition 2 in this article by P. Robinson: &lt;http://www.tei-c.org/About/Archive_new/ETE/Preview/robinson.xml&gt;).</text:span></text:p>
            </office:annotation>
            <text:p>Account of textual variance</text:p>
          </table:table-cell>
          <table:table-cell table:style-name="ce23" office:value-type="string" calcext:value-type="string">
            <office:annotation draw:style-name="gr2" draw:text-style-name="P2" svg:width="0.03pt" svg:height="2840.31pt" svg:x="76.42pt" svg:y="0pt" draw:caption-point-x="1728.79pt" draw:caption-point-y="0.28pt">
              <dc:date>2015-08-30T00:00:00</dc:date>
              <text:p text:style-name="P1"><text:span text:style-name="T1">Value of witnesses</text:span></text:p>
              <text:p text:style-name="P1"><text:span text:style-name="T1">N/A Not applicable, as no information about the source of the text is given, though it is easily assumable that the source is another digital edition or a printed edition (possibly even a scholarly edition).</text:span></text:p>
              <text:p text:style-name="P1"><text:span text:style-name="T1">0 The only witness modelled digitally is a printed non-scholarly edition, used as a source for the digital edition.</text:span></text:p>
              <text:p text:style-name="P1"><text:span text:style-name="T1">0.5 Same as above, but the witness/source is a scholarly edition.</text:span></text:p>
              <text:p text:style-name="P1"><text:span text:style-name="T1">1 The witnesses are traditional philological primary sources (including manuscripts, inscriptions or papyri).</text:span></text:p>
            </office:annotation>
            <text:p>Value of witnesses</text:p>
          </table:table-cell>
          <table:table-cell table:style-name="ce23" office:value-type="string" calcext:value-type="string">
            <office:annotation office:display="true" draw:style-name="gr5" draw:text-style-name="P2" svg:width="0.03pt" svg:height="587.93pt" svg:x="76.39pt" svg:y="0pt" draw:caption-point-x="1819.56pt" draw:caption-point-y="0.28pt">
              <dc:date>2015-08-30T00:00:00</dc:date>
              <text:p text:style-name="P3"><text:span text:style-name="T1">0 XML not used.</text:span></text:p>
              <text:p text:style-name="P3"><text:span text:style-name="T1">0.5 XML but not TEI</text:span></text:p>
              <text:p text:style-name="P3"><text:span text:style-name="T1">1 XML-TEI is used.</text:span></text:p>
            </office:annotation>
            <text:p>XML-TEI Transcription</text:p>
          </table:table-cell>
          <table:table-cell table:style-name="ce23" office:value-type="string" calcext:value-type="string">
            <text:p>XML-TEI available to download</text:p>
          </table:table-cell>
          <table:table-cell table:style-name="ce23" office:value-type="string" calcext:value-type="string">
            <text:p>Images</text:p>
          </table:table-cell>
          <table:table-cell table:style-name="ce23" office:value-type="string" calcext:value-type="string">
            <text:p>Zoom images</text:p>
          </table:table-cell>
          <table:table-cell table:style-name="ce23" office:value-type="string" calcext:value-type="string">
            <text:p>Image manipulation (brightness, saturation, etc.)</text:p>
          </table:table-cell>
          <table:table-cell table:style-name="ce23" office:value-type="string" calcext:value-type="string">
            <text:p>Text-Image Linking</text:p>
          </table:table-cell>
          <table:table-cell table:style-name="ce23" office:value-type="string" calcext:value-type="string">
            <office:annotation draw:style-name="gr6" draw:text-style-name="P2" svg:width="0.03pt" svg:height="173.65pt" svg:x="167.16pt" svg:y="0pt" draw:caption-point-x="2273.3pt" draw:caption-point-y="0.28pt">
              <dc:date>2015-08-30T00:00:00</dc:date>
              <text:p text:style-name="P1"><text:span text:style-name="T1">image and text.</text:span></text:p>
            </office:annotation>
            <text:p>Metadata (image &amp; text)</text:p>
          </table:table-cell>
          <table:table-cell table:style-name="ce23" office:value-type="string" calcext:value-type="string">
            <text:p>Source Text Translation</text:p>
          </table:table-cell>
          <table:table-cell table:style-name="ce23" office:value-type="string" calcext:value-type="string">
            <text:p>Website language</text:p>
          </table:table-cell>
          <table:table-cell table:style-name="ce23" office:value-type="string" calcext:value-type="string">
            <text:p>Glossary</text:p>
          </table:table-cell>
          <table:table-cell table:style-name="ce23" office:value-type="string" calcext:value-type="string">
            <text:p>Indices</text:p>
          </table:table-cell>
          <table:table-cell table:style-name="ce23" office:value-type="string" calcext:value-type="string">
            <text:p>String matching</text:p>
          </table:table-cell>
          <table:table-cell table:style-name="ce23" office:value-type="string" calcext:value-type="string">
            <text:p>Advanced search</text:p>
          </table:table-cell>
          <table:table-cell table:style-name="ce23" office:value-type="string" calcext:value-type="string">
            <text:p>Creative Commons License</text:p>
          </table:table-cell>
          <table:table-cell table:style-name="ce23" office:value-type="string" calcext:value-type="string">
            <office:annotation draw:style-name="gr2" draw:text-style-name="P2" svg:width="0.03pt" svg:height="2840.31pt" svg:x="167.13pt" svg:y="0pt" draw:caption-point-x="2999.31pt" draw:caption-point-y="0.28pt">
              <dc:date>2015-08-30T00:00:00</dc:date>
              <text:p text:style-name="P1"><text:span text:style-name="T1">0 = Proprietary, all material is copyrighted. The ‘source’ is closed and not reusable by other research projects. To access the material, users must pay a subscription.</text:span></text:p>
              <text:p text:style-name="P1"><text:span text:style-name="T1">0.5 = Same as above, but the subscription is free of charge.</text:span></text:p>
              <text:p text:style-name="P1"><text:span text:style-name="T1">1 = Open Access. The texts may be accessed through specific software, but the source is not accessible.</text:span></text:p>
              <text:p text:style-name="P1"><text:span text:style-name="T1">1.5 = Open Access and Open Source. All data underlying the digital edition is freely available for access, study, redistribution and improvement (reuse)</text:span></text:p>
            </office:annotation>
            <text:p>Open source/Open access</text:p>
          </table:table-cell>
          <table:table-cell table:style-name="ce23" office:value-type="string" calcext:value-type="string">
            <text:p>If Open access, how can I get the data</text:p>
          </table:table-cell>
          <table:table-cell table:style-name="ce23" office:value-type="string" calcext:value-type="string">
            <text:p>Linked Open Data</text:p>
          </table:table-cell>
          <table:table-cell table:style-name="ce23" office:value-type="string" calcext:value-type="string">
            <text:p>Crowdsourcing</text:p>
          </table:table-cell>
          <table:table-cell table:style-name="ce23" office:value-type="string" calcext:value-type="string">
            <office:annotation draw:style-name="gr7" draw:text-style-name="P2" svg:width="0.03pt" svg:height="1114.19pt" svg:x="167.13pt" svg:y="0pt" draw:caption-point-x="3362.31pt" draw:caption-point-y="0.28pt">
              <dc:date>2015-08-30T00:00:00</dc:date>
              <text:p text:style-name="P1"><text:span text:style-name="T1">A section/email specifically dedicated to the reporting of issues or the suggestion of improvements</text:span></text:p>
            </office:annotation>
            <text:p>Feedback</text:p>
          </table:table-cell>
          <table:table-cell table:style-name="ce23" office:value-type="string" calcext:value-type="string">
            <office:annotation draw:style-name="gr2" draw:text-style-name="P2" svg:width="0.03pt" svg:height="2840.31pt" svg:x="167.16pt" svg:y="0pt" draw:caption-point-x="3453.05pt" draw:caption-point-y="0.28pt">
              <dc:date>2015-08-30T00:00:00</dc:date>
              <text:p text:style-name="P1"><text:span text:style-name="T1">0 "This category assesses whether the Project provides explicit and complete information about: 1) the Digital Humanities standards implemented; and 2) the ‘openness’ policies listed above.</text:span></text:p>
              <text:p text:style-name="P1"><text:span text:style-name="T1">“</text:span><text:span text:style-name="T1">0” means that no explicit statement on standards and openness policies."</text:span></text:p>
              <text:p text:style-name="P1"><text:span text:style-name="T1">0.5 Partial information.</text:span></text:p>
              <text:p text:style-name="P1"><text:span text:style-name="T1">1 Complete information.</text:span></text:p>
            </office:annotation>
            <text:p>Technological statement</text:p>
          </table:table-cell>
          <table:table-cell table:style-name="ce23" office:value-type="string" calcext:value-type="string">
            <text:p>Links to ext. resources</text:p>
          </table:table-cell>
          <table:table-cell table:style-name="ce23" office:value-type="string" calcext:value-type="string">
            <text:p>OCR or keyed?</text:p>
          </table:table-cell>
          <table:table-cell table:style-name="ce23" office:value-type="string" calcext:value-type="string">
            <text:p>Mobile compatibility/application</text:p>
          </table:table-cell>
          <table:table-cell table:style-name="ce23" office:value-type="string" calcext:value-type="string">
            <text:p>Print-friendly view</text:p>
          </table:table-cell>
          <table:table-cell table:style-name="ce54" office:value-type="string" calcext:value-type="string">
            <text:p>Print facsimile (complementary output)</text:p>
          </table:table-cell>
          <table:table-cell table:style-name="ce23" office:value-type="string" calcext:value-type="string">
            <text:p>Manuscript(s') repository</text:p>
          </table:table-cell>
          <table:table-cell table:style-name="ce23" office:value-type="string" calcext:value-type="string">
            <text:p>Manuscript place of origin</text:p>
          </table:table-cell>
          <table:table-cell table:style-name="ce23" office:value-type="string" calcext:value-type="string">
            <text:p>Sponsor/Funding body</text:p>
          </table:table-cell>
          <table:table-cell table:style-name="ce23" office:value-type="string" calcext:value-type="string">
            <text:p>Budget (rough)</text:p>
          </table:table-cell>
          <table:table-cell table:style-name="ce23" office:value-type="string" calcext:value-type="string">
            <text:p>Infrastructure</text:p>
          </table:table-cell>
          <table:table-cell table:style-name="ce23" office:value-type="string" calcext:value-type="string">
            <text:p>CDROM: Easy to access?</text:p>
          </table:table-cell>
          <table:table-cell table:style-name="ce23" office:value-type="string" calcext:value-type="string">
            <text:p>CDROM: Cost</text:p>
          </table:table-cell>
          <table:table-cell table:style-name="ce66" table:number-columns-repeated="967"/>
          <table:table-cell table:number-columns-repeated="6"/>
        </table:table-row>
        <table:table-row table:style-name="ro32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8th</text:p>
          </table:table-cell>
          <table:table-cell table:style-name="ce27" office:value-type="string" calcext:value-type="string">
            <text:p>Digitale Edition der Handschrift Cod. Guelf. 64 Weiss.</text:p>
          </table:table-cell>
          <table:table-cell table:style-name="ce49" office:value-type="string" calcext:value-type="string">
            <text:p><text:a xlink:href="http://diglib.hab.de/edoc/ed000006/startx.htm" xlink:type="simple">http://diglib.hab.de/edoc/ed000006/startx.htm</text:a></text:p>
          </table:table-cell>
          <table:table-cell table:style-name="ce27" table:number-columns-repeated="4"/>
          <table:table-cell table:style-name="ce27" office:value-type="string" calcext:value-type="string">
            <text:p>LAT</text:p>
          </table:table-cell>
          <table:table-cell table:style-name="ce27"/>
          <table:table-cell table:style-name="ce27" office:value-type="float" office:value="2007" calcext:value-type="float">
            <text:p>2007</text:p>
          </table:table-cell>
          <table:table-cell table:style-name="ce27" office:value-type="float" office:value="2010" calcext:value-type="float">
            <text:p>2010</text:p>
          </table:table-cell>
          <table:table-cell table:style-name="ce27" office:value-type="string" calcext:value-type="string">
            <text:p><text:s/>Torsten Schaßan</text:p>
          </table:table-cell>
          <table:table-cell table:style-name="ce28" office:value-type="string" calcext:value-type="string">
            <text:p>Herzog August Bibliothek Wolfenbüttel</text:p>
          </table:table-cell>
          <table:table-cell table:style-name="ce27" table:number-columns-repeated="4"/>
          <table:table-cell table:style-name="ce28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27" office:value-type="string" calcext:value-type="string">
            <text:p>GER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3">
          <table:table-cell table:style-name="ce24" office:value-type="string" calcext:value-type="string">
            <text:p>Early Modern</text:p>
          </table:table-cell>
          <table:table-cell table:style-name="ce27" office:value-type="string" calcext:value-type="string">
            <text:p>18th</text:p>
          </table:table-cell>
          <table:table-cell table:style-name="ce27" office:value-type="string" calcext:value-type="string">
            <text:p>The Thomas Gray Archive</text:p>
          </table:table-cell>
          <table:table-cell table:style-name="ce49" office:value-type="string" calcext:value-type="string">
            <text:p><text:a xlink:href="http://www.thomasgray.org/" xlink:type="simple">http://www.thomasgray.org/</text:a></text:p>
          </table:table-cell>
          <table:table-cell table:number-columns-repeated="4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ENG, LAT, GRE</text:p>
          </table:table-cell>
          <table:table-cell table:style-name="ce27" office:value-type="string" calcext:value-type="string">
            <text:p>Manuscripts</text:p>
          </table:table-cell>
          <table:table-cell table:style-name="ce27" office:value-type="float" office:value="2000" calcext:value-type="float">
            <text:p>2000</text:p>
          </table:table-cell>
          <table:table-cell table:style-name="ce27" office:value-type="string" calcext:value-type="string">
            <text:p>present</text:p>
          </table:table-cell>
          <table:table-cell table:style-name="ce27" office:value-type="string" calcext:value-type="string">
            <text:p>Alexander Huber</text:p>
          </table:table-cell>
          <table:table-cell table:style-name="ce27" office:value-type="string" calcext:value-type="string">
            <text:p>University of Oxford</text:p>
          </table:table-cell>
          <table:table-cell table:style-name="ce27" office:value-type="string" calcext:value-type="string">
            <text:p>scholars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string" calcext:value-type="string">
            <text:p>This is a digital scholarly edition, in that it is “based on full-text transcription of original texts into electronic form” (P. Robinson).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Keyed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2" table:style-name="ce27" office:value-type="string" calcext:value-type="string">
            <text:p>Various</text:p>
          </table:table-cell>
          <table:table-cell table:style-name="ce27" office:value-type="string" calcext:value-type="string">
            <text:p>Institutional funding</text:p>
          </table:table-cell>
          <table:table-cell table:style-name="ce27"/>
          <table:table-cell table:style-name="ce27" office:value-type="string" calcext:value-type="string">
            <text:p>HTML5, CSS, jQuery, custom built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3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4th</text:p>
          </table:table-cell>
          <table:table-cell table:style-name="ce27" office:value-type="string" calcext:value-type="string">
            <text:p>A critical edition of the poetry of Dafydd ap Gwilym</text:p>
          </table:table-cell>
          <table:table-cell table:style-name="ce49" office:value-type="string" calcext:value-type="string">
            <text:p><text:a xlink:href="http://www.dafyddapgwilym.net/" xlink:type="simple">http://www.dafyddapgwilym.net/</text:a></text:p>
          </table:table-cell>
          <table:table-cell table:style-name="ce27" table:number-columns-repeated="4"/>
          <table:table-cell table:style-name="ce27" office:value-type="string" calcext:value-type="string">
            <text:p>WEL</text:p>
          </table:table-cell>
          <table:table-cell table:style-name="ce27" office:value-type="string" calcext:value-type="string">
            <text:p>Manuscript</text:p>
          </table:table-cell>
          <table:table-cell table:style-name="ce27" office:value-type="float" office:value="2002" calcext:value-type="float">
            <text:p>2002</text:p>
          </table:table-cell>
          <table:table-cell table:style-name="ce27" office:value-type="float" office:value="2007" calcext:value-type="float">
            <text:p>2007</text:p>
          </table:table-cell>
          <table:table-cell table:style-name="ce27" office:value-type="string" calcext:value-type="string">
            <text:p>Alexander Roberts, Dafydd Johnston</text:p>
          </table:table-cell>
          <table:table-cell table:style-name="ce28" office:value-type="string" calcext:value-type="string">
            <text:p>University of Swansea</text:p>
          </table:table-cell>
          <table:table-cell table:style-name="ce27" office:value-type="string" calcext:value-type="string">
            <text:p>Mainly students of Celtic Studies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WEL, 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8"/>
          <table:table-cell table:style-name="ce27" office:value-type="string" calcext:value-type="string">
            <text:p>Brogynin, Penrhyn-coch, Wales</text:p>
          </table:table-cell>
          <table:table-cell table:style-name="ce27" office:value-type="string" calcext:value-type="string">
            <text:p>AHRC</text:p>
          </table:table-cell>
          <table:table-cell table:style-name="ce27"/>
          <table:table-cell table:style-name="ce27" office:value-type="string" calcext:value-type="string">
            <text:p>Javascript, Perl, XMetal, Microsoft Active Server Pages (ASP), Microsoft SQL Server 2000, Anastasia, GroveMaker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4">
          <table:table-cell table:style-name="ce24" office:value-type="string" calcext:value-type="string">
            <text:p>Antiquity</text:p>
          </table:table-cell>
          <table:table-cell table:style-name="ce27" office:value-type="string" calcext:value-type="string">
            <text:p>5th but the website also contains later work</text:p>
          </table:table-cell>
          <table:table-cell table:style-name="ce27" office:value-type="string" calcext:value-type="string">
            <text:p>Saint Patrick's Confessio</text:p>
          </table:table-cell>
          <table:table-cell table:style-name="ce49" table:formula="of:=HYPERLINK(&quot;http://www.confessio.ie/#&quot;)" office:value-type="string" office:string-value="http://www.confessio.ie/#" calcext:value-type="string">
            <text:p>http://www.confessio.ie/#</text:p>
          </table:table-cell>
          <table:table-cell table:number-columns-repeated="4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LAT</text:p>
          </table:table-cell>
          <table:table-cell table:style-name="ce27" table:number-columns-repeated="3"/>
          <table:table-cell table:style-name="ce27" office:value-type="string" calcext:value-type="string">
            <text:p>Anthony Harvey</text:p>
          </table:table-cell>
          <table:table-cell table:style-name="ce28" office:value-type="string" calcext:value-type="string">
            <text:p>Royal Irish Academy, National University of Ireland, University College Dublin, Cologne Center for eHumanities, Irish Centre for High End Computing, Herzog August Bibliothek Wolfenbütte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ENG, GER, GLA, ITA, POR 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27" office:value-type="string" calcext:value-type="string">
            <text:p>various:Paris, Rouen, Arras, Salisbury, London, Oxford</text:p>
          </table:table-cell>
          <table:table-cell table:style-name="ce27"/>
          <table:table-cell table:style-name="ce27" office:value-type="string" calcext:value-type="string">
            <text:p>Royal Irish Academy; Higher Education Authority; European Regional Development Fund</text:p>
          </table:table-cell>
          <table:table-cell table:style-name="ce27"/>
          <table:table-cell table:style-name="ce27" office:value-type="string" calcext:value-type="string">
            <text:p>Drupal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Middle Ages, Early Modern</text:p>
          </table:table-cell>
          <table:table-cell table:style-name="ce27" office:value-type="string" calcext:value-type="string">
            <text:p>14th-18th</text:p>
          </table:table-cell>
          <table:table-cell table:style-name="ce27" office:value-type="string" calcext:value-type="string">
            <text:p>Liber Matriculae - Il libro della matricola dei notai di Vercelli</text:p>
          </table:table-cell>
          <table:table-cell table:style-name="ce49" office:value-type="string" calcext:value-type="string">
            <text:p><text:a xlink:href="http://scrineum.unipv.it/LM/home.html" xlink:type="simple">http://scrineum.unipv.it/LM/home.html</text:a></text:p>
          </table:table-cell>
          <table:table-cell table:style-name="ce27" table:number-columns-repeated="4"/>
          <table:table-cell table:style-name="ce27" office:value-type="string" calcext:value-type="string">
            <text:p>LAT</text:p>
          </table:table-cell>
          <table:table-cell table:style-name="ce27" office:value-type="string" calcext:value-type="string">
            <text:p>Manuscript</text:p>
          </table:table-cell>
          <table:table-cell table:style-name="ce27" office:value-type="float" office:value="1999" calcext:value-type="float">
            <text:p>1999</text:p>
          </table:table-cell>
          <table:table-cell table:style-name="ce27"/>
          <table:table-cell table:style-name="ce27" office:value-type="string" calcext:value-type="string">
            <text:p>Antonio Olivieri</text:p>
          </table:table-cell>
          <table:table-cell table:style-name="ce28" office:value-type="string" calcext:value-type="string">
            <text:p>Università degli Studi di Pavia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string" calcext:value-type="string">
            <text:p>ITA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Archivio <text:s/>Storico Comunale di Vercelli</text:p>
          </table:table-cell>
          <table:table-cell table:style-name="ce27" table:number-columns-repeated="4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5">
          <table:table-cell table:style-name="ce24" office:value-type="string" calcext:value-type="string">
            <text:p>Early Modern</text:p>
          </table:table-cell>
          <table:table-cell table:style-name="ce27" office:value-type="string" calcext:value-type="string">
            <text:p>1662-1686</text:p>
          </table:table-cell>
          <table:table-cell table:style-name="ce27" office:value-type="string" calcext:value-type="string">
            <text:p>Correspondance de Pierre Bayle</text:p>
          </table:table-cell>
          <table:table-cell table:style-name="ce49" table:formula="of:=HYPERLINK(&quot;http://bayle-correspondance.univ-st-etienne.fr/?lang=fr&quot;)" office:value-type="string" office:string-value="http://bayle-correspondance.univ-st-etienne.fr/?lang=fr" calcext:value-type="string">
            <text:p>http://bayle-correspondance.univ-st-etienne.fr/?lang=fr</text:p>
          </table:table-cell>
          <table:table-cell table:style-name="ce27" table:number-columns-repeated="4"/>
          <table:table-cell table:style-name="ce27" office:value-type="string" calcext:value-type="string">
            <text:p>FRE </text:p>
          </table:table-cell>
          <table:table-cell table:style-name="ce27" table:number-columns-repeated="3"/>
          <table:table-cell table:style-name="ce27" office:value-type="string" calcext:value-type="string">
            <text:p>Antony McKenna</text:p>
          </table:table-cell>
          <table:table-cell table:style-name="ce29" office:value-type="string" calcext:value-type="string">
            <text:p>Institut Claude Longeon, IHPC, CNRS UMR 5037; Université Jean Monnet Saint-Etienne; Université de Montpellier 3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FRE, 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62" office:value-type="string" calcext:value-type="string">
            <text:p>Site won't open</text:p>
          </table:table-cell>
          <table:table-cell table:style-name="ce27" table:number-columns-repeated="4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Antiquity</text:p>
          </table:table-cell>
          <table:table-cell table:style-name="ce27" office:value-type="string" calcext:value-type="string">
            <text:p>1st-2nd AD</text:p>
          </table:table-cell>
          <table:table-cell table:style-name="ce27" office:value-type="string" calcext:value-type="string">
            <text:p>Vindolanda Tablets Online</text:p>
          </table:table-cell>
          <table:table-cell table:style-name="ce49" table:formula="of:=HYPERLINK(&quot;http://vindolanda.csad.ox.ac.uk/index.shtml&quot;)" office:value-type="string" office:string-value="http://vindolanda.csad.ox.ac.uk/index.shtml" calcext:value-type="string">
            <text:p>http://vindolanda.csad.ox.ac.uk/index.shtml</text:p>
          </table:table-cell>
          <table:table-cell table:style-name="ce27" table:number-columns-repeated="4"/>
          <table:table-cell table:style-name="ce27" office:value-type="string" calcext:value-type="string">
            <text:p>LAT</text:p>
          </table:table-cell>
          <table:table-cell table:style-name="ce27" office:value-type="string" calcext:value-type="string">
            <text:p>Tablet</text:p>
          </table:table-cell>
          <table:table-cell table:style-name="ce27" office:value-type="float" office:value="2001" calcext:value-type="float">
            <text:p>2001</text:p>
          </table:table-cell>
          <table:table-cell table:style-name="ce27" office:value-type="float" office:value="2003" calcext:value-type="float">
            <text:p>2003</text:p>
          </table:table-cell>
          <table:table-cell table:style-name="ce27" office:value-type="string" calcext:value-type="string">
            <text:p>Charles Crowther, Alan Bowman</text:p>
          </table:table-cell>
          <table:table-cell table:style-name="ce27" office:value-type="string" calcext:value-type="string">
            <text:p>University of Oxford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/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The British Museum, London</text:p>
          </table:table-cell>
          <table:table-cell table:style-name="ce27" office:value-type="string" calcext:value-type="string">
            <text:p>Vindolanda, UK</text:p>
          </table:table-cell>
          <table:table-cell table:style-name="ce27" table:number-columns-repeated="5"/>
          <table:table-cell table:number-columns-repeated="973"/>
        </table:table-row>
        <table:table-row table:style-name="ro32">
          <table:table-cell table:style-name="ce24" office:value-type="string" calcext:value-type="string">
            <text:p>Antiquity</text:p>
          </table:table-cell>
          <table:table-cell table:style-name="ce27" office:value-type="string" calcext:value-type="string">
            <text:p>1st-2nd AD</text:p>
          </table:table-cell>
          <table:table-cell table:style-name="ce27" office:value-type="string" calcext:value-type="string">
            <text:p>Vindolanda Tablets Online II</text:p>
          </table:table-cell>
          <table:table-cell table:style-name="ce49" table:formula="of:=HYPERLINK(&quot;http://vto2.classics.ox.ac.uk/&quot;)" office:value-type="string" office:string-value="http://vto2.classics.ox.ac.uk/" calcext:value-type="string">
            <text:p>http://vto2.classics.ox.ac.uk/</text:p>
          </table:table-cell>
          <table:table-cell table:style-name="ce27" table:number-columns-repeated="4"/>
          <table:table-cell table:style-name="ce27" office:value-type="string" calcext:value-type="string">
            <text:p>LAT</text:p>
          </table:table-cell>
          <table:table-cell table:style-name="ce27" office:value-type="string" calcext:value-type="string">
            <text:p>Tablet</text:p>
          </table:table-cell>
          <table:table-cell table:style-name="ce27" table:number-columns-repeated="2"/>
          <table:table-cell table:style-name="ce27" office:value-type="string" calcext:value-type="string">
            <text:p>Charles Crowther, Alan Bowman</text:p>
          </table:table-cell>
          <table:table-cell table:style-name="ce27" office:value-type="string" calcext:value-type="string">
            <text:p>University of Oxford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The British Museum, London</text:p>
          </table:table-cell>
          <table:table-cell table:style-name="ce27" office:value-type="string" calcext:value-type="string">
            <text:p>Vindolanda, UK</text:p>
          </table:table-cell>
          <table:table-cell table:style-name="ce27" office:value-type="string" calcext:value-type="string">
            <text:p>Andrew W. Mellon Foundation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Early Modern</text:p>
          </table:table-cell>
          <table:table-cell table:style-name="ce27" office:value-type="float" office:value="1776" calcext:value-type="float">
            <text:p>1776</text:p>
          </table:table-cell>
          <table:table-cell table:style-name="ce27" office:value-type="string" calcext:value-type="string">
            <text:p>Bérardier de Bataut, Essai sur le récit, Entretiens sur la manière de raconter</text:p>
          </table:table-cell>
          <table:table-cell table:style-name="ce49" table:formula="of:=HYPERLINK(&quot;http://www.berardier.org/&quot;)" office:value-type="string" office:string-value="http://www.berardier.org/" calcext:value-type="string">
            <text:p>http://www.berardier.org/</text:p>
          </table:table-cell>
          <table:table-cell table:style-name="ce27" table:number-columns-repeated="4"/>
          <table:table-cell table:style-name="ce27" office:value-type="string" calcext:value-type="string">
            <text:p>FRE </text:p>
          </table:table-cell>
          <table:table-cell table:style-name="ce27" table:number-columns-repeated="3"/>
          <table:table-cell table:style-name="ce27" office:value-type="string" calcext:value-type="string">
            <text:p>Christof Schöch</text:p>
          </table:table-cell>
          <table:table-cell table:style-name="ce28" office:value-type="string" calcext:value-type="string">
            <text:p>Universität Würzburg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FRE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9" office:value-type="string" calcext:value-type="string">
            <text:p>Various</text:p>
          </table:table-cell>
          <table:table-cell table:style-name="ce27" table:number-columns-repeated="3"/>
          <table:table-cell table:style-name="ce27" office:value-type="string" calcext:value-type="string">
            <text:p>Drupal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7">
          <table:table-cell table:style-name="ce24" office:value-type="string" calcext:value-type="string">
            <text:p>Antiquity</text:p>
          </table:table-cell>
          <table:table-cell table:style-name="ce27" office:value-type="string" calcext:value-type="string">
            <text:p>Mid 4th AD</text:p>
          </table:table-cell>
          <table:table-cell table:style-name="ce27" office:value-type="string" calcext:value-type="string">
            <text:p>Codex Sinaiticus</text:p>
          </table:table-cell>
          <table:table-cell table:style-name="ce49" table:formula="of:=HYPERLINK(&quot;http://codexsinaiticus.org/en/&quot;)" office:value-type="string" office:string-value="http://codexsinaiticus.org/en/" calcext:value-type="string">
            <text:p>http://codexsinaiticus.org/en/</text:p>
          </table:table-cell>
          <table:table-cell table:number-columns-repeated="4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GRC</text:p>
          </table:table-cell>
          <table:table-cell table:style-name="ce27" office:value-type="string" calcext:value-type="string">
            <text:p>Codex</text:p>
          </table:table-cell>
          <table:table-cell table:style-name="ce27" office:value-type="float" office:value="2003" calcext:value-type="float">
            <text:p>2003</text:p>
          </table:table-cell>
          <table:table-cell table:style-name="ce28" office:value-type="string" calcext:value-type="string">
            <text:p>present</text:p>
          </table:table-cell>
          <table:table-cell table:style-name="ce27" office:value-type="string" calcext:value-type="string">
            <text:p>Claire Breay, Leander Seige, Father Justin, Ekaterina Krushelnitskaya</text:p>
          </table:table-cell>
          <table:table-cell table:style-name="ce28" office:value-type="string" calcext:value-type="string">
            <text:p>British Library, National Library of Russia, St. Catherine's Monastery, Leipzig University Library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0.5" calcext:value-type="float">
            <office:annotation draw:style-name="gr8" draw:text-style-name="P2" svg:width="0.03pt" svg:height="252.03pt" svg:x="167.13pt" svg:y="256.28pt" draw:caption-point-x="2364.07pt" draw:caption-point-y="156.13pt">
              <dc:date>2015-08-30T00:00:00</dc:date>
              <text:p text:style-name="P1"><text:span text:style-name="T1">Only selected passages</text:span></text:p>
            </office:annotation>
            <text:p>0.5</text:p>
          </table:table-cell>
          <table:table-cell table:style-name="ce27" office:value-type="string" calcext:value-type="string">
            <text:p>ENG, GER, GRE, RUS</text:p>
          </table:table-cell>
          <table:table-cell table:style-name="ce27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0 (all here)</text:p>
          </table:table-cell>
          <table:table-cell table:style-name="ce27" table:number-columns-repeated="2"/>
          <table:table-cell table:style-name="ce60"/>
          <table:table-cell table:style-name="ce27"/>
          <table:table-cell table:style-name="ce27" office:value-type="string" calcext:value-type="string">
            <text:p>British Library, London; Library of the University of Leipzig, Germany; the National Library of Russia in Saint Petersburg; Holy Monastery of the God-Trodden Mount Sinai, Egypt</text:p>
          </table:table-cell>
          <table:table-cell table:style-name="ce27" office:value-type="string" calcext:value-type="string">
            <text:p>Saint Catherine's Monastery. Mount Sinai, Egypt</text:p>
          </table:table-cell>
          <table:table-cell table:style-name="ce27" office:value-type="string" calcext:value-type="string">
            <text:p>AHRC; Deutsche Forschungsgemeinschaft; Stavros Niarchos Foundation; A.G. Leventis Foundation</text:p>
          </table:table-cell>
          <table:table-cell table:style-name="ce27"/>
          <table:table-cell table:style-name="ce27" office:value-type="string" calcext:value-type="string">
            <text:p>HTML, CSS, JavaScript and AJAX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Early Modern</text:p>
          </table:table-cell>
          <table:table-cell table:style-name="ce28" office:value-type="string" calcext:value-type="string">
            <text:p>1740s-1770s</text:p>
          </table:table-cell>
          <table:table-cell table:style-name="ce28" office:value-type="string" calcext:value-type="string">
            <text:p>The Saint-Aubins "Book of Arses": The Livre de Caricatures tant bonnes que mauvaises</text:p>
          </table:table-cell>
          <table:table-cell table:style-name="ce48" office:value-type="string" calcext:value-type="string">
            <text:p><text:a xlink:href="http://www.waddesdon.org.uk/collection/special-projects/st.-aubin" xlink:type="simple">http://www.waddesdon.org.uk/collection/special-projects/st.-aubin</text:a></text:p>
          </table:table-cell>
          <table:table-cell table:style-name="ce28" table:number-columns-repeated="4"/>
          <table:table-cell table:style-name="ce28" office:value-type="string" calcext:value-type="string">
            <text:p>FRE</text:p>
          </table:table-cell>
          <table:table-cell table:style-name="ce28" office:value-type="string" calcext:value-type="string">
            <text:p>Manuscript</text:p>
          </table:table-cell>
          <table:table-cell table:style-name="ce28" office:value-type="string" calcext:value-type="string">
            <text:p>forthcoming</text:p>
          </table:table-cell>
          <table:table-cell table:style-name="ce56"/>
          <table:table-cell table:style-name="ce28" office:value-type="string" calcext:value-type="string">
            <text:p>Colin Jones</text:p>
          </table:table-cell>
          <table:table-cell table:style-name="ce28" office:value-type="string" calcext:value-type="string">
            <text:p>Queen Mary University</text:p>
          </table:table-cell>
          <table:table-cell table:style-name="ce28" table:number-columns-repeated="4"/>
          <table:table-cell table:style-name="ce28" office:value-type="float" office:value="0" calcext:value-type="float">
            <text:p>0</text:p>
          </table:table-cell>
          <table:table-cell table:style-name="ce28" table:number-columns-repeated="13"/>
          <table:table-cell table:style-name="ce28" office:value-type="float" office:value="1" calcext:value-type="float">
            <text:p>1</text:p>
          </table:table-cell>
          <table:table-cell table:style-name="ce28" table:number-columns-repeated="12"/>
          <table:table-cell table:style-name="ce28" office:value-type="string" calcext:value-type="string">
            <text:p>AHRC</text:p>
          </table:table-cell>
          <table:table-cell table:style-name="ce28" table:number-columns-repeated="2"/>
          <table:table-cell table:number-columns-repeated="2" table:style-name="ce28" office:value-type="string" calcext:value-type="string">
            <text:p>N/A</text:p>
          </table:table-cell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5">
          <table:table-cell table:style-name="ce24" office:value-type="string" calcext:value-type="string">
            <text:p>Antiquity</text:p>
          </table:table-cell>
          <table:table-cell table:style-name="ce27"/>
          <table:table-cell table:style-name="ce27" office:value-type="string" calcext:value-type="string">
            <text:p>Catullus Online</text:p>
          </table:table-cell>
          <table:table-cell table:style-name="ce49" table:formula="of:=HYPERLINK(&quot;http://www.catullusonline.org/CatullusOnline/index.php&quot;)" office:value-type="string" office:string-value="http://www.catullusonline.org/CatullusOnline/index.php" calcext:value-type="string">
            <text:p>http://www.catullusonline.org/CatullusOnline/index.php</text:p>
          </table:table-cell>
          <table:table-cell table:number-columns-repeated="4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LAT</text:p>
          </table:table-cell>
          <table:table-cell table:style-name="ce27"/>
          <table:table-cell table:style-name="ce27" office:value-type="float" office:value="2009" calcext:value-type="float">
            <text:p>2009</text:p>
          </table:table-cell>
          <table:table-cell table:style-name="ce27" office:value-type="float" office:value="2013" calcext:value-type="float">
            <text:p>2013</text:p>
          </table:table-cell>
          <table:table-cell table:style-name="ce27" office:value-type="string" calcext:value-type="string">
            <text:p>Dániel Kiss</text:p>
          </table:table-cell>
          <table:table-cell table:style-name="ce27" office:value-type="string" calcext:value-type="string">
            <text:p>Ludwig-Maximilians-Universität München</text:p>
          </table:table-cell>
          <table:table-cell table:style-name="ce27" office:value-type="string" calcext:value-type="string">
            <text:p>Specialists, researchers, students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6"/>
          <table:table-cell table:style-name="ce27" office:value-type="string" calcext:value-type="string">
            <text:p>forthcoming</text:p>
          </table:table-cell>
          <table:table-cell table:style-name="ce29" office:value-type="string" calcext:value-type="string">
            <text:p>various</text:p>
          </table:table-cell>
          <table:table-cell table:style-name="ce28"/>
          <table:table-cell table:style-name="ce27" office:value-type="string" calcext:value-type="string">
            <text:p>Ludwig-Maximilians-Universität München</text:p>
          </table:table-cell>
          <table:table-cell table:style-name="ce63" office:value-type="float" office:value="10000" calcext:value-type="float">
            <text:p>€ 10,000</text:p>
          </table:table-cell>
          <table:table-cell table:style-name="ce27" office:value-type="string" calcext:value-type="string">
            <text:p>JavaScript, HTML, CSS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8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0th - 11th</text:p>
          </table:table-cell>
          <table:table-cell table:style-name="ce27" office:value-type="string" calcext:value-type="string">
            <text:p>Digital edition of the Old Church Slavonic Codex Suprasliensis</text:p>
          </table:table-cell>
          <table:table-cell table:style-name="ce49" table:formula="of:=HYPERLINK(&quot;http://suprasliensis.obdurodon.org/&quot;)" office:value-type="string" office:string-value="http://suprasliensis.obdurodon.org/" calcext:value-type="string">
            <text:p>http://suprasliensis.obdurodon.org/</text:p>
          </table:table-cell>
          <table:table-cell table:number-columns-repeated="4" table:style-name="ce51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CHU</text:p>
          </table:table-cell>
          <table:table-cell table:style-name="ce27" office:value-type="string" calcext:value-type="string">
            <text:p>Manuscript</text:p>
          </table:table-cell>
          <table:table-cell table:style-name="ce27" office:value-type="float" office:value="2008" calcext:value-type="float">
            <text:p>2008</text:p>
          </table:table-cell>
          <table:table-cell table:style-name="ce27" office:value-type="string" calcext:value-type="string">
            <text:p>present</text:p>
          </table:table-cell>
          <table:table-cell table:style-name="ce27" office:value-type="string" calcext:value-type="string">
            <text:p>David J. Birnbaum</text:p>
          </table:table-cell>
          <table:table-cell table:style-name="ce29" office:value-type="string" calcext:value-type="string">
            <text:p>Department of Slavic Languages and Literatures, University of Pittsburgh; National Library in Warsaw, Poland; National Library of Russia in St. Petersburg; National and University Library in Ljubljana, Slovenia</text:p>
          </table:table-cell>
          <table:table-cell table:style-name="ce27"/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GRC</text:p>
          </table:table-cell>
          <table:table-cell table:style-name="ce27" office:value-type="string" calcext:value-type="string">
            <text:p>ENG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ational Library of Warsaw, Poland; National Library of Russia, St. Petersburg; National and University Library of Slovenia, Llubljana</text:p>
          </table:table-cell>
          <table:table-cell table:style-name="ce27" office:value-type="string" calcext:value-type="string">
            <text:p>Preslav, Bulgaria</text:p>
          </table:table-cell>
          <table:table-cell table:style-name="ce27" office:value-type="string" calcext:value-type="string">
            <text:p>UNESCO</text:p>
          </table:table-cell>
          <table:table-cell table:style-name="ce27" office:value-type="string" calcext:value-type="string">
            <text:p>Partly funded, awaiting more information from team</text:p>
          </table:table-cell>
          <table:table-cell table:style-name="ce49" office:value-type="string" calcext:value-type="string">
            <text:p><text:a xlink:href="http://obdurodon.org/" xlink:type="simple">obdurodon.org</text:a>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Middle Ages</text:p>
          </table:table-cell>
          <table:table-cell table:style-name="ce27" office:value-type="float" office:value="1195" calcext:value-type="float">
            <text:p>1195</text:p>
          </table:table-cell>
          <table:table-cell table:style-name="ce27" office:value-type="string" calcext:value-type="string">
            <text:p>Becerro Galicano of San Millàn de la Cogolla</text:p>
          </table:table-cell>
          <table:table-cell table:style-name="ce49" office:value-type="string" calcext:value-type="string">
            <text:p><text:a xlink:href="http://www.ehu.es/galicano/?l=en" xlink:type="simple">http://www.ehu.es/galicano/?l=en</text:a></text:p>
          </table:table-cell>
          <table:table-cell table:style-name="ce27" table:number-columns-repeated="4"/>
          <table:table-cell table:style-name="ce27" office:value-type="string" calcext:value-type="string">
            <text:p>LAT</text:p>
          </table:table-cell>
          <table:table-cell table:style-name="ce27" office:value-type="string" calcext:value-type="string">
            <text:p>Codex, Cartulary</text:p>
          </table:table-cell>
          <table:table-cell table:style-name="ce27" table:number-columns-repeated="2"/>
          <table:table-cell table:style-name="ce27" office:value-type="string" calcext:value-type="string">
            <text:p>David Peterson</text:p>
          </table:table-cell>
          <table:table-cell table:style-name="ce28" office:value-type="string" calcext:value-type="string">
            <text:p>Universidad del País Vasco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6"/>
          <table:table-cell table:style-name="ce27" office:value-type="string" calcext:value-type="string">
            <text:p>ENG, SPA, BAQ</text:p>
          </table:table-cell>
          <table:table-cell table:style-name="ce27" table:number-columns-repeated="18"/>
          <table:table-cell table:style-name="ce28"/>
          <table:table-cell table:style-name="ce27" table:number-columns-repeated="4"/>
          <table:table-cell table:number-columns-repeated="973"/>
        </table:table-row>
        <table:table-row table:style-name="ro34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9th</text:p>
          </table:table-cell>
          <table:table-cell table:style-name="ce27" office:value-type="string" calcext:value-type="string">
            <text:p>The Durham Liber Vitae Project</text:p>
          </table:table-cell>
          <table:table-cell table:style-name="ce49" table:formula="of:=HYPERLINK(&quot;http://www.dlv.org.uk/index.html&quot;)" office:value-type="string" office:string-value="http://www.dlv.org.uk/index.html" calcext:value-type="string">
            <text:p>http://www.dlv.org.uk/index.html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ANG (Northumbrian)</text:p>
          </table:table-cell>
          <table:table-cell table:style-name="ce27" office:value-type="string" calcext:value-type="string">
            <text:p>Manuscript</text:p>
          </table:table-cell>
          <table:table-cell table:style-name="ce27" office:value-type="float" office:value="2003" calcext:value-type="float">
            <text:p>2003</text:p>
          </table:table-cell>
          <table:table-cell table:style-name="ce27" office:value-type="float" office:value="2007" calcext:value-type="float">
            <text:p>2007</text:p>
          </table:table-cell>
          <table:table-cell table:style-name="ce27" office:value-type="string" calcext:value-type="string">
            <text:p>David Rollason</text:p>
          </table:table-cell>
          <table:table-cell table:style-name="ce28" office:value-type="string" calcext:value-type="string">
            <text:p>King's College London (Department of Digital Humanities), University of Durham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Durham Cathedral Priory</text:p>
          </table:table-cell>
          <table:table-cell table:style-name="ce27" office:value-type="string" calcext:value-type="string">
            <text:p>Northumbrian church, probably Lindisfarne, but possibly Monkwearmouth/Jarrow.</text:p>
          </table:table-cell>
          <table:table-cell table:style-name="ce27" table:number-columns-repeated="3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7" office:value-type="string" calcext:value-type="string">
            <text:p>Samuel Beckett Digital Manuscript Project</text:p>
          </table:table-cell>
          <table:table-cell table:style-name="ce49" table:formula="of:=HYPERLINK(&quot;http://www.beckettarchive.org/login.html&quot;)" office:value-type="string" office:string-value="http://www.beckettarchive.org/login.html" calcext:value-type="string">
            <text:p>http://www.beckettarchive.org/login.html</text:p>
          </table:table-cell>
          <table:table-cell table:style-name="ce27" table:number-columns-repeated="4"/>
          <table:table-cell table:style-name="ce27" office:value-type="string" calcext:value-type="string">
            <text:p>ENG</text:p>
          </table:table-cell>
          <table:table-cell table:style-name="ce27" table:number-columns-repeated="3"/>
          <table:table-cell table:style-name="ce27" office:value-type="string" calcext:value-type="string">
            <text:p>Dirk Van Hulle</text:p>
          </table:table-cell>
          <table:table-cell table:style-name="ce28" office:value-type="string" calcext:value-type="string">
            <text:p>University of Antwerp, University of Reading, Harry Ransom Humanities Research Center, Estate of Samuel Beckett</text:p>
          </table:table-cell>
          <table:table-cell table:style-name="ce27" table:number-columns-repeated="4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15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Antiquity, Middle Ages</text:p>
          </table:table-cell>
          <table:table-cell table:style-name="ce27" office:value-type="string" calcext:value-type="string">
            <text:p>4th-15th AD</text:p>
          </table:table-cell>
          <table:table-cell table:style-name="ce27" office:value-type="string" calcext:value-type="string">
            <text:p>Euripides Scholia</text:p>
          </table:table-cell>
          <table:table-cell table:style-name="ce49" table:formula="of:=HYPERLINK(&quot;http://euripidesscholia.org/EurSchHome.html&quot;)" office:value-type="string" office:string-value="http://euripidesscholia.org/EurSchHome.html" calcext:value-type="string">
            <text:p>http://euripidesscholia.org/EurSchHome.html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GRC</text:p>
          </table:table-cell>
          <table:table-cell table:style-name="ce27"/>
          <table:table-cell table:style-name="ce27" office:value-type="float" office:value="2007" calcext:value-type="float">
            <text:p>2007</text:p>
          </table:table-cell>
          <table:table-cell table:style-name="ce27" office:value-type="float" office:value="2010" calcext:value-type="float">
            <text:p>2010</text:p>
          </table:table-cell>
          <table:table-cell table:style-name="ce27" office:value-type="string" calcext:value-type="string">
            <text:p>Donald J. Mastronarde</text:p>
          </table:table-cell>
          <table:table-cell table:style-name="ce28" office:value-type="string" calcext:value-type="string">
            <text:p>University of California, Irvine</text:p>
          </table:table-cell>
          <table:table-cell table:style-name="ce27" office:value-type="string" calcext:value-type="string">
            <text:p>Scholars, students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number-columns-repeated="4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" calcext:value-type="float">
            <office:annotation draw:style-name="gr9" draw:text-style-name="P2" svg:width="0.03pt" svg:height="699.9pt" svg:x="167.13pt" svg:y="466.36pt" draw:caption-point-x="2999.31pt" draw:caption-point-y="250.41pt">
              <dc:date>2015-08-30T00:00:00</dc:date>
              <text:p text:style-name="P1"><text:span text:style-name="T1">All the material of the "Demonstration edition" is Open Source</text:span></text:p>
            </office:annotation>
            <text:p>1</text:p>
          </table:table-cell>
          <table:table-cell table:style-name="ce27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9" office:value-type="string" calcext:value-type="string">
            <text:p>Various</text:p>
          </table:table-cell>
          <table:table-cell table:style-name="ce27" office:value-type="string" calcext:value-type="string">
            <text:p>Loeb Classical Library Foundation (in part)</text:p>
          </table:table-cell>
          <table:table-cell table:style-name="ce27"/>
          <table:table-cell table:style-name="ce27" office:value-type="string" calcext:value-type="string">
            <text:p>HTML/CSS, Alpheios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Middle Ages</text:p>
          </table:table-cell>
          <table:table-cell table:style-name="ce27" office:value-type="float" office:value="1225" calcext:value-type="float">
            <text:p>1225</text:p>
          </table:table-cell>
          <table:table-cell table:style-name="ce27" office:value-type="string" calcext:value-type="string">
            <text:p>Heimskringla</text:p>
          </table:table-cell>
          <table:table-cell table:style-name="ce49" table:formula="of:=HYPERLINK(&quot;http://omacl.org/Heimskringla/&quot;)" office:value-type="string" office:string-value="http://omacl.org/Heimskringla/" calcext:value-type="string">
            <text:p>http://omacl.org/Heimskringla/</text:p>
          </table:table-cell>
          <table:table-cell table:style-name="ce27" table:number-columns-repeated="4"/>
          <table:table-cell table:style-name="ce27" office:value-type="string" calcext:value-type="string">
            <text:p>NON</text:p>
          </table:table-cell>
          <table:table-cell table:style-name="ce27"/>
          <table:table-cell table:style-name="ce27" office:value-type="float" office:value="1996" calcext:value-type="float">
            <text:p>1996</text:p>
          </table:table-cell>
          <table:table-cell table:style-name="ce27"/>
          <table:table-cell table:style-name="ce27" office:value-type="string" calcext:value-type="string">
            <text:p>Douglas B. Killings</text:p>
          </table:table-cell>
          <table:table-cell table:style-name="ce28"/>
          <table:table-cell table:style-name="ce27" table:number-columns-repeated="4"/>
          <table:table-cell table:style-name="ce28" table:number-columns-repeated="2"/>
          <table:table-cell table:style-name="ce27" table:number-columns-repeated="5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Various.The single surviving page known as the Kringla leaf (Kringlublaðið) is kept in the National and University Library of Iceland.</text:p>
          </table:table-cell>
          <table:table-cell table:style-name="ce27" table:number-columns-repeated="6"/>
          <table:table-cell table:number-columns-repeated="973"/>
        </table:table-row>
        <table:table-row table:style-name="ro34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2th</text:p>
          </table:table-cell>
          <table:table-cell table:style-name="ce27" office:value-type="string" calcext:value-type="string">
            <text:p>Partonopeus de Blois</text:p>
          </table:table-cell>
          <table:table-cell table:style-name="ce49" table:formula="of:=HYPERLINK(&quot;http://www.hrionline.ac.uk/partonopeus/&quot;)" office:value-type="string" office:string-value="http://www.hrionline.ac.uk/partonopeus/" calcext:value-type="string">
            <text:p>http://www.hrionline.ac.uk/partonopeus/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FRO</text:p>
          </table:table-cell>
          <table:table-cell table:style-name="ce27" table:number-columns-repeated="3"/>
          <table:table-cell table:style-name="ce27" office:value-type="string" calcext:value-type="string">
            <text:p>Penny Simons</text:p>
          </table:table-cell>
          <table:table-cell table:style-name="ce28" office:value-type="string" calcext:value-type="string">
            <text:p>University of Sheffield</text:p>
          </table:table-cell>
          <table:table-cell table:style-name="ce27" office:value-type="string" calcext:value-type="string">
            <text:p>Scholarly community, those working on Old French texts and manuscripts</text:p>
          </table:table-cell>
          <table:table-cell table:style-name="ce27" table:number-columns-repeated="3"/>
          <table:table-cell table:style-name="ce27" office:value-type="float" office:value="0.5" calcext:value-type="float">
            <text:p>0.5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27" office:value-type="string" calcext:value-type="string">
            <text:p>See for details of project not given on website:http://www.arts-humanities.net/projects/partonopeus_de_blois_electronic_resource</text:p>
          </table:table-cell>
          <table:table-cell table:style-name="ce27" office:value-type="string" calcext:value-type="string">
            <text:p>Bibliothèque nationale de France, Paris; the Bibliothèque de l'Arsenal, Paris; the Bibliothèque municipale, Tours; the Burgerbibliothek, Bern; the Biblioteca Apostolica Vaticana, Vatican City; the Beinecke Rare Books Library, Yale University; and the Parker Library, Corpus Christi College, Cambridge</text:p>
          </table:table-cell>
          <table:table-cell table:style-name="ce27"/>
          <table:table-cell table:style-name="ce27" office:value-type="string" calcext:value-type="string">
            <text:p>AHRC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3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216-1272</text:p>
          </table:table-cell>
          <table:table-cell table:style-name="ce27" office:value-type="string" calcext:value-type="string">
            <text:p>Henry III Fine Rolls Project</text:p>
          </table:table-cell>
          <table:table-cell table:style-name="ce49" table:formula="of:=HYPERLINK(&quot;http://www.finerollshenry3.org.uk/&quot;)" office:value-type="string" office:string-value="http://www.finerollshenry3.org.uk/" calcext:value-type="string">
            <text:p>http://www.finerollshenry3.org.uk/</text:p>
          </table:table-cell>
          <table:table-cell table:style-name="ce27" table:number-columns-repeated="4"/>
          <table:table-cell table:style-name="ce27" office:value-type="string" calcext:value-type="string">
            <text:p>LAT</text:p>
          </table:table-cell>
          <table:table-cell table:style-name="ce27" office:value-type="string" calcext:value-type="string">
            <text:p>Manuscript, roll</text:p>
          </table:table-cell>
          <table:table-cell table:style-name="ce27" office:value-type="float" office:value="2005" calcext:value-type="float">
            <text:p>2005</text:p>
          </table:table-cell>
          <table:table-cell table:style-name="ce27" office:value-type="float" office:value="2011" calcext:value-type="float">
            <text:p>2011</text:p>
          </table:table-cell>
          <table:table-cell table:style-name="ce27" office:value-type="string" calcext:value-type="string">
            <text:p>Beth Hartland, <text:s/>Harold Short, Arianna Ciula, David Carpenter, David Crook, Sean Cunningham, Paul Dryburgh, Louise Wilkinson</text:p>
          </table:table-cell>
          <table:table-cell table:style-name="ce28" office:value-type="string" calcext:value-type="string">
            <text:p>King's College London (Department of Digital Humanities), Canterbury Christ Church University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/>
          <table:table-cell table:number-columns-repeated="3" table:style-name="ce27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The National Archives (UK)</text:p>
          </table:table-cell>
          <table:table-cell table:style-name="ce27"/>
          <table:table-cell table:style-name="ce27" office:value-type="string" calcext:value-type="string">
            <text:p>AHRC</text:p>
          </table:table-cell>
          <table:table-cell table:style-name="ce27"/>
          <table:table-cell table:style-name="ce27" office:value-type="string" calcext:value-type="string">
            <text:p>xMod (KCL custom)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9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7" office:value-type="string" calcext:value-type="string">
            <text:p>Die Briefwechsel der Mathematiker Bernoulli</text:p>
          </table:table-cell>
          <table:table-cell table:style-name="ce49" table:formula="of:=HYPERLINK(&quot;http://www.ub.unibas.ch/bernoulli/index.php/Briefinventar&quot;)" office:value-type="string" office:string-value="http://www.ub.unibas.ch/bernoulli/index.php/Briefinventar" calcext:value-type="string">
            <text:p>http://www.ub.unibas.ch/bernoulli/index.php/Briefinventar</text:p>
          </table:table-cell>
          <table:table-cell table:style-name="ce27" table:number-columns-repeated="4"/>
          <table:table-cell table:style-name="ce27" office:value-type="string" calcext:value-type="string">
            <text:p>LAT</text:p>
          </table:table-cell>
          <table:table-cell table:style-name="ce27" table:number-columns-repeated="3"/>
          <table:table-cell table:style-name="ce27" office:value-type="string" calcext:value-type="string">
            <text:p>Fritz Nagel</text:p>
          </table:table-cell>
          <table:table-cell table:style-name="ce28" office:value-type="string" calcext:value-type="string">
            <text:p>University of Basel</text:p>
          </table:table-cell>
          <table:table-cell table:style-name="ce27" office:value-type="string" calcext:value-type="string">
            <text:p>mathematicians, physicists, historian of science or local history, partner editions (e.gr. The Euler Edition, the Leibniz Edition, the Dalambert Edition), biographers.</text:p>
          </table:table-cell>
          <table:table-cell table:style-name="ce27" table:number-columns-repeated="3"/>
          <table:table-cell table:style-name="ce28" table:number-columns-repeated="2"/>
          <table:table-cell table:style-name="ce27" table:number-columns-repeated="6"/>
          <table:table-cell table:style-name="ce27" office:value-type="string" calcext:value-type="string">
            <text:p>GER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7" office:value-type="string" calcext:value-type="string">
            <text:p>La Famiglia dell'Antiquario</text:p>
          </table:table-cell>
          <table:table-cell table:style-name="ce49" table:formula="of:=HYPERLINK(&quot;http://www.intratext.com/X/ITA0763.HTM&quot;)" office:value-type="string" office:string-value="http://www.intratext.com/X/ITA0763.HTM" calcext:value-type="string">
            <text:p>http://www.intratext.com/X/ITA0763.HTM</text:p>
          </table:table-cell>
          <table:table-cell table:style-name="ce27" table:number-columns-repeated="4"/>
          <table:table-cell table:style-name="ce27" office:value-type="string" calcext:value-type="string">
            <text:p>ITA</text:p>
          </table:table-cell>
          <table:table-cell table:style-name="ce27" table:number-columns-repeated="3"/>
          <table:table-cell table:style-name="ce27" office:value-type="string" calcext:value-type="string">
            <text:p>Giuseppe Bonghi</text:p>
          </table:table-cell>
          <table:table-cell table:style-name="ce28"/>
          <table:table-cell table:style-name="ce27" table:number-columns-repeated="4"/>
          <table:table-cell table:style-name="ce27" office:value-type="float" office:value="0.5" calcext:value-type="float">
            <text:p>0.5</text:p>
          </table:table-cell>
          <table:table-cell table:style-name="ce27" table:number-columns-repeated="7"/>
          <table:table-cell table:style-name="ce27" office:value-type="string" calcext:value-type="string">
            <text:p>ITA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980-1060</text:p>
          </table:table-cell>
          <table:table-cell table:style-name="ce27" office:value-type="string" calcext:value-type="string">
            <text:p>Die Glossen Ekkeharts IV. im Codex Sangallensis 621</text:p>
          </table:table-cell>
          <table:table-cell table:style-name="ce49" table:formula="of:=HYPERLINK(&quot;http://orosius.monumenta.ch/&quot;)" office:value-type="string" office:string-value="http://orosius.monumenta.ch/" calcext:value-type="string">
            <text:p>http://orosius.monumenta.ch/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LAT</text:p>
          </table:table-cell>
          <table:table-cell table:style-name="ce27" office:value-type="string" calcext:value-type="string">
            <text:p>Manuscript</text:p>
          </table:table-cell>
          <table:table-cell table:style-name="ce27" office:value-type="float" office:value="2005" calcext:value-type="float">
            <text:p>2005</text:p>
          </table:table-cell>
          <table:table-cell table:style-name="ce27" office:value-type="float" office:value="2010" calcext:value-type="float">
            <text:p>2010</text:p>
          </table:table-cell>
          <table:table-cell table:style-name="ce27" office:value-type="string" calcext:value-type="string">
            <text:p>Heidi Eisenhut</text:p>
          </table:table-cell>
          <table:table-cell table:style-name="ce28" office:value-type="string" calcext:value-type="string">
            <text:p>University of Zürich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6"/>
          <table:table-cell table:style-name="ce27" office:value-type="string" calcext:value-type="string">
            <text:p>GER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981 manuscripts from 42 Swiss libraries</text:p>
          </table:table-cell>
          <table:table-cell table:style-name="ce27" table:number-columns-repeated="4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40">
          <table:table-cell table:style-name="ce24" office:value-type="string" calcext:value-type="string">
            <text:p>Antiquity</text:p>
          </table:table-cell>
          <table:table-cell table:style-name="ce28" office:value-type="string" calcext:value-type="string">
            <text:p>6th BC-4th AD</text:p>
          </table:table-cell>
          <table:table-cell table:style-name="ce28" office:value-type="string" calcext:value-type="string">
            <text:p>Inscriptions of the Northern Black Sea (IOSPE)</text:p>
          </table:table-cell>
          <table:table-cell table:style-name="ce48" table:formula="of:=HYPERLINK(&quot;http://iospe.kcl.ac.uk/corpus/index.html&quot;)" office:value-type="string" office:string-value="http://iospe.kcl.ac.uk/corpus/index.html" calcext:value-type="string">
            <text:p>http://iospe.kcl.ac.uk/corpus/index.html</text:p>
          </table:table-cell>
          <table:table-cell table:number-columns-repeated="3" table:style-name="ce51" office:value-type="boolean" office:boolean-value="true" calcext:value-type="boolean">
            <text:p>TRUE</text:p>
          </table:table-cell>
          <table:table-cell table:style-name="ce28"/>
          <table:table-cell table:style-name="ce28" office:value-type="string" calcext:value-type="string">
            <text:p>GRC, LAT</text:p>
          </table:table-cell>
          <table:table-cell table:style-name="ce55" office:value-type="string" calcext:value-type="string">
            <text:p>Tablets, prisms, cylinders, rock faces, steles, wall, threshold slabs, etc.</text:p>
          </table:table-cell>
          <table:table-cell table:style-name="ce28" office:value-type="string" calcext:value-type="string">
            <text:p>forthcoming</text:p>
          </table:table-cell>
          <table:table-cell table:style-name="ce56"/>
          <table:table-cell table:style-name="ce28" office:value-type="string" calcext:value-type="string">
            <text:p>Irene Polinskaya</text:p>
          </table:table-cell>
          <table:table-cell table:style-name="ce29" office:value-type="string" calcext:value-type="string">
            <text:p>King's College London (Department of Classics; Department of Digital Humanities), Russian Academy of Sciences (Institute of World History; Institute of Oriental Manuscripts; St Petersburg Institute of History)Institute Ausonius - CNRS - University of Bordeaux 3, The State Hermitage</text:p>
          </table:table-cell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54"/>
          <table:table-cell table:style-name="ce28" table:number-columns-repeated="5"/>
          <table:table-cell table:style-name="ce28" office:value-type="string" calcext:value-type="string">
            <text:p>ENG, RUS</text:p>
          </table:table-cell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0" calcext:value-type="float">
            <text:p>0</text:p>
          </table:table-cell>
          <table:table-cell table:style-name="ce28" table:number-columns-repeated="6"/>
          <table:table-cell table:style-name="ce28" office:value-type="string" calcext:value-type="string">
            <text:p>forthcoming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Northern Black Sea. Bulgaria, Romania, Ukraine</text:p>
          </table:table-cell>
          <table:table-cell table:style-name="ce28" office:value-type="string" calcext:value-type="string">
            <text:p><text:s/>A. G. Leventis Foundation; Loeb Library Foundation; British Academy (2008-2009); Russian Foundation for the Humanities; <text:s/>Russian Foundation for Basic Research; Swiss National Science Foundation (SNSF); Ministère des Affaires étrangères et européennes (MAEE); Centre nationale de la recherche scientifique</text:p>
          </table:table-cell>
          <table:table-cell table:style-name="ce28"/>
          <table:table-cell table:style-name="ce28" office:value-type="string" calcext:value-type="string">
            <text:p>xMod (KCL custom)</text:p>
          </table:table-cell>
          <table:table-cell table:number-columns-repeated="2" table:style-name="ce28" office:value-type="string" calcext:value-type="string">
            <text:p>N/A</text:p>
          </table:table-cell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6">
          <table:table-cell table:style-name="ce24" office:value-type="string" calcext:value-type="string">
            <text:p>Early Modern</text:p>
          </table:table-cell>
          <table:table-cell table:style-name="ce27" office:value-type="float" office:value="1615" calcext:value-type="float">
            <text:p>1615</text:p>
          </table:table-cell>
          <table:table-cell table:style-name="ce27" office:value-type="string" calcext:value-type="string">
            <text:p>La Entretenida Digital Edition</text:p>
          </table:table-cell>
          <table:table-cell table:style-name="ce49" table:formula="of:=HYPERLINK(&quot;http://www.outofthewings.org/about/entretenida/&quot;)" office:value-type="string" office:string-value="http://www.outofthewings.org/about/entretenida/" calcext:value-type="string">
            <text:p>http://www.outofthewings.org/about/entretenida/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number-columns-repeated="2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SPA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7" office:value-type="string" calcext:value-type="string">
            <text:p>John O'Neill</text:p>
          </table:table-cell>
          <table:table-cell table:style-name="ce28" office:value-type="string" calcext:value-type="string">
            <text:p>King's College London (Department of Digital Humanities)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9"/>
          <table:table-cell table:style-name="ce27" office:value-type="string" calcext:value-type="string">
            <text:p>AHRC</text:p>
          </table:table-cell>
          <table:table-cell table:style-name="ce27"/>
          <table:table-cell table:style-name="ce27" office:value-type="string" calcext:value-type="string">
            <text:p>xMod (KCL custom)</text:p>
          </table:table-cell>
          <table:table-cell table:style-name="ce27" table:number-columns-repeated="2"/>
          <table:table-cell table:number-columns-repeated="973"/>
        </table:table-row>
        <table:table-row table:style-name="ro36">
          <table:table-cell table:style-name="ce24" office:value-type="string" calcext:value-type="string">
            <text:p>Early Modern</text:p>
          </table:table-cell>
          <table:table-cell table:style-name="ce27" office:value-type="float" office:value="1720" calcext:value-type="float">
            <text:p>1720</text:p>
          </table:table-cell>
          <table:table-cell table:style-name="ce27" office:value-type="string" calcext:value-type="string">
            <text:p>A Survey of the Cities of London and Westminster, by John Strype</text:p>
          </table:table-cell>
          <table:table-cell table:style-name="ce49" table:formula="of:=HYPERLINK(&quot;http://www.hrionline.ac.uk/strype/&quot;)" office:value-type="string" office:string-value="http://www.hrionline.ac.uk/strype/" calcext:value-type="string">
            <text:p>http://www.hrionline.ac.uk/strype/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ENG</text:p>
          </table:table-cell>
          <table:table-cell table:style-name="ce27"/>
          <table:table-cell table:style-name="ce27" office:value-type="float" office:value="2007" calcext:value-type="float">
            <text:p>2007</text:p>
          </table:table-cell>
          <table:table-cell table:style-name="ce28"/>
          <table:table-cell table:style-name="ce27" office:value-type="string" calcext:value-type="string">
            <text:p>Julia Merritt </text:p>
          </table:table-cell>
          <table:table-cell table:style-name="ce28" office:value-type="string" calcext:value-type="string">
            <text:p>University of Sheffield, University of Nottingham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9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British Library, MOTCO Enterprises Limited (Maps and Illustrations)</text:p>
          </table:table-cell>
          <table:table-cell table:style-name="ce27"/>
          <table:table-cell table:style-name="ce27" office:value-type="string" calcext:value-type="string">
            <text:p>The Leverhulme Trust, University of Sheffield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11">
          <table:table-cell table:style-name="ce24" office:value-type="string" calcext:value-type="string">
            <text:p>Early Modern</text:p>
          </table:table-cell>
          <table:table-cell table:style-name="ce27" office:value-type="string" calcext:value-type="string">
            <text:p>1559-1588</text:p>
          </table:table-cell>
          <table:table-cell table:style-name="ce27" office:value-type="string" calcext:value-type="string">
            <text:p>Letters of William Herle Project</text:p>
          </table:table-cell>
          <table:table-cell table:style-name="ce49" office:value-type="string" calcext:value-type="string">
            <text:p><text:a xlink:href="http://www.livesandletters.ac.uk/herle/index.html" xlink:type="simple">http://www.livesandletters.ac.uk/herle/index.html</text:a></text:p>
          </table:table-cell>
          <table:table-cell table:number-columns-repeated="4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Letters</text:p>
          </table:table-cell>
          <table:table-cell table:style-name="ce27" table:number-columns-repeated="2"/>
          <table:table-cell table:style-name="ce27" office:value-type="string" calcext:value-type="string">
            <text:p>Matthew Symonds</text:p>
          </table:table-cell>
          <table:table-cell table:style-name="ce28" office:value-type="string" calcext:value-type="string">
            <text:p>University College London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26"/>
          <table:table-cell table:style-name="ce27" office:value-type="string" calcext:value-type="string">
            <text:p>AHRC</text:p>
          </table:table-cell>
          <table:table-cell table:style-name="ce27" table:number-columns-repeated="4"/>
          <table:table-cell table:number-columns-repeated="973"/>
        </table:table-row>
        <table:table-row table:style-name="ro32">
          <table:table-cell table:style-name="ce24" office:value-type="string" calcext:value-type="string">
            <text:p>Early Modern</text:p>
          </table:table-cell>
          <table:table-cell table:style-name="ce27" office:value-type="string" calcext:value-type="string">
            <text:p>1585-1597</text:p>
          </table:table-cell>
          <table:table-cell table:style-name="ce27" office:value-type="string" calcext:value-type="string">
            <text:p>The Diplomatic Correspondence of Thomas Bodley</text:p>
          </table:table-cell>
          <table:table-cell table:style-name="ce49" office:value-type="string" calcext:value-type="string">
            <text:p><text:a xlink:href="http://www.livesandletters.ac.uk/bodley/bodley.html" xlink:type="simple">http://www.livesandletters.ac.uk/bodley/bodley.html</text:a>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, Letters</text:p>
          </table:table-cell>
          <table:table-cell table:style-name="ce27" table:number-columns-repeated="2"/>
          <table:table-cell table:style-name="ce27" office:value-type="string" calcext:value-type="string">
            <text:p>Matthew Symonds</text:p>
          </table:table-cell>
          <table:table-cell table:style-name="ce28" office:value-type="string" calcext:value-type="string">
            <text:p>University College London, Bodleian Library</text:p>
          </table:table-cell>
          <table:table-cell table:style-name="ce27" table:number-columns-repeated="4"/>
          <table:table-cell table:style-name="ce29" office:value-type="float" office:value="0.5" calcext:value-type="float">
            <text:p>0.5</text:p>
          </table:table-cell>
          <table:table-cell table:style-name="ce29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18"/>
          <table:table-cell table:number-columns-repeated="973"/>
        </table:table-row>
        <table:table-row table:style-name="ro11">
          <table:table-cell table:style-name="ce24" office:value-type="string" calcext:value-type="string">
            <text:p>Early Modern</text:p>
          </table:table-cell>
          <table:table-cell table:style-name="ce27" office:value-type="string" calcext:value-type="string">
            <text:p>1661-1691</text:p>
          </table:table-cell>
          <table:table-cell table:style-name="ce27" office:value-type="string" calcext:value-type="string">
            <text:p>The Hooke Folio Online</text:p>
          </table:table-cell>
          <table:table-cell table:style-name="ce49" office:value-type="string" calcext:value-type="string">
            <text:p><text:a xlink:href="http://www.livesandletters.ac.uk/cell/Hooke/Hooke.html" xlink:type="simple">http://www.livesandletters.ac.uk/cell/Hooke/Hooke.html</text:a></text:p>
          </table:table-cell>
          <table:table-cell table:number-columns-repeated="4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7" office:value-type="string" calcext:value-type="string">
            <text:p>Matthew Symonds</text:p>
          </table:table-cell>
          <table:table-cell table:style-name="ce28" office:value-type="string" calcext:value-type="string">
            <text:p>University College London</text:p>
          </table:table-cell>
          <table:table-cell table:style-name="ce27" table:number-columns-repeated="4"/>
          <table:table-cell table:style-name="ce29" table:number-columns-repeated="2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18"/>
          <table:table-cell table:number-columns-repeated="973"/>
        </table:table-row>
        <table:table-row table:style-name="ro36">
          <table:table-cell table:style-name="ce24" office:value-type="string" calcext:value-type="string">
            <text:p>Early Modern</text:p>
          </table:table-cell>
          <table:table-cell table:style-name="ce27" office:value-type="string" calcext:value-type="string">
            <text:p>1647-1691</text:p>
          </table:table-cell>
          <table:table-cell table:style-name="ce27" office:value-type="string" calcext:value-type="string">
            <text:p>The Workdiaries of Robert Boyle</text:p>
          </table:table-cell>
          <table:table-cell table:style-name="ce49" office:value-type="string" calcext:value-type="string">
            <text:p><text:a xlink:href="http://www.livesandletters.ac.uk/wd/index.html" xlink:type="simple">http://www.livesandletters.ac.uk/wd/index.html</text:a></text:p>
          </table:table-cell>
          <table:table-cell table:style-name="ce27" table:number-columns-repeated="4"/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, Diary</text:p>
          </table:table-cell>
          <table:table-cell table:style-name="ce27" table:number-columns-repeated="2"/>
          <table:table-cell table:style-name="ce27" office:value-type="string" calcext:value-type="string">
            <text:p>Matthew Symonds</text:p>
          </table:table-cell>
          <table:table-cell table:style-name="ce28" office:value-type="string" calcext:value-type="string">
            <text:p>University College London, Royal Society, British Library, Birkbeck College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18"/>
          <table:table-cell table:style-name="ce27" office:value-type="string" calcext:value-type="string">
            <text:p>The Wellcome Trust, Heritage Lottery Fund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7" office:value-type="string" calcext:value-type="string">
            <text:p>Jonathan Swift Archive</text:p>
          </table:table-cell>
          <table:table-cell table:style-name="ce49" table:formula="of:=HYPERLINK(&quot;http://jonathanswiftarchive.org.uk/index.html&quot;)" office:value-type="string" office:string-value="http://jonathanswiftarchive.org.uk/index.html" calcext:value-type="string">
            <text:p>http://jonathanswiftarchive.org.uk/index.html</text:p>
          </table:table-cell>
          <table:table-cell table:style-name="ce27" table:number-columns-repeated="4"/>
          <table:table-cell table:style-name="ce27" office:value-type="string" calcext:value-type="string">
            <text:p>ENG</text:p>
          </table:table-cell>
          <table:table-cell table:style-name="ce27"/>
          <table:table-cell table:style-name="ce27" office:value-type="float" office:value="2004" calcext:value-type="float">
            <text:p>2004</text:p>
          </table:table-cell>
          <table:table-cell table:style-name="ce28"/>
          <table:table-cell table:style-name="ce27" office:value-type="string" calcext:value-type="string">
            <text:p>Paddy Bullard</text:p>
          </table:table-cell>
          <table:table-cell table:style-name="ce28" office:value-type="string" calcext:value-type="string">
            <text:p>King's College London (Department of Digital Humanities), Keele University, University of Oxford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4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string" calcext:value-type="string">
            <text:p>AHRC</text:p>
          </table:table-cell>
          <table:table-cell table:style-name="ce27"/>
          <table:table-cell table:style-name="ce27" office:value-type="string" calcext:value-type="string">
            <text:p>xMod (KCL custom)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3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850-851</text:p>
          </table:table-cell>
          <table:table-cell table:style-name="ce27" office:value-type="string" calcext:value-type="string">
            <text:p>The St Gall Priscian Glosses</text:p>
          </table:table-cell>
          <table:table-cell table:style-name="ce49" office:value-type="string" calcext:value-type="string">
            <text:p><text:a xlink:href="http://www.stgallpriscian.ie/" xlink:type="simple">http://www.stgallpriscian.ie</text:a></text:p>
          </table:table-cell>
          <table:table-cell table:style-name="ce27" table:number-columns-repeated="4"/>
          <table:table-cell table:style-name="ce27" office:value-type="string" calcext:value-type="string">
            <text:p>LAT</text:p>
          </table:table-cell>
          <table:table-cell table:style-name="ce27" table:number-columns-repeated="3"/>
          <table:table-cell table:style-name="ce27" office:value-type="string" calcext:value-type="string">
            <text:p>Pádraic Moran</text:p>
          </table:table-cell>
          <table:table-cell table:style-name="ce28" office:value-type="string" calcext:value-type="string">
            <text:p>National University of Ireland</text:p>
          </table:table-cell>
          <table:table-cell table:style-name="ce27" office:value-type="string" calcext:value-type="string">
            <text:p>Scholars and research students in the fields of Celtic linguistics, Late Antique and medieval Latin, history of linguistics.</text:p>
          </table:table-cell>
          <table:table-cell table:style-name="ce27" table:number-columns-repeated="3"/>
          <table:table-cell table:style-name="ce28" table:number-columns-repeated="2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27" office:value-type="string" calcext:value-type="string">
            <text:p>Stiftsbibliothek, St Gallen, Switzerland</text:p>
          </table:table-cell>
          <table:table-cell table:style-name="ce27"/>
          <table:table-cell table:style-name="ce27" office:value-type="string" calcext:value-type="string">
            <text:p>Irish Research Council for Humanities and Social Sciences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Long Nineteenth Century, Modern</text:p>
          </table:table-cell>
          <table:table-cell table:style-name="ce27" office:value-type="string" calcext:value-type="string">
            <text:p>19th-20th</text:p>
          </table:table-cell>
          <table:table-cell table:style-name="ce27" office:value-type="string" calcext:value-type="string">
            <text:p>Nietzsche Source</text:p>
          </table:table-cell>
          <table:table-cell table:style-name="ce49" table:formula="of:=HYPERLINK(&quot;http://www.nietzschesource.org/&quot;)" office:value-type="string" office:string-value="http://www.nietzschesource.org/" calcext:value-type="string">
            <text:p>http://www.nietzschesource.org/</text:p>
          </table:table-cell>
          <table:table-cell table:style-name="ce27" table:number-columns-repeated="4"/>
          <table:table-cell table:style-name="ce27" office:value-type="string" calcext:value-type="string">
            <text:p>GER</text:p>
          </table:table-cell>
          <table:table-cell table:style-name="ce27" table:number-columns-repeated="3"/>
          <table:table-cell table:style-name="ce27" office:value-type="string" calcext:value-type="string">
            <text:p>Paolo D'Iorio</text:p>
          </table:table-cell>
          <table:table-cell table:style-name="ce29" office:value-type="string" calcext:value-type="string">
            <text:p>CNRS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27" office:value-type="string" calcext:value-type="string">
            <text:p>GER, ENG, ITA, FRE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5" office:value-type="string" calcext:value-type="string">
            <text:p>Medieval = 6th-14th century</text:p>
          </table:table-cell>
          <table:table-cell table:style-name="ce29" office:value-type="string" calcext:value-type="string">
            <text:p>8th century-</text:p>
          </table:table-cell>
          <table:table-cell table:style-name="ce27" office:value-type="string" calcext:value-type="string">
            <text:p>Early Irish Glossaries Database</text:p>
          </table:table-cell>
          <table:table-cell table:style-name="ce49" table:formula="of:=HYPERLINK(&quot;http://www.asnc.cam.ac.uk/irishglossaries/&quot;)" office:value-type="string" office:string-value="http://www.asnc.cam.ac.uk/irishglossaries/" calcext:value-type="string">
            <text:p>http://www.asnc.cam.ac.uk/irishglossaries/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SGA</text:p>
          </table:table-cell>
          <table:table-cell table:style-name="ce27"/>
          <table:table-cell table:style-name="ce27" office:value-type="float" office:value="2006" calcext:value-type="float">
            <text:p>2006</text:p>
          </table:table-cell>
          <table:table-cell table:style-name="ce27" office:value-type="string" calcext:value-type="string">
            <text:p>present</text:p>
          </table:table-cell>
          <table:table-cell table:style-name="ce27" office:value-type="string" calcext:value-type="string">
            <text:p>Paul Russell</text:p>
          </table:table-cell>
          <table:table-cell table:style-name="ce28" office:value-type="string" calcext:value-type="string">
            <text:p>University of Cambridge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Trinity College Dublin, University College Dublin, Royal Irish Academy Dublin, British Library London,Bodleian Library Oxford </text:p>
          </table:table-cell>
          <table:table-cell table:style-name="ce27"/>
          <table:table-cell table:style-name="ce27" office:value-type="string" calcext:value-type="string">
            <text:p>AHRC</text:p>
          </table:table-cell>
          <table:table-cell table:style-name="ce27"/>
          <table:table-cell table:style-name="ce27" office:value-type="string" calcext:value-type="string">
            <text:p>MySQL, PHP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Early Modern</text:p>
          </table:table-cell>
          <table:table-cell table:style-name="ce27" office:value-type="string" calcext:value-type="string">
            <text:p>1577; 1587</text:p>
          </table:table-cell>
          <table:table-cell table:style-name="ce27" office:value-type="string" calcext:value-type="string">
            <text:p>The Holinshed Project</text:p>
          </table:table-cell>
          <table:table-cell table:style-name="ce49" table:formula="of:=HYPERLINK(&quot;http://www.cems.ox.ac.uk/holinshed/index.shtml&quot;)" office:value-type="string" office:string-value="http://www.cems.ox.ac.uk/holinshed/index.shtml" calcext:value-type="string">
            <text:p>http://www.cems.ox.ac.uk/holinshed/index.shtml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27" office:value-type="string" calcext:value-type="string">
            <text:p>ENM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7" office:value-type="string" calcext:value-type="string">
            <text:p>Paulina Kewes</text:p>
          </table:table-cell>
          <table:table-cell table:style-name="ce28" office:value-type="string" calcext:value-type="string">
            <text:p>University of Oxford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16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Early Modern</text:p>
          </table:table-cell>
          <table:table-cell table:style-name="ce27" office:value-type="string" calcext:value-type="string">
            <text:p>16th</text:p>
          </table:table-cell>
          <table:table-cell table:style-name="ce27" office:value-type="string" calcext:value-type="string">
            <text:p>Alciato's Book of Emblems</text:p>
          </table:table-cell>
          <table:table-cell table:style-name="ce49" table:formula="of:=HYPERLINK(&quot;http://www.mun.ca/alciato/&quot;)" office:value-type="string" office:string-value="http://www.mun.ca/alciato/" calcext:value-type="string">
            <text:p>http://www.mun.ca/alciato/</text:p>
          </table:table-cell>
          <table:table-cell table:style-name="ce27" table:number-columns-repeated="4"/>
          <table:table-cell table:style-name="ce27" office:value-type="string" calcext:value-type="string">
            <text:p>LAT</text:p>
          </table:table-cell>
          <table:table-cell table:style-name="ce27"/>
          <table:table-cell table:style-name="ce27" office:value-type="float" office:value="1995" calcext:value-type="float">
            <text:p>1995</text:p>
          </table:table-cell>
          <table:table-cell table:style-name="ce27" office:value-type="float" office:value="2005" calcext:value-type="float">
            <text:p>2005</text:p>
          </table:table-cell>
          <table:table-cell table:style-name="ce27" office:value-type="string" calcext:value-type="string">
            <text:p>William Barker</text:p>
          </table:table-cell>
          <table:table-cell table:style-name="ce28" office:value-type="string" calcext:value-type="string">
            <text:p>Memorial University of Newfoundland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6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Various</text:p>
          </table:table-cell>
          <table:table-cell table:style-name="ce27" table:number-columns-repeated="4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7" office:value-type="string" calcext:value-type="string">
            <text:p>Electronic Variorum Edition of the Quixote</text:p>
          </table:table-cell>
          <table:table-cell table:style-name="ce49" table:formula="of:=HYPERLINK(&quot;http://www.csdl.tamu.edu:8080/veri/index-en.html&quot;)" office:value-type="string" office:string-value="http://www.csdl.tamu.edu:8080/veri/index-en.html" calcext:value-type="string">
            <text:p>http://www.csdl.tamu.edu:8080/veri/index-en.html</text:p>
          </table:table-cell>
          <table:table-cell table:style-name="ce27"/>
          <table:table-cell table:style-name="ce28"/>
          <table:table-cell table:style-name="ce27" table:number-columns-repeated="2"/>
          <table:table-cell table:style-name="ce27" office:value-type="string" calcext:value-type="string">
            <text:p>SPA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7" office:value-type="string" calcext:value-type="string">
            <text:p>Eduardo Urbina</text:p>
          </table:table-cell>
          <table:table-cell table:style-name="ce28" office:value-type="string" calcext:value-type="string">
            <text:p>Texas A&amp;M University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8">
          <table:table-cell table:style-name="ce24" office:value-type="string" calcext:value-type="string">
            <text:p>Antiquity, Middle Ages</text:p>
          </table:table-cell>
          <table:table-cell table:style-name="ce29" office:value-type="string" calcext:value-type="string">
            <office:annotation draw:style-name="gr10" draw:text-style-name="P2" svg:width="0.03pt" svg:height="397.59pt" svg:x="57.71pt" svg:y="1134.57pt" draw:caption-point-x="129.54pt" draw:caption-point-y="539.21pt">
              <dc:date>2015-08-30T00:00:00</dc:date>
              <text:p text:style-name="P1"><text:span text:style-name="T1">Shared between ancient and medieval</text:span></text:p>
            </office:annotation>
            <text:p>4th-9th</text:p>
          </table:table-cell>
          <table:table-cell table:style-name="ce28" office:value-type="string" calcext:value-type="string">
            <text:p>Corpus Rhythmorum Musicum (SAEC. IV-IX) I - Songs from non-liturgical sources </text:p>
          </table:table-cell>
          <table:table-cell table:style-name="ce48" table:formula="of:=HYPERLINK(&quot;http://www.corimu.unisi.it/&quot;)" office:value-type="string" office:string-value="http://www.corimu.unisi.it/" calcext:value-type="string">
            <text:p>http://www.corimu.unisi.it/</text:p>
          </table:table-cell>
          <table:table-cell table:style-name="ce28"/>
          <table:table-cell table:style-name="ce51" office:value-type="boolean" office:boolean-value="true" calcext:value-type="boolean">
            <text:p>TRUE</text:p>
          </table:table-cell>
          <table:table-cell table:style-name="ce28" table:number-columns-repeated="2"/>
          <table:table-cell table:style-name="ce28" office:value-type="string" calcext:value-type="string">
            <text:p>LAT</text:p>
          </table:table-cell>
          <table:table-cell table:style-name="ce28"/>
          <table:table-cell table:style-name="ce28" office:value-type="float" office:value="2007" calcext:value-type="float">
            <text:p>2007</text:p>
          </table:table-cell>
          <table:table-cell table:style-name="ce28" office:value-type="string" calcext:value-type="string">
            <text:p>present</text:p>
          </table:table-cell>
          <table:table-cell table:style-name="ce28" office:value-type="string" calcext:value-type="string">
            <text:p>Francesco Stella</text:p>
          </table:table-cell>
          <table:table-cell table:style-name="ce28" office:value-type="string" calcext:value-type="string">
            <text:p>Università degli Studi di Siena ad Arezzo, Università degli Studi di Bergamo 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ITA, ENG</text:p>
          </table:table-cell>
          <table:table-cell table:style-name="ce28" table:number-columns-repeated="2"/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" calcext:value-type="float">
            <office:annotation draw:style-name="gr11" draw:text-style-name="P2" svg:width="0.03pt" svg:height="543.15pt" svg:x="167.13pt" svg:y="1134.57pt" draw:caption-point-x="2999.31pt" draw:caption-point-y="539.21pt">
              <dc:date>2015-08-30T00:00:00</dc:date>
              <text:p text:style-name="P1"><text:span text:style-name="T1">Though some msterial is available on the website</text:span></text:p>
            </office:annotation>
            <text:p>0</text:p>
          </table:table-cell>
          <table:table-cell table:style-name="ce28"/>
          <table:table-cell table:number-columns-repeated="2" table:style-name="ce28" office:value-type="float" office:value="0" calcext:value-type="float">
            <text:p>0</text:p>
          </table:table-cell>
          <table:table-cell table:style-name="ce28" table:number-columns-repeated="9"/>
          <table:table-cell table:style-name="ce28" office:value-type="string" calcext:value-type="string">
            <text:p>Università di Siena; Società Internazionale per lo Studio del Medioevo Latino</text:p>
          </table:table-cell>
          <table:table-cell table:style-name="ce28"/>
          <table:table-cell table:style-name="ce28" office:value-type="string" calcext:value-type="string">
            <text:p>CDROM and web</text:p>
          </table:table-cell>
          <table:table-cell table:style-name="ce28" table:number-columns-repeated="2"/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11">
          <table:table-cell table:style-name="ce24" office:value-type="string" calcext:value-type="string">
            <text:p>Antiquity</text:p>
          </table:table-cell>
          <table:table-cell table:style-name="ce27" office:value-type="string" calcext:value-type="string">
            <text:p>180 BC</text:p>
          </table:table-cell>
          <table:table-cell table:style-name="ce27" office:value-type="string" calcext:value-type="string">
            <text:p>The Book of Ben Sira</text:p>
          </table:table-cell>
          <table:table-cell table:style-name="ce49" office:value-type="string" calcext:value-type="string">
            <text:p><text:a xlink:href="http://www.bensira.org/" xlink:type="simple">http://www.bensira.org/</text:a></text:p>
          </table:table-cell>
          <table:table-cell table:style-name="ce27" table:number-columns-repeated="4"/>
          <table:table-cell table:style-name="ce27" office:value-type="string" calcext:value-type="string">
            <text:p>HEB</text:p>
          </table:table-cell>
          <table:table-cell table:style-name="ce27" office:value-type="string" calcext:value-type="string">
            <text:p>Codex</text:p>
          </table:table-cell>
          <table:table-cell table:style-name="ce27" table:number-columns-repeated="2"/>
          <table:table-cell table:style-name="ce27" office:value-type="string" calcext:value-type="string">
            <text:p>Gary A. Rendsburg</text:p>
          </table:table-cell>
          <table:table-cell table:style-name="ce29" office:value-type="string" calcext:value-type="string">
            <text:p>Rutgers University</text:p>
          </table:table-cell>
          <table:table-cell table:style-name="ce27" table:number-columns-repeated="4"/>
          <table:table-cell table:style-name="ce28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27" office:value-type="string" calcext:value-type="string">
            <text:p>ENG</text:p>
          </table:table-cell>
          <table:table-cell table:style-name="ce27" table:number-columns-repeated="8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string" calcext:value-type="string">
            <text:p>Keyed</text:p>
          </table:table-cell>
          <table:table-cell table:style-name="ce27" table:number-columns-repeated="10"/>
          <table:table-cell table:number-columns-repeated="973"/>
        </table:table-row>
        <table:table-row table:style-name="ro32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365-1431</text:p>
          </table:table-cell>
          <table:table-cell table:style-name="ce27" office:value-type="string" calcext:value-type="string">
            <text:p>Christine de Pizan: The Making of the Queen's Manuscript</text:p>
          </table:table-cell>
          <table:table-cell table:style-name="ce49" table:formula="of:=HYPERLINK(&quot;http://www.pizan.lib.ed.ac.uk/&quot;)" office:value-type="string" office:string-value="http://www.pizan.lib.ed.ac.uk/" calcext:value-type="string">
            <text:p>http://www.pizan.lib.ed.ac.uk/</text:p>
          </table:table-cell>
          <table:table-cell table:style-name="ce27" table:number-columns-repeated="4"/>
          <table:table-cell table:style-name="ce27" office:value-type="string" calcext:value-type="string">
            <text:p>FRO</text:p>
          </table:table-cell>
          <table:table-cell table:style-name="ce27" office:value-type="string" calcext:value-type="string">
            <text:p>Codex</text:p>
          </table:table-cell>
          <table:table-cell table:style-name="ce27" table:number-columns-repeated="3"/>
          <table:table-cell table:style-name="ce28" office:value-type="string" calcext:value-type="string">
            <text:p>University of Edinburgh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The British Library</text:p>
          </table:table-cell>
          <table:table-cell table:style-name="ce27"/>
          <table:table-cell table:style-name="ce27" office:value-type="string" calcext:value-type="string">
            <text:p>AHRC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9">
          <table:table-cell table:style-name="ce24" office:value-type="string" calcext:value-type="string">
            <text:p>Middle Ages</text:p>
          </table:table-cell>
          <table:table-cell table:style-name="ce28" office:value-type="string" calcext:value-type="string">
            <text:p>9th-15th</text:p>
          </table:table-cell>
          <table:table-cell table:style-name="ce27" office:value-type="string" calcext:value-type="string">
            <text:p>Corpus of the Inscriptions of Campā (CIC)</text:p>
          </table:table-cell>
          <table:table-cell table:style-name="ce49" table:formula="of:=HYPERLINK(&quot;http://isaw.nyu.edu/publications/inscriptions/campa/&quot;)" office:value-type="string" office:string-value="http://isaw.nyu.edu/publications/inscriptions/campa/" calcext:value-type="string">
            <text:p>http://isaw.nyu.edu/publications/inscriptions/campa/</text:p>
          </table:table-cell>
          <table:table-cell table:style-name="ce27" table:number-columns-repeated="4"/>
          <table:table-cell table:style-name="ce29" office:value-type="string" calcext:value-type="string">
            <office:annotation draw:style-name="gr12" draw:text-style-name="P2" svg:width="0.03pt" svg:height="184.85pt" svg:x="57.71pt" svg:y="1184.23pt" draw:caption-point-x="792.54pt" draw:caption-point-y="576.14pt">
              <dc:date>2015-08-30T00:00:00</dc:date>
              <text:p text:style-name="P1"><text:span text:style-name="T1">Old Cam language</text:span></text:p>
            </office:annotation>
            <text:p>SAN, VIE</text:p>
          </table:table-cell>
          <table:table-cell table:style-name="ce27" table:number-columns-repeated="2"/>
          <table:table-cell table:style-name="ce28" office:value-type="string" calcext:value-type="string">
            <text:p>present</text:p>
          </table:table-cell>
          <table:table-cell table:style-name="ce27"/>
          <table:table-cell table:style-name="ce29" office:value-type="string" calcext:value-type="string">
            <text:p>École française d'Extrême-Orient; Institute for the Study of the Ancient World (New York University)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27" office:value-type="string" calcext:value-type="string">
            <text:p>ENG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9" office:value-type="string" calcext:value-type="string">
            <text:p>Various</text:p>
          </table:table-cell>
          <table:table-cell table:style-name="ce27" office:value-type="string" calcext:value-type="string">
            <text:p>Campā, Việt Nam</text:p>
          </table:table-cell>
          <table:table-cell table:style-name="ce27" office:value-type="string" calcext:value-type="string">
            <text:p>Toyota Foundation (grant number D10-ID-1026); École française d'Extrême-Orient (EFEO); Center for Khmer Studies (Siem Reap, Cambodia)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Middle Ages</text:p>
          </table:table-cell>
          <table:table-cell table:style-name="ce27"/>
          <table:table-cell table:style-name="ce27" office:value-type="string" calcext:value-type="string">
            <text:p>Dante Online</text:p>
          </table:table-cell>
          <table:table-cell table:style-name="ce49" table:formula="of:=HYPERLINK(&quot;http://www.danteonline.it/italiano/home_ita.asp&quot;)" office:value-type="string" office:string-value="http://www.danteonline.it/italiano/home_ita.asp" calcext:value-type="string">
            <text:p>http://www.danteonline.it/italiano/home_ita.asp</text:p>
          </table:table-cell>
          <table:table-cell table:style-name="ce27" table:number-columns-repeated="4"/>
          <table:table-cell table:style-name="ce27" office:value-type="string" calcext:value-type="string">
            <text:p>ITA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Società Dantesca Italiana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3"/>
          <table:table-cell table:style-name="ce59" table:number-columns-repeated="3"/>
          <table:table-cell table:style-name="ce27" office:value-type="string" calcext:value-type="string">
            <text:p>ITA, 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 table:style-name="ce27" office:value-type="float" office:value="0" calcext:value-type="float">
            <text:p>0</text:p>
          </table:table-cell>
          <table:table-cell table:style-name="ce27"/>
          <table:table-cell table:style-name="ce60"/>
          <table:table-cell table:style-name="ce27" table:number-columns-repeated="3"/>
          <table:table-cell table:style-name="ce60"/>
          <table:table-cell table:style-name="ce27"/>
          <table:table-cell table:style-name="ce27" office:value-type="string" calcext:value-type="string">
            <text:p>Verious</text:p>
          </table:table-cell>
          <table:table-cell table:style-name="ce27"/>
          <table:table-cell table:style-name="ce27" office:value-type="string" calcext:value-type="string">
            <text:p>Ente Cassa di Risparmio di Firenze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41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825-1868</text:p>
          </table:table-cell>
          <table:table-cell table:style-name="ce27" office:value-type="string" calcext:value-type="string">
            <text:p>Darwin Correspondence Project</text:p>
          </table:table-cell>
          <table:table-cell table:style-name="ce49" table:formula="of:=HYPERLINK(&quot;http://www.darwinproject.ac.uk/&quot;)" office:value-type="string" office:string-value="http://www.darwinproject.ac.uk/" calcext:value-type="string">
            <text:p>http://www.darwinproject.ac.uk/</text:p>
          </table:table-cell>
          <table:table-cell table:style-name="ce27"/>
          <table:table-cell table:style-name="ce28"/>
          <table:table-cell table:style-name="ce27" table:number-columns-repeated="2"/>
          <table:table-cell table:style-name="ce27" office:value-type="string" calcext:value-type="string">
            <text:p>ENG</text:p>
          </table:table-cell>
          <table:table-cell table:style-name="ce27"/>
          <table:table-cell table:style-name="ce27" office:value-type="float" office:value="2002" calcext:value-type="float">
            <text:p>2002</text:p>
          </table:table-cell>
          <table:table-cell table:style-name="ce27" office:value-type="string" calcext:value-type="string">
            <text:p>present</text:p>
          </table:table-cell>
          <table:table-cell table:style-name="ce27"/>
          <table:table-cell table:style-name="ce28" office:value-type="string" calcext:value-type="string">
            <text:p>University of Cambridge, American Council of Learned Societies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5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string" calcext:value-type="string">
            <text:p>Andrew W. Mellon Foundation; Alfred P. Sloan Foundation; AHRC; The Bonita Trust; British Academy; British Ecological Society; Evolution Education Trust; Golden Family Foundation; Isaac Newton Trust; John Templeton Foundation; National Science Foundation; National Endowment for the Humanities; Natural Environment Research Council; Pew Charitable Trusts; Pilgrim Trust; Royal Society; Stifterverband für die Deutsche Wissenschaft; Wellcome Trust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Modern</text:p>
          </table:table-cell>
          <table:table-cell table:style-name="ce28" office:value-type="float" office:value="1950" calcext:value-type="float">
            <text:p>1950</text:p>
          </table:table-cell>
          <table:table-cell table:style-name="ce28" office:value-type="string" calcext:value-type="string">
            <text:p>De Trein der Traagheid CDROM &amp; new online version</text:p>
          </table:table-cell>
          <table:table-cell table:style-name="ce48" table:formula="of:=HYPERLINK(&quot;http://edities.ctb.kantl.be/daisne/index.htm&quot;)" office:value-type="string" office:string-value="http://edities.ctb.kantl.be/daisne/index.htm" calcext:value-type="string">
            <text:p>http://edities.ctb.kantl.be/daisne/index.htm</text:p>
          </table:table-cell>
          <table:table-cell table:style-name="ce28"/>
          <table:table-cell table:style-name="ce27"/>
          <table:table-cell table:style-name="ce28" table:number-columns-repeated="2"/>
          <table:table-cell table:style-name="ce28" office:value-type="string" calcext:value-type="string">
            <text:p>DUT</text:p>
          </table:table-cell>
          <table:table-cell table:style-name="ce28" table:number-columns-repeated="4"/>
          <table:table-cell table:style-name="ce28" office:value-type="string" calcext:value-type="string">
            <text:p>Centrum voor Teksteditie en Bronnenstudie (Koninklijke Academie voor Nederlandse Taal- en letterkunde</text:p>
          </table:table-cell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 table:number-columns-repeated="12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0" calcext:value-type="float">
            <text:p>0</text:p>
          </table:table-cell>
          <table:table-cell table:style-name="ce28" table:number-columns-repeated="11"/>
          <table:table-cell table:style-name="ce28" office:value-type="string" calcext:value-type="string">
            <text:p>CDROM</text:p>
          </table:table-cell>
          <table:table-cell table:style-name="ce28" table:number-columns-repeated="2"/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42">
          <table:table-cell table:style-name="ce24" office:value-type="string" calcext:value-type="string">
            <text:p>Early Modern</text:p>
          </table:table-cell>
          <table:table-cell table:style-name="ce27" office:value-type="string" calcext:value-type="string">
            <text:p>17th</text:p>
          </table:table-cell>
          <table:table-cell table:style-name="ce27" office:value-type="string" calcext:value-type="string">
            <text:p>Early Stuart Libels</text:p>
          </table:table-cell>
          <table:table-cell table:style-name="ce49" table:formula="of:=HYPERLINK(&quot;http://www.earlystuartlibels.net/htdocs/index.html&quot;)" office:value-type="string" office:string-value="http://www.earlystuartlibels.net/htdocs/index.html" calcext:value-type="string">
            <text:p>http://www.earlystuartlibels.net/htdocs/index.htm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string" calcext:value-type="string">
            <text:p>Rutgers University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9"/>
          <table:table-cell table:style-name="ce27" office:value-type="string" calcext:value-type="string">
            <text:p>AHRC; Rutgers University; University of Exeter; Australian Research Council; British Academy; Mrs. Giles M. Whiting Foundation; Princeton University; University of Sydney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Middle Ages</text:p>
          </table:table-cell>
          <table:table-cell table:style-name="ce27"/>
          <table:table-cell table:style-name="ce27" office:value-type="string" calcext:value-type="string">
            <text:p>Folger Shakespeare Editions</text:p>
          </table:table-cell>
          <table:table-cell table:style-name="ce49" table:formula="of:=HYPERLINK(&quot;http://www.folgerdigitaltexts.org/&quot;)" office:value-type="string" office:string-value="http://www.folgerdigitaltexts.org/" calcext:value-type="string">
            <text:p>http://www.folgerdigitaltexts.org/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Folger Shakespeare Library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Folger Shakespeare Library, Washington DC, USA</text:p>
          </table:table-cell>
          <table:table-cell table:style-name="ce27" table:number-columns-repeated="4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818; 1831</text:p>
          </table:table-cell>
          <table:table-cell table:style-name="ce27" office:value-type="string" calcext:value-type="string">
            <text:p>Frankenstein. Edited by Stuart Curran</text:p>
          </table:table-cell>
          <table:table-cell table:style-name="ce50" table:formula="of:=HYPERLINK(&quot;http://www.rc.umd.edu/editions/frankenstein/&quot;)" office:value-type="string" office:string-value="http://www.rc.umd.edu/editions/frankenstein/" calcext:value-type="string">
            <text:p>http://www.rc.umd.edu/editions/frankenstein/</text:p>
          </table:table-cell>
          <table:table-cell table:style-name="ce27"/>
          <table:table-cell table:style-name="ce28"/>
          <table:table-cell table:style-name="ce27" table:number-columns-repeated="2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8" office:value-type="string" calcext:value-type="string">
            <text:p>University of Maryland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42">
          <table:table-cell table:style-name="ce24" office:value-type="string" calcext:value-type="string">
            <text:p>Middle Ages</text:p>
          </table:table-cell>
          <table:table-cell table:style-name="ce28"/>
          <table:table-cell table:style-name="ce48" office:value-type="string" calcext:value-type="string">
            <text:p><text:a xlink:href="http://Glossae.net/" xlink:type="simple">Glossae.net</text:a></text:p>
          </table:table-cell>
          <table:table-cell table:style-name="ce48" table:formula="of:=HYPERLINK(&quot;http://www.glossae.net&quot;)" office:value-type="string" office:string-value="http://www.glossae.net" calcext:value-type="string">
            <text:p>http://www.glossae.net</text:p>
          </table:table-cell>
          <table:table-cell table:style-name="ce28"/>
          <table:table-cell table:style-name="ce51" office:value-type="boolean" office:boolean-value="true" calcext:value-type="boolean">
            <text:p>TRUE</text:p>
          </table:table-cell>
          <table:table-cell table:style-name="ce28" table:number-columns-repeated="2"/>
          <table:table-cell table:style-name="ce28" office:value-type="string" calcext:value-type="string">
            <text:p>LAT</text:p>
          </table:table-cell>
          <table:table-cell table:style-name="ce28"/>
          <table:table-cell table:style-name="ce28" office:value-type="string" calcext:value-type="string">
            <text:p>forthcoming</text:p>
          </table:table-cell>
          <table:table-cell table:style-name="Default"/>
          <table:table-cell table:style-name="ce28"/>
          <table:table-cell table:style-name="ce29" office:value-type="string" calcext:value-type="string">
            <text:p>CNRS; Cluster de Recherche 13 <text:s/>"Recherche Patrimoine Création"; Institut Universitaire de France; Laboratoire d'excellence HASTEC (Histoire et anthropologie des sciences techniques et croyances); UMR 5648 CIHAM (Centre interuniversitaire d'histoire et d'archéologie médiévale); UMR 8584 LEM  (Laboratoire d'étude sur les monothéismes)</text:p>
          </table:table-cell>
          <table:table-cell table:style-name="ce28" table:number-columns-repeated="12"/>
          <table:table-cell table:style-name="ce28" office:value-type="string" calcext:value-type="string">
            <text:p>FRE, ENG</text:p>
          </table:table-cell>
          <table:table-cell table:style-name="ce28" table:number-columns-repeated="4"/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float" office:value="0" calcext:value-type="float">
            <text:p>0</text:p>
          </table:table-cell>
          <table:table-cell table:style-name="ce28" table:number-columns-repeated="9"/>
          <table:table-cell table:style-name="ce28" office:value-type="string" calcext:value-type="string">
            <text:p><text:s/>le CNRS, le TGE Adonis, le Cluster de Recherche 13 "Recherche Patrimoine Création", l'Institut Universitaire de France, le Laboratoire d'excellence HASTEC, l'UMR 5648 CIHAM et l'UMR 8584 LEM</text:p>
          </table:table-cell>
          <table:table-cell table:style-name="ce28" table:number-columns-repeated="2"/>
          <table:table-cell table:number-columns-repeated="2" table:style-name="ce28" office:value-type="string" calcext:value-type="string">
            <text:p>N/A</text:p>
          </table:table-cell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2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820-1856</text:p>
          </table:table-cell>
          <table:table-cell table:style-name="ce27" office:value-type="string" calcext:value-type="string">
            <text:p>Heinrich-Heine Portal</text:p>
          </table:table-cell>
          <table:table-cell table:style-name="ce49" office:value-type="string" calcext:value-type="string">
            <text:p><text:a xlink:href="http://germazope.uni-trier.de/Projekte/HHP" xlink:type="simple">http://germazope.uni-trier.de/Projekte/HHP</text:a></text:p>
          </table:table-cell>
          <table:table-cell table:number-columns-repeated="4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GER</text:p>
          </table:table-cell>
          <table:table-cell table:style-name="ce27" office:value-type="string" calcext:value-type="string">
            <text:p>Manuscript</text:p>
          </table:table-cell>
          <table:table-cell table:style-name="ce27" office:value-type="float" office:value="2004" calcext:value-type="float">
            <text:p>2004</text:p>
          </table:table-cell>
          <table:table-cell table:style-name="ce27" office:value-type="float" office:value="2009" calcext:value-type="float">
            <text:p>2009</text:p>
          </table:table-cell>
          <table:table-cell table:style-name="ce27"/>
          <table:table-cell table:style-name="ce28" office:value-type="string" calcext:value-type="string">
            <text:p>Heinrich-Heine-Institut Düsseldorf, Universität Trier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30"/>
          <table:table-cell table:number-columns-repeated="973"/>
        </table:table-row>
        <table:table-row table:style-name="ro36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846-1896</text:p>
          </table:table-cell>
          <table:table-cell table:style-name="ce27" office:value-type="string" calcext:value-type="string">
            <text:p>Henrik Ibsens Skrifter</text:p>
          </table:table-cell>
          <table:table-cell table:style-name="ce49" table:formula="of:=HYPERLINK(&quot;http://www.ibsen.uio.no/forside.xhtml&quot;)" office:value-type="string" office:string-value="http://www.ibsen.uio.no/forside.xhtml" calcext:value-type="string">
            <text:p>http://www.ibsen.uio.no/forside.xhtml</text:p>
          </table:table-cell>
          <table:table-cell table:number-columns-repeated="3" table:style-name="ce51" office:value-type="boolean" office:boolean-value="true" calcext:value-type="boolean">
            <text:p>TRUE</text:p>
          </table:table-cell>
          <table:table-cell table:style-name="ce27"/>
          <table:table-cell table:style-name="ce27" office:value-type="string" calcext:value-type="string">
            <text:p>NOR</text:p>
          </table:table-cell>
          <table:table-cell table:style-name="ce27" table:number-columns-repeated="4"/>
          <table:table-cell table:style-name="ce29" office:value-type="string" calcext:value-type="string">
            <text:p>University of Oslo; Svenska Litteratursällskapet, Finland; Nasjonalbiblioteket; Emunch; Bokselskap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NOR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string" calcext:value-type="string">
            <text:p>Norsk Kulturråd</text:p>
          </table:table-cell>
          <table:table-cell table:style-name="ce27" office:value-type="string" calcext:value-type="string">
            <text:p>$10.000.000 (roughly)</text:p>
          </table:table-cell>
          <table:table-cell table:style-name="ce27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9th</text:p>
          </table:table-cell>
          <table:table-cell table:style-name="ce27" office:value-type="string" calcext:value-type="string">
            <text:p>Mark Twain Project</text:p>
          </table:table-cell>
          <table:table-cell table:style-name="ce49" table:formula="of:=HYPERLINK(&quot;http://www.marktwainproject.org/homepage.html&quot;)" office:value-type="string" office:string-value="http://www.marktwainproject.org/homepage.html" calcext:value-type="string">
            <text:p>http://www.marktwainproject.org/homepage.html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51" office:value-type="boolean" office:boolean-value="false" calcext:value-type="boolean">
            <text:p>FALSE</text:p>
          </table:table-cell>
          <table:table-cell table:number-columns-repeated="2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7" office:value-type="string" calcext:value-type="string">
            <text:p>California Digital Library, University of California Press, Mark Twain Papers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27" office:value-type="string" calcext:value-type="string">
            <text:p>ENG</text:p>
          </table:table-cell>
          <table:table-cell table:style-name="ce27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7" office:value-type="string" calcext:value-type="string">
            <text:p>Niccolò Canussio: De restitutione patriae</text:p>
          </table:table-cell>
          <table:table-cell table:style-name="ce49" table:formula="of:=HYPERLINK(&quot;http://www.fondazionecanussio.org/patria.htm&quot;)" office:value-type="string" office:string-value="http://www.fondazionecanussio.org/patria.htm" calcext:value-type="string">
            <text:p>http://www.fondazionecanussio.org/patria.htm</text:p>
          </table:table-cell>
          <table:table-cell table:number-columns-repeated="3" table:style-name="ce51" office:value-type="boolean" office:boolean-value="true" calcext:value-type="boolean">
            <text:p>TRUE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LAT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Fondazione Niccolò Canussio</text:p>
          </table:table-cell>
          <table:table-cell table:style-name="ce27" table:number-columns-repeated="3"/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/>
          <table:table-cell table:number-columns-repeated="2" table:style-name="ce27" office:value-type="string" calcext:value-type="string">
            <text:p>ITA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225-1230</text:p>
          </table:table-cell>
          <table:table-cell table:style-name="ce27" office:value-type="string" calcext:value-type="string">
            <text:p>Queste del Saint Graal</text:p>
          </table:table-cell>
          <table:table-cell table:style-name="ce49" table:formula="of:=HYPERLINK(&quot;http://textometrie.risc.cnrs.fr/txm/texte/intro&quot;)" office:value-type="string" office:string-value="http://textometrie.risc.cnrs.fr/txm/texte/intro" calcext:value-type="string">
            <text:p>http://textometrie.risc.cnrs.fr/txm/texte/intro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number-columns-repeated="2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FRM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École Normale Supérieure de Lyon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0" calcext:value-type="float">
            <text:p>0</text:p>
          </table:table-cell>
          <table:table-cell table:style-name="ce27"/>
          <table:table-cell table:number-columns-repeated="2" table:style-name="ce27" office:value-type="string" calcext:value-type="string">
            <text:p>FRE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Bibliothèque municipale de Lyon</text:p>
          </table:table-cell>
          <table:table-cell table:style-name="ce27" table:number-columns-repeated="3"/>
          <table:table-cell table:style-name="ce27" office:value-type="string" calcext:value-type="string">
            <text:p>TXM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3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331-1340</text:p>
          </table:table-cell>
          <table:table-cell table:style-name="ce27" office:value-type="string" calcext:value-type="string">
            <text:p>The Auchinleck manuscript</text:p>
          </table:table-cell>
          <table:table-cell table:style-name="ce49" table:formula="of:=HYPERLINK(&quot;http://auchinleck.nls.uk/index.html&quot;)" office:value-type="string" office:string-value="http://auchinleck.nls.uk/index.html" calcext:value-type="string">
            <text:p>http://auchinleck.nls.uk/index.html</text:p>
          </table:table-cell>
          <table:table-cell table:style-name="ce27" table:number-columns-repeated="4"/>
          <table:table-cell table:style-name="ce27" office:value-type="string" calcext:value-type="string">
            <text:p>ENM</text:p>
          </table:table-cell>
          <table:table-cell table:style-name="ce27" office:value-type="string" calcext:value-type="string">
            <text:p>Manuscript</text:p>
          </table:table-cell>
          <table:table-cell table:style-name="ce27" office:value-type="float" office:value="2000" calcext:value-type="float">
            <text:p>2000</text:p>
          </table:table-cell>
          <table:table-cell table:style-name="ce27" office:value-type="float" office:value="2003" calcext:value-type="float">
            <text:p>2003</text:p>
          </table:table-cell>
          <table:table-cell table:style-name="ce27"/>
          <table:table-cell table:style-name="ce28" office:value-type="string" calcext:value-type="string">
            <text:p>National Library of Scotland</text:p>
          </table:table-cell>
          <table:table-cell table:style-name="ce27" table:number-columns-repeated="4"/>
          <table:table-cell table:style-name="ce28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5"/>
          <table:table-cell table:style-name="ce60"/>
          <table:table-cell table:style-name="ce27"/>
          <table:table-cell table:style-name="ce27" office:value-type="string" calcext:value-type="string">
            <text:p>National Library of Scotland</text:p>
          </table:table-cell>
          <table:table-cell table:style-name="ce27"/>
          <table:table-cell table:style-name="ce27" office:value-type="string" calcext:value-type="string">
            <text:p>Professor David Burnley, Department of English Language and Linguistics, University of Sheffield, in September 2000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Middle Ages, Early Modern</text:p>
          </table:table-cell>
          <table:table-cell table:style-name="ce27" office:value-type="string" calcext:value-type="string">
            <text:p>1596-1634</text:p>
          </table:table-cell>
          <table:table-cell table:style-name="ce27" office:value-type="string" calcext:value-type="string">
            <text:p>The Casebooks Project</text:p>
          </table:table-cell>
          <table:table-cell table:style-name="ce49" table:formula="of:=HYPERLINK(&quot;http://www.magicandmedicine.hps.cam.ac.uk/&quot;)" office:value-type="string" office:string-value="http://www.magicandmedicine.hps.cam.ac.uk/" calcext:value-type="string">
            <text:p>http://www.magicandmedicine.hps.cam.ac.uk/</text:p>
          </table:table-cell>
          <table:table-cell table:style-name="ce27"/>
          <table:table-cell table:style-name="ce51" office:value-type="boolean" office:boolean-value="false" calcext:value-type="boolean">
            <text:p>FALSE</text:p>
          </table:table-cell>
          <table:table-cell table:style-name="ce27" table:number-columns-repeated="2"/>
          <table:table-cell table:style-name="ce27" office:value-type="string" calcext:value-type="string">
            <text:p>ENG, LAT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University of Cambridge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16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Antiquity</text:p>
          </table:table-cell>
          <table:table-cell table:style-name="ce27"/>
          <table:table-cell table:style-name="ce27" office:value-type="string" calcext:value-type="string">
            <text:p>The Confessions of Augustine: An Electronic Edition</text:p>
          </table:table-cell>
          <table:table-cell table:style-name="ce49" office:value-type="string" calcext:value-type="string">
            <text:p><text:a xlink:href="http://www.stoa.org/hippo/" xlink:type="simple">http://www.stoa.org/hippo/</text:a>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LAT</text:p>
          </table:table-cell>
          <table:table-cell table:style-name="ce27" office:value-type="string" calcext:value-type="string">
            <text:p>Codex</text:p>
          </table:table-cell>
          <table:table-cell table:style-name="ce27" office:value-type="float" office:value="1999" calcext:value-type="float">
            <text:p>1999</text:p>
          </table:table-cell>
          <table:table-cell table:style-name="ce27" table:number-columns-repeated="2"/>
          <table:table-cell table:style-name="ce28" office:value-type="string" calcext:value-type="string">
            <text:p>University of Kentucky</text:p>
          </table:table-cell>
          <table:table-cell table:style-name="ce27" table:number-columns-repeated="3"/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9"/>
          <table:table-cell table:style-name="ce27" office:value-type="string" calcext:value-type="string">
            <text:p>Stoa Consortium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7">
          <table:table-cell table:style-name="ce24" office:value-type="string" calcext:value-type="string">
            <text:p>Antiquity</text:p>
          </table:table-cell>
          <table:table-cell table:style-name="ce27" office:value-type="string" calcext:value-type="string">
            <text:p>340 - 320 BC</text:p>
          </table:table-cell>
          <table:table-cell table:style-name="ce27" office:value-type="string" calcext:value-type="string">
            <text:p>The Derveni Papyrus</text:p>
          </table:table-cell>
          <table:table-cell table:style-name="ce49" table:formula="of:=HYPERLINK(&quot;http://chs.harvard.edu/cgi-bin/WebObjects/workbench.woa/wa/pageR?tn=ArticleWrapper&amp;bdc=12&amp;mn=2273&quot;)" office:value-type="string" office:string-value="http://chs.harvard.edu/cgi-bin/WebObjects/workbench.woa/wa/pageR?tn=ArticleWrapper&amp;bdc=12&amp;mn=2273" calcext:value-type="string">
            <text:p>http://chs.harvard.edu/cgi-bin/WebObjects/workbench.woa/wa/pageR?tn=ArticleWrapper&amp;bdc=12&amp;mn=2273</text:p>
          </table:table-cell>
          <table:table-cell table:style-name="ce28"/>
          <table:table-cell table:style-name="ce27" table:number-columns-repeated="3"/>
          <table:table-cell table:style-name="ce27" office:value-type="string" calcext:value-type="string">
            <text:p>GRC</text:p>
          </table:table-cell>
          <table:table-cell table:style-name="ce27" office:value-type="string" calcext:value-type="string">
            <text:p>Papyrus</text:p>
          </table:table-cell>
          <table:table-cell table:style-name="ce27" table:number-columns-repeated="3"/>
          <table:table-cell table:style-name="ce29" office:value-type="string" calcext:value-type="string">
            <text:p>Center for Hellenic Studies, Harvard University; Casa Leo S. Olschki, Firenze; Universita degli Studi di Genova; Aristotle University of Thessaloniki; Archaeological Museum of Thessaloniki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Archaeological Museum, Thessaloniki</text:p>
          </table:table-cell>
          <table:table-cell table:style-name="ce27" office:value-type="string" calcext:value-type="string">
            <text:p>Derveni (north of Thessaloniki)</text:p>
          </table:table-cell>
          <table:table-cell table:style-name="ce28"/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43">
          <table:table-cell table:style-name="ce24" office:value-type="string" calcext:value-type="string">
            <text:p>Antiquity</text:p>
          </table:table-cell>
          <table:table-cell table:style-name="ce27"/>
          <table:table-cell table:style-name="ce27" office:value-type="string" calcext:value-type="string">
            <text:p>The Gospel according to St. John</text:p>
          </table:table-cell>
          <table:table-cell table:style-name="ce49" table:formula="of:=HYPERLINK(&quot;http://www.iohannes.com/&quot;)" office:value-type="string" office:string-value="http://www.iohannes.com/" calcext:value-type="string">
            <text:p>http://www.iohannes.com/</text:p>
          </table:table-cell>
          <table:table-cell table:style-name="ce27" table:number-columns-repeated="4"/>
          <table:table-cell table:style-name="ce27" office:value-type="string" calcext:value-type="string">
            <text:p>GRC, LAT</text:p>
          </table:table-cell>
          <table:table-cell table:style-name="ce27" office:value-type="string" calcext:value-type="string">
            <text:p>Codex</text:p>
          </table:table-cell>
          <table:table-cell table:style-name="ce27" office:value-type="float" office:value="2007" calcext:value-type="float">
            <text:p>2007</text:p>
          </table:table-cell>
          <table:table-cell table:style-name="ce27" office:value-type="float" office:value="2010" calcext:value-type="float">
            <text:p>2010</text:p>
          </table:table-cell>
          <table:table-cell table:style-name="ce27"/>
          <table:table-cell table:style-name="ce28" office:value-type="string" calcext:value-type="string">
            <text:p>University of Birmingham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8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40+ in European libraries</text:p>
          </table:table-cell>
          <table:table-cell table:style-name="ce27"/>
          <table:table-cell table:style-name="ce27" office:value-type="string" calcext:value-type="string">
            <text:p>AHRC; British Academy; International Greek New Testament Project; United Bible Societies, University of Birmingham (Institute for Textual Scholarship and Electronic Editing)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Early Modern, Long Nineteenth Century</text:p>
          </table:table-cell>
          <table:table-cell table:style-name="ce27" office:value-type="string" calcext:value-type="string">
            <text:p>1674-1913</text:p>
          </table:table-cell>
          <table:table-cell table:style-name="ce27" office:value-type="string" calcext:value-type="string">
            <text:p>The Proceedings of the Old Bailey</text:p>
          </table:table-cell>
          <table:table-cell table:style-name="ce49" table:formula="of:=HYPERLINK(&quot;http://www.oldbaileyonline.org/&quot;)" office:value-type="string" office:string-value="http://www.oldbaileyonline.org/" calcext:value-type="string">
            <text:p>http://www.oldbaileyonline.org/</text:p>
          </table:table-cell>
          <table:table-cell table:style-name="ce27" table:number-columns-repeated="4"/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University of Sheffield</text:p>
          </table:table-cell>
          <table:table-cell table:style-name="ce27" table:number-columns-repeated="4"/>
          <table:table-cell table:style-name="ce27" office:value-type="float" office:value="0.5" calcext:value-type="float">
            <text:p>0.5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2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16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Early Modern</text:p>
          </table:table-cell>
          <table:table-cell table:style-name="ce27" office:value-type="string" calcext:value-type="string">
            <text:p>1590-1652</text:p>
          </table:table-cell>
          <table:table-cell table:style-name="ce27" office:value-type="string" calcext:value-type="string">
            <text:p>The Richard Brome Project</text:p>
          </table:table-cell>
          <table:table-cell table:style-name="ce49" table:formula="of:=HYPERLINK(&quot;http://www.hrionline.ac.uk/brome/&quot;)" office:value-type="string" office:string-value="http://www.hrionline.ac.uk/brome/" calcext:value-type="string">
            <text:p>http://www.hrionline.ac.uk/brome/</text:p>
          </table:table-cell>
          <table:table-cell table:style-name="ce28"/>
          <table:table-cell table:style-name="ce27" table:number-columns-repeated="3"/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Royal Holloway, University of Sheffield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12"/>
          <table:table-cell table:style-name="ce27" office:value-type="string" calcext:value-type="string">
            <text:p>AHRC</text:p>
          </table:table-cell>
          <table:table-cell table:style-name="ce27"/>
          <table:table-cell table:style-name="ce27" office:value-type="string" calcext:value-type="string">
            <text:p>JavaScript, Adobe Flash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5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9th</text:p>
          </table:table-cell>
          <table:table-cell table:style-name="ce27" office:value-type="string" calcext:value-type="string">
            <text:p>The Svoboda Diary Project</text:p>
          </table:table-cell>
          <table:table-cell table:style-name="ce49" table:formula="of:=HYPERLINK(&quot;http://courses.washington.edu/otap/svoboda/public/index.html&quot;)" office:value-type="string" office:string-value="http://courses.washington.edu/otap/svoboda/public/index.html" calcext:value-type="string">
            <text:p>http://courses.washington.edu/otap/svoboda/public/index.html</text:p>
          </table:table-cell>
          <table:table-cell table:style-name="ce27" table:number-columns-repeated="4"/>
          <table:table-cell table:style-name="ce27" office:value-type="string" calcext:value-type="string">
            <text:p>ARA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University of Washington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16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788-1836</text:p>
          </table:table-cell>
          <table:table-cell table:style-name="ce27" office:value-type="string" calcext:value-type="string">
            <text:p>William Godwin's Diary</text:p>
          </table:table-cell>
          <table:table-cell table:style-name="ce49" table:formula="of:=HYPERLINK(&quot;http://godwindiary.bodleian.ox.ac.uk/index2.html&quot;)" office:value-type="string" office:string-value="http://godwindiary.bodleian.ox.ac.uk/index2.html" calcext:value-type="string">
            <text:p>http://godwindiary.bodleian.ox.ac.uk/index2.html</text:p>
          </table:table-cell>
          <table:table-cell table:style-name="ce27" table:number-columns-repeated="4"/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Bodleian Library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16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5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232-1316</text:p>
          </table:table-cell>
          <table:table-cell table:style-name="ce27" office:value-type="string" calcext:value-type="string">
            <text:p>The Augsburg Web Edition of Llull's Electoral Writings</text:p>
          </table:table-cell>
          <table:table-cell table:style-name="ce49" table:formula="of:=HYPERLINK(&quot;http://www.math.uni-augsburg.de/stochastik/llull/&quot;)" office:value-type="string" office:string-value="http://www.math.uni-augsburg.de/stochastik/llull/" calcext:value-type="string">
            <text:p>http://www.math.uni-augsburg.de/stochastik/llull/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LAT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7" office:value-type="string" calcext:value-type="string">
            <text:p>Gerlinde Wolsleben </text:p>
          </table:table-cell>
          <table:table-cell table:style-name="ce28" office:value-type="string" calcext:value-type="string">
            <text:p>University of Augsburg 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5"/>
          <table:table-cell table:style-name="ce27" office:value-type="string" calcext:value-type="string">
            <text:p>GER, FRE</text:p>
          </table:table-cell>
          <table:table-cell table:style-name="ce27" office:value-type="string" calcext:value-type="string">
            <text:p>GER, 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a) Biblioteca Apostolica Vaticana; b) <text:s/>Bayerische Staatsbibliothek; <text:s/>c) Universitat de Barcelona; d) <text:s/>Sankt Nikolaus-Hospital / Cusanusstift</text:p>
          </table:table-cell>
          <table:table-cell table:style-name="ce27" table:number-columns-repeated="4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8">
          <table:table-cell table:style-name="ce24" office:value-type="string" calcext:value-type="string">
            <text:p>Antiquity</text:p>
          </table:table-cell>
          <table:table-cell table:style-name="ce28" office:value-type="string" calcext:value-type="string">
            <text:p>200AD</text:p>
          </table:table-cell>
          <table:table-cell table:style-name="ce28" office:value-type="string" calcext:value-type="string">
            <text:p>Digital Mishnah</text:p>
          </table:table-cell>
          <table:table-cell table:style-name="ce48" table:formula="of:=HYPERLINK(&quot;http://www.digitalmishnah.org/&quot;)" office:value-type="string" office:string-value="http://www.digitalmishnah.org/" calcext:value-type="string">
            <text:p>http://www.digitalmishnah.org/</text:p>
          </table:table-cell>
          <table:table-cell table:number-columns-repeated="4" table:style-name="ce51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HEB</text:p>
          </table:table-cell>
          <table:table-cell table:style-name="ce28"/>
          <table:table-cell table:style-name="ce28" office:value-type="string" calcext:value-type="string">
            <text:p>forthcoming</text:p>
          </table:table-cell>
          <table:table-cell table:style-name="ce56"/>
          <table:table-cell table:style-name="ce28" office:value-type="string" calcext:value-type="string">
            <text:p>Hayim Lapin </text:p>
          </table:table-cell>
          <table:table-cell table:style-name="ce28" office:value-type="string" calcext:value-type="string">
            <text:p>Maryland Institute of Technology in the Humanities (MITH)</text:p>
          </table:table-cell>
          <table:table-cell table:style-name="ce28"/>
          <table:table-cell table:style-name="ce28" office:value-type="float" office:value="0.5" calcext:value-type="float">
            <text:p>0.5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number-columns-repeated="4"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ENG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1.5" calcext:value-type="float">
            <text:p>1.5</text:p>
          </table:table-cell>
          <table:table-cell table:style-name="ce28"/>
          <table:table-cell table:number-columns-repeated="2"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0.5" calcext:value-type="float">
            <text:p>0.5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Various</text:p>
          </table:table-cell>
          <table:table-cell table:style-name="ce28" office:value-type="string" calcext:value-type="string">
            <text:p>N/A</text:p>
          </table:table-cell>
          <table:table-cell table:style-name="ce28" office:value-type="string" calcext:value-type="string">
            <text:p>Maryland Institute of Technology in the Humanities (MITH); Amazon Web Services</text:p>
          </table:table-cell>
          <table:table-cell table:style-name="ce28" table:number-columns-repeated="2"/>
          <table:table-cell table:number-columns-repeated="2" table:style-name="ce28" office:value-type="string" calcext:value-type="string">
            <text:p>N/A</text:p>
          </table:table-cell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2">
          <table:table-cell table:style-name="ce24" office:value-type="string" calcext:value-type="string">
            <text:p>Antiquity</text:p>
          </table:table-cell>
          <table:table-cell table:style-name="ce27" office:value-type="string" calcext:value-type="string">
            <text:p>600 BC - 900 AD</text:p>
          </table:table-cell>
          <table:table-cell table:style-name="ce27" office:value-type="string" calcext:value-type="string">
            <text:p>The Online Critical Pseudepigrapha</text:p>
          </table:table-cell>
          <table:table-cell table:style-name="ce49" table:formula="of:=HYPERLINK(&quot;http://ocp.tyndale.ca/&quot;)" office:value-type="string" office:string-value="http://ocp.tyndale.ca/" calcext:value-type="string">
            <text:p>http://ocp.tyndale.ca/</text:p>
          </table:table-cell>
          <table:table-cell table:style-name="ce27"/>
          <table:table-cell table:number-columns-repeated="3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ARC, GRC, LAT</text:p>
          </table:table-cell>
          <table:table-cell table:style-name="ce27"/>
          <table:table-cell table:style-name="ce27" office:value-type="float" office:value="2004" calcext:value-type="float">
            <text:p>2004</text:p>
          </table:table-cell>
          <table:table-cell table:style-name="ce27" office:value-type="string" calcext:value-type="string">
            <text:p>present</text:p>
          </table:table-cell>
          <table:table-cell table:style-name="ce27" office:value-type="string" calcext:value-type="string">
            <text:p>Ian W. Scott</text:p>
          </table:table-cell>
          <table:table-cell table:style-name="ce28" office:value-type="string" calcext:value-type="string">
            <text:p>Society of Biblical Literature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4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2"/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0.5" calcext:value-type="float">
            <text:p>0.5</text:p>
          </table:table-cell>
          <table:table-cell table:style-name="ce27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8"/>
          <table:table-cell table:style-name="ce27"/>
          <table:table-cell table:style-name="ce27" office:value-type="string" calcext:value-type="string">
            <text:p>Drupal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5">
          <table:table-cell table:style-name="ce24" office:value-type="string" calcext:value-type="string">
            <text:p>Antiquity</text:p>
          </table:table-cell>
          <table:table-cell table:style-name="ce27" office:value-type="string" calcext:value-type="string">
            <text:p>3rd BC - 1st AD</text:p>
          </table:table-cell>
          <table:table-cell table:style-name="ce27" office:value-type="string" calcext:value-type="string">
            <text:p>Dead Sea Scrolls</text:p>
          </table:table-cell>
          <table:table-cell table:style-name="ce49" table:formula="of:=HYPERLINK(&quot;http://dss.collections.imj.org.il/&quot;)" office:value-type="string" office:string-value="http://dss.collections.imj.org.il/" calcext:value-type="string">
            <text:p>http://dss.collections.imj.org.il/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51" office:value-type="boolean" office:boolean-value="false" calcext:value-type="boolean">
            <text:p>FALSE</text:p>
          </table:table-cell>
          <table:table-cell table:style-name="ce27"/>
          <table:table-cell table:style-name="ce27" office:value-type="string" calcext:value-type="string">
            <text:p>HEB</text:p>
          </table:table-cell>
          <table:table-cell table:style-name="ce27" office:value-type="string" calcext:value-type="string">
            <text:p>Scroll, papyrus</text:p>
          </table:table-cell>
          <table:table-cell table:style-name="ce27" office:value-type="float" office:value="1995" calcext:value-type="float">
            <text:p>1995</text:p>
          </table:table-cell>
          <table:table-cell table:style-name="ce28" office:value-type="float" office:value="2011" calcext:value-type="float">
            <text:p>2011</text:p>
          </table:table-cell>
          <table:table-cell table:style-name="ce27" office:value-type="string" calcext:value-type="string">
            <text:p>James S. Snyder</text:p>
          </table:table-cell>
          <table:table-cell table:style-name="ce29" office:value-type="string" calcext:value-type="string">
            <text:p>Google, The Israel Museum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1 (one scroll only)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4" table:style-name="ce27" office:value-type="float" office:value="0" calcext:value-type="float">
            <text:p>0</text:p>
          </table:table-cell>
          <table:table-cell table:style-name="ce27" table:number-columns-repeated="3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The Israel Museum, Jerusalem</text:p>
          </table:table-cell>
          <table:table-cell table:style-name="ce27" office:value-type="string" calcext:value-type="string">
            <text:p>Qumran, Israel</text:p>
          </table:table-cell>
          <table:table-cell table:style-name="ce27" office:value-type="string" calcext:value-type="string">
            <text:p>George Blumenthal and the Center for Online Judaic Studies</text:p>
          </table:table-cell>
          <table:table-cell table:style-name="ce27"/>
          <table:table-cell table:style-name="ce27" office:value-type="string" calcext:value-type="string">
            <text:p>Google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40">
          <table:table-cell table:style-name="ce24" office:value-type="string" calcext:value-type="string">
            <text:p>Middle Ages</text:p>
          </table:table-cell>
          <table:table-cell table:style-name="ce27"/>
          <table:table-cell table:style-name="ce27" office:value-type="string" calcext:value-type="string">
            <text:p>Editions of the Registers of the counts of Holland 1299-1345</text:p>
          </table:table-cell>
          <table:table-cell table:style-name="ce49" office:value-type="string" calcext:value-type="string">
            <text:p><text:a xlink:href="http://www.historici.nl/Onderzoek/Projecten/RegistersVanDeHollandseGrafelijkheid1299-1345" xlink:type="simple">http://www.historici.nl/Onderzoek/Projecten/RegistersVanDeHollandseGrafelijkheid1299-1345</text:a>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DUT</text:p>
          </table:table-cell>
          <table:table-cell table:style-name="ce27" table:number-columns-repeated="3"/>
          <table:table-cell table:style-name="ce27" office:value-type="string" calcext:value-type="string">
            <text:p>Jan Burgers</text:p>
          </table:table-cell>
          <table:table-cell table:style-name="ce28" office:value-type="string" calcext:value-type="string">
            <text:p>Huygens ING, Nationaal Archief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6"/>
          <table:table-cell table:style-name="ce27" office:value-type="string" calcext:value-type="string">
            <text:p>DUT, ENG</text:p>
          </table:table-cell>
          <table:table-cell table:style-name="ce27" table:number-columns-repeated="18"/>
          <table:table-cell table:style-name="ce27" office:value-type="string" calcext:value-type="string">
            <text:p>The project received the scientific support of a group of external scolars made up of Ms Prof. dr. Th. de Hemptinne, Prof. P.A. Henderikx, G. van Herwijnen, Prof.P.C.M. Hoppenbrouwers and Prof. J.G. Smit. - See more at: http://www.historici.nl/Onderzoek/Projecten/RegistersVanDeHollandseGrafelijkheid1299-1345/en/colofon#sthash.HhPd6Esd.dpuf</text:p>
          </table:table-cell>
          <table:table-cell table:style-name="ce27" table:number-columns-repeated="4"/>
          <table:table-cell table:number-columns-repeated="973"/>
        </table:table-row>
        <table:table-row table:style-name="ro32">
          <table:table-cell table:style-name="ce24" office:value-type="string" calcext:value-type="string">
            <text:p>Early Modern</text:p>
          </table:table-cell>
          <table:table-cell table:style-name="ce27" office:value-type="string" calcext:value-type="string">
            <text:p>17th</text:p>
          </table:table-cell>
          <table:table-cell table:style-name="ce27" office:value-type="string" calcext:value-type="string">
            <text:p>Quijote Interactivo</text:p>
          </table:table-cell>
          <table:table-cell table:style-name="ce49" office:value-type="string" calcext:value-type="string">
            <text:p><text:a xlink:href="http://quijote.bne.es/libro.html" xlink:type="simple">http://quijote.bne.es/libro.html</text:a>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51" office:value-type="boolean" office:boolean-value="true" calcext:value-type="boolean">
            <text:p>TRUE</text:p>
          </table:table-cell>
          <table:table-cell table:number-columns-repeated="2" table:style-name="ce51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SPA</text:p>
          </table:table-cell>
          <table:table-cell table:style-name="ce27" office:value-type="string" calcext:value-type="string">
            <text:p>Codex</text:p>
          </table:table-cell>
          <table:table-cell table:style-name="ce27" office:value-type="float" office:value="2009" calcext:value-type="float">
            <text:p>2009</text:p>
          </table:table-cell>
          <table:table-cell table:style-name="ce27" office:value-type="float" office:value="2010" calcext:value-type="float">
            <text:p>2010</text:p>
          </table:table-cell>
          <table:table-cell table:style-name="ce27" office:value-type="string" calcext:value-type="string">
            <text:p>José Manuel Lucía Megías</text:p>
          </table:table-cell>
          <table:table-cell table:style-name="ce28" office:value-type="string" calcext:value-type="string">
            <text:p>Biblioteca Nacional de España</text:p>
          </table:table-cell>
          <table:table-cell table:style-name="ce27" office:value-type="string" calcext:value-type="string">
            <text:p>General public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SPA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/>
          <table:table-cell table:number-columns-repeated="2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Keyed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office:annotation draw:style-name="gr13" draw:text-style-name="P2" svg:width="0.03pt" svg:height="106.47pt" svg:x="76.39pt" svg:y="2582.11pt" draw:caption-point-x="3954.05pt" draw:caption-point-y="916.1pt">
              <dc:date>2015-08-30T00:00:00</dc:date>
              <text:p text:style-name="P1"><text:span text:style-name="T1">of images</text:span></text:p>
            </office:annotation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Biblioteca Nacional de España</text:p>
          </table:table-cell>
          <table:table-cell table:style-name="ce27" office:value-type="string" calcext:value-type="string">
            <text:p>Madrid</text:p>
          </table:table-cell>
          <table:table-cell table:style-name="ce27" office:value-type="string" calcext:value-type="string">
            <text:p>Telefonica</text:p>
          </table:table-cell>
          <table:table-cell table:style-name="ce27"/>
          <table:table-cell table:style-name="ce27" office:value-type="string" calcext:value-type="string">
            <text:p>Adobe Flash Player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803-1806</text:p>
          </table:table-cell>
          <table:table-cell table:style-name="ce27" office:value-type="string" calcext:value-type="string">
            <text:p>The Journals of the Lewis and Clark Expedition</text:p>
          </table:table-cell>
          <table:table-cell table:style-name="ce49" office:value-type="string" calcext:value-type="string">
            <text:p><text:a xlink:href="http://lewisandclarkjournals.unl.edu/index.html" xlink:type="simple">http://lewisandclarkjournals.unl.edu/index.html</text:a></text:p>
          </table:table-cell>
          <table:table-cell table:number-columns-repeated="4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Journal</text:p>
          </table:table-cell>
          <table:table-cell table:style-name="ce27" table:number-columns-repeated="2"/>
          <table:table-cell table:style-name="ce27" office:value-type="string" calcext:value-type="string">
            <text:p>Katherine Walter</text:p>
          </table:table-cell>
          <table:table-cell table:style-name="ce28" office:value-type="string" calcext:value-type="string">
            <text:p>University of Nebraska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31"/>
          <table:table-cell table:number-columns-repeated="973"/>
        </table:table-row>
        <table:table-row table:style-name="ro38">
          <table:table-cell table:style-name="ce24" office:value-type="string" calcext:value-type="string">
            <text:p>Middle Ages, Early Modern</text:p>
          </table:table-cell>
          <table:table-cell table:style-name="ce28" office:value-type="string" calcext:value-type="string">
            <text:p>10th-17th</text:p>
          </table:table-cell>
          <table:table-cell table:style-name="ce28" office:value-type="string" calcext:value-type="string">
            <text:p>Electronic Boethius CDROM</text:p>
          </table:table-cell>
          <table:table-cell table:style-name="ce48" table:formula="of:=HYPERLINK(&quot;http://beowulf.engl.uky.edu/~kiernan/eBoethius/inlad.htm&quot;)" office:value-type="string" office:string-value="http://beowulf.engl.uky.edu/~kiernan/eBoethius/inlad.htm" calcext:value-type="string">
            <text:p>http://beowulf.engl.uky.edu/~kiernan/eBoethius/inlad.htm</text:p>
          </table:table-cell>
          <table:table-cell table:style-name="ce28"/>
          <table:table-cell table:style-name="ce27"/>
          <table:table-cell table:style-name="ce28" table:number-columns-repeated="2"/>
          <table:table-cell table:style-name="ce28" office:value-type="string" calcext:value-type="string">
            <text:p>ENM</text:p>
          </table:table-cell>
          <table:table-cell table:style-name="ce28"/>
          <table:table-cell table:style-name="ce28" office:value-type="float" office:value="2002" calcext:value-type="float">
            <text:p>2002</text:p>
          </table:table-cell>
          <table:table-cell table:style-name="ce28" office:value-type="float" office:value="2006" calcext:value-type="float">
            <text:p>2006</text:p>
          </table:table-cell>
          <table:table-cell table:style-name="ce28" office:value-type="string" calcext:value-type="string">
            <text:p>Kevin Kiernan</text:p>
          </table:table-cell>
          <table:table-cell table:style-name="ce28" office:value-type="string" calcext:value-type="string">
            <text:p>University of Kentucky, British Library, University of Sheffield</text:p>
          </table:table-cell>
          <table:table-cell table:style-name="ce28" table:number-columns-repeated="4"/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ENG</text:p>
          </table:table-cell>
          <table:table-cell table:style-name="ce28" table:number-columns-repeated="4"/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5"/>
          <table:table-cell table:style-name="ce28" office:value-type="string" calcext:value-type="string">
            <text:p>British Library, London, Bodleian Library, UK</text:p>
          </table:table-cell>
          <table:table-cell table:style-name="ce28"/>
          <table:table-cell table:style-name="ce28" office:value-type="string" calcext:value-type="string">
            <text:p>National Endowment for the Humanities, Andrew W. Mellon Foundation</text:p>
          </table:table-cell>
          <table:table-cell table:style-name="ce28"/>
          <table:table-cell table:style-name="ce28" office:value-type="string" calcext:value-type="string">
            <text:p>CDROM</text:p>
          </table:table-cell>
          <table:table-cell table:style-name="ce28" table:number-columns-repeated="2"/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2">
          <table:table-cell table:style-name="ce24" office:value-type="string" calcext:value-type="string">
            <text:p>Early Modern, Long Nineteenth Century</text:p>
          </table:table-cell>
          <table:table-cell table:style-name="ce27" office:value-type="string" calcext:value-type="string">
            <text:p>1773-1836</text:p>
          </table:table-cell>
          <table:table-cell table:style-name="ce27" office:value-type="string" calcext:value-type="string">
            <text:p>James Mill's Common Place Books</text:p>
          </table:table-cell>
          <table:table-cell table:style-name="ce49" office:value-type="string" calcext:value-type="string">
            <text:p><text:a xlink:href="http://www.intellectualhistory.net/mill/" xlink:type="simple">http://www.intellectualhistory.net/mill/</text:a></text:p>
          </table:table-cell>
          <table:table-cell table:style-name="ce27" table:number-columns-repeated="4"/>
          <table:table-cell table:style-name="ce27" office:value-type="string" calcext:value-type="string">
            <text:p>ENG</text:p>
          </table:table-cell>
          <table:table-cell table:style-name="ce27"/>
          <table:table-cell table:style-name="ce27" office:value-type="float" office:value="2008" calcext:value-type="float">
            <text:p>2008</text:p>
          </table:table-cell>
          <table:table-cell table:style-name="ce27" office:value-type="string" calcext:value-type="string">
            <text:p>present</text:p>
          </table:table-cell>
          <table:table-cell table:style-name="ce27" office:value-type="string" calcext:value-type="string">
            <text:p>Kristopher Grint</text:p>
          </table:table-cell>
          <table:table-cell table:style-name="ce28" office:value-type="string" calcext:value-type="string">
            <text:p>University of Sussex, London Library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9"/>
          <table:table-cell table:style-name="ce27" office:value-type="string" calcext:value-type="string">
            <text:p>AHRC; the British Academy</text:p>
          </table:table-cell>
          <table:table-cell table:style-name="ce27"/>
          <table:table-cell table:style-name="ce27" office:value-type="string" calcext:value-type="string">
            <text:p>MySQL, PHP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3th</text:p>
          </table:table-cell>
          <table:table-cell table:style-name="ce27" office:value-type="string" calcext:value-type="string">
            <text:p>A trial electronic edition of the Preface to 'Ancrene Wisse' for the Early English Text Society.</text:p>
          </table:table-cell>
          <table:table-cell table:style-name="ce49" table:formula="of:=HYPERLINK(&quot;http://tei.oucs.ox.ac.uk/Projects/EETS/&quot;)" office:value-type="string" office:string-value="http://tei.oucs.ox.ac.uk/Projects/EETS/" calcext:value-type="string">
            <text:p>http://tei.oucs.ox.ac.uk/Projects/EETS/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ENM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7" office:value-type="string" calcext:value-type="string">
            <text:p>Lou Burnard</text:p>
          </table:table-cell>
          <table:table-cell table:style-name="ce28" office:value-type="string" calcext:value-type="string">
            <text:p>University of Southampton, University of Oxford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5"/>
          <table:table-cell table:style-name="ce27" office:value-type="string" calcext:value-type="string">
            <text:p>trial</text:p>
          </table:table-cell>
          <table:table-cell table:style-name="ce27" table:number-columns-repeated="3"/>
          <table:table-cell table:style-name="ce27" office:value-type="string" calcext:value-type="string">
            <text:p>AHRC</text:p>
          </table:table-cell>
          <table:table-cell table:style-name="ce27"/>
          <table:table-cell table:style-name="ce27" office:value-type="string" calcext:value-type="string">
            <text:p>XSLT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Antiquity</text:p>
          </table:table-cell>
          <table:table-cell table:style-name="ce28" office:value-type="float" office:value="1898" calcext:value-type="float">
            <text:p>1898</text:p>
          </table:table-cell>
          <table:table-cell table:style-name="ce28" office:value-type="string" calcext:value-type="string">
            <text:p>Digital Nestle-Aland</text:p>
          </table:table-cell>
          <table:table-cell table:style-name="ce48" table:formula="of:=HYPERLINK(&quot;http://nestlealand.uni-muenster.de/&quot;)" office:value-type="string" office:string-value="http://nestlealand.uni-muenster.de/" calcext:value-type="string">
            <text:p>http://nestlealand.uni-muenster.de/</text:p>
          </table:table-cell>
          <table:table-cell table:number-columns-repeated="3" table:style-name="ce51" office:value-type="boolean" office:boolean-value="true" calcext:value-type="boolean">
            <text:p>TRUE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28" office:value-type="string" calcext:value-type="string">
            <text:p>GRC (NT)</text:p>
          </table:table-cell>
          <table:table-cell table:style-name="ce28"/>
          <table:table-cell table:style-name="ce28" office:value-type="string" calcext:value-type="string">
            <text:p>forthcoming</text:p>
          </table:table-cell>
          <table:table-cell table:style-name="ce56"/>
          <table:table-cell table:style-name="ce28" office:value-type="string" calcext:value-type="string">
            <text:p>Luc Herren</text:p>
          </table:table-cell>
          <table:table-cell table:style-name="ce28" office:value-type="string" calcext:value-type="string">
            <text:p>University of Münster Institute for New Testament Textual Research</text:p>
          </table:table-cell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G</text:p>
          </table:table-cell>
          <table:table-cell table:style-name="ce28" table:number-columns-repeated="4"/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number-columns-repeated="2" table:style-name="ce28" office:value-type="float" office:value="0" calcext:value-type="float">
            <text:p>0</text:p>
          </table:table-cell>
          <table:table-cell table:style-name="ce28" table:number-columns-repeated="5"/>
          <table:table-cell table:style-name="ce28" office:value-type="string" calcext:value-type="string">
            <text:p>forthcoming</text:p>
          </table:table-cell>
          <table:table-cell table:style-name="ce28" table:number-columns-repeated="3"/>
          <table:table-cell table:style-name="ce28" office:value-type="string" calcext:value-type="string">
            <text:p>Deutsche Forschungsgemeinschaft </text:p>
          </table:table-cell>
          <table:table-cell table:style-name="ce28" table:number-columns-repeated="2"/>
          <table:table-cell table:number-columns-repeated="2" table:style-name="ce28" office:value-type="string" calcext:value-type="string">
            <text:p>N/A</text:p>
          </table:table-cell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4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7" office:value-type="string" calcext:value-type="string">
            <text:p>Orlando Furioso Hypertext</text:p>
          </table:table-cell>
          <table:table-cell table:style-name="ce49" table:formula="of:=HYPERLINK(&quot;http://stel.ub.edu/orlando/&quot;)" office:value-type="string" office:string-value="http://stel.ub.edu/orlando/" calcext:value-type="string">
            <text:p>http://stel.ub.edu/orlando/</text:p>
          </table:table-cell>
          <table:table-cell table:style-name="ce27"/>
          <table:table-cell table:number-columns-repeated="2" table:style-name="ce51" office:value-type="boolean" office:boolean-value="true" calcext:value-type="boolean">
            <text:p>TRUE</text:p>
          </table:table-cell>
          <table:table-cell table:style-name="ce27"/>
          <table:table-cell table:style-name="ce27" office:value-type="string" calcext:value-type="string">
            <text:p>ITA</text:p>
          </table:table-cell>
          <table:table-cell table:style-name="ce27" office:value-type="string" calcext:value-type="string">
            <text:p>Manuscript</text:p>
          </table:table-cell>
          <table:table-cell table:style-name="ce27" office:value-type="float" office:value="1516" calcext:value-type="float">
            <text:p>1516</text:p>
          </table:table-cell>
          <table:table-cell table:style-name="ce27" office:value-type="float" office:value="1532" calcext:value-type="float">
            <text:p>1532</text:p>
          </table:table-cell>
          <table:table-cell table:style-name="ce27" office:value-type="string" calcext:value-type="string">
            <text:p>María de las Nieves Muñiz</text:p>
          </table:table-cell>
          <table:table-cell table:style-name="ce28" office:value-type="string" calcext:value-type="string">
            <text:p>Universitat de Barcelona</text:p>
          </table:table-cell>
          <table:table-cell table:style-name="ce27" office:value-type="string" calcext:value-type="string">
            <text:p>Scholars and students (higher education) of history of art, literary studies and of the book.</text:p>
          </table:table-cell>
          <table:table-cell table:style-name="ce27" table:number-columns-repeated="3"/>
          <table:table-cell table:style-name="ce28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27" office:value-type="string" calcext:value-type="string">
            <text:p>SPA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44">
          <table:table-cell table:style-name="ce24" office:value-type="string" calcext:value-type="string">
            <text:p>Antiquity</text:p>
          </table:table-cell>
          <table:table-cell table:style-name="ce27" office:value-type="string" calcext:value-type="string">
            <text:p>29 BC - 19 BC</text:p>
          </table:table-cell>
          <table:table-cell table:style-name="ce27" office:value-type="string" calcext:value-type="string">
            <text:p>The Vergil project. Resources for Students, Teachers, and Readers of Vergil</text:p>
          </table:table-cell>
          <table:table-cell table:style-name="ce49" office:value-type="string" calcext:value-type="string">
            <text:p><text:a xlink:href="http://vergil.classics.upenn.edu/" xlink:type="simple">http://vergil.classics.upenn.edu/</text:a></text:p>
          </table:table-cell>
          <table:table-cell table:number-columns-repeated="4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ENG, LAT</text:p>
          </table:table-cell>
          <table:table-cell table:style-name="ce27"/>
          <table:table-cell table:style-name="ce27" office:value-type="float" office:value="1995" calcext:value-type="float">
            <text:p>1995</text:p>
          </table:table-cell>
          <table:table-cell table:style-name="ce27" office:value-type="string" calcext:value-type="string">
            <text:p>present</text:p>
          </table:table-cell>
          <table:table-cell table:style-name="ce27" office:value-type="string" calcext:value-type="string">
            <text:p>Mary Costigan</text:p>
          </table:table-cell>
          <table:table-cell table:style-name="ce28" office:value-type="string" calcext:value-type="string">
            <text:p>University of Pennsylvania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table:number-columns-repeated="3"/>
          <table:table-cell table:number-columns-repeated="5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ENG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.5" calcext:value-type="float">
            <text:p>0.5</text:p>
          </table:table-cell>
          <table:table-cell table:style-name="ce27" table:number-columns-repeated="3"/>
          <table:table-cell table:number-columns-repeated="3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The National Endowment for the Humanities, The Pew Charitable Trusts, The Edmund J. and Louise W. Kahn Fund for Faculty Excellence, <text:s text:c="16"/>Mr. Joseph B. Glossberg, <text:s text:c="8"/>Department of Classical Studies, The School of Arts and Sciences, and the Center for the Computer Analysis of Texts, University of Pennsylvania</text:p>
          </table:table-cell>
          <table:table-cell table:style-name="ce27" table:number-columns-repeated="4"/>
          <table:table-cell table:number-columns-repeated="973"/>
        </table:table-row>
        <table:table-row table:style-name="ro38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4th</text:p>
          </table:table-cell>
          <table:table-cell table:style-name="ce27" office:value-type="string" calcext:value-type="string">
            <text:p>Cantar de mio Cid</text:p>
          </table:table-cell>
          <table:table-cell table:style-name="ce49" office:value-type="string" calcext:value-type="string">
            <text:p><text:a xlink:href="http://www.laits.utexas.edu/cid/index2.php?v=nor" xlink:type="simple">http://www.laits.utexas.edu/cid/index2.php?v=nor</text:a>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51" office:value-type="boolean" office:boolean-value="false" calcext:value-type="boolean">
            <text:p>FALSE</text:p>
          </table:table-cell>
          <table:table-cell table:number-columns-repeated="2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SPA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7" office:value-type="string" calcext:value-type="string">
            <text:p>Matthew Bailey</text:p>
          </table:table-cell>
          <table:table-cell table:style-name="ce28" office:value-type="string" calcext:value-type="string">
            <text:p>Biblioteca Nacional de España</text:p>
          </table:table-cell>
          <table:table-cell table:style-name="ce27" office:value-type="string" calcext:value-type="string">
            <text:p>General public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2"/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Keyed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Biblioteca Nacional de España</text:p>
          </table:table-cell>
          <table:table-cell table:style-name="ce27"/>
          <table:table-cell table:style-name="ce27" office:value-type="string" calcext:value-type="string">
            <text:p>Liberal Arts Instructional Technology Services (LAITS) @UT Austin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Middle Ages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 office:value-type="string" calcext:value-type="string">
            <text:p>The Aberdeen Bestiary</text:p>
          </table:table-cell>
          <table:table-cell table:style-name="ce49" table:formula="of:=HYPERLINK(&quot;http://www.abdn.ac.uk/bestiary/&quot;)" office:value-type="string" office:string-value="http://www.abdn.ac.uk/bestiary/" calcext:value-type="string">
            <text:p>http://www.abdn.ac.uk/bestiary/</text:p>
          </table:table-cell>
          <table:table-cell table:number-columns-repeated="2" table:style-name="ce51" office:value-type="boolean" office:boolean-value="true" calcext:value-type="boolean">
            <text:p>TRUE</text:p>
          </table:table-cell>
          <table:table-cell table:style-name="ce52" office:value-type="boolean" office:boolean-value="false" calcext:value-type="boolean">
            <text:p>FALSE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LAT</text:p>
          </table:table-cell>
          <table:table-cell table:style-name="ce27" table:number-columns-repeated="3"/>
          <table:table-cell table:style-name="ce27" office:value-type="string" calcext:value-type="string">
            <text:p>Michael Arnott</text:p>
          </table:table-cell>
          <table:table-cell table:style-name="ce28" office:value-type="string" calcext:value-type="string">
            <text:p>University of Aberdeen</text:p>
          </table:table-cell>
          <table:table-cell table:style-name="ce27"/>
          <table:table-cell table:number-columns-repeated="2" table:style-name="ce27" office:value-type="float" office:value="0" calcext:value-type="float">
            <text:p>0</text:p>
          </table:table-cell>
          <table:table-cell table:style-name="ce27"/>
          <table:table-cell table:style-name="ce28" table:number-columns-repeated="2"/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0.5" calcext:value-type="float">
            <office:annotation draw:style-name="gr14" draw:text-style-name="P2" svg:width="0.03pt" svg:height="352.8pt" svg:x="167.13pt" svg:y="2952.23pt" draw:caption-point-x="2999.31pt" draw:caption-point-y="1036.69pt">
              <dc:date>2015-08-30T00:00:00</dc:date>
              <text:p text:style-name="P1"><text:span text:style-name="T1">Open access but not open source</text:span></text:p>
            </office:annotation>
            <text:p>0.5</text:p>
          </table:table-cell>
          <table:table-cell table:style-name="ce27"/>
          <table:table-cell table:number-columns-repeated="5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Aberdeen University Library</text:p>
          </table:table-cell>
          <table:table-cell table:style-name="ce27"/>
          <table:table-cell table:style-name="ce29"/>
          <table:table-cell table:style-name="ce27"/>
          <table:table-cell table:style-name="ce28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Antiquity</text:p>
          </table:table-cell>
          <table:table-cell table:style-name="ce27" office:value-type="string" calcext:value-type="string">
            <text:p>86-103 AD</text:p>
          </table:table-cell>
          <table:table-cell table:style-name="ce27" office:value-type="string" calcext:value-type="string">
            <text:p>M. Valerii Martialis Epigrammaton Liber IV</text:p>
          </table:table-cell>
          <table:table-cell table:style-name="ce49" table:formula="of:=HYPERLINK(&quot;http://www.curculio.org/Martial/Martial04.html&quot;)" office:value-type="string" office:string-value="http://www.curculio.org/Martial/Martial04.html" calcext:value-type="string">
            <text:p>http://www.curculio.org/Martial/Martial04.html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LAT</text:p>
          </table:table-cell>
          <table:table-cell table:style-name="ce27"/>
          <table:table-cell table:style-name="ce27" office:value-type="float" office:value="2005" calcext:value-type="float">
            <text:p>2005</text:p>
          </table:table-cell>
          <table:table-cell table:style-name="ce27" office:value-type="float" office:value="2007" calcext:value-type="float">
            <text:p>2007</text:p>
          </table:table-cell>
          <table:table-cell table:style-name="ce27" office:value-type="string" calcext:value-type="string">
            <text:p>Michael Hendry</text:p>
          </table:table-cell>
          <table:table-cell table:style-name="ce28" office:value-type="string" calcext:value-type="string">
            <text:p>Bowling Green State University</text:p>
          </table:table-cell>
          <table:table-cell table:style-name="ce27" table:number-columns-repeated="3"/>
          <table:table-cell table:style-name="ce27" office:value-type="string" calcext:value-type="string">
            <text:p>N/A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4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string" calcext:value-type="string">
            <text:p>LAT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5"/>
          <table:table-cell table:style-name="ce27" office:value-type="float" office:value="1" calcext:value-type="float">
            <office:annotation draw:style-name="gr15" draw:text-style-name="P2" svg:width="0.03pt" svg:height="229.63pt" svg:x="76.39pt" svg:y="2961.3pt" draw:caption-point-x="3954.05pt" draw:caption-point-y="1049.16pt">
              <dc:date>2015-08-30T00:00:00</dc:date>
              <text:p text:style-name="P1"><text:span text:style-name="T1">text and a few notes</text:span></text:p>
            </office:annotation>
            <text:p>1</text:p>
          </table:table-cell>
          <table:table-cell table:style-name="ce27" table:number-columns-repeated="3"/>
          <table:table-cell table:number-columns-repeated="2" table:style-name="ce27" office:value-type="string" calcext:value-type="string">
            <text:p>N/A</text:p>
          </table:table-cell>
          <table:table-cell table:style-name="ce27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Antiquity</text:p>
          </table:table-cell>
          <table:table-cell table:style-name="ce27"/>
          <table:table-cell table:style-name="ce27" office:value-type="string" calcext:value-type="string">
            <text:p>P. Ovidii Nasonis Heroides I</text:p>
          </table:table-cell>
          <table:table-cell table:style-name="ce49" table:formula="of:=HYPERLINK(&quot;http://www.curculio.org/Ovid/h01.html&quot;)" office:value-type="string" office:string-value="http://www.curculio.org/Ovid/h01.html" calcext:value-type="string">
            <text:p>http://www.curculio.org/Ovid/h01.html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3"/>
          <table:table-cell table:style-name="ce27" office:value-type="string" calcext:value-type="string">
            <text:p>LAT</text:p>
          </table:table-cell>
          <table:table-cell table:style-name="ce27"/>
          <table:table-cell table:style-name="ce27" office:value-type="float" office:value="2008" calcext:value-type="float">
            <text:p>2008</text:p>
          </table:table-cell>
          <table:table-cell table:style-name="ce28"/>
          <table:table-cell table:style-name="ce27" office:value-type="string" calcext:value-type="string">
            <text:p>Michael Hendry</text:p>
          </table:table-cell>
          <table:table-cell table:style-name="ce27" office:value-type="string" calcext:value-type="string">
            <text:p>N/A</text:p>
          </table:table-cell>
          <table:table-cell table:style-name="ce27" table:number-columns-repeated="3"/>
          <table:table-cell table:style-name="ce27" office:value-type="string" calcext:value-type="string">
            <text:p>N/A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4" table:style-name="ce27" office:value-type="float" office:value="0" calcext:value-type="float">
            <text:p>0</text:p>
          </table:table-cell>
          <table:table-cell table:style-name="ce27"/>
          <table:table-cell table:style-name="ce59"/>
          <table:table-cell table:style-name="ce27" office:value-type="string" calcext:value-type="string">
            <text:p>LAT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5"/>
          <table:table-cell table:style-name="ce27" office:value-type="float" office:value="1" calcext:value-type="float">
            <office:annotation draw:style-name="gr15" draw:text-style-name="P2" svg:width="0.03pt" svg:height="229.63pt" svg:x="76.39pt" svg:y="2980.83pt" draw:caption-point-x="3954.05pt" draw:caption-point-y="1061.43pt">
              <dc:date>2015-08-30T00:00:00</dc:date>
              <text:p text:style-name="P1"><text:span text:style-name="T1">text and a few notes</text:span></text:p>
            </office:annotation>
            <text:p>1</text:p>
          </table:table-cell>
          <table:table-cell table:style-name="ce27"/>
          <table:table-cell table:style-name="ce29" table:number-columns-repeated="2"/>
          <table:table-cell table:number-columns-repeated="2" table:style-name="ce27" office:value-type="string" calcext:value-type="string">
            <text:p>N/A</text:p>
          </table:table-cell>
          <table:table-cell table:style-name="ce27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Antiquity</text:p>
          </table:table-cell>
          <table:table-cell table:style-name="ce27"/>
          <table:table-cell table:style-name="ce27" office:value-type="string" calcext:value-type="string">
            <text:p>Sexti Propertii Elegiae</text:p>
          </table:table-cell>
          <table:table-cell table:style-name="ce49" table:formula="of:=HYPERLINK(&quot;http://www.curculio.org/Propertius/index.html&quot;)" office:value-type="string" office:string-value="http://www.curculio.org/Propertius/index.html" calcext:value-type="string">
            <text:p>http://www.curculio.org/Propertius/index.html</text:p>
          </table:table-cell>
          <table:table-cell table:style-name="ce27" table:number-columns-repeated="4"/>
          <table:table-cell table:style-name="ce27" office:value-type="string" calcext:value-type="string">
            <text:p>LAT</text:p>
          </table:table-cell>
          <table:table-cell table:style-name="ce27"/>
          <table:table-cell table:style-name="ce27" office:value-type="float" office:value="1998" calcext:value-type="float">
            <text:p>1998</text:p>
          </table:table-cell>
          <table:table-cell table:style-name="ce27" office:value-type="float" office:value="2001" calcext:value-type="float">
            <text:p>2001</text:p>
          </table:table-cell>
          <table:table-cell table:style-name="ce27" office:value-type="string" calcext:value-type="string">
            <text:p>Michael Hendry</text:p>
          </table:table-cell>
          <table:table-cell table:style-name="ce27" office:value-type="string" calcext:value-type="string">
            <text:p>N/A</text:p>
          </table:table-cell>
          <table:table-cell table:style-name="ce27" table:number-columns-repeated="3"/>
          <table:table-cell table:style-name="ce27" office:value-type="string" calcext:value-type="string">
            <text:p>N/A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4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5"/>
          <table:table-cell table:style-name="ce27" office:value-type="float" office:value="1" calcext:value-type="float">
            <office:annotation draw:style-name="gr15" draw:text-style-name="P2" svg:width="0.03pt" svg:height="229.63pt" svg:x="76.39pt" svg:y="2989.96pt" draw:caption-point-x="3954.05pt" draw:caption-point-y="1073.88pt">
              <dc:date>2015-08-30T00:00:00</dc:date>
              <text:p text:style-name="P1"><text:span text:style-name="T1">text and a few notes</text:span></text:p>
            </office:annotation>
            <text:p>1</text:p>
          </table:table-cell>
          <table:table-cell table:style-name="ce27"/>
          <table:table-cell table:style-name="ce29" table:number-columns-repeated="2"/>
          <table:table-cell table:number-columns-repeated="2" table:style-name="ce27" office:value-type="string" calcext:value-type="string">
            <text:p>N/A</text:p>
          </table:table-cell>
          <table:table-cell table:style-name="ce27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Antiquity</text:p>
          </table:table-cell>
          <table:table-cell table:style-name="ce27"/>
          <table:table-cell table:style-name="ce27" office:value-type="string" calcext:value-type="string">
            <text:p>Sulpiciae Conquestio</text:p>
          </table:table-cell>
          <table:table-cell table:style-name="ce49" table:formula="of:=HYPERLINK(&quot;http://www.curculio.org/Sulpiciae/index.html&quot;)" office:value-type="string" office:string-value="http://www.curculio.org/Sulpiciae/index.html" calcext:value-type="string">
            <text:p>http://www.curculio.org/Sulpiciae/index.html</text:p>
          </table:table-cell>
          <table:table-cell table:style-name="ce27"/>
          <table:table-cell table:style-name="ce51" office:value-type="boolean" office:boolean-value="false" calcext:value-type="boolean">
            <text:p>FALSE</text:p>
          </table:table-cell>
          <table:table-cell table:style-name="ce27" table:number-columns-repeated="2"/>
          <table:table-cell table:style-name="ce27" office:value-type="string" calcext:value-type="string">
            <text:p>LAT</text:p>
          </table:table-cell>
          <table:table-cell table:style-name="ce27" table:number-columns-repeated="3"/>
          <table:table-cell table:style-name="ce27" office:value-type="string" calcext:value-type="string">
            <text:p>Michael Hendry</text:p>
          </table:table-cell>
          <table:table-cell table:style-name="ce27" office:value-type="string" calcext:value-type="string">
            <text:p>N/A</text:p>
          </table:table-cell>
          <table:table-cell table:style-name="ce27" table:number-columns-repeated="3"/>
          <table:table-cell table:style-name="ce27" office:value-type="string" calcext:value-type="string">
            <text:p>N/A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4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5"/>
          <table:table-cell table:style-name="ce27" office:value-type="float" office:value="1" calcext:value-type="float">
            <office:annotation draw:style-name="gr15" draw:text-style-name="P2" svg:width="0.03pt" svg:height="229.63pt" svg:x="76.39pt" svg:y="3009.51pt" draw:caption-point-x="3954.05pt" draw:caption-point-y="1086.09pt">
              <dc:date>2015-08-30T00:00:00</dc:date>
              <text:p text:style-name="P1"><text:span text:style-name="T1">text and a few notes</text:span></text:p>
            </office:annotation>
            <text:p>1</text:p>
          </table:table-cell>
          <table:table-cell table:style-name="ce27"/>
          <table:table-cell table:style-name="ce29" office:value-type="string" calcext:value-type="string">
            <text:p>Lost</text:p>
          </table:table-cell>
          <table:table-cell table:style-name="ce29" office:value-type="string" calcext:value-type="string">
            <text:p>Monastery of Bobbio, Italy</text:p>
          </table:table-cell>
          <table:table-cell table:number-columns-repeated="2" table:style-name="ce27" office:value-type="string" calcext:value-type="string">
            <text:p>N/A</text:p>
          </table:table-cell>
          <table:table-cell table:style-name="ce27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Antiquity</text:p>
          </table:table-cell>
          <table:table-cell table:style-name="ce27" office:value-type="string" calcext:value-type="string">
            <text:p>370-404</text:p>
          </table:table-cell>
          <table:table-cell table:style-name="ce27" office:value-type="string" calcext:value-type="string">
            <text:p>Claudii Claudiani Carmina Latina</text:p>
          </table:table-cell>
          <table:table-cell table:style-name="ce49" table:formula="of:=HYPERLINK(&quot;http://www.curculio.org/Claudian/index.html&quot;)" office:value-type="string" office:string-value="http://www.curculio.org/Claudian/index.html" calcext:value-type="string">
            <text:p>http://www.curculio.org/Claudian/index.html</text:p>
          </table:table-cell>
          <table:table-cell table:number-columns-repeated="3" table:style-name="ce51" office:value-type="boolean" office:boolean-value="true" calcext:value-type="boolean">
            <text:p>TRUE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LAT</text:p>
          </table:table-cell>
          <table:table-cell table:style-name="ce27"/>
          <table:table-cell table:style-name="ce27" office:value-type="float" office:value="1998" calcext:value-type="float">
            <text:p>1998</text:p>
          </table:table-cell>
          <table:table-cell table:style-name="ce27" office:value-type="float" office:value="2004" calcext:value-type="float">
            <text:p>2004</text:p>
          </table:table-cell>
          <table:table-cell table:style-name="ce27" office:value-type="string" calcext:value-type="string">
            <text:p>Michael Hendry </text:p>
          </table:table-cell>
          <table:table-cell table:style-name="ce27" office:value-type="string" calcext:value-type="string">
            <text:p>N/A</text:p>
          </table:table-cell>
          <table:table-cell table:style-name="ce27" table:number-columns-repeated="3"/>
          <table:table-cell table:style-name="ce27" office:value-type="string" calcext:value-type="string">
            <text:p>N/A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4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string" calcext:value-type="string">
            <text:p>ENG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9" table:number-columns-repeated="2"/>
          <table:table-cell table:number-columns-repeated="2" table:style-name="ce27" office:value-type="string" calcext:value-type="string">
            <text:p>N/A</text:p>
          </table:table-cell>
          <table:table-cell table:style-name="ce27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Antiquity</text:p>
          </table:table-cell>
          <table:table-cell table:style-name="ce27" office:value-type="string" calcext:value-type="string">
            <text:p>1st-2nd AD</text:p>
          </table:table-cell>
          <table:table-cell table:style-name="ce27" office:value-type="string" calcext:value-type="string">
            <text:p>D. Iunii Iuvenalis Saturae</text:p>
          </table:table-cell>
          <table:table-cell table:style-name="ce49" table:formula="of:=HYPERLINK(&quot;http://www.curculio.org/Juvenal/index.html&quot;)" office:value-type="string" office:string-value="http://www.curculio.org/Juvenal/index.html" calcext:value-type="string">
            <text:p>http://www.curculio.org/Juvenal/index.html</text:p>
          </table:table-cell>
          <table:table-cell table:number-columns-repeated="3" table:style-name="ce51" office:value-type="boolean" office:boolean-value="true" calcext:value-type="boolean">
            <text:p>TRUE</text:p>
          </table:table-cell>
          <table:table-cell table:style-name="ce28"/>
          <table:table-cell table:style-name="ce27" office:value-type="string" calcext:value-type="string">
            <text:p>LAT</text:p>
          </table:table-cell>
          <table:table-cell table:style-name="ce27"/>
          <table:table-cell table:style-name="ce27" office:value-type="float" office:value="1998" calcext:value-type="float">
            <text:p>1998</text:p>
          </table:table-cell>
          <table:table-cell table:style-name="ce27" office:value-type="float" office:value="2001" calcext:value-type="float">
            <text:p>2001</text:p>
          </table:table-cell>
          <table:table-cell table:style-name="ce27" office:value-type="string" calcext:value-type="string">
            <text:p>Michael Hendry </text:p>
          </table:table-cell>
          <table:table-cell table:style-name="ce27" office:value-type="string" calcext:value-type="string">
            <text:p>N/A</text:p>
          </table:table-cell>
          <table:table-cell table:style-name="ce27"/>
          <table:table-cell table:style-name="ce27" office:value-type="float" office:value="0.5" calcext:value-type="float">
            <text:p>0.5</text:p>
          </table:table-cell>
          <table:table-cell table:style-name="ce27"/>
          <table:table-cell table:style-name="ce27" office:value-type="string" calcext:value-type="string">
            <text:p>N/A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4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LAT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Various: P = Codex Pithoeanus-Montepessulanus (9th cent), Medical School of Montepellier, France</text:p>
          </table:table-cell>
          <table:table-cell table:style-name="ce27"/>
          <table:table-cell table:number-columns-repeated="2" table:style-name="ce27" office:value-type="string" calcext:value-type="string">
            <text:p>N/A</text:p>
          </table:table-cell>
          <table:table-cell table:style-name="ce27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9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8th-12th AD</text:p>
          </table:table-cell>
          <table:table-cell table:style-name="ce27" office:value-type="string" calcext:value-type="string">
            <text:p>Codice Diplomatico della Lombardia Medievale</text:p>
          </table:table-cell>
          <table:table-cell table:style-name="ce49" table:formula="of:=HYPERLINK(&quot;http://cdlm.unipv.it/&quot;)" office:value-type="string" office:string-value="http://cdlm.unipv.it/" calcext:value-type="string">
            <text:p>http://cdlm.unipv.it/</text:p>
          </table:table-cell>
          <table:table-cell table:number-columns-repeated="4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LAT</text:p>
          </table:table-cell>
          <table:table-cell table:style-name="ce27" office:value-type="string" calcext:value-type="string">
            <text:p>Codex</text:p>
          </table:table-cell>
          <table:table-cell table:style-name="ce27" office:value-type="float" office:value="2000" calcext:value-type="float">
            <text:p>2000</text:p>
          </table:table-cell>
          <table:table-cell table:style-name="ce28"/>
          <table:table-cell table:style-name="ce27" office:value-type="string" calcext:value-type="string">
            <text:p>Michele Ansani</text:p>
          </table:table-cell>
          <table:table-cell table:style-name="ce28" office:value-type="string" calcext:value-type="string">
            <text:p>Università degli Studi di Pavia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4" table:style-name="ce27" office:value-type="float" office:value="0" calcext:value-type="float">
            <text:p>0</text:p>
          </table:table-cell>
          <table:table-cell table:style-name="ce27"/>
          <table:table-cell table:number-columns-repeated="2" table:style-name="ce27" office:value-type="string" calcext:value-type="string">
            <text:p>ITA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5" calcext:value-type="float">
            <text:p>0.5</text:p>
          </table:table-cell>
          <table:table-cell table:style-name="ce27"/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9" office:value-type="string" calcext:value-type="string">
            <text:p>Various</text:p>
          </table:table-cell>
          <table:table-cell table:style-name="ce27"/>
          <table:table-cell table:style-name="ce27" office:value-type="string" calcext:value-type="string">
            <text:p>Fondazione Cariplo, Provincia di Sondrio, Centro Internazionale di Ricerca per le Storie Locali e le Diversità Culturali - Università degli Studi dell’Insubria</text:p>
          </table:table-cell>
          <table:table-cell table:style-name="ce27"/>
          <table:table-cell table:style-name="ce27" office:value-type="string" calcext:value-type="string">
            <text:p>XHTML, CSS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343-1400</text:p>
          </table:table-cell>
          <table:table-cell table:style-name="ce27" office:value-type="string" calcext:value-type="string">
            <text:p>Geoffrey Chaucer's Book of the Duchess: A Hypertext Edition</text:p>
          </table:table-cell>
          <table:table-cell table:style-name="ce49" office:value-type="string" calcext:value-type="string">
            <text:p><text:a xlink:href="http://www.ucalgary.ca/ucpress/online/pubs/duchess/Websample/titlepge.htm" xlink:type="simple">http://www.ucalgary.ca/ucpress/online/pubs/duchess/Websample/titlepge.htm</text:a>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office:value-type="float" office:value="1997" calcext:value-type="float">
            <text:p>1997</text:p>
          </table:table-cell>
          <table:table-cell table:style-name="ce27"/>
          <table:table-cell table:style-name="ce27" office:value-type="string" calcext:value-type="string">
            <text:p>Murray McGillivray</text:p>
          </table:table-cell>
          <table:table-cell table:style-name="ce28" office:value-type="string" calcext:value-type="string">
            <text:p>University of Calgary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30"/>
          <table:table-cell table:style-name="ce27" office:value-type="string" calcext:value-type="string">
            <text:p>$50.00 CAD / $56.95 USD (march 2000)</text:p>
          </table:table-cell>
          <table:table-cell table:number-columns-repeated="973"/>
        </table:table-row>
        <table:table-row table:style-name="ro37">
          <table:table-cell table:style-name="ce24" office:value-type="string" calcext:value-type="string">
            <text:p>Antiquity</text:p>
          </table:table-cell>
          <table:table-cell table:style-name="ce27"/>
          <table:table-cell table:style-name="ce27" office:value-type="string" calcext:value-type="string">
            <text:p>Inscriptiones Graecae in Croatia Repertae (IGCR)</text:p>
          </table:table-cell>
          <table:table-cell table:style-name="ce49" table:formula="of:=HYPERLINK(&quot;http://www.ffzg.unizg.hr/klafil/dokuwiki/doku.php/z:epidoc-hrvatska&quot;)" office:value-type="string" office:string-value="http://www.ffzg.unizg.hr/klafil/dokuwiki/doku.php/z:epidoc-hrvatska" calcext:value-type="string">
            <text:p>http://www.ffzg.unizg.hr/klafil/dokuwiki/doku.php/z:epidoc-hrvatska</text:p>
          </table:table-cell>
          <table:table-cell table:style-name="ce27" table:number-columns-repeated="4"/>
          <table:table-cell table:style-name="ce27" office:value-type="string" calcext:value-type="string">
            <text:p>GRC</text:p>
          </table:table-cell>
          <table:table-cell table:style-name="ce27" office:value-type="string" calcext:value-type="string">
            <text:p>Tablets, prisms, cylinders, rock faces, steles, wall, threshold slabs, etc.</text:p>
          </table:table-cell>
          <table:table-cell table:style-name="ce27" table:number-columns-repeated="2"/>
          <table:table-cell table:style-name="ce27" office:value-type="string" calcext:value-type="string">
            <text:p>Nino Zubović</text:p>
          </table:table-cell>
          <table:table-cell table:style-name="ce28" office:value-type="string" calcext:value-type="string">
            <text:p>University of Zagreb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HRV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number-columns-repeated="2" table:style-name="ce29" office:value-type="string" calcext:value-type="string">
            <text:p>Various</text:p>
          </table:table-cell>
          <table:table-cell table:style-name="ce27" office:value-type="string" calcext:value-type="string">
            <text:p>Department of Classical Philology of the Faculty of Humanities and Social Sciences at the University of Zagreb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9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317-1468</text:p>
          </table:table-cell>
          <table:table-cell table:style-name="ce27" office:value-type="string" calcext:value-type="string">
            <text:p>The Gascon Rolls Project</text:p>
          </table:table-cell>
          <table:table-cell table:style-name="ce49" table:formula="of:=HYPERLINK(&quot;http://www.gasconrolls.org/index.html&quot;)" office:value-type="string" office:string-value="http://www.gasconrolls.org/index.html" calcext:value-type="string">
            <text:p>http://www.gasconrolls.org/index.html</text:p>
          </table:table-cell>
          <table:table-cell table:style-name="ce27" table:number-columns-repeated="4"/>
          <table:table-cell table:style-name="ce27" office:value-type="string" calcext:value-type="string">
            <text:p>LAT</text:p>
          </table:table-cell>
          <table:table-cell table:style-name="ce27"/>
          <table:table-cell table:style-name="ce27" office:value-type="float" office:value="2008" calcext:value-type="float">
            <text:p>2008</text:p>
          </table:table-cell>
          <table:table-cell table:style-name="ce27" office:value-type="string" calcext:value-type="string">
            <text:p>present</text:p>
          </table:table-cell>
          <table:table-cell table:style-name="ce27" office:value-type="string" calcext:value-type="string">
            <text:p>Paul Spence</text:p>
          </table:table-cell>
          <table:table-cell table:style-name="ce27" office:value-type="string" calcext:value-type="string">
            <text:p>King's College London (Department of Digital Humanities), University of Liverpool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/>
          <table:table-cell table:number-columns-repeated="3" table:style-name="ce27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The National Archives at Kew in class C 61</text:p>
          </table:table-cell>
          <table:table-cell table:style-name="ce27" office:value-type="string" calcext:value-type="string">
            <text:p>South-western France (Aquitaine)</text:p>
          </table:table-cell>
          <table:table-cell table:style-name="ce27" office:value-type="string" calcext:value-type="string">
            <text:p>Laboratoire d’excellence LaScArBx, the Banque Numérique des Savoirs d’Aquitaine, the Château Ausone (Saint-Émilion) and Jonathan Sumption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5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5th</text:p>
          </table:table-cell>
          <table:table-cell table:style-name="ce27" office:value-type="string" calcext:value-type="string">
            <text:p>The Hengwrt Chaucer Digital Facsimile (SCHOLARLY DIGITAL EDITIONS)</text:p>
          </table:table-cell>
          <table:table-cell table:style-name="ce49" table:formula="of:=HYPERLINK(&quot;http://www.sd-editions.com/AnaAdditional/HengwrtEx/images/hgopen.html&quot;)" office:value-type="string" office:string-value="http://www.sd-editions.com/AnaAdditional/HengwrtEx/images/hgopen.html" calcext:value-type="string">
            <text:p>http://www.sd-editions.com/AnaAdditional/HengwrtEx/images/hgopen.html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ENM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7" office:value-type="string" calcext:value-type="string">
            <text:p>Peter Robinson</text:p>
          </table:table-cell>
          <table:table-cell table:style-name="ce28" office:value-type="string" calcext:value-type="string">
            <text:p>University of Birmingham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15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Long Nineteenth Century</text:p>
          </table:table-cell>
          <table:table-cell table:style-name="ce28" office:value-type="string" calcext:value-type="string">
            <text:p>1810-1822</text:p>
          </table:table-cell>
          <table:table-cell table:style-name="ce28" office:value-type="string" calcext:value-type="string">
            <text:p>Carl-Maria-von-Weber-Gesamtausgabe</text:p>
          </table:table-cell>
          <table:table-cell table:style-name="ce48" office:value-type="string" calcext:value-type="string">
            <text:p><text:a xlink:href="http://www.weber-gesamtausgabe.de/en/Index" xlink:type="simple">http://www.weber-gesamtausgabe.de/en/Index</text:a>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number-columns-repeated="2" table:style-name="ce51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GER</text:p>
          </table:table-cell>
          <table:table-cell table:style-name="ce28" office:value-type="string" calcext:value-type="string">
            <text:p>Manuscript</text:p>
          </table:table-cell>
          <table:table-cell table:style-name="ce28" table:number-columns-repeated="2"/>
          <table:table-cell table:style-name="ce28" office:value-type="string" calcext:value-type="string">
            <text:p>Peter Stadler</text:p>
          </table:table-cell>
          <table:table-cell table:style-name="ce28" office:value-type="string" calcext:value-type="string">
            <text:p>Akademie der Wissenschaften und der Literatur Mainz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GER, ENG (partial)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0" calcext:value-type="float">
            <text:p>0</text:p>
          </table:table-cell>
          <table:table-cell table:style-name="ce28" table:number-columns-repeated="11"/>
          <table:table-cell table:style-name="ce28" office:value-type="string" calcext:value-type="string">
            <text:p>eXist</text:p>
          </table:table-cell>
          <table:table-cell table:style-name="ce28"/>
          <table:table-cell table:style-name="ce66" table:number-columns-repeated="971"/>
          <table:table-cell table:style-name="ce58" table:number-columns-repeated="3"/>
        </table:table-row>
        <table:table-row table:style-name="ro35">
          <table:table-cell table:style-name="ce24" office:value-type="string" calcext:value-type="string">
            <text:p>Long Nineteenth Century</text:p>
          </table:table-cell>
          <table:table-cell table:style-name="ce27" office:value-type="float" office:value="1871" calcext:value-type="float">
            <text:p>1871</text:p>
          </table:table-cell>
          <table:table-cell table:style-name="ce27" office:value-type="string" calcext:value-type="string">
            <text:p>Livingstone's 1871 Field Diary</text:p>
          </table:table-cell>
          <table:table-cell table:style-name="ce49" table:formula="of:=HYPERLINK(&quot;http://livingstone.library.ucla.edu/1871diary/manuscript1.htm&quot;)" office:value-type="string" office:string-value="http://livingstone.library.ucla.edu/1871diary/manuscript1.htm" calcext:value-type="string">
            <text:p>http://livingstone.library.ucla.edu/1871diary/manuscript1.htm</text:p>
          </table:table-cell>
          <table:table-cell table:style-name="ce27" table:number-columns-repeated="4"/>
          <table:table-cell table:style-name="ce27" office:value-type="string" calcext:value-type="string">
            <text:p>ENG</text:p>
          </table:table-cell>
          <table:table-cell table:style-name="ce27" table:number-columns-repeated="3"/>
          <table:table-cell table:style-name="ce27" office:value-type="string" calcext:value-type="string">
            <text:p>Adrian S. Wisnicki</text:p>
          </table:table-cell>
          <table:table-cell table:style-name="ce29" office:value-type="string" calcext:value-type="string">
            <text:p>University of California, Los Angeles; Indiana University of Pennsylvania; Birkbeck, University of London; Rochester Institute of Technology; Edinburgh Napier University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National Endowment for the Humanities; British Academy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4">
          <table:table-cell table:style-name="ce24" office:value-type="string" calcext:value-type="string">
            <text:p>Antiquity</text:p>
          </table:table-cell>
          <table:table-cell table:style-name="ce27"/>
          <table:table-cell table:style-name="ce27" office:value-type="string" calcext:value-type="string">
            <text:p>Hyperdonat</text:p>
          </table:table-cell>
          <table:table-cell table:style-name="ce49" table:formula="of:=HYPERLINK(&quot;http://hyperdonat.ens-lyon.fr/&quot;)" office:value-type="string" office:string-value="http://hyperdonat.ens-lyon.fr/" calcext:value-type="string">
            <text:p>http://hyperdonat.ens-lyon.fr/</text:p>
          </table:table-cell>
          <table:table-cell table:style-name="ce28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LAT</text:p>
          </table:table-cell>
          <table:table-cell table:style-name="ce27" table:number-columns-repeated="3"/>
          <table:table-cell table:style-name="ce27" office:value-type="string" calcext:value-type="string">
            <text:p>Bruno Bureau</text:p>
          </table:table-cell>
          <table:table-cell table:style-name="ce29" office:value-type="string" calcext:value-type="string">
            <text:p>Université Jean Moulin Lyon 3, Université d'Angers, École Normale Supérieure de Lyon, École Nationale Supérieure des Sciences de l'Information et des Bibliothèques, EPITECH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FRE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number-columns-repeated="2" table:style-name="ce29" office:value-type="string" calcext:value-type="string">
            <text:p>Various</text:p>
          </table:table-cell>
          <table:table-cell table:style-name="ce27" office:value-type="string" calcext:value-type="string">
            <text:p>Région Rhône-Alpes; ENS de Lyon; Atelier des Humanités Numériques; UMR 5189 (HiSoMA)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8">
          <table:table-cell table:style-name="ce24" office:value-type="string" calcext:value-type="string">
            <text:p>Antiquity</text:p>
          </table:table-cell>
          <table:table-cell table:style-name="ce27" office:value-type="string" calcext:value-type="string">
            <text:p>2nd-12th AD</text:p>
          </table:table-cell>
          <table:table-cell table:style-name="ce27" office:value-type="string" calcext:value-type="string">
            <text:p>Inscriptions of Aphrodisias Project</text:p>
          </table:table-cell>
          <table:table-cell table:style-name="ce49" table:formula="of:=HYPERLINK(&quot;http://insaph.kcl.ac.uk/index.html&quot;)" office:value-type="string" office:string-value="http://insaph.kcl.ac.uk/index.html" calcext:value-type="string">
            <text:p>http://insaph.kcl.ac.uk/index.html</text:p>
          </table:table-cell>
          <table:table-cell table:number-columns-repeated="4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GRC</text:p>
          </table:table-cell>
          <table:table-cell table:style-name="ce27" office:value-type="string" calcext:value-type="string">
            <text:p>Tablets, prisms, cylinders, rock faces, steles, wall, threshold slabs, etc.</text:p>
          </table:table-cell>
          <table:table-cell table:style-name="ce27" office:value-type="float" office:value="2002" calcext:value-type="float">
            <text:p>2002</text:p>
          </table:table-cell>
          <table:table-cell table:style-name="ce28" office:value-type="float" office:value="2006" calcext:value-type="float">
            <text:p>2006</text:p>
          </table:table-cell>
          <table:table-cell table:style-name="ce27" office:value-type="string" calcext:value-type="string">
            <text:p>Charlotte Roueché</text:p>
          </table:table-cell>
          <table:table-cell table:style-name="ce29" office:value-type="string" calcext:value-type="string">
            <text:p>King's College London (Department of Classics; Department of Digital Humanities), University of Heidelberg, University College London, Ancient World Mapping Center (University of North Carolina)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string" calcext:value-type="string">
            <text:p>Aphrodisias, Turkey</text:p>
          </table:table-cell>
          <table:table-cell table:style-name="ce27" office:value-type="string" calcext:value-type="string">
            <text:p>Leverhulme Trust</text:p>
          </table:table-cell>
          <table:table-cell table:style-name="ce64" office:value-type="float" office:value="250000" calcext:value-type="float">
            <text:p>£250,000</text:p>
          </table:table-cell>
          <table:table-cell table:style-name="ce27" office:value-type="string" calcext:value-type="string">
            <text:p>xMod (KCL custom)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8">
          <table:table-cell table:style-name="ce24" office:value-type="string" calcext:value-type="string">
            <text:p>Antiquity</text:p>
          </table:table-cell>
          <table:table-cell table:style-name="ce27" office:value-type="string" calcext:value-type="string">
            <text:p>1st BC-4th AD</text:p>
          </table:table-cell>
          <table:table-cell table:style-name="ce27" office:value-type="string" calcext:value-type="string">
            <text:p>Inscriptions of Roman Cyrenaica</text:p>
          </table:table-cell>
          <table:table-cell table:style-name="ce27" table:formula="of:=HYPERLINK(&quot;http://ircyr.kcl.ac.uk/&quot;)" office:value-type="string" office:string-value="http://ircyr.kcl.ac.uk/" calcext:value-type="string">
            <text:p>http://ircyr.kcl.ac.uk/</text:p>
          </table:table-cell>
          <table:table-cell table:number-columns-repeated="2"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8" office:value-type="string" calcext:value-type="string">
            <text:p>GRC, LAT</text:p>
          </table:table-cell>
          <table:table-cell table:style-name="ce27" office:value-type="string" calcext:value-type="string">
            <text:p>Tablets, prisms, cylinders, rock faces, steles, wall, threshold slabs, etc.</text:p>
          </table:table-cell>
          <table:table-cell table:style-name="ce27" office:value-type="float" office:value="2007" calcext:value-type="float">
            <text:p>2007</text:p>
          </table:table-cell>
          <table:table-cell table:style-name="ce27" office:value-type="float" office:value="2010" calcext:value-type="float">
            <text:p>2010</text:p>
          </table:table-cell>
          <table:table-cell table:style-name="ce27" office:value-type="string" calcext:value-type="string">
            <text:p>Charlotte Roueché</text:p>
          </table:table-cell>
          <table:table-cell table:style-name="ce29" office:value-type="string" calcext:value-type="string">
            <text:p>King's College London (Department of Classics; Department of Digital Humanities), Department of Antiquities (Libya), Ancient World Mapping Center (University of North Carolina), British School at Rome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5"/>
          <table:table-cell table:style-name="ce27" office:value-type="string" calcext:value-type="string">
            <text:p>can't open</text:p>
          </table:table-cell>
          <table:table-cell table:style-name="ce27"/>
          <table:table-cell table:style-name="ce27" office:value-type="string" calcext:value-type="string">
            <text:p>N/A</text:p>
          </table:table-cell>
          <table:table-cell table:style-name="ce27" office:value-type="string" calcext:value-type="string">
            <text:p>Cyrene, Libya</text:p>
          </table:table-cell>
          <table:table-cell table:style-name="ce27" office:value-type="string" calcext:value-type="string">
            <text:p>Leverhume Trust</text:p>
          </table:table-cell>
          <table:table-cell table:style-name="ce27"/>
          <table:table-cell table:style-name="ce27" office:value-type="string" calcext:value-type="string">
            <text:p>xMod (KCL custom)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8">
          <table:table-cell table:style-name="ce24" office:value-type="string" calcext:value-type="string">
            <text:p>Antiquity</text:p>
          </table:table-cell>
          <table:table-cell table:style-name="ce27" office:value-type="string" calcext:value-type="string">
            <text:p>1st BC-8th AD</text:p>
          </table:table-cell>
          <table:table-cell table:style-name="ce27" office:value-type="string" calcext:value-type="string">
            <text:p>Inscriptions of Roman Tripolitania</text:p>
          </table:table-cell>
          <table:table-cell table:style-name="ce49" table:formula="of:=HYPERLINK(&quot;http://irt.kcl.ac.uk/irt2009/&quot;)" office:value-type="string" office:string-value="http://irt.kcl.ac.uk/irt2009/" calcext:value-type="string">
            <text:p>http://irt.kcl.ac.uk/irt2009/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3"/>
          <table:table-cell table:style-name="ce27" office:value-type="string" calcext:value-type="string">
            <text:p>LAT</text:p>
          </table:table-cell>
          <table:table-cell table:style-name="ce27" office:value-type="string" calcext:value-type="string">
            <text:p>Tablets, prisms, cylinders, rock faces, steles, wall, threshold slabs, etc.</text:p>
          </table:table-cell>
          <table:table-cell table:style-name="ce27" office:value-type="float" office:value="2008" calcext:value-type="float">
            <text:p>2008</text:p>
          </table:table-cell>
          <table:table-cell table:style-name="ce28"/>
          <table:table-cell table:style-name="ce27" office:value-type="string" calcext:value-type="string">
            <text:p>Charlotte Roueché</text:p>
          </table:table-cell>
          <table:table-cell table:style-name="ce28" office:value-type="string" calcext:value-type="string">
            <text:p>King's College London (Department of Classics; Department of Digital Humanities), British School at Rome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ce27" office:value-type="float" office:value="1" calcext:value-type="float">
            <text:p>1</text:p>
          </table:table-cell>
          <table:table-cell table:style-name="ce27"/>
          <table:table-cell table:style-name="ce29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/A</text:p>
          </table:table-cell>
          <table:table-cell table:style-name="ce27" office:value-type="string" calcext:value-type="string">
            <text:p>Tripolitania. (area around Tripoli), Libya</text:p>
          </table:table-cell>
          <table:table-cell table:style-name="ce27" office:value-type="string" calcext:value-type="string">
            <text:p>JISC; The Leverhulme Trust; National Endowment for the Humanities</text:p>
          </table:table-cell>
          <table:table-cell table:style-name="ce27"/>
          <table:table-cell table:style-name="ce27" office:value-type="string" calcext:value-type="string">
            <text:p>xMod (KCL custom)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7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840-912</text:p>
          </table:table-cell>
          <table:table-cell table:style-name="ce27" office:value-type="string" calcext:value-type="string">
            <text:p>e-sequence: Digital Edition of the Saint Gall corpus of Sequences by Notker Balbulus</text:p>
          </table:table-cell>
          <table:table-cell table:style-name="ce49" table:formula="of:=HYPERLINK(&quot;http://www.e-sequence.eu/en/&quot;)" office:value-type="string" office:string-value="http://www.e-sequence.eu/en/" calcext:value-type="string">
            <text:p>http://www.e-sequence.eu/en/</text:p>
          </table:table-cell>
          <table:table-cell table:style-name="ce27" table:number-columns-repeated="4"/>
          <table:table-cell table:style-name="ce27" office:value-type="string" calcext:value-type="string">
            <text:p>LAT</text:p>
          </table:table-cell>
          <table:table-cell table:style-name="ce27" table:number-columns-repeated="3"/>
          <table:table-cell table:style-name="ce27" office:value-type="string" calcext:value-type="string">
            <text:p>Christoph Flüeler</text:p>
          </table:table-cell>
          <table:table-cell table:style-name="ce29" office:value-type="string" calcext:value-type="string">
            <text:p>University of Fribourg (e-codices Virtual Manuscript Library of Switzerland); Ensemble Ordo Virtutum – Ensemble for Medieval Music; Label Christophorus; Musikwissenschaftliches Institut der Universität Tübingen; Stiftsbibliothek St. Gallen; Südwest-Rundfunk Tübingen</text:p>
          </table:table-cell>
          <table:table-cell table:style-name="ce27" office:value-type="string" calcext:value-type="string">
            <text:p>In particular, musicologists and manuscript researchers; in general, anyone who's interested.</text:p>
          </table:table-cell>
          <table:table-cell table:style-name="ce27" table:number-columns-repeated="3"/>
          <table:table-cell table:style-name="ce28" table:number-columns-repeated="2"/>
          <table:table-cell table:style-name="ce27" table:number-columns-repeated="6"/>
          <table:table-cell table:style-name="ce27" office:value-type="string" calcext:value-type="string">
            <text:p>GER, 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6"/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string" calcext:value-type="string">
            <text:p>Abbey of St. Gall, St. Gallen Switzerland</text:p>
          </table:table-cell>
          <table:table-cell table:style-name="ce27" office:value-type="string" calcext:value-type="string">
            <text:p>Accentus Foundation, Ernst Goehner Foundation</text:p>
          </table:table-cell>
          <table:table-cell table:style-name="ce27" office:value-type="string" calcext:value-type="string">
            <text:p>20000 CHF (= €16460)</text:p>
          </table:table-cell>
          <table:table-cell table:style-name="ce27" office:value-type="string" calcext:value-type="string">
            <text:p>CodeIgniter, HTML5, PHP, MySQL, jQuery e jPlayer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Early Modern</text:p>
          </table:table-cell>
          <table:table-cell table:style-name="ce27" office:value-type="float" office:value="1633" calcext:value-type="float">
            <text:p>1633</text:p>
          </table:table-cell>
          <table:table-cell table:style-name="ce27" office:value-type="string" calcext:value-type="string">
            <text:p>Phineas Fletcher's Sylva Poetica </text:p>
          </table:table-cell>
          <table:table-cell table:style-name="ce49" table:formula="of:=HYPERLINK(&quot;http://www.philological.bham.ac.uk/sylva/&quot;)" office:value-type="string" office:string-value="http://www.philological.bham.ac.uk/sylva/" calcext:value-type="string">
            <text:p>http://www.philological.bham.ac.uk/sylva/</text:p>
          </table:table-cell>
          <table:table-cell table:style-name="ce27" table:number-columns-repeated="4"/>
          <table:table-cell table:style-name="ce27" office:value-type="string" calcext:value-type="string">
            <text:p>LAT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7" office:value-type="string" calcext:value-type="string">
            <text:p>Dana Sutton</text:p>
          </table:table-cell>
          <table:table-cell table:style-name="ce29" office:value-type="string" calcext:value-type="string">
            <text:p>University of California, Irvine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0"/>
          <table:table-cell table:style-name="ce27" office:value-type="string" calcext:value-type="string">
            <text:p>none</text:p>
          </table:table-cell>
          <table:table-cell table:style-name="ce27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7" office:value-type="string" calcext:value-type="string">
            <text:p>The Latin Prose and Poetry of Joseph Addison</text:p>
          </table:table-cell>
          <table:table-cell table:style-name="ce50" table:formula="of:=HYPERLINK(&quot;http://www.philological.bham.ac.uk/Addison/&quot;)" office:value-type="string" office:string-value="http://www.philological.bham.ac.uk/Addison/" calcext:value-type="string">
            <office:annotation draw:style-name="gr16" draw:text-style-name="P2" svg:width="0.03pt" svg:height="274.42pt" svg:x="108.82pt" svg:y="3600.77pt" draw:caption-point-x="369.44pt" draw:caption-point-y="1310.34pt">
              <dc:date>2015-08-30T00:00:00</dc:date>
              <text:p text:style-name="P1"><text:span text:style-name="T1">Link broken - 24.04.2013</text:span></text:p>
            </office:annotation>
            <text:p>http://www.philological.bham.ac.uk/Addison/</text:p>
          </table:table-cell>
          <table:table-cell table:style-name="ce27" table:number-columns-repeated="4"/>
          <table:table-cell table:style-name="ce27" office:value-type="string" calcext:value-type="string">
            <text:p>LAT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7" office:value-type="string" calcext:value-type="string">
            <text:p>Dana Sutton</text:p>
          </table:table-cell>
          <table:table-cell table:style-name="ce29" office:value-type="string" calcext:value-type="string">
            <text:p>University of California, Irvine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8"/>
          <table:table-cell table:style-name="ce27" table:number-columns-repeated="16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8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7" office:value-type="string" calcext:value-type="string">
            <text:p>History in the Making: preparation of a genetic edition, dataset and hypertext of Part III, Chapter 1 of Flaubert's L'Education Sentimentale</text:p>
          </table:table-cell>
          <table:table-cell table:style-name="ce49" table:formula="of:=HYPERLINK(&quot;http://www.hull.ac.uk/hitm/&quot;)" office:value-type="string" office:string-value="http://www.hull.ac.uk/hitm/" calcext:value-type="string">
            <text:p>http://www.hull.ac.uk/hitm/</text:p>
          </table:table-cell>
          <table:table-cell table:style-name="ce27" table:number-columns-repeated="4"/>
          <table:table-cell table:style-name="ce27" office:value-type="string" calcext:value-type="string">
            <text:p>FRE</text:p>
          </table:table-cell>
          <table:table-cell table:style-name="ce27" table:number-columns-repeated="3"/>
          <table:table-cell table:style-name="ce27" office:value-type="string" calcext:value-type="string">
            <text:p>David Williams</text:p>
          </table:table-cell>
          <table:table-cell table:style-name="ce28" office:value-type="string" calcext:value-type="string">
            <text:p>University of Hull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9"/>
          <table:table-cell table:style-name="ce27" office:value-type="string" calcext:value-type="string">
            <text:p>Arts and Humanities Research Board; University of Hull; Leverhulme Trust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5th</text:p>
          </table:table-cell>
          <table:table-cell table:style-name="ce27" office:value-type="string" calcext:value-type="string">
            <text:p>An electronic corpus of 15th century Castillian canconiero manuscripts</text:p>
          </table:table-cell>
          <table:table-cell table:style-name="ce49" office:value-type="string" calcext:value-type="string">
            <text:p><text:a xlink:href="http://cancionerovirtual.liv.ac.uk/" xlink:type="simple">http://cancionerovirtual.liv.ac.uk/</text:a></text:p>
          </table:table-cell>
          <table:table-cell table:style-name="ce27" table:number-columns-repeated="4"/>
          <table:table-cell table:style-name="ce27" office:value-type="string" calcext:value-type="string">
            <text:p>SPA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7" office:value-type="string" calcext:value-type="string">
            <text:p>Dorothy Severin</text:p>
          </table:table-cell>
          <table:table-cell table:style-name="ce28" office:value-type="string" calcext:value-type="string">
            <text:p>University of Liverpool, University of Birmingham, University of Barcelona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Salamanca: Universidad, MS 2655, fol. 5r. </text:p>
          </table:table-cell>
          <table:table-cell table:style-name="ce27" office:value-type="string" calcext:value-type="string">
            <text:p>Italy, Spain, France, United Kingdom, USA</text:p>
          </table:table-cell>
          <table:table-cell table:style-name="ce27" office:value-type="string" calcext:value-type="string">
            <text:p>AHRC, MHRA, University of Liverpool</text:p>
          </table:table-cell>
          <table:table-cell table:style-name="ce27"/>
          <table:table-cell table:style-name="ce27" office:value-type="string" calcext:value-type="string">
            <text:p>Collate, BBEdit, Anstasia, Apache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5">
          <table:table-cell table:style-name="ce24" office:value-type="string" calcext:value-type="string">
            <text:p>Antiquity</text:p>
          </table:table-cell>
          <table:table-cell table:style-name="ce30"/>
          <table:table-cell table:style-name="ce27" office:value-type="string" calcext:value-type="string">
            <text:p>Galenus' commentary on Hippocrates' "On the articulations"</text:p>
          </table:table-cell>
          <table:table-cell table:style-name="ce49" table:formula="of:=HYPERLINK(&quot;http://pom.bbaw.de/cmg/&quot;)" office:value-type="string" office:string-value="http://pom.bbaw.de/cmg/" calcext:value-type="string">
            <text:p>http://pom.bbaw.de/cmg/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GRC</text:p>
          </table:table-cell>
          <table:table-cell table:style-name="ce27" table:number-columns-repeated="3"/>
          <table:table-cell table:style-name="ce27" office:value-type="string" calcext:value-type="string">
            <text:p>Günter Stock</text:p>
          </table:table-cell>
          <table:table-cell table:style-name="ce28" office:value-type="string" calcext:value-type="string">
            <text:p>Berlin-Brandenburgische Akademie der Wissenschaften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5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GER</text:p>
          </table:table-cell>
          <table:table-cell table:style-name="ce27" table:number-columns-repeated="2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9"/>
          <table:table-cell table:style-name="ce27" office:value-type="string" calcext:value-type="string">
            <text:p>Berlin-Brandenburgische Akademie der Wissenschaften</text:p>
          </table:table-cell>
          <table:table-cell table:style-name="ce27"/>
          <table:table-cell table:style-name="ce49" office:value-type="string" calcext:value-type="string">
            <text:p><text:a xlink:href="http://cmg.bbaw.de/project-office/aufgabenstellung-des-cmg" xlink:type="simple">http://cmg.bbaw.de/project-office/aufgabenstellung-des-cmg</text:a>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9th</text:p>
          </table:table-cell>
          <table:table-cell table:style-name="ce27" office:value-type="string" calcext:value-type="string">
            <text:p>Edition der falschen Kapitularien des Benedictus Levita</text:p>
          </table:table-cell>
          <table:table-cell table:style-name="ce49" table:formula="of:=HYPERLINK(&quot;http://www.benedictus.mgh.de/&quot;)" office:value-type="string" office:string-value="http://www.benedictus.mgh.de/" calcext:value-type="string">
            <text:p>http://www.benedictus.mgh.de/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27" office:value-type="string" calcext:value-type="string">
            <text:p>LAT</text:p>
          </table:table-cell>
          <table:table-cell table:style-name="ce27" table:number-columns-repeated="3"/>
          <table:table-cell table:style-name="ce27" office:value-type="string" calcext:value-type="string">
            <text:p>Gerhard Schmitz</text:p>
          </table:table-cell>
          <table:table-cell table:style-name="ce28" office:value-type="string" calcext:value-type="string">
            <text:p>Bayerische Staatsbibliothek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6"/>
          <table:table-cell table:style-name="ce27" office:value-type="string" calcext:value-type="string">
            <text:p>GER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Paris, BN, Vatican BAV, Monserrat BA, Troyes BM</text:p>
          </table:table-cell>
          <table:table-cell table:style-name="ce27" table:number-columns-repeated="4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8">
          <table:table-cell table:style-name="ce24" office:value-type="string" calcext:value-type="string">
            <text:p>Antiquity</text:p>
          </table:table-cell>
          <table:table-cell table:style-name="ce27" office:value-type="string" calcext:value-type="string">
            <text:p>744 BC - 669BC</text:p>
          </table:table-cell>
          <table:table-cell table:style-name="ce27" office:value-type="string" calcext:value-type="string">
            <text:p>The Royal Inscriptions of the Neo-Assyrian Period</text:p>
          </table:table-cell>
          <table:table-cell table:style-name="ce49" table:formula="of:=HYPERLINK(&quot;http://oracc.museum.upenn.edu/rinap/&quot;)" office:value-type="string" office:string-value="http://oracc.museum.upenn.edu/rinap/" calcext:value-type="string">
            <text:p>http://oracc.museum.upenn.edu/rinap/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ARA, ARC, SYC, PER</text:p>
          </table:table-cell>
          <table:table-cell table:style-name="ce27" office:value-type="string" calcext:value-type="string">
            <text:p>Tablets, prisms, cylinders, rock faces, steles, wall, threshold slabs, etc.</text:p>
          </table:table-cell>
          <table:table-cell table:style-name="ce27" table:number-columns-repeated="2"/>
          <table:table-cell table:style-name="ce27" office:value-type="string" calcext:value-type="string">
            <text:p>Grant Frame</text:p>
          </table:table-cell>
          <table:table-cell table:style-name="ce28" office:value-type="string" calcext:value-type="string">
            <text:p>University of Pennsylvania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8"/>
          <table:table-cell table:style-name="ce27" office:value-type="string" calcext:value-type="string">
            <text:p>Iraq, Syria, Iran, Turkey, and other parts of the Middle East</text:p>
          </table:table-cell>
          <table:table-cell table:style-name="ce27" office:value-type="string" calcext:value-type="string">
            <text:p><text:s/>National Endowment for the Humanities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8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3673-1438</text:p>
          </table:table-cell>
          <table:table-cell table:style-name="ce27" office:value-type="string" calcext:value-type="string">
            <text:p>Book of Margery Kempe</text:p>
          </table:table-cell>
          <table:table-cell table:style-name="ce49" office:value-type="string" calcext:value-type="string">
            <text:p><text:a xlink:href="http://english.selu.edu/humanitiesonline/kempe/index.php" xlink:type="simple">http://english.selu.edu/humanitiesonline/kempe/index.php</text:a>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27" office:value-type="string" calcext:value-type="string">
            <text:p>ENM</text:p>
          </table:table-cell>
          <table:table-cell table:style-name="ce27" office:value-type="string" calcext:value-type="string">
            <text:p>Manuscript</text:p>
          </table:table-cell>
          <table:table-cell table:style-name="ce27"/>
          <table:table-cell table:style-name="ce28" office:value-type="string" calcext:value-type="string">
            <text:p>present</text:p>
          </table:table-cell>
          <table:table-cell table:style-name="ce27" office:value-type="string" calcext:value-type="string">
            <text:p>Joel W. Fredell</text:p>
          </table:table-cell>
          <table:table-cell table:style-name="ce28" office:value-type="string" calcext:value-type="string">
            <text:p>British Library, Southeastern Louisiana University</text:p>
          </table:table-cell>
          <table:table-cell table:style-name="ce27"/>
          <table:table-cell table:style-name="ce27" office:value-type="float" office:value="0.5" calcext:value-type="float">
            <text:p>0.5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1" calcext:value-type="float">
            <office:annotation draw:style-name="gr17" draw:text-style-name="P2" svg:width="0.03pt" svg:height="196.04pt" svg:x="167.13pt" svg:y="3739.63pt" draw:caption-point-x="2001.06pt" draw:caption-point-y="1403.12pt">
              <dc:date>2015-08-30T00:00:00</dc:date>
              <text:p text:style-name="P1"><text:span text:style-name="T1">pixelated zooming</text:span></text:p>
            </office:annotation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/A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Keyed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The British Library</text:p>
          </table:table-cell>
          <table:table-cell table:style-name="ce27" office:value-type="string" calcext:value-type="string">
            <text:p>King's Lynn, United Kingdom</text:p>
          </table:table-cell>
          <table:table-cell table:style-name="ce27" table:number-columns-repeated="2"/>
          <table:table-cell table:style-name="ce27" office:value-type="string" calcext:value-type="string">
            <text:p>HTML, CSS, Showcase, PROTOtypeR, Andron Scriptor Web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Middle Ages</text:p>
          </table:table-cell>
          <table:table-cell table:style-name="ce27"/>
          <table:table-cell table:style-name="ce27" office:value-type="string" calcext:value-type="string">
            <text:p>William of Ockham: Dialogus</text:p>
          </table:table-cell>
          <table:table-cell table:style-name="ce49" table:formula="of:=HYPERLINK(&quot;http://www.britac.ac.uk/pubs/dialogus/ockdial.html&quot;)" office:value-type="string" office:string-value="http://www.britac.ac.uk/pubs/dialogus/ockdial.html" calcext:value-type="string">
            <text:p>http://www.britac.ac.uk/pubs/dialogus/ockdial.html</text:p>
          </table:table-cell>
          <table:table-cell table:style-name="ce27"/>
          <table:table-cell table:style-name="ce28"/>
          <table:table-cell table:style-name="ce27" table:number-columns-repeated="2"/>
          <table:table-cell table:style-name="ce27" office:value-type="string" calcext:value-type="string">
            <text:p>LAT</text:p>
          </table:table-cell>
          <table:table-cell table:style-name="ce27" table:number-columns-repeated="3"/>
          <table:table-cell table:style-name="ce27" office:value-type="string" calcext:value-type="string">
            <text:p>John Kilcullen</text:p>
          </table:table-cell>
          <table:table-cell table:style-name="ce28" office:value-type="string" calcext:value-type="string">
            <text:p>British Academy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6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9" office:value-type="string" calcext:value-type="string">
            <text:p>Various</text:p>
          </table:table-cell>
          <table:table-cell table:style-name="ce27"/>
          <table:table-cell table:style-name="ce27" office:value-type="string" calcext:value-type="string">
            <text:p>British Academy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Middle Ages</text:p>
          </table:table-cell>
          <table:table-cell table:style-name="ce28" office:value-type="string" calcext:value-type="string">
            <text:p>11th</text:p>
          </table:table-cell>
          <table:table-cell table:style-name="ce28" office:value-type="string" calcext:value-type="string">
            <text:p>Domesday Explorer</text:p>
          </table:table-cell>
          <table:table-cell table:style-name="ce48" office:value-type="string" calcext:value-type="string">
            <text:p><text:a xlink:href="http://www.domesdaybook.net/" xlink:type="simple">http://www.domesdaybook.net</text:a></text:p>
          </table:table-cell>
          <table:table-cell table:style-name="ce28"/>
          <table:table-cell table:style-name="ce51" office:value-type="boolean" office:boolean-value="false" calcext:value-type="boolean">
            <text:p>FALSE</text:p>
          </table:table-cell>
          <table:table-cell table:style-name="ce28" table:number-columns-repeated="2"/>
          <table:table-cell table:style-name="ce28" office:value-type="string" calcext:value-type="string">
            <text:p>LAT</text:p>
          </table:table-cell>
          <table:table-cell table:style-name="ce28" office:value-type="string" calcext:value-type="string">
            <text:p>Manuscript</text:p>
          </table:table-cell>
          <table:table-cell table:style-name="ce28" table:number-columns-repeated="2"/>
          <table:table-cell table:style-name="ce28" office:value-type="string" calcext:value-type="string">
            <text:p>John Palmer</text:p>
          </table:table-cell>
          <table:table-cell table:style-name="ce28" office:value-type="string" calcext:value-type="string">
            <text:p>University of Hull</text:p>
          </table:table-cell>
          <table:table-cell table:style-name="ce28" table:number-columns-repeated="12"/>
          <table:table-cell table:style-name="ce28" office:value-type="string" calcext:value-type="string">
            <text:p>ENG</text:p>
          </table:table-cell>
          <table:table-cell table:style-name="ce28" table:number-columns-repeated="4"/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float" office:value="0" calcext:value-type="float">
            <text:p>0</text:p>
          </table:table-cell>
          <table:table-cell table:style-name="ce28" table:number-columns-repeated="5"/>
          <table:table-cell table:style-name="ce28" office:value-type="string" calcext:value-type="string">
            <text:p>download book</text:p>
          </table:table-cell>
          <table:table-cell table:style-name="ce28"/>
          <table:table-cell table:style-name="ce28" office:value-type="string" calcext:value-type="string">
            <text:p>The National Archives, Kew, London, UK</text:p>
          </table:table-cell>
          <table:table-cell table:style-name="ce28" office:value-type="string" calcext:value-type="string">
            <text:p>Royal Treasury, Winchester Castle, UK</text:p>
          </table:table-cell>
          <table:table-cell table:style-name="ce28" office:value-type="string" calcext:value-type="string">
            <text:p>AHRC</text:p>
          </table:table-cell>
          <table:table-cell table:style-name="ce28"/>
          <table:table-cell table:style-name="ce28" office:value-type="string" calcext:value-type="string">
            <text:p>CDROM</text:p>
          </table:table-cell>
          <table:table-cell table:style-name="ce28" table:number-columns-repeated="2"/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7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9th</text:p>
          </table:table-cell>
          <table:table-cell table:style-name="ce27" office:value-type="string" calcext:value-type="string">
            <text:p>Chopin's First Editions Online</text:p>
          </table:table-cell>
          <table:table-cell table:style-name="ce49" office:value-type="string" calcext:value-type="string">
            <text:p><text:a xlink:href="http://www.cfeo.org.uk/index.html" xlink:type="simple">http://www.cfeo.org.uk/index.html</text:a>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27" office:value-type="string" calcext:value-type="string">
            <text:p>ENG, FRE, GER, POL</text:p>
          </table:table-cell>
          <table:table-cell table:style-name="ce27" office:value-type="string" calcext:value-type="string">
            <text:p>Manuscript</text:p>
          </table:table-cell>
          <table:table-cell table:style-name="ce27" office:value-type="float" office:value="2004" calcext:value-type="float">
            <text:p>2004</text:p>
          </table:table-cell>
          <table:table-cell table:style-name="ce27" office:value-type="float" office:value="2007" calcext:value-type="float">
            <text:p>2007</text:p>
          </table:table-cell>
          <table:table-cell table:style-name="ce27" office:value-type="string" calcext:value-type="string">
            <text:p>John Rink</text:p>
          </table:table-cell>
          <table:table-cell table:style-name="ce29" office:value-type="string" calcext:value-type="string">
            <text:p>King's College London (Department of Digital Humanities); Royal Holloway; British Library; Bodleian Library, University of Oxford; Bibliothèque Nationale de France; New York Public Library; Narodowy Instytut Fryderyka Chopina; University of Chicago Library; Österreichische Nationalbibliothek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1" calcext:value-type="float">
            <office:annotation draw:style-name="gr18" draw:text-style-name="P2" svg:width="0.03pt" svg:height="823.07pt" svg:x="167.16pt" svg:y="3819.32pt" draw:caption-point-x="1910.3pt" draw:caption-point-y="1439.29pt">
              <dc:date>2015-08-30T00:00:00</dc:date>
              <text:p text:style-name="P1"><text:span text:style-name="T1">There are images and should be zoomable (crappy Flash)</text:span></text:p>
              <text:p text:style-name="P1"><text:span text:style-name="T1">-Raffaele Viglianti</text:span></text:p>
            </office:annotation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a) Bibliothèque Nationale de France, Paris; b) Bodleian Library, Oxford, UK; c) British Library, London, UK; d) Narodowy Instytut Fryderyka Chopina, Warsaw, Poland; e) University of Chicago Library, USA + 17 small libraries</text:p>
          </table:table-cell>
          <table:table-cell table:style-name="ce27"/>
          <table:table-cell table:style-name="ce27" office:value-type="string" calcext:value-type="string">
            <text:p>AHRC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787-1817</text:p>
          </table:table-cell>
          <table:table-cell table:style-name="ce27" office:value-type="string" calcext:value-type="string">
            <text:p>Jane Austen's Fiction Manuscripts</text:p>
          </table:table-cell>
          <table:table-cell table:style-name="ce49" table:formula="of:=HYPERLINK(&quot;http://www.janeausten.ac.uk/index.html&quot;)" office:value-type="string" office:string-value="http://www.janeausten.ac.uk/index.html" calcext:value-type="string">
            <text:p>http://www.janeausten.ac.uk/index.html</text:p>
          </table:table-cell>
          <table:table-cell table:style-name="ce27" table:number-columns-repeated="4"/>
          <table:table-cell table:style-name="ce27" office:value-type="string" calcext:value-type="string">
            <text:p>ENG</text:p>
          </table:table-cell>
          <table:table-cell table:style-name="ce27" table:number-columns-repeated="3"/>
          <table:table-cell table:style-name="ce27" office:value-type="string" calcext:value-type="string">
            <text:p>Kathryn Sutherland</text:p>
          </table:table-cell>
          <table:table-cell table:style-name="ce28" office:value-type="string" calcext:value-type="string">
            <text:p>King's College London (Department of Digital Humanities), University of Oxford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1" calcext:value-type="float">
            <office:annotation draw:style-name="gr19" draw:text-style-name="P2" svg:width="0.03pt" svg:height="442.37pt" svg:x="167.13pt" svg:y="3879.95pt" draw:caption-point-x="2001.06pt" draw:caption-point-y="1451.37pt">
              <dc:date>2015-08-30T00:00:00</dc:date>
              <text:p text:style-name="P1"><text:span text:style-name="T1">crappy flash zoomify</text:span></text:p>
              <text:p text:style-name="P1"><text:span text:style-name="T1">-Raffaele Viglianti</text:span></text:p>
            </office:annotation>
            <text:p>1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Bodleian Library; British Library; Pierpont Morgan Library, New York; King's College, Cambridge; private ownership</text:p>
          </table:table-cell>
          <table:table-cell table:style-name="ce27"/>
          <table:table-cell table:style-name="ce27" office:value-type="string" calcext:value-type="string">
            <text:p>AHRC</text:p>
          </table:table-cell>
          <table:table-cell table:style-name="ce27"/>
          <table:table-cell table:style-name="ce27" office:value-type="string" calcext:value-type="string">
            <text:p>Kiln (former xMod)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855-1892</text:p>
          </table:table-cell>
          <table:table-cell table:style-name="ce27" office:value-type="string" calcext:value-type="string">
            <text:p>The Walt Whitman Archive</text:p>
          </table:table-cell>
          <table:table-cell table:style-name="ce49" table:formula="of:=HYPERLINK(&quot;http://www.whitmanarchive.org/&quot;)" office:value-type="string" office:string-value="http://www.whitmanarchive.org/" calcext:value-type="string">
            <text:p>http://www.whitmanarchive.org/</text:p>
          </table:table-cell>
          <table:table-cell table:style-name="ce27" table:number-columns-repeated="4"/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office:value-type="float" office:value="1995" calcext:value-type="float">
            <text:p>1995</text:p>
          </table:table-cell>
          <table:table-cell table:style-name="ce27" office:value-type="string" calcext:value-type="string">
            <text:p>present</text:p>
          </table:table-cell>
          <table:table-cell table:style-name="ce27" office:value-type="string" calcext:value-type="string">
            <text:p>Kenneth M. Price</text:p>
          </table:table-cell>
          <table:table-cell table:style-name="ce28" office:value-type="string" calcext:value-type="string">
            <text:p>University of Nebraska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16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5">
          <table:table-cell table:style-name="ce24" office:value-type="string" calcext:value-type="string">
            <text:p>Long Nineteenth Century, Modern</text:p>
          </table:table-cell>
          <table:table-cell table:style-name="ce27" office:value-type="string" calcext:value-type="string">
            <text:p>1868-1935</text:p>
          </table:table-cell>
          <table:table-cell table:style-name="ce27" office:value-type="string" calcext:value-type="string">
            <text:p>Schenker Documents Online</text:p>
          </table:table-cell>
          <table:table-cell table:style-name="ce49" table:formula="of:=HYPERLINK(&quot;http://www.schenkerdocumentsonline.org&quot;)" office:value-type="string" office:string-value="http://www.schenkerdocumentsonline.org" calcext:value-type="string">
            <text:p>http://www.schenkerdocumentsonline.org</text:p>
          </table:table-cell>
          <table:table-cell table:style-name="ce27" table:number-columns-repeated="4"/>
          <table:table-cell table:style-name="ce27" office:value-type="string" calcext:value-type="string">
            <text:p>GER</text:p>
          </table:table-cell>
          <table:table-cell table:style-name="ce27" office:value-type="string" calcext:value-type="string">
            <text:p>Manuscript</text:p>
          </table:table-cell>
          <table:table-cell table:style-name="ce27" office:value-type="float" office:value="2010" calcext:value-type="float">
            <text:p>2010</text:p>
          </table:table-cell>
          <table:table-cell table:style-name="ce27" office:value-type="float" office:value="2013" calcext:value-type="float">
            <text:p>2013</text:p>
          </table:table-cell>
          <table:table-cell table:style-name="ce27" office:value-type="string" calcext:value-type="string">
            <text:p>Marilyn Deegan</text:p>
          </table:table-cell>
          <table:table-cell table:style-name="ce29" office:value-type="string" calcext:value-type="string">
            <text:p>King's College London (Department of Digital Humanities); Universität für Musik und darstellende Kunst, Vienna; University of Southampton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15"/>
          <table:table-cell table:style-name="ce27" office:value-type="string" calcext:value-type="string">
            <text:p>xMod (KCL custom)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810-1849</text:p>
          </table:table-cell>
          <table:table-cell table:style-name="ce27" office:value-type="string" calcext:value-type="string">
            <text:p>Online Chopin Variorum Edition</text:p>
          </table:table-cell>
          <table:table-cell table:style-name="ce49" table:formula="of:=HYPERLINK(&quot;http://www.ocve.org.uk/index.html&quot;)" office:value-type="string" office:string-value="http://www.ocve.org.uk/index.html" calcext:value-type="string">
            <text:p>http://www.ocve.org.uk/index.html</text:p>
          </table:table-cell>
          <table:table-cell table:style-name="ce27" table:number-columns-repeated="4"/>
          <table:table-cell table:style-name="ce27" office:value-type="string" calcext:value-type="string">
            <text:p>ENG, FRE, GER, POL</text:p>
          </table:table-cell>
          <table:table-cell table:style-name="ce27" office:value-type="string" calcext:value-type="string">
            <text:p>Manuscript</text:p>
          </table:table-cell>
          <table:table-cell table:style-name="ce27" office:value-type="float" office:value="2005" calcext:value-type="float">
            <text:p>2005</text:p>
          </table:table-cell>
          <table:table-cell table:style-name="ce27" office:value-type="float" office:value="2014" calcext:value-type="float">
            <text:p>2014</text:p>
          </table:table-cell>
          <table:table-cell table:style-name="ce27" office:value-type="string" calcext:value-type="string">
            <text:p>Marilyn Deegan, John Rink</text:p>
          </table:table-cell>
          <table:table-cell table:style-name="ce28" office:value-type="string" calcext:value-type="string">
            <text:p>King's College London (Department of Digital Humanities)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0.5" calcext:value-type="float">
            <text:p>0.5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0.5" calcext:value-type="float">
            <office:annotation draw:style-name="gr20" draw:text-style-name="P2" svg:width="0.03pt" svg:height="2200.28pt" svg:x="167.16pt" svg:y="3928.22pt" draw:caption-point-x="2091.8pt" draw:caption-point-y="1488.19pt">
              <dc:date>2015-08-30T00:00:00</dc:date>
              <text:p text:style-name="P1"><text:span text:style-name="T1">Technically yes? You can overlay images from difference sources, adjust opacity, etc. Purpose is comparison (it's a variorum edition) rather than helping readability. Maybe 0.5?</text:span></text:p>
              <text:p text:style-name="P1"><text:span text:style-name="T1">-Raffaele Viglianti</text:span></text:p>
            </office:annotation>
            <text:p>0.5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8"/>
          <table:table-cell table:style-name="ce27" office:value-type="string" calcext:value-type="string">
            <text:p>xMod (KCL custom)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Early Modern</text:p>
          </table:table-cell>
          <table:table-cell table:style-name="ce27" office:value-type="string" calcext:value-type="string">
            <text:p>1563, 1570, 1576, 1583</text:p>
          </table:table-cell>
          <table:table-cell table:style-name="ce27" office:value-type="string" calcext:value-type="string">
            <text:p>John Foxe's The Acts and Monuments Online</text:p>
          </table:table-cell>
          <table:table-cell table:style-name="ce49" table:formula="of:=HYPERLINK(&quot;http://www.johnfoxe.org/&quot;)" office:value-type="string" office:string-value="http://www.johnfoxe.org/" calcext:value-type="string">
            <text:p>http://www.johnfoxe.org/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GRC, LAT, ENM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7" office:value-type="string" calcext:value-type="string">
            <text:p>Mark Greengrass</text:p>
          </table:table-cell>
          <table:table-cell table:style-name="ce29" office:value-type="string" calcext:value-type="string">
            <text:p>University of Sheffield; University of Ohio; The British Academy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9"/>
          <table:table-cell table:style-name="ce27" office:value-type="string" calcext:value-type="string">
            <text:p>AHRC; British Academy</text:p>
          </table:table-cell>
          <table:table-cell table:style-name="ce27"/>
          <table:table-cell table:style-name="ce27" office:value-type="string" calcext:value-type="string">
            <text:p>Microsoft Access, Javascript</text:p>
          </table:table-cell>
          <table:table-cell table:style-name="ce27" table:number-columns-repeated="2"/>
          <table:table-cell table:number-columns-repeated="973"/>
        </table:table-row>
        <table:table-row table:style-name="ro11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304-1374</text:p>
          </table:table-cell>
          <table:table-cell table:style-name="ce27" office:value-type="string" calcext:value-type="string">
            <text:p>Oregon Petrarch Open Book Project</text:p>
          </table:table-cell>
          <table:table-cell table:style-name="ce49" office:value-type="string" calcext:value-type="string">
            <text:p><text:a xlink:href="http://petrarch.uoregon.edu/" xlink:type="simple">http://petrarch.uoregon.edu/</text:a>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number-columns-repeated="2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ITA</text:p>
          </table:table-cell>
          <table:table-cell table:style-name="ce27" office:value-type="string" calcext:value-type="string">
            <text:p>Manuscript</text:p>
          </table:table-cell>
          <table:table-cell table:style-name="ce27" office:value-type="float" office:value="2003" calcext:value-type="float">
            <text:p>2003</text:p>
          </table:table-cell>
          <table:table-cell table:style-name="ce27" office:value-type="string" calcext:value-type="string">
            <text:p>present</text:p>
          </table:table-cell>
          <table:table-cell table:style-name="ce27" office:value-type="string" calcext:value-type="string">
            <text:p>Massimo Lollini</text:p>
          </table:table-cell>
          <table:table-cell table:style-name="ce28" office:value-type="string" calcext:value-type="string">
            <text:p>University of Oregon</text:p>
          </table:table-cell>
          <table:table-cell table:style-name="ce27"/>
          <table:table-cell table:number-columns-repeated="4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FRE, SPA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5"/>
          <table:table-cell table:number-columns-repeated="3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string" calcext:value-type="string">
            <office:annotation draw:style-name="gr5" draw:text-style-name="P2" svg:width="0.03pt" svg:height="587.93pt" svg:x="154.54pt" svg:y="3935.79pt" draw:caption-point-x="4626.79pt" draw:caption-point-y="1523.74pt">
              <dc:date>2015-08-30T00:00:00</dc:date>
              <text:p text:style-name="P1"><text:span text:style-name="T1">Contacted project but team did not reveal the budget</text:span></text:p>
            </office:annotation>
            <text:p>Unknown</text:p>
          </table:table-cell>
          <table:table-cell table:style-name="ce27" office:value-type="string" calcext:value-type="string">
            <text:p>Drupal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8">
          <table:table-cell table:style-name="ce24" office:value-type="string" calcext:value-type="string">
            <text:p>Middle Ages</text:p>
          </table:table-cell>
          <table:table-cell table:style-name="ce27" office:value-type="float" office:value="1486" calcext:value-type="float">
            <text:p>1486</text:p>
          </table:table-cell>
          <table:table-cell table:style-name="ce27" office:value-type="string" calcext:value-type="string">
            <text:p>Conclusiones CM <text:s text:c="47"/></text:p>
          </table:table-cell>
          <table:table-cell table:style-name="ce49" table:formula="of:=HYPERLINK(&quot;http://www.stg.brown.edu/projects/pico/about.php&quot;)" office:value-type="string" office:string-value="http://www.stg.brown.edu/projects/pico/about.php" calcext:value-type="string">
            <text:p>http://www.stg.brown.edu/projects/pico/about.php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LAT</text:p>
          </table:table-cell>
          <table:table-cell table:style-name="ce27" office:value-type="string" calcext:value-type="string">
            <text:p>Manuscript</text:p>
          </table:table-cell>
          <table:table-cell table:style-name="ce27" office:value-type="float" office:value="2002" calcext:value-type="float">
            <text:p>2002</text:p>
          </table:table-cell>
          <table:table-cell table:style-name="ce28"/>
          <table:table-cell table:style-name="ce27" office:value-type="string" calcext:value-type="string">
            <text:p>Massimo Riva</text:p>
          </table:table-cell>
          <table:table-cell table:style-name="ce28" office:value-type="string" calcext:value-type="string">
            <text:p>Brown University</text:p>
          </table:table-cell>
          <table:table-cell table:style-name="ce27" table:number-columns-repeated="4"/>
          <table:table-cell table:style-name="ce27" office:value-type="float" office:value="0.5" calcext:value-type="float">
            <text:p>0.5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British Library</text:p>
          </table:table-cell>
          <table:table-cell table:style-name="ce27"/>
          <table:table-cell table:style-name="ce27" office:value-type="string" calcext:value-type="string">
            <text:p>Faculty Grant, Computing and Information Services at Brown University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5">
          <table:table-cell table:style-name="ce24" office:value-type="string" calcext:value-type="string">
            <text:p>Middle Ages</text:p>
          </table:table-cell>
          <table:table-cell table:style-name="ce27"/>
          <table:table-cell table:style-name="ce27" office:value-type="string" calcext:value-type="string">
            <text:p>Decameron Web</text:p>
          </table:table-cell>
          <table:table-cell table:style-name="ce49" table:formula="of:=HYPERLINK(&quot;http://www.brown.edu/Departments/Italian_Studies/dweb/index.php&quot;)" office:value-type="string" office:string-value="http://www.brown.edu/Departments/Italian_Studies/dweb/index.php" calcext:value-type="string">
            <text:p>http://www.brown.edu/Departments/Italian_Studies/dweb/index.php</text:p>
          </table:table-cell>
          <table:table-cell table:style-name="ce52" office:value-type="boolean" office:boolean-value="false" calcext:value-type="boolean">
            <text:p>FALSE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27"/>
          <table:table-cell table:style-name="ce27" office:value-type="string" calcext:value-type="string">
            <text:p>ITA</text:p>
          </table:table-cell>
          <table:table-cell table:style-name="ce27" table:number-columns-repeated="3"/>
          <table:table-cell table:style-name="ce27" office:value-type="string" calcext:value-type="string">
            <text:p>Massimo Riva</text:p>
          </table:table-cell>
          <table:table-cell table:style-name="ce28" office:value-type="string" calcext:value-type="string">
            <text:p>Brown University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5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4"/>
          <table:table-cell table:number-columns-repeated="2" table:style-name="ce29" office:value-type="float" office:value="0" calcext:value-type="float">
            <text:p>0</text:p>
          </table:table-cell>
          <table:table-cell table:style-name="ce27" office:value-type="string" calcext:value-type="string">
            <text:p>National Endowment for the Humanties, USA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5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7" office:value-type="string" calcext:value-type="string">
            <text:p>Pico della Mirandola: De hominis dignitate</text:p>
          </table:table-cell>
          <table:table-cell table:style-name="ce49" table:formula="of:=HYPERLINK(&quot;http://www.brown.edu/Departments/Italian_Studies/pico/index.html&quot;)" office:value-type="string" office:string-value="http://www.brown.edu/Departments/Italian_Studies/pico/index.html" calcext:value-type="string">
            <text:p>http://www.brown.edu/Departments/Italian_Studies/pico/index.html</text:p>
          </table:table-cell>
          <table:table-cell table:style-name="ce27" table:number-columns-repeated="4"/>
          <table:table-cell table:style-name="ce27" office:value-type="string" calcext:value-type="string">
            <text:p>LAT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7" office:value-type="string" calcext:value-type="string">
            <text:p>Massimo Riva</text:p>
          </table:table-cell>
          <table:table-cell table:style-name="ce28" office:value-type="string" calcext:value-type="string">
            <text:p>Brown University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ITA, 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4">
          <table:table-cell table:style-name="ce24" office:value-type="string" calcext:value-type="string">
            <text:p>Antiquity</text:p>
          </table:table-cell>
          <table:table-cell table:style-name="ce27" office:value-type="string" calcext:value-type="string">
            <text:p>500 BC-640 AD</text:p>
          </table:table-cell>
          <table:table-cell table:style-name="ce27" office:value-type="string" calcext:value-type="string">
            <text:p>Inscriptions of Israel/Palestine</text:p>
          </table:table-cell>
          <table:table-cell table:style-name="ce49" table:formula="of:=HYPERLINK(&quot;http://www.stg.brown.edu/projects/Inscriptions/index.shtml&quot;)" office:value-type="string" office:string-value="http://www.stg.brown.edu/projects/Inscriptions/index.shtml" calcext:value-type="string">
            <text:p>http://www.stg.brown.edu/projects/Inscriptions/index.shtml</text:p>
          </table:table-cell>
          <table:table-cell table:style-name="ce27" table:number-columns-repeated="4"/>
          <table:table-cell table:style-name="ce27" office:value-type="string" calcext:value-type="string">
            <text:p>HEB, ARC, GRC, LAT</text:p>
          </table:table-cell>
          <table:table-cell table:style-name="ce27" office:value-type="string" calcext:value-type="string">
            <text:p>Tablets, prisms, cylinders, rock faces, steles, wall, threshold slabs, etc.</text:p>
          </table:table-cell>
          <table:table-cell table:style-name="ce27" office:value-type="float" office:value="1996" calcext:value-type="float">
            <text:p>1996</text:p>
          </table:table-cell>
          <table:table-cell table:style-name="ce28"/>
          <table:table-cell table:style-name="ce27" office:value-type="string" calcext:value-type="string">
            <text:p>Michael Satlow, Elli Mylonas</text:p>
          </table:table-cell>
          <table:table-cell table:style-name="ce28" office:value-type="string" calcext:value-type="string">
            <text:p>Brown University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2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" calcext:value-type="float">
            <office:annotation draw:style-name="gr21" draw:text-style-name="P2" svg:width="0.03pt" svg:height="207.24pt" svg:x="167.13pt" svg:y="4036.51pt" draw:caption-point-x="3180.81pt" draw:caption-point-y="1572.07pt">
              <dc:date>2015-08-30T00:00:00</dc:date>
              <text:p text:style-name="P1"><text:span text:style-name="T1">Member of Pelagios</text:span></text:p>
            </office:annotation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findspot</text:p>
          </table:table-cell>
          <table:table-cell table:style-name="ce27" office:value-type="string" calcext:value-type="string">
            <text:p>Israel, Palestine</text:p>
          </table:table-cell>
          <table:table-cell table:style-name="ce27" office:value-type="string" calcext:value-type="string">
            <text:p>Center of Digital Scholarship and the Office of the Vice President of Research at Brown University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200-1210</text:p>
          </table:table-cell>
          <table:table-cell table:style-name="ce27" office:value-type="string" calcext:value-type="string">
            <text:p>Parzival-Projekt</text:p>
          </table:table-cell>
          <table:table-cell table:style-name="ce49" office:value-type="string" calcext:value-type="string">
            <text:p><text:a xlink:href="http://www.parzival.unibe.ch/home.html" xlink:type="simple">http://www.parzival.unibe.ch/home.html</text:a></text:p>
          </table:table-cell>
          <table:table-cell table:style-name="ce27"/>
          <table:table-cell table:style-name="ce28"/>
          <table:table-cell table:style-name="ce27" table:number-columns-repeated="2"/>
          <table:table-cell table:style-name="ce27" office:value-type="string" calcext:value-type="string">
            <text:p>GMH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7" office:value-type="string" calcext:value-type="string">
            <text:p>Michael Stolz</text:p>
          </table:table-cell>
          <table:table-cell table:style-name="ce28" office:value-type="string" calcext:value-type="string">
            <text:p>University of Bern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6"/>
          <table:table-cell table:style-name="ce27" office:value-type="string" calcext:value-type="string">
            <office:annotation draw:style-name="gr22" draw:text-style-name="P2" svg:width="0.03pt" svg:height="1125.38pt" svg:x="167.16pt" svg:y="4086.65pt" draw:caption-point-x="2454.8pt" draw:caption-point-y="1584.43pt">
              <dc:date>2015-08-30T00:00:00</dc:date>
              <text:p text:style-name="P1"><text:span text:style-name="T1">The website does not have an English version but does provide an English presentation of the project</text:span></text:p>
            </office:annotation>
            <text:p>GER, 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9"/>
          <table:table-cell table:style-name="ce27" office:value-type="string" calcext:value-type="string">
            <text:p>Swiss National Science Foundation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Middle Ages</text:p>
          </table:table-cell>
          <table:table-cell table:style-name="ce28" office:value-type="string" calcext:value-type="string">
            <text:p>1350-1353</text:p>
          </table:table-cell>
          <table:table-cell table:style-name="ce28" office:value-type="string" calcext:value-type="string">
            <text:p>Decameron Ipertestuale</text:p>
          </table:table-cell>
          <table:table-cell table:style-name="ce48" table:formula="of:=HYPERLINK(&quot;http://www.rose.uzh.ch/static/decameron/index3.htm&quot;)" office:value-type="string" office:string-value="http://www.rose.uzh.ch/static/decameron/index3.htm" calcext:value-type="string">
            <text:p>http://www.rose.uzh.ch/static/decameron/index3.htm</text:p>
          </table:table-cell>
          <table:table-cell table:style-name="ce28"/>
          <table:table-cell table:style-name="ce27"/>
          <table:table-cell table:style-name="ce28" table:number-columns-repeated="2"/>
          <table:table-cell table:style-name="ce28" office:value-type="string" calcext:value-type="string">
            <text:p>ITA</text:p>
          </table:table-cell>
          <table:table-cell table:style-name="ce28" table:number-columns-repeated="3"/>
          <table:table-cell table:style-name="ce28" office:value-type="string" calcext:value-type="string">
            <text:p>Michelangelo Picone</text:p>
          </table:table-cell>
          <table:table-cell table:style-name="ce28" office:value-type="string" calcext:value-type="string">
            <text:p>University of Zürich</text:p>
          </table:table-cell>
          <table:table-cell table:style-name="ce28" table:number-columns-repeated="4"/>
          <table:table-cell table:style-name="ce28" office:value-type="float" office:value="0" calcext:value-type="float">
            <text:p>0</text:p>
          </table:table-cell>
          <table:table-cell table:style-name="ce28" table:number-columns-repeated="12"/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Various</text:p>
          </table:table-cell>
          <table:table-cell table:style-name="ce28"/>
          <table:table-cell table:style-name="ce28" office:value-type="string" calcext:value-type="string">
            <text:p>Fondo Nazionale Svizzero per la Ricerca Scientifica</text:p>
          </table:table-cell>
          <table:table-cell table:style-name="ce28"/>
          <table:table-cell table:style-name="ce28" office:value-type="string" calcext:value-type="string">
            <text:p>CDROM</text:p>
          </table:table-cell>
          <table:table-cell table:style-name="ce28" table:number-columns-repeated="2"/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6">
          <table:table-cell table:style-name="ce24" office:value-type="string" calcext:value-type="string">
            <text:p>Long Nineteenth Century</text:p>
          </table:table-cell>
          <table:table-cell table:style-name="ce27" office:value-type="float" office:value="1812" calcext:value-type="float">
            <text:p>1812</text:p>
          </table:table-cell>
          <table:table-cell table:style-name="ce27" office:value-type="string" calcext:value-type="string">
            <text:p>Percy Bysshe Shelley: The Devil's Walk</text:p>
          </table:table-cell>
          <table:table-cell table:style-name="ce49" table:formula="of:=HYPERLINK(&quot;http://www.rc.umd.edu/editions/shelley/devil/index.html&quot;)" office:value-type="string" office:string-value="http://www.rc.umd.edu/editions/shelley/devil/index.html" calcext:value-type="string">
            <text:p>http://www.rc.umd.edu/editions/shelley/devil/index.html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7" office:value-type="string" calcext:value-type="string">
            <text:p>Neil Fraistat</text:p>
          </table:table-cell>
          <table:table-cell table:style-name="ce28" office:value-type="string" calcext:value-type="string">
            <text:p>University of Maryland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5">
          <table:table-cell table:style-name="ce24" office:value-type="string" calcext:value-type="string">
            <text:p>Early Modern</text:p>
          </table:table-cell>
          <table:table-cell table:style-name="ce27" office:value-type="float" office:value="1773" calcext:value-type="float">
            <text:p>1773</text:p>
          </table:table-cell>
          <table:table-cell table:style-name="ce27" office:value-type="string" calcext:value-type="string">
            <text:p>Poems by Anna Lætitia Aikin</text:p>
          </table:table-cell>
          <table:table-cell table:style-name="ce49" table:formula="of:=HYPERLINK(&quot;http://www.rc.umd.edu/editions/contemps/barbauld/poems1773/&quot;)" office:value-type="string" office:string-value="http://www.rc.umd.edu/editions/contemps/barbauld/poems1773/" calcext:value-type="string">
            <text:p>http://www.rc.umd.edu/editions/contemps/barbauld/poems1773/</text:p>
          </table:table-cell>
          <table:table-cell table:number-columns-repeated="3" table:style-name="ce51" office:value-type="boolean" office:boolean-value="true" calcext:value-type="boolean">
            <text:p>TRUE</text:p>
          </table:table-cell>
          <table:table-cell table:style-name="ce27"/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7" office:value-type="string" calcext:value-type="string">
            <text:p>Neil Fraistat</text:p>
          </table:table-cell>
          <table:table-cell table:style-name="ce28" office:value-type="string" calcext:value-type="string">
            <text:p>University of Maryland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Early Modern, Long Nineteenth Century</text:p>
          </table:table-cell>
          <table:table-cell table:style-name="ce27" office:value-type="string" calcext:value-type="string">
            <text:p>1766-1823</text:p>
          </table:table-cell>
          <table:table-cell table:style-name="ce27" office:value-type="string" calcext:value-type="string">
            <text:p>The Letters of Robert Bloomfield</text:p>
          </table:table-cell>
          <table:table-cell table:style-name="ce49" table:formula="of:=HYPERLINK(&quot;http://www.rc.umd.edu/editions/bloomfield_letters/&quot;)" office:value-type="string" office:string-value="http://www.rc.umd.edu/editions/bloomfield_letters/" calcext:value-type="string">
            <text:p>http://www.rc.umd.edu/editions/bloomfield_letters/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number-columns-repeated="2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7" office:value-type="string" calcext:value-type="string">
            <text:p>Neil Fraistat</text:p>
          </table:table-cell>
          <table:table-cell table:style-name="ce28" office:value-type="string" calcext:value-type="string">
            <text:p>University of Maryland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16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4">
          <table:table-cell table:style-name="ce24" office:value-type="string" calcext:value-type="string">
            <text:p>Early Modern</text:p>
          </table:table-cell>
          <table:table-cell table:style-name="ce27" office:value-type="string" calcext:value-type="string">
            <text:p>17th</text:p>
          </table:table-cell>
          <table:table-cell table:style-name="ce27" office:value-type="string" calcext:value-type="string">
            <text:p>The Shelley-Godwin Archive</text:p>
          </table:table-cell>
          <table:table-cell table:style-name="ce49" table:formula="of:=HYPERLINK(&quot;http://www.shelleygodwinarchive.org/&quot;)" office:value-type="string" office:string-value="http://www.shelleygodwinarchive.org/" calcext:value-type="string">
            <text:p>http://www.shelleygodwinarchive.org/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7" office:value-type="string" calcext:value-type="string">
            <text:p>Neil Fraistat</text:p>
          </table:table-cell>
          <table:table-cell table:style-name="ce29" office:value-type="string" calcext:value-type="string">
            <text:p>MITH; The New York Public Library; The Bodleian Libraries of the University of Oxford; Houghton Library of Harvard University; Huntington Library, Art Collections, and Botanical Gardens; British Library; The Gladys Krieble Delmas Foundation </text:p>
          </table:table-cell>
          <table:table-cell table:style-name="ce27" table:number-columns-repeated="4"/>
          <table:table-cell table:style-name="ce28" office:value-type="float" office:value="1" calcext:value-type="float">
            <text:p>1</text:p>
          </table:table-cell>
          <table:table-cell table:style-name="ce28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office:annotation draw:style-name="gr23" draw:text-style-name="P2" svg:width="0.03pt" svg:height="431.18pt" svg:x="167.13pt" svg:y="4174.47pt" draw:caption-point-x="2182.56pt" draw:caption-point-y="1655.55pt">
              <dc:date>2015-08-30T00:00:00</dc:date>
              <text:p text:style-name="P1"><text:span text:style-name="T1">using Shared Canvas</text:span></text:p>
              <text:p text:style-name="P1"><text:span text:style-name="T1">-Raffaele Viglianti</text:span></text:p>
            </office:annotation>
            <text:p>1</text:p>
          </table:table-cell>
          <table:table-cell table:style-name="ce27" table:number-columns-repeated="2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1" calcext:value-type="float">
            <office:annotation draw:style-name="gr24" draw:text-style-name="P2" svg:width="0.03pt" svg:height="487.16pt" svg:x="167.13pt" svg:y="4174.47pt" draw:caption-point-x="3180.81pt" draw:caption-point-y="1655.55pt">
              <dc:date>2015-08-30T00:00:00</dc:date>
              <text:p text:style-name="P1"><text:span text:style-name="T1">Yes, Shared Canvas + OAC</text:span></text:p>
              <text:p text:style-name="P1"><text:span text:style-name="T1">-Raffaele Viglianti</text:span></text:p>
            </office:annotation>
            <text:p>1</text:p>
          </table:table-cell>
          <table:table-cell table:style-name="ce27" table:number-columns-repeated="12"/>
          <table:table-cell table:style-name="ce27" office:value-type="string" calcext:value-type="string">
            <text:p>Drupal (CMS), MITHgrid (engine)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Long Nineteenth Century</text:p>
          </table:table-cell>
          <table:table-cell table:style-name="ce27" office:value-type="float" office:value="1822" calcext:value-type="float">
            <text:p>1822</text:p>
          </table:table-cell>
          <table:table-cell table:style-name="ce27" office:value-type="string" calcext:value-type="string">
            <text:p>Thomas Lovell Beddoes: The Brides' Tragedy </text:p>
          </table:table-cell>
          <table:table-cell table:style-name="ce49" table:formula="of:=HYPERLINK(&quot;http://www.rc.umd.edu/editions/beddoes/intro.html&quot;)" office:value-type="string" office:string-value="http://www.rc.umd.edu/editions/beddoes/intro.html" calcext:value-type="string">
            <text:p>http://www.rc.umd.edu/editions/beddoes/intro.html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number-columns-repeated="2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7" office:value-type="string" calcext:value-type="string">
            <text:p>Neil Fraistat</text:p>
          </table:table-cell>
          <table:table-cell table:style-name="ce28" office:value-type="string" calcext:value-type="string">
            <text:p>University of Maryland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16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45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326-1400</text:p>
          </table:table-cell>
          <table:table-cell table:style-name="ce27" office:value-type="string" calcext:value-type="string">
            <text:p>The Online Froissart</text:p>
          </table:table-cell>
          <table:table-cell table:style-name="ce49" table:formula="of:=HYPERLINK(&quot;http://www.hrionline.ac.uk/onlinefroissart/index.jsp&quot;)" office:value-type="string" office:string-value="http://www.hrionline.ac.uk/onlinefroissart/index.jsp" calcext:value-type="string">
            <text:p>http://www.hrionline.ac.uk/onlinefroissart/index.jsp</text:p>
          </table:table-cell>
          <table:table-cell table:style-name="ce27" table:number-columns-repeated="4"/>
          <table:table-cell table:style-name="ce27" office:value-type="string" calcext:value-type="string">
            <text:p>FRO</text:p>
          </table:table-cell>
          <table:table-cell table:style-name="ce27" table:number-columns-repeated="2"/>
          <table:table-cell table:style-name="ce28" office:value-type="string" calcext:value-type="string">
            <text:p>present</text:p>
          </table:table-cell>
          <table:table-cell table:style-name="ce27" office:value-type="string" calcext:value-type="string">
            <text:p>Peter Ainsworth</text:p>
          </table:table-cell>
          <table:table-cell table:style-name="ce28" office:value-type="string" calcext:value-type="string">
            <text:p>University of Sheffield, University of Liverpoo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0.5" calcext:value-type="float">
            <text:p>0.5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Arts and Humanities Research Council’s “Resource Enhancement” programme awarded a grant to the Universities of Sheffield and Liverpool 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350-1425</text:p>
          </table:table-cell>
          <table:table-cell table:style-name="ce27" office:value-type="string" calcext:value-type="string">
            <text:p>Welsh Prose 1350-1425</text:p>
          </table:table-cell>
          <table:table-cell table:style-name="ce49" table:formula="of:=HYPERLINK(&quot;http://www.rhyddiaithganoloesol.caerdydd.ac.uk/en/&quot;)" office:value-type="string" office:string-value="http://www.rhyddiaithganoloesol.caerdydd.ac.uk/en/" calcext:value-type="string">
            <text:p>http://www.rhyddiaithganoloesol.caerdydd.ac.uk/en/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WEL</text:p>
          </table:table-cell>
          <table:table-cell table:style-name="ce27"/>
          <table:table-cell table:style-name="ce27" office:value-type="float" office:value="2004" calcext:value-type="float">
            <text:p>2004</text:p>
          </table:table-cell>
          <table:table-cell table:style-name="ce27" office:value-type="float" office:value="2007" calcext:value-type="float">
            <text:p>2007</text:p>
          </table:table-cell>
          <table:table-cell table:style-name="ce27" office:value-type="string" calcext:value-type="string">
            <text:p>Peter Wynn Thomas</text:p>
          </table:table-cell>
          <table:table-cell table:style-name="ce28" office:value-type="string" calcext:value-type="string">
            <text:p>Cardiff University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, WEL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29" office:value-type="string" calcext:value-type="string">
            <text:p>Various</text:p>
          </table:table-cell>
          <table:table-cell table:style-name="ce27"/>
          <table:table-cell table:style-name="ce27" office:value-type="string" calcext:value-type="string">
            <text:p>AHRC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3">
          <table:table-cell table:style-name="ce24" office:value-type="string" calcext:value-type="string">
            <text:p>Early Modern</text:p>
          </table:table-cell>
          <table:table-cell table:style-name="ce27" office:value-type="string" calcext:value-type="string">
            <text:p>1642-1727</text:p>
          </table:table-cell>
          <table:table-cell table:style-name="ce27" office:value-type="string" calcext:value-type="string">
            <text:p>The Newton Project</text:p>
          </table:table-cell>
          <table:table-cell table:style-name="ce49" table:formula="of:=HYPERLINK(&quot;http://www.newtonproject.sussex.ac.uk/prism.php?id=1&quot;)" office:value-type="string" office:string-value="http://www.newtonproject.sussex.ac.uk/prism.php?id=1" calcext:value-type="string">
            <text:p>http://www.newtonproject.sussex.ac.uk/prism.php?id=1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number-columns-repeated="2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LAT</text:p>
          </table:table-cell>
          <table:table-cell table:style-name="ce27" office:value-type="string" calcext:value-type="string">
            <text:p>Manuscript</text:p>
          </table:table-cell>
          <table:table-cell table:style-name="ce27" office:value-type="float" office:value="1998" calcext:value-type="float">
            <text:p>1998</text:p>
          </table:table-cell>
          <table:table-cell table:style-name="ce27" office:value-type="string" calcext:value-type="string">
            <text:p>present</text:p>
          </table:table-cell>
          <table:table-cell table:style-name="ce27" office:value-type="string" calcext:value-type="string">
            <text:p>Robert Iliffe</text:p>
          </table:table-cell>
          <table:table-cell table:style-name="ce28" office:value-type="string" calcext:value-type="string">
            <text:p>University of Sussex</text:p>
          </table:table-cell>
          <table:table-cell table:style-name="ce27"/>
          <table:table-cell table:number-columns-repeated="4" table:style-name="ce27" office:value-type="float" office:value="1" calcext:value-type="float">
            <text:p>1</text:p>
          </table:table-cell>
          <table:table-cell table:style-name="ce27"/>
          <table:table-cell table:number-columns-repeated="6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.5" calcext:value-type="float">
            <text:p>1.5</text:p>
          </table:table-cell>
          <table:table-cell table:style-name="ce27"/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Cambridge University Library</text:p>
          </table:table-cell>
          <table:table-cell table:style-name="ce27" office:value-type="string" calcext:value-type="string">
            <text:p>Trinity College, Cambridge</text:p>
          </table:table-cell>
          <table:table-cell table:style-name="ce27" office:value-type="string" calcext:value-type="string">
            <text:p>University of Sussex; AHRC; JISC; The Royal Society; CORDIS: Community Research and Development Information Service</text:p>
          </table:table-cell>
          <table:table-cell table:style-name="ce27" office:value-type="string" calcext:value-type="string">
            <text:p>£2.6m (more funding to come)</text:p>
          </table:table-cell>
          <table:table-cell table:style-name="ce27" office:value-type="string" calcext:value-type="string">
            <text:p>Javascript, Adobe Photoshop, XMetal, XSLT, BBEdit, Macromedia Studio, Oxygen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5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0th</text:p>
          </table:table-cell>
          <table:table-cell table:style-name="ce27" office:value-type="string" calcext:value-type="string">
            <text:p>Vercelli Book Digitale</text:p>
          </table:table-cell>
          <table:table-cell table:style-name="ce49" office:value-type="string" calcext:value-type="string">
            <text:p><text:a xlink:href="http://vbd.humnet.unipi.it/" xlink:type="simple">http://vbd.humnet.unipi.it</text:a></text:p>
          </table:table-cell>
          <table:table-cell table:style-name="ce27" table:number-columns-repeated="4"/>
          <table:table-cell table:style-name="ce27" office:value-type="string" calcext:value-type="string">
            <text:p>LAT</text:p>
          </table:table-cell>
          <table:table-cell table:style-name="ce27"/>
          <table:table-cell table:style-name="ce28" table:number-columns-repeated="2"/>
          <table:table-cell table:style-name="ce27" office:value-type="string" calcext:value-type="string">
            <text:p>Roberto Rosselli Del Turco</text:p>
          </table:table-cell>
          <table:table-cell table:style-name="ce28" office:value-type="string" calcext:value-type="string">
            <text:p>Università degli Studi di Torino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number-columns-repeated="2" table:style-name="ce27" office:value-type="string" calcext:value-type="string">
            <text:p>Archivio Capitolare Vercelli, Italy</text:p>
          </table:table-cell>
          <table:table-cell table:style-name="ce27" office:value-type="string" calcext:value-type="string">
            <text:p>Chamber of Commerce, Vercelli, Fondazione CRT,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293-1295</text:p>
          </table:table-cell>
          <table:table-cell table:style-name="ce27" office:value-type="string" calcext:value-type="string">
            <text:p>I testimoni della Vita Nova</text:p>
          </table:table-cell>
          <table:table-cell table:style-name="ce49" office:value-type="string" calcext:value-type="string">
            <text:p><text:a xlink:href="http://vitanova.unipv.it/" xlink:type="simple">http://vitanova.unipv.it/</text:a></text:p>
          </table:table-cell>
          <table:table-cell table:style-name="ce27" table:number-columns-repeated="4"/>
          <table:table-cell table:style-name="ce27" office:value-type="string" calcext:value-type="string">
            <text:p>ITA</text:p>
          </table:table-cell>
          <table:table-cell table:style-name="ce27" office:value-type="string" calcext:value-type="string">
            <text:p>Manuscript</text:p>
          </table:table-cell>
          <table:table-cell table:style-name="ce27" office:value-type="float" office:value="1999" calcext:value-type="float">
            <text:p>1999</text:p>
          </table:table-cell>
          <table:table-cell table:style-name="ce27"/>
          <table:table-cell table:style-name="ce27" office:value-type="string" calcext:value-type="string">
            <text:p>Simone Albonico</text:p>
          </table:table-cell>
          <table:table-cell table:style-name="ce28" office:value-type="string" calcext:value-type="string">
            <text:p>Università degli Studi di Pavia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ITA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Biblioteca Apostolica Vaticana; Biblioteca Nazionale Centrale di Firenze; Biblioteca Medicea Laurenziana</text:p>
          </table:table-cell>
          <table:table-cell table:style-name="ce27"/>
          <table:table-cell table:style-name="ce27" office:value-type="string" calcext:value-type="string">
            <text:p>MURST - Cofin 1999/2001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7" office:value-type="string" calcext:value-type="string">
            <text:p>Frankenstein; or, the Modern Prometheus</text:p>
          </table:table-cell>
          <table:table-cell table:style-name="ce49" table:formula="of:=HYPERLINK(&quot;http://knarf.english.upenn.edu/&quot;)" office:value-type="string" office:string-value="http://knarf.english.upenn.edu/" calcext:value-type="string">
            <text:p>http://knarf.english.upenn.edu/</text:p>
          </table:table-cell>
          <table:table-cell table:style-name="ce27" table:number-columns-repeated="4"/>
          <table:table-cell table:style-name="ce27" office:value-type="string" calcext:value-type="string">
            <text:p>ENG</text:p>
          </table:table-cell>
          <table:table-cell table:style-name="ce27" table:number-columns-repeated="3"/>
          <table:table-cell table:style-name="ce27" office:value-type="string" calcext:value-type="string">
            <text:p>Stuart Curran</text:p>
          </table:table-cell>
          <table:table-cell table:style-name="ce28" office:value-type="string" calcext:value-type="string">
            <text:p>University of Pennsylvania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5"/>
          <table:table-cell table:style-name="ce60"/>
          <table:table-cell table:style-name="ce27" table:number-columns-repeated="6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43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837-1873</text:p>
          </table:table-cell>
          <table:table-cell table:style-name="ce27" office:value-type="string" calcext:value-type="string">
            <text:p>Livingstone Online</text:p>
          </table:table-cell>
          <table:table-cell table:style-name="ce49" table:formula="of:=HYPERLINK(&quot;http://www.livingstoneonline.ucl.ac.uk&quot;)" office:value-type="string" office:string-value="http://www.livingstoneonline.ucl.ac.uk" calcext:value-type="string">
            <text:p>http://www.livingstoneonline.ucl.ac.uk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ENG</text:p>
          </table:table-cell>
          <table:table-cell table:style-name="ce27" table:number-columns-repeated="3"/>
          <table:table-cell table:style-name="ce27" office:value-type="string" calcext:value-type="string">
            <text:p>Christopher Lawrence</text:p>
          </table:table-cell>
          <table:table-cell table:style-name="ce29" office:value-type="string" calcext:value-type="string">
            <text:p>David Livingstone Centre; John Rylands University Library, The University of Manchester; King Baudouin Foundation; Library, Art &amp; Archives, Royal Botanic Gardens, Kew; Mitchell Library; National Library of Scotland; National Museum of the Royal Navy; Royal College of Physicians and Surgeons of Glasgow; Royal Geographical Society; Royal Society; Royal Museum for Central Africa; RSA; School of Oriental and African Studies Library, University of London; Wellcome Library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9"/>
          <table:table-cell table:style-name="ce27" office:value-type="string" calcext:value-type="string">
            <text:p>Wellcome Trust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Middle Ages</text:p>
          </table:table-cell>
          <table:table-cell table:style-name="ce27"/>
          <table:table-cell table:style-name="ce27" office:value-type="string" calcext:value-type="string">
            <text:p>Edizione Critica Ipertestuale dello Zibaldone Laurenziano (Pluteo XXIX.8) autografo di Giovanni Boccaccio</text:p>
          </table:table-cell>
          <table:table-cell table:style-name="ce49" table:formula="of:=HYPERLINK(&quot;http://rmcisadu.let.uniroma1.it/boccaccio/&quot;)" office:value-type="string" office:string-value="http://rmcisadu.let.uniroma1.it/boccaccio/" calcext:value-type="string">
            <text:p>http://rmcisadu.let.uniroma1.it/boccaccio/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27" office:value-type="string" calcext:value-type="string">
            <text:p>LAT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8" office:value-type="string" calcext:value-type="string">
            <text:p>Raul Mordenti</text:p>
          </table:table-cell>
          <table:table-cell table:style-name="ce28" office:value-type="string" calcext:value-type="string">
            <text:p>Università degli Studi di Roma'La Sapienza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6"/>
          <table:table-cell table:number-columns-repeated="2" table:style-name="ce27" office:value-type="string" calcext:value-type="string">
            <text:p>ITA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Biblioteca Medicea Laurenziana, Florence, Italy</text:p>
          </table:table-cell>
          <table:table-cell table:style-name="ce27"/>
          <table:table-cell table:style-name="ce27" office:value-type="string" calcext:value-type="string">
            <text:p>MIUR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Early Modern</text:p>
          </table:table-cell>
          <table:table-cell table:style-name="ce27" office:value-type="string" calcext:value-type="string">
            <text:p>1530-1540</text:p>
          </table:table-cell>
          <table:table-cell table:style-name="ce27" office:value-type="string" calcext:value-type="string">
            <text:p>A Social Edition of the Devonshire MS (BL Add 17,492)</text:p>
          </table:table-cell>
          <table:table-cell table:style-name="ce49" table:formula="of:=HYPERLINK(&quot;http://en.wikibooks.org/wiki/The_Devonshire_Manuscript&quot;)" office:value-type="string" office:string-value="http://en.wikibooks.org/wiki/The_Devonshire_Manuscript" calcext:value-type="string">
            <text:p>http://en.wikibooks.org/wiki/The_Devonshire_Manuscript</text:p>
          </table:table-cell>
          <table:table-cell table:style-name="ce27" table:number-columns-repeated="4"/>
          <table:table-cell table:style-name="ce27" office:value-type="string" calcext:value-type="string">
            <text:p>ENG</text:p>
          </table:table-cell>
          <table:table-cell table:style-name="ce27" table:number-columns-repeated="3"/>
          <table:table-cell table:style-name="ce28" office:value-type="string" calcext:value-type="string">
            <text:p>Raymond Siemens</text:p>
          </table:table-cell>
          <table:table-cell table:style-name="ce28" office:value-type="string" calcext:value-type="string">
            <text:p>University of Victoria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British Library</text:p>
          </table:table-cell>
          <table:table-cell table:style-name="ce27" table:number-columns-repeated="3"/>
          <table:table-cell table:style-name="ce27" office:value-type="string" calcext:value-type="string">
            <text:p>Wikibooks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17">
          <table:table-cell table:style-name="ce24" office:value-type="string" calcext:value-type="string">
            <text:p>Early Modern</text:p>
          </table:table-cell>
          <table:table-cell table:style-name="ce27" office:value-type="string" calcext:value-type="string">
            <text:p>15th-17th</text:p>
          </table:table-cell>
          <table:table-cell table:style-name="ce27" office:value-type="string" calcext:value-type="string">
            <text:p>Les Bibliothèques Virtuelles Humanistes</text:p>
          </table:table-cell>
          <table:table-cell table:style-name="ce49" table:formula="of:=HYPERLINK(&quot;http://www.bvh.univ-tours.fr/#&quot;)" office:value-type="string" office:string-value="http://www.bvh.univ-tours.fr/#" calcext:value-type="string">
            <text:p>http://www.bvh.univ-tours.fr/#</text:p>
          </table:table-cell>
          <table:table-cell table:style-name="ce27" table:number-columns-repeated="4"/>
          <table:table-cell table:style-name="ce29" office:value-type="string" calcext:value-type="string">
            <text:p>MIX</text:p>
          </table:table-cell>
          <table:table-cell table:style-name="ce27" table:number-columns-repeated="2"/>
          <table:table-cell table:style-name="ce57"/>
          <table:table-cell table:style-name="ce27" office:value-type="string" calcext:value-type="string">
            <text:p>Sandrine Breuil</text:p>
          </table:table-cell>
          <table:table-cell table:style-name="ce29" office:value-type="string" calcext:value-type="string">
            <text:p>Centre d'Études Supérieures de la Renaissance, Centre National de la Recherche Scientifique, Institut Universitaire de France 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12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7" office:value-type="string" calcext:value-type="string">
            <text:p>The Paris Codex</text:p>
          </table:table-cell>
          <table:table-cell table:style-name="ce49" table:formula="of:=HYPERLINK(&quot;http://digital.library.northwestern.edu/codex/index.html&quot;)" office:value-type="string" office:string-value="http://digital.library.northwestern.edu/codex/index.html" calcext:value-type="string">
            <text:p>http://digital.library.northwestern.edu/codex/index.html</text:p>
          </table:table-cell>
          <table:table-cell table:style-name="ce27" table:number-columns-repeated="4"/>
          <table:table-cell table:style-name="ce27" office:value-type="string" calcext:value-type="string">
            <text:p>MYN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7" office:value-type="string" calcext:value-type="string">
            <text:p>Scott Garton</text:p>
          </table:table-cell>
          <table:table-cell table:style-name="ce28" office:value-type="string" calcext:value-type="string">
            <text:p>Northwestern University Library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16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7" office:value-type="string" calcext:value-type="string">
            <text:p>The Memorandoms of James Martin</text:p>
          </table:table-cell>
          <table:table-cell table:style-name="ce49" office:value-type="string" calcext:value-type="string">
            <text:p><text:a xlink:href="https://www.ucl.ac.uk/Bentham-Project/publications/martins-memorandoms/martins-memorandoms.html" xlink:type="simple">https://www.ucl.ac.uk/Bentham-Project/publications/martins-memorandoms/martins-memorandoms.html</text:a>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ENG</text:p>
          </table:table-cell>
          <table:table-cell table:style-name="ce27" table:number-columns-repeated="3"/>
          <table:table-cell table:style-name="ce27" office:value-type="string" calcext:value-type="string">
            <text:p>Tim Causer</text:p>
          </table:table-cell>
          <table:table-cell table:style-name="ce28" office:value-type="string" calcext:value-type="string">
            <text:p>University College London</text:p>
          </table:table-cell>
          <table:table-cell table:style-name="ce27" table:number-columns-repeated="36"/>
          <table:table-cell table:number-columns-repeated="973"/>
        </table:table-row>
        <table:table-row table:style-name="ro36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3th</text:p>
          </table:table-cell>
          <table:table-cell table:style-name="ce27" office:value-type="string" calcext:value-type="string">
            <text:p>Actes Royaux</text:p>
          </table:table-cell>
          <table:table-cell table:style-name="ce49" table:formula="of:=HYPERLINK(&quot;http://www.cn-telma.fr/actesroyaux/index/&quot;)" office:value-type="string" office:string-value="http://www.cn-telma.fr/actesroyaux/index/" calcext:value-type="string">
            <text:p>http://www.cn-telma.fr/actesroyaux/index/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27" office:value-type="string" calcext:value-type="string">
            <text:p>LAT</text:p>
          </table:table-cell>
          <table:table-cell table:style-name="ce27" table:number-columns-repeated="3"/>
          <table:table-cell table:style-name="ce27" office:value-type="string" calcext:value-type="string">
            <text:p>Xavier Hélary</text:p>
          </table:table-cell>
          <table:table-cell table:style-name="ce28" office:value-type="string" calcext:value-type="string">
            <text:p>CNRS (Centre national de la recherche scientifique)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6"/>
          <table:table-cell table:style-name="ce27" office:value-type="string" calcext:value-type="string">
            <text:p>FRE</text:p>
          </table:table-cell>
          <table:table-cell table:style-name="ce27" table:number-columns-repeated="8"/>
          <table:table-cell table:style-name="ce27" office:value-type="float" office:value="0" calcext:value-type="float">
            <text:p>0</text:p>
          </table:table-cell>
          <table:table-cell table:style-name="ce27" table:number-columns-repeated="9"/>
          <table:table-cell table:style-name="ce28"/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pre-1920</text:p>
          </table:table-cell>
          <table:table-cell table:style-name="ce27" office:value-type="string" calcext:value-type="string">
            <text:p>American Verse Project</text:p>
          </table:table-cell>
          <table:table-cell table:style-name="ce49" office:value-type="string" calcext:value-type="string">
            <text:p><text:a xlink:href="http://quod.lib.umich.edu/a/amverse/" xlink:type="simple">http://quod.lib.umich.edu/a/amverse/</text:a></text:p>
          </table:table-cell>
          <table:table-cell table:style-name="ce27"/>
          <table:table-cell table:style-name="ce28"/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9" office:value-type="string" calcext:value-type="string">
            <text:p>University of Michigan Humanities Text Initiative (HTI); University of Michigan Press</text:p>
          </table:table-cell>
          <table:table-cell table:style-name="ce27" office:value-type="string" calcext:value-type="string">
            <text:p>General public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4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0.5" calcext:value-type="float">
            <text:p>0.5</text:p>
          </table:table-cell>
          <table:table-cell table:style-name="ce27"/>
          <table:table-cell table:style-name="ce27" office:value-type="string" calcext:value-type="string">
            <text:p>OCR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number-columns-repeated="973"/>
        </table:table-row>
        <table:table-row table:style-name="ro37">
          <table:table-cell table:style-name="ce24" office:value-type="string" calcext:value-type="string">
            <text:p>Middle Ages</text:p>
          </table:table-cell>
          <table:table-cell table:style-name="ce28" office:value-type="string" calcext:value-type="string">
            <text:p>11th</text:p>
          </table:table-cell>
          <table:table-cell table:style-name="ce28" office:value-type="string" calcext:value-type="string">
            <text:p>Bernard Muir’s CD-ROM facsimile of Bodleian Library MS Junius 11</text:p>
          </table:table-cell>
          <table:table-cell table:style-name="ce48" table:formula="of:=HYPERLINK(&quot;http://www.bodleianbookshop.co.uk/display.asp?K=9781851243303&amp;aub=Nick%20Kennedy&amp;m=3&amp;dc=3&quot;)" office:value-type="string" office:string-value="http://www.bodleianbookshop.co.uk/display.asp?K=9781851243303&amp;aub=Nick%20Kennedy&amp;m=3&amp;dc=3" calcext:value-type="string">
            <text:p>http://www.bodleianbookshop.co.uk/display.asp?K=9781851243303&amp;aub=Nick%20Kennedy&amp;m=3&amp;dc=3</text:p>
          </table:table-cell>
          <table:table-cell table:style-name="ce28"/>
          <table:table-cell table:style-name="ce27"/>
          <table:table-cell table:style-name="ce28" table:number-columns-repeated="2"/>
          <table:table-cell table:style-name="ce28" office:value-type="string" calcext:value-type="string">
            <text:p>ANG</text:p>
          </table:table-cell>
          <table:table-cell table:style-name="ce28" table:number-columns-repeated="4"/>
          <table:table-cell table:style-name="ce28" office:value-type="string" calcext:value-type="string">
            <text:p>Bodleian Library</text:p>
          </table:table-cell>
          <table:table-cell table:style-name="ce28" table:number-columns-repeated="6"/>
          <table:table-cell table:number-columns-repeated="2" table:style-name="ce28" office:value-type="float" office:value="1" calcext:value-type="float">
            <text:p>1</text:p>
          </table:table-cell>
          <table:table-cell table:style-name="ce28" table:number-columns-repeated="9"/>
          <table:table-cell table:number-columns-repeated="2" table:style-name="ce28" office:value-type="float" office:value="0" calcext:value-type="float">
            <text:p>0</text:p>
          </table:table-cell>
          <table:table-cell table:style-name="ce28" table:number-columns-repeated="2"/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Bodleian Library</text:p>
          </table:table-cell>
          <table:table-cell table:style-name="ce28"/>
          <table:table-cell table:style-name="ce28" office:value-type="string" calcext:value-type="string">
            <text:p>Bodleian Library</text:p>
          </table:table-cell>
          <table:table-cell table:style-name="ce28"/>
          <table:table-cell table:style-name="ce28" office:value-type="string" calcext:value-type="string">
            <text:p>CDROM</text:p>
          </table:table-cell>
          <table:table-cell table:style-name="ce28"/>
          <table:table-cell table:style-name="ce67" office:value-type="float" office:value="238.8" calcext:value-type="float">
            <text:p>£238.8</text:p>
          </table:table-cell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2">
          <table:table-cell table:style-name="ce24" office:value-type="string" calcext:value-type="string">
            <text:p>Early Modern</text:p>
          </table:table-cell>
          <table:table-cell table:style-name="ce27" office:value-type="float" office:value="1759" calcext:value-type="float">
            <text:p>1759</text:p>
          </table:table-cell>
          <table:table-cell table:style-name="ce27" office:value-type="string" calcext:value-type="string">
            <text:p>Candide 2.0</text:p>
          </table:table-cell>
          <table:table-cell table:style-name="ce49" table:formula="of:=HYPERLINK(&quot;http://candide.nypl.org/text/&quot;)" office:value-type="string" office:string-value="http://candide.nypl.org/text/" calcext:value-type="string">
            <text:p>http://candide.nypl.org/text/</text:p>
          </table:table-cell>
          <table:table-cell table:style-name="ce27" table:number-columns-repeated="4"/>
          <table:table-cell table:style-name="ce27" office:value-type="string" calcext:value-type="string">
            <text:p>FRE </text:p>
          </table:table-cell>
          <table:table-cell table:style-name="ce27" table:number-columns-repeated="3"/>
          <table:table-cell table:style-name="ce28"/>
          <table:table-cell table:style-name="ce28" office:value-type="string" calcext:value-type="string">
            <text:p>New York Public Library</text:p>
          </table:table-cell>
          <table:table-cell table:style-name="ce27" table:number-columns-repeated="4"/>
          <table:table-cell table:style-name="ce29" table:number-columns-repeated="2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27" office:value-type="string" calcext:value-type="string">
            <text:p>Voltaire. The "La Vallière" manuscript of Candide, ou L'optimisme, 1758. Bibliothèque nationale de France, Bibliothèque de l'Arsenal.</text:p>
          </table:table-cell>
          <table:table-cell table:style-name="ce27" table:number-columns-repeated="4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11">
          <table:table-cell table:style-name="ce24" office:value-type="string" calcext:value-type="string">
            <text:p>Modern</text:p>
          </table:table-cell>
          <table:table-cell table:style-name="ce27" office:value-type="string" calcext:value-type="string">
            <text:p>1941-1944</text:p>
          </table:table-cell>
          <table:table-cell table:style-name="ce27" office:value-type="string" calcext:value-type="string">
            <text:p>Chronik des Gettos Lodz / Litzmannstadt</text:p>
          </table:table-cell>
          <table:table-cell table:style-name="ce49" office:value-type="string" calcext:value-type="string">
            <text:p><text:a xlink:href="http://www.getto-chronik.de/de/" xlink:type="simple">http://www.getto-chronik.de/de/</text:a>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GER, POL</text:p>
          </table:table-cell>
          <table:table-cell table:style-name="ce27" office:value-type="string" calcext:value-type="string">
            <text:p>Chronicle, diary</text:p>
          </table:table-cell>
          <table:table-cell table:style-name="ce27" table:number-columns-repeated="2"/>
          <table:table-cell table:style-name="ce28"/>
          <table:table-cell table:style-name="ce28" office:value-type="string" calcext:value-type="string">
            <text:p>Staatsarchive Lodz</text:p>
          </table:table-cell>
          <table:table-cell table:style-name="ce27" table:number-columns-repeated="4"/>
          <table:table-cell table:style-name="ce29" table:number-columns-repeated="2"/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string" calcext:value-type="string">
            <text:p>GER, 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17"/>
          <table:table-cell table:number-columns-repeated="973"/>
        </table:table-row>
        <table:table-row table:style-name="ro38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853-1867</text:p>
          </table:table-cell>
          <table:table-cell table:style-name="ce27" office:value-type="string" calcext:value-type="string">
            <text:p>Clotel by William Wells Brown</text:p>
          </table:table-cell>
          <table:table-cell table:style-name="ce49" table:formula="of:=HYPERLINK(&quot;http://rotunda.upress.virginia.edu:8080/clotel/&quot;)" office:value-type="string" office:string-value="http://rotunda.upress.virginia.edu:8080/clotel/" calcext:value-type="string">
            <text:p>http://rotunda.upress.virginia.edu:8080/clotel/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number-columns-repeated="2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3"/>
          <table:table-cell table:style-name="ce28"/>
          <table:table-cell table:style-name="ce28" office:value-type="string" calcext:value-type="string">
            <text:p>University of Virginia</text:p>
          </table:table-cell>
          <table:table-cell table:style-name="ce27" table:number-columns-repeated="4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5" calcext:value-type="float">
            <text:p>0.5</text:p>
          </table:table-cell>
          <table:table-cell table:style-name="ce27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9"/>
          <table:table-cell table:style-name="ce27" office:value-type="string" calcext:value-type="string">
            <text:p>Andrew W. Mellon Foundation, President’s Office of the University of Virginia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Antiquity</text:p>
          </table:table-cell>
          <table:table-cell table:style-name="ce27"/>
          <table:table-cell table:style-name="ce27" office:value-type="string" calcext:value-type="string">
            <text:p>DASI: Digital Archive for the Study of Pre-Islamic Arabian Inscriptions</text:p>
          </table:table-cell>
          <table:table-cell table:style-name="ce49" office:value-type="string" calcext:value-type="string">
            <text:p><text:a xlink:href="http://dasi.humnet.unipi.it/" xlink:type="simple">http://dasi.humnet.unipi.it/</text:a></text:p>
          </table:table-cell>
          <table:table-cell table:style-name="ce27"/>
          <table:table-cell table:style-name="ce28"/>
          <table:table-cell table:style-name="ce27" table:number-columns-repeated="7"/>
          <table:table-cell table:style-name="ce28"/>
          <table:table-cell table:style-name="ce27" table:number-columns-repeated="36"/>
          <table:table-cell table:number-columns-repeated="973"/>
        </table:table-row>
        <table:table-row table:style-name="ro32">
          <table:table-cell table:style-name="ce24" office:value-type="string" calcext:value-type="string">
            <text:p>Middle Ages</text:p>
          </table:table-cell>
          <table:table-cell table:style-name="ce28" office:value-type="string" calcext:value-type="string">
            <text:p>14th</text:p>
          </table:table-cell>
          <table:table-cell table:style-name="ce28" office:value-type="string" calcext:value-type="string">
            <text:p>Datini, Lettere</text:p>
          </table:table-cell>
          <table:table-cell table:style-name="ce48" office:value-type="string" calcext:value-type="string">
            <text:p><text:a xlink:href="http://www.archiviodistato.prato.it/margherita/trailer/home.htm" xlink:type="simple">http://www.archiviodistato.prato.it/margherita/trailer/home.htm</text:a></text:p>
          </table:table-cell>
          <table:table-cell table:style-name="ce28"/>
          <table:table-cell table:style-name="ce27"/>
          <table:table-cell table:style-name="ce28" table:number-columns-repeated="2"/>
          <table:table-cell table:style-name="ce28" office:value-type="string" calcext:value-type="string">
            <text:p>ITA</text:p>
          </table:table-cell>
          <table:table-cell table:style-name="ce28" office:value-type="string" calcext:value-type="string">
            <text:p>Manuscript</text:p>
          </table:table-cell>
          <table:table-cell table:style-name="ce28" office:value-type="float" office:value="2002" calcext:value-type="float">
            <text:p>2002</text:p>
          </table:table-cell>
          <table:table-cell table:style-name="ce28" table:number-columns-repeated="2"/>
          <table:table-cell table:style-name="ce28" office:value-type="string" calcext:value-type="string">
            <text:p>Archivio di Stato di Prato</text:p>
          </table:table-cell>
          <table:table-cell table:style-name="ce28" table:number-columns-repeated="4"/>
          <table:table-cell table:style-name="ce28" office:value-type="float" office:value="0.5" calcext:value-type="float">
            <text:p>0.5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4"/>
          <table:table-cell table:number-columns-repeated="2" table:style-name="ce28" office:value-type="string" calcext:value-type="string">
            <text:p>ITA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Archivio di Stato di Prato</text:p>
          </table:table-cell>
          <table:table-cell table:style-name="ce28"/>
          <table:table-cell table:style-name="ce28" office:value-type="string" calcext:value-type="string">
            <text:p>Archivio di Stato di Prato</text:p>
          </table:table-cell>
          <table:table-cell table:style-name="ce28"/>
          <table:table-cell table:style-name="ce28" office:value-type="string" calcext:value-type="string">
            <text:p>CDROM</text:p>
          </table:table-cell>
          <table:table-cell table:style-name="ce28" table:number-columns-repeated="2"/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2">
          <table:table-cell table:style-name="ce24" office:value-type="string" calcext:value-type="string">
            <text:p>Long Nineteenth Century</text:p>
          </table:table-cell>
          <table:table-cell table:style-name="ce27" office:value-type="float" office:value="1826" calcext:value-type="float">
            <text:p>1826</text:p>
          </table:table-cell>
          <table:table-cell table:style-name="ce27" office:value-type="string" calcext:value-type="string">
            <text:p>Digital Shikshapatri</text:p>
          </table:table-cell>
          <table:table-cell table:style-name="ce49" table:formula="of:=HYPERLINK(&quot;http://www.shikshapatri.org.uk/&quot;)" office:value-type="string" office:string-value="http://www.shikshapatri.org.uk/" calcext:value-type="string">
            <text:p>http://www.shikshapatri.org.uk/</text:p>
          </table:table-cell>
          <table:table-cell table:style-name="ce27"/>
          <table:table-cell table:style-name="ce28"/>
          <table:table-cell table:style-name="ce27" table:number-columns-repeated="2"/>
          <table:table-cell table:style-name="ce27" office:value-type="string" calcext:value-type="string">
            <text:p>SAN</text:p>
          </table:table-cell>
          <table:table-cell table:style-name="ce27" office:value-type="string" calcext:value-type="string">
            <text:p>Manuscript</text:p>
          </table:table-cell>
          <table:table-cell table:style-name="ce27" office:value-type="float" office:value="2000" calcext:value-type="float">
            <text:p>2000</text:p>
          </table:table-cell>
          <table:table-cell table:style-name="ce28"/>
          <table:table-cell table:style-name="ce27"/>
          <table:table-cell table:style-name="ce28" office:value-type="string" calcext:value-type="string">
            <text:p>University of Oxford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string" calcext:value-type="string">
            <text:p>ENG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Bodleian Library</text:p>
          </table:table-cell>
          <table:table-cell table:style-name="ce27"/>
          <table:table-cell table:style-name="ce27" office:value-type="string" calcext:value-type="string">
            <text:p>New Opportunities Fund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Middle Ages</text:p>
          </table:table-cell>
          <table:table-cell table:style-name="ce28"/>
          <table:table-cell table:style-name="ce28" office:value-type="string" calcext:value-type="string">
            <text:p>Electronic Beowulf CDROM</text:p>
          </table:table-cell>
          <table:table-cell table:style-name="ce48" table:formula="of:=HYPERLINK(&quot;http://ebeowulf.uky.edu/&quot;)" office:value-type="string" office:string-value="http://ebeowulf.uky.edu/" calcext:value-type="string">
            <text:p>http://ebeowulf.uky.edu/</text:p>
          </table:table-cell>
          <table:table-cell table:style-name="ce28"/>
          <table:table-cell table:style-name="ce27"/>
          <table:table-cell table:style-name="ce28" table:number-columns-repeated="2"/>
          <table:table-cell table:style-name="ce28" office:value-type="string" calcext:value-type="string">
            <text:p>ANG</text:p>
          </table:table-cell>
          <table:table-cell table:style-name="ce28" table:number-columns-repeated="4"/>
          <table:table-cell table:style-name="ce28" office:value-type="string" calcext:value-type="string">
            <text:p>University of Kentucky</text:p>
          </table:table-cell>
          <table:table-cell table:style-name="ce28" table:number-columns-repeated="17"/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The British Library</text:p>
          </table:table-cell>
          <table:table-cell table:style-name="ce28" table:number-columns-repeated="3"/>
          <table:table-cell table:style-name="ce28" office:value-type="string" calcext:value-type="string">
            <text:p>CDROM</text:p>
          </table:table-cell>
          <table:table-cell table:style-name="ce28" table:number-columns-repeated="2"/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7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7" office:value-type="string" calcext:value-type="string">
            <text:p>Emily Dickinson's Archive</text:p>
          </table:table-cell>
          <table:table-cell table:style-name="ce49" office:value-type="string" calcext:value-type="string">
            <text:p><text:a xlink:href="http://www.edickinson.org/" xlink:type="simple">http://www.edickinson.org/</text:a>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9" office:value-type="string" calcext:value-type="string">
            <text:p>Various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13"/>
          <table:table-cell table:style-name="ce27" office:value-type="string" calcext:value-type="string">
            <text:p>The Sidney Verba Fund, Harvard Library; the Emily Dickinson Fund, Houghton Library; and Harvard University Press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8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830-1886</text:p>
          </table:table-cell>
          <table:table-cell table:style-name="ce27" office:value-type="string" calcext:value-type="string">
            <text:p>Emily Dickinson's Correspondences (ROTUNDA EDITION)</text:p>
          </table:table-cell>
          <table:table-cell table:style-name="ce49" office:value-type="string" calcext:value-type="string">
            <text:p><text:a xlink:href="http://rotunda.upress.virginia.edu/edc/" xlink:type="simple">http://rotunda.upress.virginia.edu/edc/</text:a></text:p>
          </table:table-cell>
          <table:table-cell table:number-columns-repeated="3" table:style-name="ce51" office:value-type="boolean" office:boolean-value="true" calcext:value-type="boolean">
            <text:p>TRUE</text:p>
          </table:table-cell>
          <table:table-cell table:style-name="ce2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8" office:value-type="string" calcext:value-type="string">
            <text:p>University of Virginia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9"/>
          <table:table-cell table:style-name="ce27" office:value-type="string" calcext:value-type="string">
            <text:p>Andrew W. Mellon Foundation; President’s Office of the University of Virginia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Early Modern</text:p>
          </table:table-cell>
          <table:table-cell table:style-name="ce27" office:value-type="float" office:value="1555" calcext:value-type="float">
            <text:p>1555</text:p>
          </table:table-cell>
          <table:table-cell table:style-name="ce27" office:value-type="string" calcext:value-type="string">
            <text:p>Gabriel Harvey's Livy Online</text:p>
          </table:table-cell>
          <table:table-cell table:style-name="ce49" office:value-type="string" calcext:value-type="string">
            <text:p><text:a xlink:href="http://abo.annotatedbooksonline.com/#binding-5-1" xlink:type="simple">http://abo.annotatedbooksonline.com/#binding-5-1</text:a>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University College London, University of Utrecht, Princeton University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1"/>
          <table:table-cell table:number-columns-repeated="973"/>
        </table:table-row>
        <table:table-row table:style-name="ro32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7" office:value-type="string" calcext:value-type="string">
            <text:p>Galileo Galilei's Notes on Motion</text:p>
          </table:table-cell>
          <table:table-cell table:style-name="ce49" office:value-type="string" calcext:value-type="string">
            <text:p><text:a xlink:href="http://www.mpiwg-berlin.mpg.de/Galileo_Prototype/MAIN.HTM" xlink:type="simple">http://www.mpiwg-berlin.mpg.de/Galileo_Prototype/MAIN.HTM</text:a></text:p>
          </table:table-cell>
          <table:table-cell table:style-name="ce27" table:number-columns-repeated="4"/>
          <table:table-cell table:style-name="ce27" office:value-type="string" calcext:value-type="string">
            <text:p>ITA</text:p>
          </table:table-cell>
          <table:table-cell table:style-name="ce27" table:number-columns-repeated="4"/>
          <table:table-cell table:style-name="ce29" office:value-type="string" calcext:value-type="string">
            <text:p>Max Planck Institute for the History of Science 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string" calcext:value-type="string">
            <text:p>ENG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11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5th</text:p>
          </table:table-cell>
          <table:table-cell table:style-name="ce27" office:value-type="string" calcext:value-type="string">
            <text:p>Göttinger Statuten (kundige bok 2)</text:p>
          </table:table-cell>
          <table:table-cell table:style-name="ce49" office:value-type="string" calcext:value-type="string">
            <text:p><text:a xlink:href="http://kundigebok.stadtarchiv.goettingen.de/kb2Web/html/" xlink:type="simple">http://kundigebok.stadtarchiv.goettingen.de/kb2Web/html/</text:a>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GMH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University of Göttingen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27" office:value-type="string" calcext:value-type="string">
            <text:p>GER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8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819-1891</text:p>
          </table:table-cell>
          <table:table-cell table:style-name="ce27" office:value-type="string" calcext:value-type="string">
            <text:p>Herman Melville's Typee (ROTUNDA EDITION)</text:p>
          </table:table-cell>
          <table:table-cell table:style-name="ce49" office:value-type="string" calcext:value-type="string">
            <text:p><text:a xlink:href="http://rotunda.upress.virginia.edu/melville/" xlink:type="simple">http://rotunda.upress.virginia.edu/melville/</text:a>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8" office:value-type="string" calcext:value-type="string">
            <text:p>University of Virginia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9"/>
          <table:table-cell table:style-name="ce27" office:value-type="string" calcext:value-type="string">
            <text:p>Andrew W. Mellon Foundation; President’s Office of the University of Virginia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7" office:value-type="string" calcext:value-type="string">
            <text:p>In Mozart's Words</text:p>
          </table:table-cell>
          <table:table-cell table:style-name="ce49" table:formula="of:=HYPERLINK(&quot;http://letters.mozartways.com/&quot;)" office:value-type="string" office:string-value="http://letters.mozartways.com/" calcext:value-type="string">
            <text:p>http://letters.mozartways.com/</text:p>
          </table:table-cell>
          <table:table-cell table:style-name="ce27"/>
          <table:table-cell table:style-name="ce28"/>
          <table:table-cell table:style-name="ce27" table:number-columns-repeated="2"/>
          <table:table-cell table:style-name="ce27" office:value-type="string" calcext:value-type="string">
            <text:p>GER</text:p>
          </table:table-cell>
          <table:table-cell table:style-name="ce27" table:number-columns-repeated="4"/>
          <table:table-cell table:style-name="ce28" office:value-type="string" calcext:value-type="string">
            <text:p>University of Sheffield, King's College London, Stiftung Mozarteum Salzburg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, GER, ITA, FRE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8" office:value-type="string" calcext:value-type="string">
            <text:p>İntibah Edition and Transcription</text:p>
          </table:table-cell>
          <table:table-cell table:style-name="ce48" table:formula="of:=HYPERLINK(&quot;http://courses.washington.edu/otap/intibah/intibah.html&quot;)" office:value-type="string" office:string-value="http://courses.washington.edu/otap/intibah/intibah.html" calcext:value-type="string">
            <text:p>http://courses.washington.edu/otap/intibah/intibah.html</text:p>
          </table:table-cell>
          <table:table-cell table:style-name="ce28"/>
          <table:table-cell table:style-name="ce27"/>
          <table:table-cell table:style-name="ce28" table:number-columns-repeated="2"/>
          <table:table-cell table:style-name="ce28" office:value-type="string" calcext:value-type="string">
            <text:p>OTA</text:p>
          </table:table-cell>
          <table:table-cell table:style-name="ce28"/>
          <table:table-cell table:style-name="ce28" office:value-type="string" calcext:value-type="string">
            <text:p>forthcoming</text:p>
          </table:table-cell>
          <table:table-cell table:style-name="ce56"/>
          <table:table-cell table:style-name="ce28"/>
          <table:table-cell table:style-name="ce28" office:value-type="string" calcext:value-type="string">
            <text:p>University of Washington</text:p>
          </table:table-cell>
          <table:table-cell table:style-name="ce28" table:number-columns-repeated="6"/>
          <table:table-cell table:number-columns-repeated="2" table:style-name="ce28" office:value-type="float" office:value="1" calcext:value-type="float">
            <text:p>1</text:p>
          </table:table-cell>
          <table:table-cell table:style-name="ce28" table:number-columns-repeated="4"/>
          <table:table-cell table:style-name="ce28" office:value-type="string" calcext:value-type="string">
            <text:p>ENG</text:p>
          </table:table-cell>
          <table:table-cell table:style-name="ce28" table:number-columns-repeated="4"/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float" office:value="0" calcext:value-type="float">
            <text:p>0</text:p>
          </table:table-cell>
          <table:table-cell table:style-name="ce28" table:number-columns-repeated="14"/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5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7" office:value-type="string" calcext:value-type="string">
            <text:p>Jerilderie Letter</text:p>
          </table:table-cell>
          <table:table-cell table:style-name="ce49" table:formula="of:=HYPERLINK(&quot;http://www.nma.gov.au/collections/collection_interactives/jerilderie_letter&quot;)" office:value-type="string" office:string-value="http://www.nma.gov.au/collections/collection_interactives/jerilderie_letter" calcext:value-type="string">
            <text:p>http://www.nma.gov.au/collections/collection_interactives/jerilderie_letter</text:p>
          </table:table-cell>
          <table:table-cell table:style-name="ce27" table:number-columns-repeated="4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8" office:value-type="string" calcext:value-type="string">
            <text:p>National Museum of Australia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5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office:annotation draw:style-name="gr25" draw:text-style-name="P2" svg:width="0.03pt" svg:height="599.13pt" svg:x="167.16pt" svg:y="5017.38pt" draw:caption-point-x="2908.54pt" draw:caption-point-y="2058.35pt">
              <dc:date>2015-08-30T00:00:00</dc:date>
              <text:p text:style-name="P1"><text:span text:style-name="T1">But content can be repurposed with full accreditation</text:span></text:p>
            </office:annotation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1"/>
          <table:table-cell table:style-name="ce27" office:value-type="string" calcext:value-type="string">
            <text:p>Flash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Early Modern</text:p>
          </table:table-cell>
          <table:table-cell table:style-name="ce27" office:value-type="float" office:value="1621" calcext:value-type="float">
            <text:p>1621</text:p>
          </table:table-cell>
          <table:table-cell table:style-name="ce27" office:value-type="string" calcext:value-type="string">
            <text:p>John Barclay: Argenis</text:p>
          </table:table-cell>
          <table:table-cell table:style-name="ce49" table:formula="of:=HYPERLINK(&quot;http://www.chlt.org/sandbox/colloquia/argenis/index.html&quot;)" office:value-type="string" office:string-value="http://www.chlt.org/sandbox/colloquia/argenis/index.html" calcext:value-type="string">
            <text:p>http://www.chlt.org/sandbox/colloquia/argenis/index.html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LAT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9" office:value-type="string" calcext:value-type="string">
            <text:p>University of Kentucky, Institute for Latin Studies Colloquia Collection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6"/>
          <table:table-cell table:style-name="ce27" office:value-type="string" calcext:value-type="string">
            <text:p>ENG, LAT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8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819–1839</text:p>
          </table:table-cell>
          <table:table-cell table:style-name="ce27" office:value-type="string" calcext:value-type="string">
            <text:p>Journal of Emily Shore</text:p>
          </table:table-cell>
          <table:table-cell table:style-name="ce49" office:value-type="string" calcext:value-type="string">
            <text:p><text:a xlink:href="http://rotunda.upress.virginia.edu:8080/EmilyShore/make-page.xqy" xlink:type="simple">http://rotunda.upress.virginia.edu:8080/EmilyShore/make-page.xqy</text:a>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number-columns-repeated="2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8" office:value-type="string" calcext:value-type="string">
            <text:p>University of Virginia</text:p>
          </table:table-cell>
          <table:table-cell table:style-name="ce27" table:number-columns-repeated="4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9"/>
          <table:table-cell table:style-name="ce27" office:value-type="string" calcext:value-type="string">
            <text:p>Andrew W. Mellon Foundation; President’s Office of the University of Virginia</text:p>
          </table:table-cell>
          <table:table-cell table:style-name="ce27" table:number-columns-repeated="4"/>
          <table:table-cell table:number-columns-repeated="973"/>
        </table:table-row>
        <table:table-row table:style-name="ro38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846-1870</text:p>
          </table:table-cell>
          <table:table-cell table:style-name="ce27" office:value-type="string" calcext:value-type="string">
            <text:p>Lautréamont / Ducasse</text:p>
          </table:table-cell>
          <table:table-cell table:style-name="ce49" table:formula="of:=HYPERLINK(&quot;http://www.phalese.fr/Maldoror/index.php?title=Accueil&quot;)" office:value-type="string" office:string-value="http://www.phalese.fr/Maldoror/index.php?title=Accueil" calcext:value-type="string">
            <text:p>http://www.phalese.fr/Maldoror/index.php?title=Accueil</text:p>
          </table:table-cell>
          <table:table-cell table:style-name="ce29" office:value-type="string" calcext:value-type="string">
            <text:p>more info here: http://www.cavi.univ-paris3.fr/phalese/</text:p>
          </table:table-cell>
          <table:table-cell table:style-name="ce27" table:number-columns-repeated="3"/>
          <table:table-cell table:style-name="ce27" office:value-type="string" calcext:value-type="string">
            <text:p>FRE</text:p>
          </table:table-cell>
          <table:table-cell table:style-name="ce27" table:number-columns-repeated="4"/>
          <table:table-cell table:style-name="ce28" office:value-type="string" calcext:value-type="string">
            <text:p>Université Sorbonne Nouvelle - Paris 3</text:p>
          </table:table-cell>
          <table:table-cell table:style-name="ce27" table:number-columns-repeated="4"/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7" table:number-columns-repeated="6"/>
          <table:table-cell table:style-name="ce27" office:value-type="string" calcext:value-type="string">
            <text:p>FRE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1"/>
          <table:table-cell table:style-name="ce27" office:value-type="string" calcext:value-type="string">
            <text:p>MediaWiki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217-1282</text:p>
          </table:table-cell>
          <table:table-cell table:style-name="ce27" office:value-type="string" calcext:value-type="string">
            <text:p>Le Cartulaire de la seigneurie de Nesle</text:p>
          </table:table-cell>
          <table:table-cell table:style-name="ce49" table:formula="of:=HYPERLINK(&quot;http://www.cn-telma.fr/nesle/index/&quot;)" office:value-type="string" office:string-value="http://www.cn-telma.fr/nesle/index/" calcext:value-type="string">
            <text:p>http://www.cn-telma.fr/nesle/index/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LAT, FRM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8"/>
          <table:table-cell table:style-name="ce28" office:value-type="string" calcext:value-type="string">
            <text:p>CNRS (Institut de recherche et d’histoire des textes)</text:p>
          </table:table-cell>
          <table:table-cell table:style-name="ce27" table:number-columns-repeated="4"/>
          <table:table-cell table:style-name="ce28" table:number-columns-repeated="2"/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string" calcext:value-type="string">
            <text:p>FRE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Musée Condé, Chantilly, France</text:p>
          </table:table-cell>
          <table:table-cell table:style-name="ce27" table:number-columns-repeated="4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Early Modern, Long Nineteenth Century</text:p>
          </table:table-cell>
          <table:table-cell table:style-name="ce27" office:value-type="string" calcext:value-type="string">
            <text:p>1785-1812</text:p>
          </table:table-cell>
          <table:table-cell table:style-name="ce27" office:value-type="string" calcext:value-type="string">
            <text:p>Martha Ballard's Diary Online</text:p>
          </table:table-cell>
          <table:table-cell table:style-name="ce49" table:formula="of:=HYPERLINK(&quot;http://dohistory.org/diary/index.html&quot;)" office:value-type="string" office:string-value="http://dohistory.org/diary/index.html" calcext:value-type="string">
            <text:p>http://dohistory.org/diary/index.html</text:p>
          </table:table-cell>
          <table:table-cell table:number-columns-repeated="3" table:style-name="ce51" office:value-type="boolean" office:boolean-value="true" calcext:value-type="boolean">
            <text:p>TRUE</text:p>
          </table:table-cell>
          <table:table-cell table:style-name="ce27"/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8"/>
          <table:table-cell table:style-name="ce28" office:value-type="string" calcext:value-type="string">
            <text:p>Roy Rosenzweig Center for History and New Media (George Mason University)</text:p>
          </table:table-cell>
          <table:table-cell table:style-name="ce27" table:number-columns-repeated="4"/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855-1920</text:p>
          </table:table-cell>
          <table:table-cell table:style-name="ce27" office:value-type="string" calcext:value-type="string">
            <text:p>Olive Schreiner Letters Online</text:p>
          </table:table-cell>
          <table:table-cell table:style-name="ce49" table:formula="of:=HYPERLINK(&quot;http://www.oliveschreiner.org/&quot;)" office:value-type="string" office:string-value="http://www.oliveschreiner.org/" calcext:value-type="string">
            <text:p>http://www.oliveschreiner.org/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8"/>
          <table:table-cell table:style-name="ce29" office:value-type="string" calcext:value-type="string">
            <text:p>University of Edinburgh, Leeds Metropolitan University, University of Sheffield</text:p>
          </table:table-cell>
          <table:table-cell table:style-name="ce27" table:number-columns-repeated="4"/>
          <table:table-cell table:style-name="ce28" office:value-type="float" office:value="0.5" calcext:value-type="float">
            <text:p>0.5</text:p>
          </table:table-cell>
          <table:table-cell table:style-name="ce28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5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7" office:value-type="string" calcext:value-type="string">
            <text:p>Online Electronic Variorum of the Works of Rabindranath Tagore</text:p>
          </table:table-cell>
          <table:table-cell table:style-name="ce49" table:formula="of:=HYPERLINK(&quot;http://rabindranathtagore-150.gov.in/online-voriourum.html&quot;)" office:value-type="string" office:string-value="http://rabindranathtagore-150.gov.in/online-voriourum.html" calcext:value-type="string">
            <text:p>http://rabindranathtagore-150.gov.in/online-voriourum.html</text:p>
          </table:table-cell>
          <table:table-cell table:style-name="ce27" table:number-columns-repeated="4"/>
          <table:table-cell table:style-name="ce27" office:value-type="string" calcext:value-type="string">
            <text:p>BEN</text:p>
          </table:table-cell>
          <table:table-cell table:style-name="ce27" table:number-columns-repeated="3"/>
          <table:table-cell table:style-name="ce28"/>
          <table:table-cell table:style-name="ce29" office:value-type="string" calcext:value-type="string">
            <text:p>Ministry of Culture, Government of India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1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3th-14th</text:p>
          </table:table-cell>
          <table:table-cell table:style-name="ce27" office:value-type="string" calcext:value-type="string">
            <text:p>Ordonnances de l’Hôtel du roi</text:p>
          </table:table-cell>
          <table:table-cell table:style-name="ce49" table:formula="of:=HYPERLINK(&quot;http://www.cn-telma.fr/ordonnances/index/&quot;)" office:value-type="string" office:string-value="http://www.cn-telma.fr/ordonnances/index/" calcext:value-type="string">
            <text:p>http://www.cn-telma.fr/ordonnances/index/</text:p>
          </table:table-cell>
          <table:table-cell table:style-name="ce27" table:number-columns-repeated="4"/>
          <table:table-cell table:style-name="ce27" office:value-type="string" calcext:value-type="string">
            <text:p>FRO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2"/>
          <table:table-cell table:style-name="ce28"/>
          <table:table-cell table:style-name="ce28" office:value-type="string" calcext:value-type="string">
            <text:p>CNRS (Institut de recherche et d’histoire des textes)</text:p>
          </table:table-cell>
          <table:table-cell table:style-name="ce27" table:number-columns-repeated="4"/>
          <table:table-cell table:style-name="ce28" table:number-columns-repeated="2"/>
          <table:table-cell table:style-name="ce27" table:number-columns-repeated="6"/>
          <table:table-cell table:style-name="ce27" office:value-type="string" calcext:value-type="string">
            <text:p>FRE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7"/>
          <table:table-cell table:style-name="ce27" office:value-type="string" calcext:value-type="string">
            <text:p>Archives Nationales; Bibliotheque Nationale de France, Paris</text:p>
          </table:table-cell>
          <table:table-cell table:style-name="ce27" table:number-columns-repeated="4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Antiquity</text:p>
          </table:table-cell>
          <table:table-cell table:style-name="ce27" office:value-type="string" calcext:value-type="string">
            <text:p>2nd BC</text:p>
          </table:table-cell>
          <table:table-cell table:style-name="ce27" office:value-type="string" calcext:value-type="string">
            <text:p>Septuaginta LXX</text:p>
          </table:table-cell>
          <table:table-cell table:style-name="ce49" table:formula="of:=HYPERLINK(&quot;http://septuaginta.net/&quot;)" office:value-type="string" office:string-value="http://septuaginta.net/" calcext:value-type="string">
            <text:p>http://septuaginta.net/</text:p>
          </table:table-cell>
          <table:table-cell table:style-name="ce27" table:number-columns-repeated="4"/>
          <table:table-cell table:style-name="ce27" office:value-type="string" calcext:value-type="string">
            <text:p>GRC</text:p>
          </table:table-cell>
          <table:table-cell table:style-name="ce27" office:value-type="string" calcext:value-type="string">
            <text:p>Codex</text:p>
          </table:table-cell>
          <table:table-cell table:style-name="ce27" table:number-columns-repeated="2"/>
          <table:table-cell table:style-name="ce28" table:number-columns-repeated="2"/>
          <table:table-cell table:style-name="ce27" table:number-columns-repeated="4"/>
          <table:table-cell table:style-name="ce28" table:number-columns-repeated="2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5"/>
          <table:table-cell table:style-name="ce27" office:value-type="string" calcext:value-type="string">
            <text:p>PDF will be available</text:p>
          </table:table-cell>
          <table:table-cell table:style-name="ce27" table:number-columns-repeated="3"/>
          <table:table-cell table:style-name="ce28"/>
          <table:table-cell table:style-name="ce27" table:number-columns-repeated="4"/>
          <table:table-cell table:number-columns-repeated="973"/>
        </table:table-row>
        <table:table-row table:style-name="ro11">
          <table:table-cell table:style-name="ce24" office:value-type="string" calcext:value-type="string">
            <text:p>Middle Ages</text:p>
          </table:table-cell>
          <table:table-cell table:style-name="ce27"/>
          <table:table-cell table:style-name="ce27" office:value-type="string" calcext:value-type="string">
            <text:p>Sirat Bani Hilal Digital Archive</text:p>
          </table:table-cell>
          <table:table-cell table:style-name="ce49" office:value-type="string" calcext:value-type="string">
            <text:p><text:a xlink:href="http://www.siratbanihilal.ucsb.edu/start-0" xlink:type="simple">http://www.siratbanihilal.ucsb.edu/start-0</text:a></text:p>
          </table:table-cell>
          <table:table-cell table:style-name="ce27" table:number-columns-repeated="4"/>
          <table:table-cell table:style-name="ce27" office:value-type="string" calcext:value-type="string">
            <text:p>ARA</text:p>
          </table:table-cell>
          <table:table-cell table:style-name="ce27" table:number-columns-repeated="3"/>
          <table:table-cell table:style-name="ce28"/>
          <table:table-cell table:style-name="ce27" table:number-columns-repeated="5"/>
          <table:table-cell table:style-name="ce28" table:number-columns-repeated="2"/>
          <table:table-cell table:style-name="ce27" table:number-columns-repeated="6"/>
          <table:table-cell table:style-name="ce27" office:value-type="string" calcext:value-type="string">
            <text:p>ENG, ARA</text:p>
          </table:table-cell>
          <table:table-cell table:style-name="ce27" table:number-columns-repeated="8"/>
          <table:table-cell table:style-name="ce27" office:value-type="float" office:value="1" calcext:value-type="float">
            <office:annotation draw:style-name="gr26" draw:text-style-name="P2" svg:width="0.03pt" svg:height="711.1pt" svg:x="167.16pt" svg:y="5233.89pt" draw:caption-point-x="3271.55pt" draw:caption-point-y="2180.13pt">
              <dc:date>2015-08-30T00:00:00</dc:date>
              <text:p text:style-name="P1"><text:span text:style-name="T1">Goal is to get people to create and revise English translations</text:span></text:p>
            </office:annotation>
            <text:p>1</text:p>
          </table:table-cell>
          <table:table-cell table:style-name="ce27" table:number-columns-repeated="5"/>
          <table:table-cell table:style-name="ce27" office:value-type="float" office:value="1" calcext:value-type="float">
            <text:p>1</text:p>
          </table:table-cell>
          <table:table-cell table:style-name="ce27" table:number-columns-repeated="8"/>
          <table:table-cell table:number-columns-repeated="973"/>
        </table:table-row>
        <table:table-row table:style-name="ro32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7" office:value-type="string" calcext:value-type="string">
            <text:p>Søren Kierkegaards Skrifter</text:p>
          </table:table-cell>
          <table:table-cell table:style-name="ce49" table:formula="of:=HYPERLINK(&quot;http://sks.dk/forside/indhold.asp&quot;)" office:value-type="string" office:string-value="http://sks.dk/forside/indhold.asp" calcext:value-type="string">
            <text:p>http://sks.dk/forside/indhold.asp</text:p>
          </table:table-cell>
          <table:table-cell table:style-name="ce27"/>
          <table:table-cell table:style-name="ce28"/>
          <table:table-cell table:style-name="ce27" table:number-columns-repeated="2"/>
          <table:table-cell table:style-name="ce27" office:value-type="string" calcext:value-type="string">
            <text:p>DAN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University of Copenhagen</text:p>
          </table:table-cell>
          <table:table-cell table:style-name="ce27" table:number-columns-repeated="4"/>
          <table:table-cell table:style-name="ce27" office:value-type="float" office:value="0.5" calcext:value-type="float">
            <text:p>0.5</text:p>
          </table:table-cell>
          <table:table-cell table:style-name="ce27" table:number-columns-repeated="7"/>
          <table:table-cell table:style-name="ce27" office:value-type="string" calcext:value-type="string">
            <text:p>DAN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16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Modern</text:p>
          </table:table-cell>
          <table:table-cell table:style-name="ce28" office:value-type="string" calcext:value-type="string">
            <text:p>20th</text:p>
          </table:table-cell>
          <table:table-cell table:style-name="ce28" office:value-type="string" calcext:value-type="string">
            <text:p>Stijn Streuvels: De teleurgang van den Waterhoek (The decline of the Waterhoek) CDROM</text:p>
          </table:table-cell>
          <table:table-cell table:style-name="ce48" table:formula="of:=HYPERLINK(&quot;http://ctb.kantl.be/vanhoutte/projects/teleurgang.htm&quot;)" office:value-type="string" office:string-value="http://ctb.kantl.be/vanhoutte/projects/teleurgang.htm" calcext:value-type="string">
            <text:p>http://ctb.kantl.be/vanhoutte/projects/teleurgang.htm</text:p>
          </table:table-cell>
          <table:table-cell table:style-name="ce28"/>
          <table:table-cell table:style-name="ce51" office:value-type="boolean" office:boolean-value="true" calcext:value-type="boolean">
            <text:p>TRUE</text:p>
          </table:table-cell>
          <table:table-cell table:style-name="ce28" table:number-columns-repeated="2"/>
          <table:table-cell table:style-name="ce28" office:value-type="string" calcext:value-type="string">
            <text:p>DUT</text:p>
          </table:table-cell>
          <table:table-cell table:style-name="ce28" table:number-columns-repeated="4"/>
          <table:table-cell table:style-name="ce28" office:value-type="string" calcext:value-type="string">
            <text:p>Centrum voor Teksteditie en Bronnenstudie (Koninklijke Academie voor Nederlandse Taal)</text:p>
          </table:table-cell>
          <table:table-cell table:style-name="ce28" table:number-columns-repeated="4"/>
          <table:table-cell table:style-name="ce28" office:value-type="float" office:value="0.5" calcext:value-type="float">
            <text:p>0.5</text:p>
          </table:table-cell>
          <table:table-cell table:style-name="ce28" table:number-columns-repeated="12"/>
          <table:table-cell table:style-name="ce28" office:value-type="float" office:value="0" calcext:value-type="float">
            <text:p>0</text:p>
          </table:table-cell>
          <table:table-cell table:style-name="ce28" table:number-columns-repeated="15"/>
          <table:table-cell table:style-name="ce28" office:value-type="string" calcext:value-type="string">
            <text:p>CDROM</text:p>
          </table:table-cell>
          <table:table-cell table:style-name="ce28"/>
          <table:table-cell table:style-name="ce68" office:value-type="float" office:value="68.06" calcext:value-type="float">
            <text:p>68.06 €</text:p>
          </table:table-cell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8">
          <table:table-cell table:style-name="ce24" office:value-type="string" calcext:value-type="string">
            <text:p>Early Modern, Long Nineteenth Century</text:p>
          </table:table-cell>
          <table:table-cell table:style-name="ce28" office:value-type="string" calcext:value-type="string">
            <text:p>1735-1826</text:p>
          </table:table-cell>
          <table:table-cell table:style-name="ce28" office:value-type="string" calcext:value-type="string">
            <text:p>The Adams Papers</text:p>
          </table:table-cell>
          <table:table-cell table:style-name="ce48" office:value-type="string" calcext:value-type="string">
            <text:p><text:a xlink:href="http://rotunda.upress.virginia.edu/founders/ADMS.html" xlink:type="simple">http://rotunda.upress.virginia.edu/founders/ADMS.html</text:a></text:p>
          </table:table-cell>
          <table:table-cell table:number-columns-repeated="4" table:style-name="ce51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ENG</text:p>
          </table:table-cell>
          <table:table-cell table:style-name="ce28" office:value-type="string" calcext:value-type="string">
            <text:p>Manuscript</text:p>
          </table:table-cell>
          <table:table-cell table:style-name="ce28" table:number-columns-repeated="3"/>
          <table:table-cell table:style-name="ce28" office:value-type="string" calcext:value-type="string">
            <text:p>University of Virginia</text:p>
          </table:table-cell>
          <table:table-cell table:style-name="ce28" table:number-columns-repeated="4"/>
          <table:table-cell table:style-name="ce28" office:value-type="float" office:value="0.5" calcext:value-type="float">
            <text:p>0.5</text:p>
          </table:table-cell>
          <table:table-cell table:style-name="ce28" table:number-columns-repeated="7"/>
          <table:table-cell table:style-name="ce28" office:value-type="string" calcext:value-type="string">
            <text:p>ENG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table:number-columns-repeated="12"/>
          <table:table-cell table:style-name="ce28" office:value-type="string" calcext:value-type="string">
            <text:p>Andrew W. Mellon Foundation; President’s Office of the University of Virginia</text:p>
          </table:table-cell>
          <table:table-cell table:style-name="ce28" table:number-columns-repeated="2"/>
          <table:table-cell table:number-columns-repeated="2" table:style-name="ce28" office:value-type="string" calcext:value-type="string">
            <text:p>N/A</text:p>
          </table:table-cell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2">
          <table:table-cell table:style-name="ce24" office:value-type="string" calcext:value-type="string">
            <text:p>Early Modern</text:p>
          </table:table-cell>
          <table:table-cell table:style-name="ce28" office:value-type="string" calcext:value-type="string">
            <text:p>1649-1785</text:p>
          </table:table-cell>
          <table:table-cell table:style-name="ce28" office:value-type="string" calcext:value-type="string">
            <text:p>The Alcalà Account Book Project</text:p>
          </table:table-cell>
          <table:table-cell table:style-name="ce48" office:value-type="string" calcext:value-type="string">
            <text:p><text:a xlink:href="http://archives.forasfeasa.ie/" xlink:type="simple">http://archives.forasfeasa.ie/</text:a></text:p>
          </table:table-cell>
          <table:table-cell table:style-name="ce28" table:number-columns-repeated="2"/>
          <table:table-cell table:number-columns-repeated="2" table:style-name="ce51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SPA</text:p>
          </table:table-cell>
          <table:table-cell table:style-name="ce28" table:number-columns-repeated="4"/>
          <table:table-cell table:style-name="ce28" office:value-type="string" calcext:value-type="string">
            <text:p>National University of Ireland, University of Alcalá</text:p>
          </table:table-cell>
          <table:table-cell table:style-name="ce28" table:number-columns-repeated="6"/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ENG</text:p>
          </table:table-cell>
          <table:table-cell table:style-name="ce28" table:number-columns-repeated="23"/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6">
          <table:table-cell table:style-name="ce24" office:value-type="string" calcext:value-type="string">
            <text:p>Long Nineteenth Century, Modern</text:p>
          </table:table-cell>
          <table:table-cell table:style-name="ce28" office:value-type="string" calcext:value-type="string">
            <text:p>1869-1951</text:p>
          </table:table-cell>
          <table:table-cell table:style-name="ce28" office:value-type="string" calcext:value-type="string">
            <text:p>The André Gide Editions Project</text:p>
          </table:table-cell>
          <table:table-cell table:style-name="ce48" table:formula="of:=HYPERLINK(&quot;http://www.shef.ac.uk/hri/projects/projectpages/gide&quot;)" office:value-type="string" office:string-value="http://www.shef.ac.uk/hri/projects/projectpages/gide" calcext:value-type="string">
            <text:p>http://www.shef.ac.uk/hri/projects/projectpages/gide</text:p>
          </table:table-cell>
          <table:table-cell table:style-name="ce28" table:number-columns-repeated="4"/>
          <table:table-cell table:style-name="ce28" office:value-type="string" calcext:value-type="string">
            <text:p>FRE</text:p>
          </table:table-cell>
          <table:table-cell table:style-name="ce28" office:value-type="string" calcext:value-type="string">
            <text:p>Manuscript</text:p>
          </table:table-cell>
          <table:table-cell table:style-name="ce28" table:number-columns-repeated="3"/>
          <table:table-cell table:style-name="ce28" office:value-type="string" calcext:value-type="string">
            <text:p>University of Sheffield</text:p>
          </table:table-cell>
          <table:table-cell table:style-name="ce28" table:number-columns-repeated="4"/>
          <table:table-cell table:style-name="ce28" office:value-type="float" office:value="0.5" calcext:value-type="float">
            <text:p>0.5</text:p>
          </table:table-cell>
          <table:table-cell table:style-name="ce28" table:number-columns-repeated="12"/>
          <table:table-cell table:style-name="ce28" office:value-type="float" office:value="0" calcext:value-type="float">
            <text:p>0</text:p>
          </table:table-cell>
          <table:table-cell table:style-name="ce28" table:number-columns-repeated="15"/>
          <table:table-cell table:style-name="ce28" office:value-type="string" calcext:value-type="string">
            <text:p>CDROM</text:p>
          </table:table-cell>
          <table:table-cell table:style-name="ce28" table:number-columns-repeated="2"/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2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8" office:value-type="string" calcext:value-type="string">
            <text:p>The Benjamin Marston Diary Project</text:p>
          </table:table-cell>
          <table:table-cell table:style-name="ce48" office:value-type="string" calcext:value-type="string">
            <text:p><text:a xlink:href="http://www.lib.unb.ca/Texts/marston/" xlink:type="simple">http://www.lib.unb.ca/Texts/marston/</text:a></text:p>
          </table:table-cell>
          <table:table-cell table:style-name="ce28"/>
          <table:table-cell table:style-name="ce51" office:value-type="boolean" office:boolean-value="true" calcext:value-type="boolean">
            <text:p>TRUE</text:p>
          </table:table-cell>
          <table:table-cell table:style-name="ce28" table:number-columns-repeated="2"/>
          <table:table-cell table:style-name="ce28" office:value-type="string" calcext:value-type="string">
            <text:p>ENG</text:p>
          </table:table-cell>
          <table:table-cell table:style-name="ce28" office:value-type="string" calcext:value-type="string">
            <text:p>Manuscript</text:p>
          </table:table-cell>
          <table:table-cell table:style-name="ce28" table:number-columns-repeated="3"/>
          <table:table-cell table:style-name="ce28" office:value-type="string" calcext:value-type="string">
            <text:p>University of New Brunswick</text:p>
          </table:table-cell>
          <table:table-cell table:style-name="ce28" table:number-columns-repeated="4"/>
          <table:table-cell table:style-name="ce28" office:value-type="float" office:value="0.5" calcext:value-type="float">
            <text:p>0.5</text:p>
          </table:table-cell>
          <table:table-cell table:style-name="ce28" table:number-columns-repeated="7"/>
          <table:table-cell table:style-name="ce28" office:value-type="string" calcext:value-type="string">
            <text:p>ENG</text:p>
          </table:table-cell>
          <table:table-cell table:style-name="ce28" table:number-columns-repeated="4"/>
          <table:table-cell table:style-name="ce28" office:value-type="float" office:value="0" calcext:value-type="float">
            <text:p>0</text:p>
          </table:table-cell>
          <table:table-cell table:style-name="ce28" table:number-columns-repeated="16"/>
          <table:table-cell table:number-columns-repeated="2" table:style-name="ce28" office:value-type="string" calcext:value-type="string">
            <text:p>N/A</text:p>
          </table:table-cell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11">
          <table:table-cell table:style-name="ce24" office:value-type="string" calcext:value-type="string">
            <text:p>Long Nineteenth Century</text:p>
          </table:table-cell>
          <table:table-cell table:style-name="ce28" office:value-type="string" calcext:value-type="string">
            <text:p>18th-19th</text:p>
          </table:table-cell>
          <table:table-cell table:style-name="ce28" office:value-type="string" calcext:value-type="string">
            <text:p>The Bevan Family Letters</text:p>
          </table:table-cell>
          <table:table-cell table:style-name="ce48" office:value-type="string" calcext:value-type="string">
            <text:p><text:a xlink:href="http://rth.org.uk/collections/bevan-dewar-letters" xlink:type="simple">http://rth.org.uk/collections/bevan-dewar-letters</text:a>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8"/>
          <table:table-cell table:style-name="ce51" office:value-type="boolean" office:boolean-value="true" calcext:value-type="boolean">
            <text:p>TRUE</text:p>
          </table:table-cell>
          <table:table-cell table:style-name="ce28"/>
          <table:table-cell table:style-name="ce28" office:value-type="string" calcext:value-type="string">
            <text:p>ENG</text:p>
          </table:table-cell>
          <table:table-cell table:style-name="ce28" office:value-type="string" calcext:value-type="string">
            <text:p>Manuscript</text:p>
          </table:table-cell>
          <table:table-cell table:style-name="ce28" table:number-columns-repeated="3"/>
          <table:table-cell table:style-name="ce28" office:value-type="string" calcext:value-type="string">
            <text:p>Regency Town House</text:p>
          </table:table-cell>
          <table:table-cell table:style-name="ce28" table:number-columns-repeated="15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table-cell table:style-name="ce28" table:number-columns-repeated="16"/>
          <table:table-cell table:number-columns-repeated="2" table:style-name="ce28" office:value-type="string" calcext:value-type="string">
            <text:p>N/A</text:p>
          </table:table-cell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6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8" office:value-type="string" calcext:value-type="string">
            <text:p>The Burnet Psalter</text:p>
          </table:table-cell>
          <table:table-cell table:style-name="ce48" table:formula="of:=HYPERLINK(&quot;http://www.abdn.ac.uk/diss/historic/collects/bps/index.html&quot;)" office:value-type="string" office:string-value="http://www.abdn.ac.uk/diss/historic/collects/bps/index.html" calcext:value-type="string">
            <text:p>http://www.abdn.ac.uk/diss/historic/collects/bps/index.html</text:p>
          </table:table-cell>
          <table:table-cell table:style-name="ce28" table:number-columns-repeated="4"/>
          <table:table-cell table:style-name="ce28" office:value-type="string" calcext:value-type="string">
            <text:p>LAT</text:p>
          </table:table-cell>
          <table:table-cell table:style-name="ce28" office:value-type="string" calcext:value-type="string">
            <text:p>Manuscript</text:p>
          </table:table-cell>
          <table:table-cell table:style-name="ce28" table:number-columns-repeated="3"/>
          <table:table-cell table:style-name="ce28" office:value-type="string" calcext:value-type="string">
            <text:p>University of Aberdeen</text:p>
          </table:table-cell>
          <table:table-cell table:style-name="ce28" table:number-columns-repeated="4"/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ENG</text:p>
          </table:table-cell>
          <table:table-cell table:style-name="ce28" table:number-columns-repeated="4"/>
          <table:table-cell table:style-name="ce28" office:value-type="float" office:value="0" calcext:value-type="float">
            <text:p>0</text:p>
          </table:table-cell>
          <table:table-cell table:style-name="ce28" table:number-columns-repeated="16"/>
          <table:table-cell table:number-columns-repeated="2" table:style-name="ce28" office:value-type="string" calcext:value-type="string">
            <text:p>N/A</text:p>
          </table:table-cell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6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8" office:value-type="string" calcext:value-type="string">
            <text:p>The Canterbury Tales Project</text:p>
          </table:table-cell>
          <table:table-cell table:style-name="ce50" table:formula="of:=HYPERLINK(&quot;http://www.canterburytalesproject.org/index.html&quot;)" office:value-type="string" office:string-value="http://www.canterburytalesproject.org/index.html" calcext:value-type="string">
            <office:annotation draw:style-name="gr27" draw:text-style-name="P2" svg:width="0.03pt" svg:height="386.39pt" svg:x="108.82pt" svg:y="5360.51pt" draw:caption-point-x="369.44pt" draw:caption-point-y="2291.41pt">
              <dc:date>2015-08-30T00:00:00</dc:date>
              <text:p text:style-name="P1"><text:span text:style-name="T1">Link broken 2014-08-14</text:span></text:p>
              <text:p text:style-name="P1"><text:span text:style-name="T1">-Lou Burnard</text:span></text:p>
            </office:annotation>
            <text:p>http://www.canterburytalesproject.org/index.html</text:p>
          </table:table-cell>
          <table:table-cell table:style-name="ce28"/>
          <table:table-cell table:style-name="ce51" office:value-type="boolean" office:boolean-value="true" calcext:value-type="boolean">
            <text:p>TRUE</text:p>
          </table:table-cell>
          <table:table-cell table:style-name="ce28" table:number-columns-repeated="2"/>
          <table:table-cell table:style-name="ce28" office:value-type="string" calcext:value-type="string">
            <text:p>ENM</text:p>
          </table:table-cell>
          <table:table-cell table:style-name="ce28" office:value-type="string" calcext:value-type="string">
            <text:p>Manuscript</text:p>
          </table:table-cell>
          <table:table-cell table:style-name="ce28" office:value-type="float" office:value="1990" calcext:value-type="float">
            <text:p>1990</text:p>
          </table:table-cell>
          <table:table-cell table:style-name="ce28" table:number-columns-repeated="2"/>
          <table:table-cell table:style-name="ce28" office:value-type="string" calcext:value-type="string">
            <text:p>University of Birmingham</text:p>
          </table:table-cell>
          <table:table-cell table:style-name="ce28" table:number-columns-repeated="17"/>
          <table:table-cell table:style-name="ce28" office:value-type="float" office:value="0" calcext:value-type="float">
            <text:p>0</text:p>
          </table:table-cell>
          <table:table-cell table:style-name="ce28" table:number-columns-repeated="15"/>
          <table:table-cell table:style-name="ce28" office:value-type="string" calcext:value-type="string">
            <text:p>CDROM</text:p>
          </table:table-cell>
          <table:table-cell table:style-name="ce28" table:number-columns-repeated="2"/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6">
          <table:table-cell table:style-name="ce24" office:value-type="string" calcext:value-type="string">
            <text:p>Early Modern</text:p>
          </table:table-cell>
          <table:table-cell table:style-name="ce27" office:value-type="string" calcext:value-type="string">
            <text:p>1593-1633</text:p>
          </table:table-cell>
          <table:table-cell table:style-name="ce27" office:value-type="string" calcext:value-type="string">
            <text:p>The Digital Temple: A Documentary Edition of George Herbert’s English Verse</text:p>
          </table:table-cell>
          <table:table-cell table:style-name="ce49" office:value-type="string" calcext:value-type="string">
            <text:p><text:a xlink:href="http://digitaltemple.rotunda.upress.virginia.edu/" xlink:type="simple">http://digitaltemple.rotunda.upress.virginia.edu/</text:a>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number-columns-repeated="2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University of Virginia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13"/>
          <table:table-cell table:style-name="ce27" office:value-type="string" calcext:value-type="string">
            <text:p>National Endowment for the Humanities</text:p>
          </table:table-cell>
          <table:table-cell table:style-name="ce27"/>
          <table:table-cell table:style-name="ce49" table:formula="of:=HYPERLINK(&quot;http://v-machine.org/&quot;;&quot;Versioning Machine V4.0&quot;)" office:value-type="string" office:string-value="Versioning Machine V4.0" calcext:value-type="string">
            <text:p>Versioning Machine V4.0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7" office:value-type="string" calcext:value-type="string">
            <text:p>The Diriks Family Scrapbooks</text:p>
          </table:table-cell>
          <table:table-cell table:style-name="ce49" table:formula="of:=HYPERLINK(&quot;http://www.nb.no/baser/diriks/virtuellealbum/index.html&quot;)" office:value-type="string" office:string-value="http://www.nb.no/baser/diriks/virtuellealbum/index.html" calcext:value-type="string">
            <text:p>http://www.nb.no/baser/diriks/virtuellealbum/index.html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NOR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National Library of Norway</text:p>
          </table:table-cell>
          <table:table-cell table:style-name="ce27" table:number-columns-repeated="4"/>
          <table:table-cell table:style-name="ce28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27" office:value-type="string" calcext:value-type="string">
            <text:p>NOR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16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8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770s-1880s</text:p>
          </table:table-cell>
          <table:table-cell table:style-name="ce27" office:value-type="string" calcext:value-type="string">
            <text:p>The Documentary History of the Ratification of the Constitution</text:p>
          </table:table-cell>
          <table:table-cell table:style-name="ce49" office:value-type="string" calcext:value-type="string">
            <text:p><text:a xlink:href="http://rotunda.upress.virginia.edu/founders/RNCN.html" xlink:type="simple">http://rotunda.upress.virginia.edu/founders/RNCN.html</text:a></text:p>
          </table:table-cell>
          <table:table-cell table:number-columns-repeated="4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University of Virginia</text:p>
          </table:table-cell>
          <table:table-cell table:style-name="ce27" table:number-columns-repeated="4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9"/>
          <table:table-cell table:style-name="ce27" office:value-type="string" calcext:value-type="string">
            <text:p>Andrew W. Mellon Foundation; President’s Office of the University of Virginia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8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788-1843</text:p>
          </table:table-cell>
          <table:table-cell table:style-name="ce27" office:value-type="string" calcext:value-type="string">
            <text:p>The Dolley Madison Digital Edition</text:p>
          </table:table-cell>
          <table:table-cell table:style-name="ce49" office:value-type="string" calcext:value-type="string">
            <text:p><text:a xlink:href="http://rotunda.upress.virginia.edu/dmde/" xlink:type="simple">http://rotunda.upress.virginia.edu/dmde/</text:a>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number-columns-repeated="2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University of Virginia</text:p>
          </table:table-cell>
          <table:table-cell table:style-name="ce27" table:number-columns-repeated="4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9"/>
          <table:table-cell table:style-name="ce27" office:value-type="string" calcext:value-type="string">
            <text:p>Andrew W. Mellon Foundation; President’s Office of the University of Virginia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46">
          <table:table-cell table:style-name="ce24" office:value-type="string" calcext:value-type="string">
            <text:p>Early Modern</text:p>
          </table:table-cell>
          <table:table-cell table:style-name="ce27" office:value-type="string" calcext:value-type="string">
            <text:p>1503-1510</text:p>
          </table:table-cell>
          <table:table-cell table:style-name="ce27" office:value-type="string" calcext:value-type="string">
            <text:p>The Geese Book</text:p>
          </table:table-cell>
          <table:table-cell table:style-name="ce49" table:formula="of:=HYPERLINK(&quot;http://geesebook.asu.edu&quot;)" office:value-type="string" office:string-value="http://geesebook.asu.edu" calcext:value-type="string">
            <text:p>http://geesebook.asu.edu</text:p>
          </table:table-cell>
          <table:table-cell table:style-name="ce27"/>
          <table:table-cell table:style-name="ce28"/>
          <table:table-cell table:style-name="ce27" table:number-columns-repeated="2"/>
          <table:table-cell table:style-name="ce27" office:value-type="string" calcext:value-type="string">
            <text:p>LAT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Arizona State University</text:p>
          </table:table-cell>
          <table:table-cell table:style-name="ce27" table:number-columns-repeated="4"/>
          <table:table-cell table:style-name="ce28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string" calcext:value-type="string">
            <text:p>GER, 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13"/>
          <table:table-cell table:style-name="ce27" office:value-type="string" calcext:value-type="string">
            <text:p>Samuel H. Kress Foundation; National Endowment for the Humanities; Sparda Bank Nürnberg; Zukunftsstiftung der Stadtsparkasse Nürnberg; Kulturfonds der Dr. Lorenz Tucher’schen Stiftung; Freiherr von Haller’sche Forschungsstiftung; Arizona State University - Herberger Institute for Design and the Arts - Institute for Humanities Research; Erzbistum Bamberg: Verlag Nürnberger Presse; Bezirk Mittelfranken, Stiftung “Natur-Kultur-Struktur”; Sigma (Deutschland) GmbH; Wolf Photo Media, Fürth. 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Early Modern</text:p>
          </table:table-cell>
          <table:table-cell table:style-name="ce28" office:value-type="string" calcext:value-type="string">
            <text:p>1600-1662</text:p>
          </table:table-cell>
          <table:table-cell table:style-name="ce28" office:value-type="string" calcext:value-type="string">
            <text:p>The Hartlib Papers Project</text:p>
          </table:table-cell>
          <table:table-cell table:style-name="ce48" table:formula="of:=HYPERLINK(&quot;http://hridigital.shef.ac.uk/hartlib&quot;)" office:value-type="string" office:string-value="http://hridigital.shef.ac.uk/hartlib" calcext:value-type="string">
            <text:p>http://hridigital.shef.ac.uk/hartlib</text:p>
          </table:table-cell>
          <table:table-cell table:style-name="ce28"/>
          <table:table-cell table:style-name="ce51" office:value-type="boolean" office:boolean-value="true" calcext:value-type="boolean">
            <text:p>TRUE</text:p>
          </table:table-cell>
          <table:table-cell table:style-name="ce28" table:number-columns-repeated="2"/>
          <table:table-cell table:style-name="ce28" office:value-type="string" calcext:value-type="string">
            <text:p>ENG, GER</text:p>
          </table:table-cell>
          <table:table-cell table:style-name="ce28" office:value-type="string" calcext:value-type="string">
            <text:p>Manuscript</text:p>
          </table:table-cell>
          <table:table-cell table:style-name="ce28" table:number-columns-repeated="3"/>
          <table:table-cell table:style-name="ce28" office:value-type="string" calcext:value-type="string">
            <text:p>University of Sheffield</text:p>
          </table:table-cell>
          <table:table-cell table:style-name="ce28" table:number-columns-repeated="4"/>
          <table:table-cell table:style-name="ce28" office:value-type="float" office:value="0.5" calcext:value-type="float">
            <text:p>0.5</text:p>
          </table:table-cell>
          <table:table-cell table:style-name="ce28" table:number-columns-repeated="12"/>
          <table:table-cell table:style-name="ce28" office:value-type="float" office:value="0" calcext:value-type="float">
            <text:p>0</text:p>
          </table:table-cell>
          <table:table-cell table:style-name="ce28" table:number-columns-repeated="15"/>
          <table:table-cell table:style-name="ce28" office:value-type="string" calcext:value-type="string">
            <text:p>CDROM</text:p>
          </table:table-cell>
          <table:table-cell table:style-name="ce28" table:number-columns-repeated="2"/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8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830-1894</text:p>
          </table:table-cell>
          <table:table-cell table:style-name="ce27" office:value-type="string" calcext:value-type="string">
            <text:p>The Letters of Christina Rossetti</text:p>
          </table:table-cell>
          <table:table-cell table:style-name="ce49" office:value-type="string" calcext:value-type="string">
            <text:p><text:a xlink:href="http://rotunda.upress.virginia.edu/crossetti/" xlink:type="simple">http://rotunda.upress.virginia.edu/crossetti/</text:a></text:p>
          </table:table-cell>
          <table:table-cell table:number-columns-repeated="4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University of Virginia</text:p>
          </table:table-cell>
          <table:table-cell table:style-name="ce27" table:number-columns-repeated="4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9"/>
          <table:table-cell table:style-name="ce27" office:value-type="string" calcext:value-type="string">
            <text:p>Andrew W. Mellon Foundation; President’s Office of the University of Virginia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8">
          <table:table-cell table:style-name="ce24" office:value-type="string" calcext:value-type="string">
            <text:p>Long Nineteenth Century</text:p>
          </table:table-cell>
          <table:table-cell table:style-name="ce27" office:value-type="string" calcext:value-type="string">
            <text:p>1822-1888</text:p>
          </table:table-cell>
          <table:table-cell table:style-name="ce27" office:value-type="string" calcext:value-type="string">
            <text:p>The Letters of Matthew Arnold</text:p>
          </table:table-cell>
          <table:table-cell table:style-name="ce49" office:value-type="string" calcext:value-type="string">
            <text:p><text:a xlink:href="http://rotunda.upress.virginia.edu/arnold/" xlink:type="simple">http://rotunda.upress.virginia.edu/arnold/</text:a>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7"/>
          <table:table-cell table:number-columns-repeated="2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University of Virginia</text:p>
          </table:table-cell>
          <table:table-cell table:style-name="ce27" table:number-columns-repeated="4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9"/>
          <table:table-cell table:style-name="ce27" office:value-type="string" calcext:value-type="string">
            <text:p>Andrew W. Mellon Foundation; President’s Office of the University of Virginia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Middle Ages</text:p>
          </table:table-cell>
          <table:table-cell table:style-name="ce27" office:value-type="string" calcext:value-type="string">
            <text:p>1469-1470</text:p>
          </table:table-cell>
          <table:table-cell table:style-name="ce27" office:value-type="string" calcext:value-type="string">
            <text:p>The Malory Project</text:p>
          </table:table-cell>
          <table:table-cell table:style-name="ce49" table:formula="of:=HYPERLINK(&quot;http://www.maloryproject.com/&quot;)" office:value-type="string" office:string-value="http://www.maloryproject.com/" calcext:value-type="string">
            <text:p>http://www.maloryproject.com/</text:p>
          </table:table-cell>
          <table:table-cell table:style-name="ce27"/>
          <table:table-cell table:style-name="ce51" office:value-type="boolean" office:boolean-value="true" calcext:value-type="boolean">
            <text:p>TRUE</text:p>
          </table:table-cell>
          <table:table-cell table:style-name="ce27" table:number-columns-repeated="2"/>
          <table:table-cell table:style-name="ce27" office:value-type="string" calcext:value-type="string">
            <text:p>ENM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University of Leicester, Loyola University Chicago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table:number-columns-repeated="7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style-name="ce27" office:value-type="float" office:value="0" calcext:value-type="float">
            <text:p>0</text:p>
          </table:table-cell>
          <table:table-cell table:style-name="ce27" table:number-columns-repeated="13"/>
          <table:table-cell table:style-name="ce27" office:value-type="string" calcext:value-type="string">
            <text:p>Digital Research Centre, Keio University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8">
          <table:table-cell table:style-name="ce24" office:value-type="string" calcext:value-type="string">
            <text:p>Early Modern, Long Nineteenth Century</text:p>
          </table:table-cell>
          <table:table-cell table:style-name="ce27" office:value-type="string" calcext:value-type="string">
            <text:p>1755-1804</text:p>
          </table:table-cell>
          <table:table-cell table:style-name="ce27" office:value-type="string" calcext:value-type="string">
            <text:p>The Papers of Alexander Hamilton</text:p>
          </table:table-cell>
          <table:table-cell table:style-name="ce49" office:value-type="string" calcext:value-type="string">
            <text:p><text:a xlink:href="http://rotunda.upress.virginia.edu/founders/ARHN.html" xlink:type="simple">http://rotunda.upress.virginia.edu/founders/ARHN.html</text:a></text:p>
          </table:table-cell>
          <table:table-cell table:number-columns-repeated="4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University of Virginia</text:p>
          </table:table-cell>
          <table:table-cell table:style-name="ce27" table:number-columns-repeated="4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12"/>
          <table:table-cell table:style-name="ce27" office:value-type="string" calcext:value-type="string">
            <text:p>Andrew W. Mellon Foundation; President’s Office of the University of Virginia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7">
          <table:table-cell table:style-name="ce24" office:value-type="string" calcext:value-type="string">
            <text:p>Early Modern, Long Nineteenth Century</text:p>
          </table:table-cell>
          <table:table-cell table:style-name="ce28" office:value-type="string" calcext:value-type="string">
            <text:p>1739-1830</text:p>
          </table:table-cell>
          <table:table-cell table:style-name="ce28" office:value-type="string" calcext:value-type="string">
            <text:p>The Papers of Eliza Lucas Pinckney and Harriot Pinckney Horry</text:p>
          </table:table-cell>
          <table:table-cell table:style-name="ce48" office:value-type="string" calcext:value-type="string">
            <text:p><text:a xlink:href="http://rotunda.upress.virginia.edu/PinckneyHorry/" xlink:type="simple">http://rotunda.upress.virginia.edu/PinckneyHorry/</text:a></text:p>
          </table:table-cell>
          <table:table-cell table:number-columns-repeated="4" table:style-name="ce51" office:value-type="boolean" office:boolean-value="true" calcext:value-type="boolean">
            <text:p>TRUE</text:p>
          </table:table-cell>
          <table:table-cell table:style-name="ce28" office:value-type="string" calcext:value-type="string">
            <text:p>ENG</text:p>
          </table:table-cell>
          <table:table-cell table:style-name="ce28" office:value-type="string" calcext:value-type="string">
            <text:p>Manuscript</text:p>
          </table:table-cell>
          <table:table-cell table:style-name="ce28" table:number-columns-repeated="3"/>
          <table:table-cell table:style-name="ce28" office:value-type="string" calcext:value-type="string">
            <text:p>University of Virginia</text:p>
          </table:table-cell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G</text:p>
          </table:table-cell>
          <table:table-cell table:style-name="ce28" table:number-columns-repeated="4"/>
          <table:table-cell table:number-columns-repeated="2" table:style-name="ce28" office:value-type="float" office:value="0" calcext:value-type="float">
            <text:p>0</text:p>
          </table:table-cell>
          <table:table-cell table:style-name="ce28" table:number-columns-repeated="12"/>
          <table:table-cell table:style-name="ce28" office:value-type="string" calcext:value-type="string">
            <text:p>Andrew W. Mellon Foundation; President’s Office of the University of Virginia; National Endowment for the Humanities</text:p>
          </table:table-cell>
          <table:table-cell table:style-name="ce28" table:number-columns-repeated="2"/>
          <table:table-cell table:number-columns-repeated="2" table:style-name="ce28" office:value-type="string" calcext:value-type="string">
            <text:p>N/A</text:p>
          </table:table-cell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8">
          <table:table-cell table:style-name="ce24" office:value-type="string" calcext:value-type="string">
            <text:p>Early Modern, Long Nineteenth Century</text:p>
          </table:table-cell>
          <table:table-cell table:style-name="ce27" office:value-type="string" calcext:value-type="string">
            <text:p>1732-1799</text:p>
          </table:table-cell>
          <table:table-cell table:style-name="ce27" office:value-type="string" calcext:value-type="string">
            <text:p>The Papers of George Washington</text:p>
          </table:table-cell>
          <table:table-cell table:style-name="ce49" office:value-type="string" calcext:value-type="string">
            <text:p><text:a xlink:href="http://rotunda.upress.virginia.edu/founders/GEWN.html" xlink:type="simple">http://rotunda.upress.virginia.edu/founders/GEWN.html</text:a></text:p>
          </table:table-cell>
          <table:table-cell table:number-columns-repeated="4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University of Virginia</text:p>
          </table:table-cell>
          <table:table-cell table:style-name="ce27" table:number-columns-repeated="4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9"/>
          <table:table-cell table:style-name="ce27" office:value-type="string" calcext:value-type="string">
            <text:p>Andrew W. Mellon Foundation; President’s Office of the University of Virginia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8">
          <table:table-cell table:style-name="ce24" office:value-type="string" calcext:value-type="string">
            <text:p>Early Modern, Long Nineteenth Century</text:p>
          </table:table-cell>
          <table:table-cell table:style-name="ce27" office:value-type="string" calcext:value-type="string">
            <text:p>1751-1836</text:p>
          </table:table-cell>
          <table:table-cell table:style-name="ce27" office:value-type="string" calcext:value-type="string">
            <text:p>The Papers of James Madison</text:p>
          </table:table-cell>
          <table:table-cell table:style-name="ce49" office:value-type="string" calcext:value-type="string">
            <text:p><text:a xlink:href="http://rotunda.upress.virginia.edu/founders/JSMN.html" xlink:type="simple">http://rotunda.upress.virginia.edu/founders/JSMN.html</text:a></text:p>
          </table:table-cell>
          <table:table-cell table:number-columns-repeated="4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University of Virginia</text:p>
          </table:table-cell>
          <table:table-cell table:style-name="ce27" table:number-columns-repeated="4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 table:number-columns-repeated="4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9"/>
          <table:table-cell table:style-name="ce27" office:value-type="string" calcext:value-type="string">
            <text:p>Andrew W. Mellon Foundation; President’s Office of the University of Virginia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Early Modern, Long Nineteenth Century</text:p>
          </table:table-cell>
          <table:table-cell table:style-name="ce27" office:value-type="string" calcext:value-type="string">
            <text:p>1743-1826</text:p>
          </table:table-cell>
          <table:table-cell table:style-name="ce27" office:value-type="string" calcext:value-type="string">
            <text:p>The Papers of Thomas Jefferson</text:p>
          </table:table-cell>
          <table:table-cell table:style-name="ce49" office:value-type="string" calcext:value-type="string">
            <text:p><text:a xlink:href="http://rotunda.upress.virginia.edu/founders/TSJN.html" xlink:type="simple">http://rotunda.upress.virginia.edu/founders/TSJN.html</text:a></text:p>
          </table:table-cell>
          <table:table-cell table:style-name="ce51" office:value-type="boolean" office:boolean-value="true" calcext:value-type="boolean">
            <text:p>TRUE</text:p>
          </table:table-cell>
          <table:table-cell table:style-name="ce28"/>
          <table:table-cell table:number-columns-repeated="2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ENG</text:p>
          </table:table-cell>
          <table:table-cell table:style-name="ce27" office:value-type="string" calcext:value-type="string">
            <text:p>Manuscript</text:p>
          </table:table-cell>
          <table:table-cell table:style-name="ce27" table:number-columns-repeated="3"/>
          <table:table-cell table:style-name="ce28" office:value-type="string" calcext:value-type="string">
            <text:p>University of Virginia</text:p>
          </table:table-cell>
          <table:table-cell table:style-name="ce27" table:number-columns-repeated="4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7" table:number-columns-repeated="6"/>
          <table:table-cell table:style-name="ce27" office:value-type="string" calcext:value-type="string">
            <text:p>ENG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number-columns-repeated="2"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1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2">
          <table:table-cell table:style-name="ce24" office:value-type="string" calcext:value-type="string">
            <text:p>Long Nineteenth Century</text:p>
          </table:table-cell>
          <table:table-cell table:style-name="ce28" office:value-type="string" calcext:value-type="string">
            <text:p>1843-1920</text:p>
          </table:table-cell>
          <table:table-cell table:style-name="ce28" office:value-type="string" calcext:value-type="string">
            <text:p>The Pérez Galdós Editions Project</text:p>
          </table:table-cell>
          <table:table-cell table:style-name="ce48" table:formula="of:=HYPERLINK(&quot;http://hridigital.shef.ac.uk/galdos&quot;)" office:value-type="string" office:string-value="http://hridigital.shef.ac.uk/galdos" calcext:value-type="string">
            <text:p>http://hridigital.shef.ac.uk/galdos</text:p>
          </table:table-cell>
          <table:table-cell table:style-name="ce28" table:number-columns-repeated="4"/>
          <table:table-cell table:style-name="ce28" office:value-type="string" calcext:value-type="string">
            <text:p>SPA</text:p>
          </table:table-cell>
          <table:table-cell table:style-name="ce28" office:value-type="string" calcext:value-type="string">
            <text:p>Manuscript</text:p>
          </table:table-cell>
          <table:table-cell table:style-name="ce28" table:number-columns-repeated="3"/>
          <table:table-cell table:style-name="ce28" office:value-type="string" calcext:value-type="string">
            <text:p>University of Sheffield</text:p>
          </table:table-cell>
          <table:table-cell table:style-name="ce28" table:number-columns-repeated="4"/>
          <table:table-cell table:style-name="ce28" office:value-type="float" office:value="0.5" calcext:value-type="float">
            <text:p>0.5</text:p>
          </table:table-cell>
          <table:table-cell table:style-name="ce28" table:number-columns-repeated="12"/>
          <table:table-cell table:style-name="ce28" office:value-type="float" office:value="0" calcext:value-type="float">
            <text:p>0</text:p>
          </table:table-cell>
          <table:table-cell table:style-name="ce28" table:number-columns-repeated="15"/>
          <table:table-cell table:style-name="ce28" office:value-type="string" calcext:value-type="string">
            <text:p>CDROM</text:p>
          </table:table-cell>
          <table:table-cell table:style-name="ce28" table:number-columns-repeated="2"/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5">
          <table:table-cell table:style-name="ce24" office:value-type="string" calcext:value-type="string">
            <text:p>Middle Ages</text:p>
          </table:table-cell>
          <table:table-cell table:style-name="ce28"/>
          <table:table-cell table:style-name="ce28" office:value-type="string" calcext:value-type="string">
            <text:p>The Planctus for William Longsword</text:p>
          </table:table-cell>
          <table:table-cell table:style-name="ce48" table:formula="of:=HYPERLINK(&quot;http://vlib.iue.it/carrie/documents/planctus/planctus/index.html&quot;)" office:value-type="string" office:string-value="http://vlib.iue.it/carrie/documents/planctus/planctus/index.html" calcext:value-type="string">
            <text:p>http://vlib.iue.it/carrie/documents/planctus/planctus/index.html</text:p>
          </table:table-cell>
          <table:table-cell table:style-name="ce28" table:number-columns-repeated="4"/>
          <table:table-cell table:style-name="ce28" office:value-type="string" calcext:value-type="string">
            <text:p>LAT</text:p>
          </table:table-cell>
          <table:table-cell table:style-name="ce28" office:value-type="string" calcext:value-type="string">
            <text:p>Manuscript</text:p>
          </table:table-cell>
          <table:table-cell table:style-name="ce28" office:value-type="float" office:value="1999" calcext:value-type="float">
            <text:p>1999</text:p>
          </table:table-cell>
          <table:table-cell table:style-name="ce28" office:value-type="float" office:value="2002" calcext:value-type="float">
            <text:p>2002</text:p>
          </table:table-cell>
          <table:table-cell table:style-name="ce28" table:number-columns-repeated="6"/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GER, NOR</text:p>
          </table:table-cell>
          <table:table-cell table:style-name="ce28" office:value-type="string" calcext:value-type="string">
            <text:p>ENG</text:p>
          </table:table-cell>
          <table:table-cell table:style-name="ce28" table:number-columns-repeated="4"/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float" office:value="0" calcext:value-type="float">
            <text:p>0</text:p>
          </table:table-cell>
          <table:table-cell table:style-name="ce28" table:number-columns-repeated="7"/>
          <table:table-cell table:style-name="ce28" office:value-type="string" calcext:value-type="string">
            <text:p>a) Bibliothèque de Clermont-Ferrand, MS 240, folio 45 b) Bibliotheca Mediceo-Laurenziana of FlorenceMS Libri 30, folios 21v-22v</text:p>
          </table:table-cell>
          <table:table-cell table:style-name="ce28" table:number-columns-repeated="4"/>
          <table:table-cell table:number-columns-repeated="2" table:style-name="ce28" office:value-type="string" calcext:value-type="string">
            <text:p>N/A</text:p>
          </table:table-cell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5">
          <table:table-cell table:style-name="ce24" office:value-type="string" calcext:value-type="string">
            <text:p>Middle Ages</text:p>
          </table:table-cell>
          <table:table-cell table:style-name="ce28"/>
          <table:table-cell table:style-name="ce28" office:value-type="string" calcext:value-type="string">
            <text:p>The Zibaldone project</text:p>
          </table:table-cell>
          <table:table-cell table:style-name="ce48" table:formula="of:=HYPERLINK(&quot;http://www.birmingham.ac.uk/research/activity/leopardi/projects/index.aspx&quot;)" office:value-type="string" office:string-value="http://www.birmingham.ac.uk/research/activity/leopardi/projects/index.aspx" calcext:value-type="string">
            <text:p>http://www.birmingham.ac.uk/research/activity/leopardi/projects/index.aspx</text:p>
          </table:table-cell>
          <table:table-cell table:style-name="ce28" table:number-columns-repeated="4"/>
          <table:table-cell table:style-name="ce28" office:value-type="string" calcext:value-type="string">
            <text:p>ITA</text:p>
          </table:table-cell>
          <table:table-cell table:style-name="ce28" office:value-type="string" calcext:value-type="string">
            <text:p>Manuscript</text:p>
          </table:table-cell>
          <table:table-cell table:style-name="ce28" office:value-type="string" calcext:value-type="string">
            <text:p>forthcoming</text:p>
          </table:table-cell>
          <table:table-cell table:style-name="ce58"/>
          <table:table-cell table:style-name="ce28"/>
          <table:table-cell table:style-name="ce28" office:value-type="string" calcext:value-type="string">
            <text:p>University of Birmingham</text:p>
          </table:table-cell>
          <table:table-cell table:style-name="ce28" table:number-columns-repeated="34"/>
          <table:table-cell table:number-columns-repeated="2" table:style-name="ce28" office:value-type="string" calcext:value-type="string">
            <text:p>N/A</text:p>
          </table:table-cell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2">
          <table:table-cell table:style-name="ce24" office:value-type="string" calcext:value-type="string">
            <text:p>Modern</text:p>
          </table:table-cell>
          <table:table-cell table:style-name="ce28" office:value-type="string" calcext:value-type="string">
            <text:p>1914-1918</text:p>
          </table:table-cell>
          <table:table-cell table:style-name="ce28" office:value-type="string" calcext:value-type="string">
            <text:p>Virginie Lovelings Diary</text:p>
          </table:table-cell>
          <table:table-cell table:style-name="ce48" office:value-type="string" calcext:value-type="string">
            <text:p><text:a xlink:href="http://ctb.kantl.be/pub/loveling/html/index.htm" xlink:type="simple">http://ctb.kantl.be/pub/loveling/html/index.htm</text:a></text:p>
          </table:table-cell>
          <table:table-cell table:style-name="ce28" table:number-columns-repeated="4"/>
          <table:table-cell table:style-name="ce28" office:value-type="string" calcext:value-type="string">
            <text:p>DUT</text:p>
          </table:table-cell>
          <table:table-cell table:style-name="ce28" office:value-type="string" calcext:value-type="string">
            <text:p>Manuscript</text:p>
          </table:table-cell>
          <table:table-cell table:style-name="ce28" table:number-columns-repeated="3"/>
          <table:table-cell table:style-name="ce28" office:value-type="string" calcext:value-type="string">
            <text:p>Centrum voor Teksteditie en Bronnenstudie (Koninklijke Academie voor Nederlandse Taal)</text:p>
          </table:table-cell>
          <table:table-cell table:style-name="ce28" table:number-columns-repeated="4"/>
          <table:table-cell table:style-name="ce28" office:value-type="float" office:value="0.5" calcext:value-type="float">
            <text:p>0.5</text:p>
          </table:table-cell>
          <table:table-cell table:style-name="ce28" table:number-columns-repeated="7"/>
          <table:table-cell table:style-name="ce28" office:value-type="string" calcext:value-type="string">
            <text:p>DUT</text:p>
          </table:table-cell>
          <table:table-cell table:style-name="ce28" table:number-columns-repeated="4"/>
          <table:table-cell table:style-name="ce28" office:value-type="float" office:value="0" calcext:value-type="float">
            <text:p>0</text:p>
          </table:table-cell>
          <table:table-cell table:style-name="ce28" table:number-columns-repeated="16"/>
          <table:table-cell table:number-columns-repeated="2" table:style-name="ce28" office:value-type="string" calcext:value-type="string">
            <text:p>N/A</text:p>
          </table:table-cell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5">
          <table:table-cell table:style-name="ce24" office:value-type="string" calcext:value-type="string">
            <text:p>Long Nineteenth Century</text:p>
          </table:table-cell>
          <table:table-cell table:style-name="ce28" office:value-type="string" calcext:value-type="string">
            <text:p>1810-1876</text:p>
          </table:table-cell>
          <table:table-cell table:style-name="ce28" office:value-type="string" calcext:value-type="string">
            <text:p>William Golder Electronic Edition</text:p>
          </table:table-cell>
          <table:table-cell table:style-name="ce48" table:formula="of:=HYPERLINK(&quot;http://nzetc.victoria.ac.nz/tm/scholarly/tei-corpus-golder.html&quot;)" office:value-type="string" office:string-value="http://nzetc.victoria.ac.nz/tm/scholarly/tei-corpus-golder.html" calcext:value-type="string">
            <text:p>http://nzetc.victoria.ac.nz/tm/scholarly/tei-corpus-golder.html</text:p>
          </table:table-cell>
          <table:table-cell table:style-name="ce28" table:number-columns-repeated="4"/>
          <table:table-cell table:style-name="ce28" office:value-type="string" calcext:value-type="string">
            <text:p>ENG</text:p>
          </table:table-cell>
          <table:table-cell table:style-name="ce28" office:value-type="string" calcext:value-type="string">
            <text:p>Manuscript</text:p>
          </table:table-cell>
          <table:table-cell table:style-name="ce28" table:number-columns-repeated="3"/>
          <table:table-cell table:style-name="ce28" office:value-type="string" calcext:value-type="string">
            <text:p>University of Wellington</text:p>
          </table:table-cell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 table:number-columns-repeated="7"/>
          <table:table-cell table:style-name="ce28" office:value-type="string" calcext:value-type="string">
            <text:p>ENG</text:p>
          </table:table-cell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 table:number-columns-repeated="16"/>
          <table:table-cell table:number-columns-repeated="2" table:style-name="ce28" office:value-type="string" calcext:value-type="string">
            <text:p>N/A</text:p>
          </table:table-cell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2">
          <table:table-cell table:style-name="ce24" office:value-type="string" calcext:value-type="string">
            <text:p>Middle Ages</text:p>
          </table:table-cell>
          <table:table-cell table:style-name="ce28" office:value-type="float" office:value="1200" calcext:value-type="float">
            <text:p>1200</text:p>
          </table:table-cell>
          <table:table-cell table:style-name="ce28" office:value-type="string" calcext:value-type="string">
            <text:p>William of Palerne</text:p>
          </table:table-cell>
          <table:table-cell table:style-name="ce48" table:formula="of:=HYPERLINK(&quot;http://trove.nla.gov.au/work/33020507&quot;)" office:value-type="string" office:string-value="http://trove.nla.gov.au/work/33020507" calcext:value-type="string">
            <text:p>http://trove.nla.gov.au/work/33020507</text:p>
          </table:table-cell>
          <table:table-cell table:style-name="ce28" table:number-columns-repeated="4"/>
          <table:table-cell table:style-name="ce28" office:value-type="string" calcext:value-type="string">
            <text:p>ENM</text:p>
          </table:table-cell>
          <table:table-cell table:style-name="ce28" table:number-columns-repeated="4"/>
          <table:table-cell table:style-name="ce28" office:value-type="string" calcext:value-type="string">
            <text:p>National Library of Australia</text:p>
          </table:table-cell>
          <table:table-cell table:style-name="ce28" table:number-columns-repeated="17"/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float" office:value="0" calcext:value-type="float">
            <text:p>0</text:p>
          </table:table-cell>
          <table:table-cell table:style-name="ce28" table:number-columns-repeated="5"/>
          <table:table-cell table:style-name="ce61"/>
          <table:table-cell table:style-name="ce28"/>
          <table:table-cell table:style-name="ce28" office:value-type="string" calcext:value-type="string">
            <text:p>Victoria University Library, Melbourne, Australia</text:p>
          </table:table-cell>
          <table:table-cell table:style-name="ce28" table:number-columns-repeated="3"/>
          <table:table-cell table:style-name="ce28" office:value-type="string" calcext:value-type="string">
            <text:p>CDROM</text:p>
          </table:table-cell>
          <table:table-cell table:style-name="ce28" table:number-columns-repeated="2"/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2">
          <table:table-cell table:style-name="ce25" office:value-type="string" calcext:value-type="string">
            <text:p>Modern = 15th century onwards</text:p>
          </table:table-cell>
          <table:table-cell table:style-name="ce29"/>
          <table:table-cell table:style-name="ce28" office:value-type="string" calcext:value-type="string">
            <text:p>Wittgensteins Nachlass: The Bergen Electronic Edition</text:p>
          </table:table-cell>
          <table:table-cell table:style-name="ce48" table:formula="of:=HYPERLINK(&quot;http://www.nlx.com/collections/124&quot;)" office:value-type="string" office:string-value="http://www.nlx.com/collections/124" calcext:value-type="string">
            <text:p>http://www.nlx.com/collections/124</text:p>
          </table:table-cell>
          <table:table-cell table:style-name="ce28" table:number-columns-repeated="4"/>
          <table:table-cell table:style-name="ce28" office:value-type="string" calcext:value-type="string">
            <text:p>GER, ENG</text:p>
          </table:table-cell>
          <table:table-cell table:style-name="ce28"/>
          <table:table-cell table:style-name="ce28" office:value-type="float" office:value="1998" calcext:value-type="float">
            <text:p>1998</text:p>
          </table:table-cell>
          <table:table-cell table:style-name="ce28" office:value-type="float" office:value="2000" calcext:value-type="float">
            <text:p>2000</text:p>
          </table:table-cell>
          <table:table-cell table:style-name="ce28"/>
          <table:table-cell table:style-name="ce28" office:value-type="string" calcext:value-type="string">
            <text:p>InteLex</text:p>
          </table:table-cell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table:number-columns-repeated="10"/>
          <table:table-cell table:style-name="ce28" office:value-type="float" office:value="0" calcext:value-type="float">
            <text:p>0</text:p>
          </table:table-cell>
          <table:table-cell table:style-name="ce28" table:number-columns-repeated="15"/>
          <table:table-cell table:style-name="ce28" office:value-type="string" calcext:value-type="string">
            <text:p>CDROM</text:p>
          </table:table-cell>
          <table:table-cell table:style-name="ce28" table:number-columns-repeated="2"/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20">
          <table:table-cell table:style-name="ce24" office:value-type="string" calcext:value-type="string">
            <text:p>Long Nineteenth Century</text:p>
          </table:table-cell>
          <table:table-cell table:style-name="ce28" office:value-type="float" office:value="1898" calcext:value-type="float">
            <text:p>1898</text:p>
          </table:table-cell>
          <table:table-cell table:style-name="ce28" office:value-type="string" calcext:value-type="string">
            <text:p>Zibaldone Europeo</text:p>
          </table:table-cell>
          <table:table-cell table:style-name="ce48" table:formula="of:=HYPERLINK(&quot;http://www.birmingham.ac.uk/research/activity/leopardi/projects/barcelona.aspx&quot;)" office:value-type="string" office:string-value="http://www.birmingham.ac.uk/research/activity/leopardi/projects/barcelona.aspx" calcext:value-type="string">
            <text:p>http://www.birmingham.ac.uk/research/activity/leopardi/projects/barcelona.aspx</text:p>
          </table:table-cell>
          <table:table-cell table:style-name="ce28"/>
          <table:table-cell table:style-name="ce51" office:value-type="boolean" office:boolean-value="true" calcext:value-type="boolean">
            <text:p>TRUE</text:p>
          </table:table-cell>
          <table:table-cell table:style-name="ce28" table:number-columns-repeated="2"/>
          <table:table-cell table:style-name="ce28" office:value-type="string" calcext:value-type="string">
            <text:p>ITA</text:p>
          </table:table-cell>
          <table:table-cell table:style-name="ce28" office:value-type="string" calcext:value-type="string">
            <text:p>Manuscript</text:p>
          </table:table-cell>
          <table:table-cell table:style-name="ce28" table:number-columns-repeated="3"/>
          <table:table-cell table:style-name="ce28" office:value-type="string" calcext:value-type="string">
            <text:p>University of Birmingham</text:p>
          </table:table-cell>
          <table:table-cell table:style-name="ce28" table:number-columns-repeated="12"/>
          <table:table-cell table:style-name="ce28" office:value-type="string" calcext:value-type="string">
            <text:p>ENG, SPA</text:p>
          </table:table-cell>
          <table:table-cell table:style-name="ce28" table:number-columns-repeated="8"/>
          <table:table-cell table:style-name="ce28" office:value-type="float" office:value="0" calcext:value-type="float">
            <text:p>0</text:p>
          </table:table-cell>
          <table:table-cell table:style-name="ce28" table:number-columns-repeated="10"/>
          <table:table-cell table:style-name="ce65" office:value-type="float" office:value="25000" calcext:value-type="float">
            <text:p>€ 25,000</text:p>
          </table:table-cell>
          <table:table-cell table:style-name="ce28"/>
          <table:table-cell table:number-columns-repeated="2" table:style-name="ce28" office:value-type="string" calcext:value-type="string">
            <text:p>N/A</text:p>
          </table:table-cell>
          <table:table-cell table:style-name="ce66" table:number-columns-repeated="970"/>
          <table:table-cell table:style-name="ce58" table:number-columns-repeated="2"/>
          <table:table-cell/>
        </table:table-row>
        <table:table-row table:style-name="ro32">
          <table:table-cell table:style-name="ce24" office:value-type="string" calcext:value-type="string">
            <text:p>Early Modern</text:p>
          </table:table-cell>
          <table:table-cell table:style-name="ce27" office:value-type="float" office:value="1681" calcext:value-type="float">
            <text:p>1681</text:p>
          </table:table-cell>
          <table:table-cell table:style-name="ce27" office:value-type="string" calcext:value-type="string">
            <text:p>Pietro Mellini's Inventory in verse, 1681</text:p>
          </table:table-cell>
          <table:table-cell table:style-name="ce49" office:value-type="string" calcext:value-type="string">
            <text:p><text:a xlink:href="http://www.getty.edu/research/mellini/" xlink:type="simple">http://www.getty.edu/research/mellini/</text:a></text:p>
          </table:table-cell>
          <table:table-cell table:number-columns-repeated="4" table:style-name="ce51" office:value-type="boolean" office:boolean-value="true" calcext:value-type="boolean">
            <text:p>TRUE</text:p>
          </table:table-cell>
          <table:table-cell table:style-name="ce27" office:value-type="string" calcext:value-type="string">
            <text:p>ITA</text:p>
          </table:table-cell>
          <table:table-cell table:style-name="ce27" office:value-type="string" calcext:value-type="string">
            <text:p>Manuscript</text:p>
          </table:table-cell>
          <table:table-cell table:style-name="ce27" office:value-type="float" office:value="2015" calcext:value-type="float">
            <text:p>2015</text:p>
          </table:table-cell>
          <table:table-cell table:style-name="ce27"/>
          <table:table-cell table:style-name="ce27" office:value-type="string" calcext:value-type="string">
            <text:p>Murtha Baca, Nuria Rodríguez Ortega</text:p>
          </table:table-cell>
          <table:table-cell table:style-name="ce28" office:value-type="string" calcext:value-type="string">
            <text:p>Getty Research Institute</text:p>
          </table:table-cell>
          <table:table-cell table:style-name="ce27" office:value-type="string" calcext:value-type="string">
            <text:p>Scholarly and general public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string" calcext:value-type="string">
            <text:p>N/A</text:p>
          </table:table-cell>
          <table:table-cell table:style-name="ce28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table:number-columns-repeated="12"/>
          <table:table-cell table:style-name="ce27" office:value-type="string" calcext:value-type="string">
            <text:p>Keyed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string" calcext:value-type="string">
            <text:p>Getty Research Trust</text:p>
          </table:table-cell>
          <table:table-cell table:style-name="ce27" table:number-columns-repeated="2"/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8">
          <table:table-cell table:style-name="ce24" office:value-type="string" calcext:value-type="string">
            <text:p>Early Modern, Long Nineteenth Century</text:p>
          </table:table-cell>
          <table:table-cell table:style-name="ce27" office:value-type="string" calcext:value-type="string">
            <text:p>16-18th century</text:p>
          </table:table-cell>
          <table:table-cell table:style-name="ce27" office:value-type="string" calcext:value-type="string">
            <text:p>Inscriptiones Alborum Amicorum</text:p>
          </table:table-cell>
          <table:table-cell table:style-name="ce27" office:value-type="string" calcext:value-type="string">
            <text:p>http://iaa.bibl.u-szeged.hu/index.php</text:p>
          </table:table-cell>
          <table:table-cell table:number-columns-repeated="3" table:style-name="ce51" office:value-type="boolean" office:boolean-value="true" calcext:value-type="boolean">
            <text:p>TRUE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LAT, GER, ENG, HEB, FRE, GRE</text:p>
          </table:table-cell>
          <table:table-cell table:style-name="ce27" office:value-type="string" calcext:value-type="string">
            <text:p>Friendship albums, autograph albums, books of friends</text:p>
          </table:table-cell>
          <table:table-cell table:style-name="ce27" office:value-type="float" office:value="2003" calcext:value-type="float">
            <text:p>2003</text:p>
          </table:table-cell>
          <table:table-cell table:style-name="ce27" office:value-type="float" office:value="2015" calcext:value-type="float">
            <text:p>2015</text:p>
          </table:table-cell>
          <table:table-cell table:style-name="ce27" office:value-type="string" calcext:value-type="string">
            <text:p>Anita Fajt</text:p>
          </table:table-cell>
          <table:table-cell table:style-name="ce28" office:value-type="string" calcext:value-type="string">
            <text:p>University of Szeged</text:p>
          </table:table-cell>
          <table:table-cell table:style-name="ce27" office:value-type="string" calcext:value-type="string">
            <text:p>experts, general public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HUN, ENG, GER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/A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Keyed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various archives in Europe</text:p>
          </table:table-cell>
          <table:table-cell table:style-name="ce27"/>
          <table:table-cell table:style-name="ce27" office:value-type="string" calcext:value-type="string">
            <text:p>Dr. Miklós Latzkovits and Dr. Tünde Katona</text:p>
          </table:table-cell>
          <table:table-cell table:style-name="ce27"/>
          <table:table-cell table:style-name="ce27" office:value-type="string" calcext:value-type="string">
            <text:p>new version: Yii2, Html5/CSS3old version: Custom php/html/css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5">
          <table:table-cell table:style-name="ce24" office:value-type="string" calcext:value-type="string">
            <text:p>Early Modern</text:p>
          </table:table-cell>
          <table:table-cell table:style-name="ce27" office:value-type="float" office:value="1566" calcext:value-type="float">
            <text:p>1566</text:p>
          </table:table-cell>
          <table:table-cell table:style-name="ce27" office:value-type="string" calcext:value-type="string">
            <text:p>George Etheridge's Encomium on Henry VIII addressed to Elizabeth I — British Library Royal MS 16 C X</text:p>
          </table:table-cell>
          <table:table-cell table:style-name="ce27" office:value-type="string" calcext:value-type="string">
            <text:p>http://hellenic-institute.rhul.ac.uk/Research/Etheridge/</text:p>
          </table:table-cell>
          <table:table-cell table:number-columns-repeated="3" table:style-name="ce51" office:value-type="boolean" office:boolean-value="true" calcext:value-type="boolean">
            <text:p>TRUE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GRC</text:p>
          </table:table-cell>
          <table:table-cell table:style-name="ce27" office:value-type="string" calcext:value-type="string">
            <text:p>Text in a codex uniqus</text:p>
          </table:table-cell>
          <table:table-cell table:style-name="ce27" office:value-type="float" office:value="2011" calcext:value-type="float">
            <text:p>2011</text:p>
          </table:table-cell>
          <table:table-cell table:style-name="ce27" office:value-type="string" calcext:value-type="string">
            <text:p>present</text:p>
          </table:table-cell>
          <table:table-cell table:style-name="ce27" office:value-type="string" calcext:value-type="string">
            <text:p>Charalambos Dendrinos</text:p>
          </table:table-cell>
          <table:table-cell table:style-name="ce29" office:value-type="string" calcext:value-type="string">
            <text:p>Hellenic Institute of Royal Holloway, British Library</text:p>
          </table:table-cell>
          <table:table-cell table:style-name="ce27" office:value-type="string" calcext:value-type="string">
            <text:p>Scholars, students and the general public</text:p>
          </table:table-cell>
          <table:table-cell table:style-name="ce27" office:value-type="float" office:value="0.5" calcext:value-type="float">
            <text:p>0.5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/A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Keyed</text:p>
          </table:table-cell>
          <table:table-cell table:style-name="ce27"/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Hellenic Institute of Royal Holloway</text:p>
          </table:table-cell>
          <table:table-cell table:style-name="ce27" office:value-type="string" calcext:value-type="string">
            <text:p>British Library</text:p>
          </table:table-cell>
          <table:table-cell table:style-name="ce27" office:value-type="string" calcext:value-type="string">
            <text:p>Royal Holloway, University of London</text:p>
          </table:table-cell>
          <table:table-cell table:style-name="ce27"/>
          <table:table-cell table:style-name="ce27" office:value-type="string" calcext:value-type="string">
            <text:p>HTML 4.01, CSS and Java Script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5">
          <table:table-cell table:style-name="ce24" office:value-type="string" calcext:value-type="string">
            <text:p>Early Modern</text:p>
          </table:table-cell>
          <table:table-cell table:style-name="ce27" office:value-type="string" calcext:value-type="string">
            <text:p>16th century</text:p>
          </table:table-cell>
          <table:table-cell table:style-name="ce27" office:value-type="string" calcext:value-type="string">
            <text:p>Digitalisierte Edition des ältesten Appenzeller Landbuchs</text:p>
          </table:table-cell>
          <table:table-cell table:style-name="ce27" office:value-type="string" calcext:value-type="string">
            <text:p>http://www.ssrq-sds-fds.ch/teiviewer/</text:p>
          </table:table-cell>
          <table:table-cell table:number-columns-repeated="3" table:style-name="ce51" office:value-type="boolean" office:boolean-value="true" calcext:value-type="boolean">
            <text:p>TRUE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GER</text:p>
          </table:table-cell>
          <table:table-cell table:style-name="ce27" office:value-type="string" calcext:value-type="string">
            <text:p>Manuscript</text:p>
          </table:table-cell>
          <table:table-cell table:style-name="ce27" office:value-type="float" office:value="2007" calcext:value-type="float">
            <text:p>2007</text:p>
          </table:table-cell>
          <table:table-cell table:style-name="ce27" office:value-type="float" office:value="2013" calcext:value-type="float">
            <text:p>2013</text:p>
          </table:table-cell>
          <table:table-cell table:style-name="ce27" office:value-type="string" calcext:value-type="string">
            <text:p>Pascale Sutter</text:p>
          </table:table-cell>
          <table:table-cell table:style-name="ce29" office:value-type="string" calcext:value-type="string">
            <text:p>Law Sources Foundation of the Swiss Lawyers Society</text:p>
          </table:table-cell>
          <table:table-cell table:style-name="ce27" office:value-type="string" calcext:value-type="string">
            <text:p>Experts and scholars</text:p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GER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5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Keyed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string" calcext:value-type="string">
            <text:p>Law Sources Foundation of the Swiss Lawyers Society</text:p>
          </table:table-cell>
          <table:table-cell table:style-name="ce27"/>
          <table:table-cell table:style-name="ce27" office:value-type="string" calcext:value-type="string">
            <text:p>Java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36">
          <table:table-cell table:style-name="ce24" office:value-type="string" calcext:value-type="string">
            <text:p>Early Modern</text:p>
          </table:table-cell>
          <table:table-cell table:style-name="ce27" office:value-type="string" calcext:value-type="string">
            <text:p>1500-1548</text:p>
          </table:table-cell>
          <table:table-cell table:style-name="ce27" office:value-type="string" calcext:value-type="string">
            <text:p>Corpus of Ioannes Dantiscus' Texts &amp; Correspondence </text:p>
          </table:table-cell>
          <table:table-cell table:style-name="ce27" office:value-type="string" calcext:value-type="string">
            <text:p>http://dantiscus.al.uw.edu.pl/</text:p>
          </table:table-cell>
          <table:table-cell table:style-name="ce51" office:value-type="boolean" office:boolean-value="true" calcext:value-type="boolean">
            <text:p>TRUE</text:p>
          </table:table-cell>
          <table:table-cell/>
          <table:table-cell table:style-name="ce51" office:value-type="boolean" office:boolean-value="true" calcext:value-type="boolean">
            <text:p>TRUE</text:p>
          </table:table-cell>
          <table:table-cell table:style-name="ce51" office:value-type="boolean" office:boolean-value="false" calcext:value-type="boolean">
            <text:p>FALSE</text:p>
          </table:table-cell>
          <table:table-cell table:style-name="ce27" office:value-type="string" calcext:value-type="string">
            <text:p>LAT, GER, SPA, POL, ITA, FRE, BEL, CZE </text:p>
          </table:table-cell>
          <table:table-cell table:style-name="ce27" office:value-type="string" calcext:value-type="string">
            <text:p>Manuscript letters</text:p>
          </table:table-cell>
          <table:table-cell table:style-name="ce27" office:value-type="float" office:value="2007" calcext:value-type="float">
            <text:p>2007</text:p>
          </table:table-cell>
          <table:table-cell table:style-name="ce27" office:value-type="string" calcext:value-type="string">
            <text:p>present</text:p>
          </table:table-cell>
          <table:table-cell table:style-name="ce27" office:value-type="string" calcext:value-type="string">
            <text:p>Anna Skolimowska</text:p>
          </table:table-cell>
          <table:table-cell table:style-name="ce28" office:value-type="string" calcext:value-type="string">
            <text:p>University of Warsaw </text:p>
          </table:table-cell>
          <table:table-cell table:style-name="ce27" office:value-type="string" calcext:value-type="string">
            <text:p>Scholars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ENG, POL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N/A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Keyed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Archiwum Archidiecezji Warmińskiej, Muzeum Narodowe w Krakowie, Biblioteka Czartoryskich, Geheimes Staatsarchiv Preussischer Kulturbesitz and others.</text:p>
          </table:table-cell>
          <table:table-cell table:style-name="ce27" office:value-type="string" calcext:value-type="string">
            <text:p>Poland and other European countries</text:p>
          </table:table-cell>
          <table:table-cell table:style-name="ce27" office:value-type="string" calcext:value-type="string">
            <text:p>Polish Ministry of Science</text:p>
          </table:table-cell>
          <table:table-cell table:style-name="ce27"/>
          <table:table-cell table:style-name="ce27" office:value-type="string" calcext:value-type="string">
            <text:p>Dantiscus (custom; PHP/MySQL/HTML/CSS/XML/XQuery)</text:p>
          </table:table-cell>
          <table:table-cell table:number-columns-repeated="2" table:style-name="ce27" office:value-type="string" calcext:value-type="string">
            <text:p>N/A</text:p>
          </table:table-cell>
          <table:table-cell table:number-columns-repeated="973"/>
        </table:table-row>
        <table:table-row table:style-name="ro11" table:number-rows-repeated="1048374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Period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2" table:default-cell-style-name="ce32"/>
        <table:table-row table:style-name="ro11">
          <table:table-cell table:style-name="ce31" office:value-type="string" calcext:value-type="string">
            <text:p>Period_ID</text:p>
          </table:table-cell>
          <table:table-cell table:style-name="ce31" office:value-type="string" calcext:value-type="string">
            <text:p>Begin</text:p>
          </table:table-cell>
          <table:table-cell table:style-name="ce31" office:value-type="string" calcext:value-type="string">
            <text:p>End</text:p>
          </table:table-cell>
        </table:table-row>
        <table:table-row table:style-name="ro11">
          <table:table-cell office:value-type="string" calcext:value-type="string">
            <text:p>Antiquity</text:p>
          </table:table-cell>
          <table:table-cell office:value-type="string" calcext:value-type="string">
            <text:p>700 BC</text:p>
          </table:table-cell>
          <table:table-cell office:value-type="string" calcext:value-type="string">
            <text:p>500 AD</text:p>
          </table:table-cell>
        </table:table-row>
        <table:table-row table:style-name="ro11">
          <table:table-cell office:value-type="string" calcext:value-type="string">
            <text:p>Middle Ages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1">
          <table:table-cell office:value-type="string" calcext:value-type="string">
            <text:p>Early Modern</text:p>
          </table:table-cell>
          <table:table-cell office:value-type="float" office:value="1500" calcext:value-type="float">
            <text:p>1500</text:p>
          </table:table-cell>
          <table:table-cell office:value-type="float" office:value="1789" calcext:value-type="float">
            <text:p>1789</text:p>
          </table:table-cell>
        </table:table-row>
        <table:table-row table:style-name="ro11">
          <table:table-cell office:value-type="string" calcext:value-type="string">
            <text:p>Long Nineteenth Century</text:p>
          </table:table-cell>
          <table:table-cell office:value-type="float" office:value="1789" calcext:value-type="float">
            <text:p>1789</text:p>
          </table:table-cell>
          <table:table-cell office:value-type="float" office:value="1914" calcext:value-type="float">
            <text:p>1914</text:p>
          </table:table-cell>
        </table:table-row>
        <table:table-row table:style-name="ro11">
          <table:table-cell office:value-type="string" calcext:value-type="string">
            <text:p>Modern</text:p>
          </table:table-cell>
          <table:table-cell office:value-type="float" office:value="1914" calcext:value-type="float">
            <text:p>1914</text:p>
          </table:table-cell>
          <table:table-cell office:value-type="float" office:value="1965" calcext:value-type="float">
            <text:p>1965</text:p>
          </table:table-cell>
        </table:table-row>
        <table:table-row table:style-name="ro11">
          <table:table-cell office:value-type="string" calcext:value-type="string">
            <text:p>Contemporary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Today</text:p>
          </table:table-cell>
        </table:table-row>
      </table:table>
      <table:table table:name="Institution" table:style-name="ta3" table:print="false">
        <office:forms form:automatic-focus="false" form:apply-design-mode="false"/>
        <table:table-column table:style-name="co20" table:default-cell-style-name="ce33"/>
        <table:table-column table:style-name="co12" table:default-cell-style-name="ce35"/>
        <table:table-column table:style-name="co7" table:default-cell-style-name="ce32"/>
        <table:table-column table:style-name="co7" table:default-cell-style-name="ce33"/>
        <table:table-column table:style-name="co7" table:number-columns-repeated="15" table:default-cell-style-name="Default"/>
        <table:table-column table:style-name="co17" table:number-columns-repeated="236" table:default-cell-style-name="Default"/>
        <table:table-column table:style-name="co18" table:number-columns-repeated="768" table:default-cell-style-name="Default"/>
        <table:table-row table:style-name="ro19">
          <table:table-cell table:style-name="ce16" office:value-type="string" calcext:value-type="string">
            <text:p>Institution_ID</text:p>
          </table:table-cell>
          <table:table-cell table:style-name="ce16" office:value-type="string" calcext:value-type="string">
            <text:p>Latitude</text:p>
          </table:table-cell>
          <table:table-cell table:style-name="ce37" office:value-type="string" calcext:value-type="string">
            <text:p>Longitude</text:p>
          </table:table-cell>
          <table:table-cell table:style-name="ce16" office:value-type="string" calcext:value-type="string">
            <text:p>Country</text:p>
          </table:table-cell>
          <table:table-cell/>
          <table:table-cell table:style-name="ce39" table:number-columns-repeated="1018"/>
        </table:table-row>
        <table:table-row table:style-name="ro11">
          <table:table-cell office:value-type="string" calcext:value-type="string">
            <text:p>Estate of Samuel Beckett</text:p>
          </table:table-cell>
          <table:table-cell table:style-name="ce33"/>
          <table:table-cell table:style-name="Default"/>
          <table:table-cell table:number-columns-repeated="1020"/>
        </table:table-row>
        <table:table-row table:style-name="ro11">
          <table:table-cell office:value-type="string" calcext:value-type="string">
            <text:p>Emunch</text:p>
          </table:table-cell>
          <table:table-cell table:style-name="ce33"/>
          <table:table-cell table:style-name="Default"/>
          <table:table-cell table:number-columns-repeated="1020"/>
        </table:table-row>
        <table:table-row table:style-name="ro11">
          <table:table-cell office:value-type="string" calcext:value-type="string">
            <text:p>Bokselskap</text:p>
          </table:table-cell>
          <table:table-cell table:style-name="ce33"/>
          <table:table-cell table:style-name="Default"/>
          <table:table-cell table:number-columns-repeated="1020"/>
        </table:table-row>
        <table:table-row table:style-name="ro11">
          <table:table-cell office:value-type="string" calcext:value-type="string">
            <text:p>American Council of Learned Societies</text:p>
          </table:table-cell>
          <table:table-cell table:style-name="ce33"/>
          <table:table-cell table:style-name="Default"/>
          <table:table-cell table:number-columns-repeated="1020"/>
        </table:table-row>
        <table:table-row table:style-name="ro11">
          <table:table-cell office:value-type="string" calcext:value-type="string">
            <text:p>National Museum of Australia</text:p>
          </table:table-cell>
          <table:table-cell office:value-type="float" office:value="-35.2917" calcext:value-type="float">
            <text:p>-35.2917</text:p>
          </table:table-cell>
          <table:table-cell office:value-type="float" office:value="149.1195" calcext:value-type="float">
            <text:p>149.1195</text:p>
          </table:table-cell>
          <table:table-cell office:value-type="string" calcext:value-type="string">
            <text:p>Australi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National Library of Australia</text:p>
          </table:table-cell>
          <table:table-cell office:value-type="float" office:value="35.2961" calcext:value-type="float">
            <text:p>35.2961</text:p>
          </table:table-cell>
          <table:table-cell office:value-type="float" office:value="149.13" calcext:value-type="float">
            <text:p>149.13</text:p>
          </table:table-cell>
          <table:table-cell office:value-type="string" calcext:value-type="string">
            <text:p>Australi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Stiftung Mozarteum Salzburg</text:p>
          </table:table-cell>
          <table:table-cell office:value-type="float" office:value="47.803503" calcext:value-type="float">
            <text:p>47.803503</text:p>
          </table:table-cell>
          <table:table-cell office:value-type="float" office:value="13.041992" calcext:value-type="float">
            <text:p>13.041992</text:p>
          </table:table-cell>
          <table:table-cell office:value-type="string" calcext:value-type="string">
            <text:p>Austri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Österreichische Nationalbibliothek</text:p>
          </table:table-cell>
          <table:table-cell office:value-type="float" office:value="48.205432" calcext:value-type="float">
            <text:p>48.205432</text:p>
          </table:table-cell>
          <table:table-cell office:value-type="float" office:value="16.365011" calcext:value-type="float">
            <text:p>16.365011</text:p>
          </table:table-cell>
          <table:table-cell office:value-type="string" calcext:value-type="string">
            <text:p>Austri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dad del País Vasco</text:p>
          </table:table-cell>
          <table:table-cell office:value-type="float" office:value="43.331825" calcext:value-type="float">
            <text:p>43.331825</text:p>
          </table:table-cell>
          <table:table-cell office:value-type="float" office:value="-2.97303" calcext:value-type="float">
            <text:p>-2.97303</text:p>
          </table:table-cell>
          <table:table-cell office:value-type="string" calcext:value-type="string">
            <text:p>Basque Countr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Antwerp</text:p>
          </table:table-cell>
          <table:table-cell office:value-type="float" office:value="51.1641" calcext:value-type="float">
            <text:p>51.1641</text:p>
          </table:table-cell>
          <table:table-cell office:value-type="float" office:value="4.4066" calcext:value-type="float">
            <text:p>4.4066</text:p>
          </table:table-cell>
          <table:table-cell office:value-type="string" calcext:value-type="string">
            <text:p>Belgiu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Centrum voor Teksteditie en Bronnenstudie (Koninklijke Academie voor Nederlandse Taal)</text:p>
          </table:table-cell>
          <table:table-cell office:value-type="float" office:value="51.0558" calcext:value-type="float">
            <text:p>51.0558</text:p>
          </table:table-cell>
          <table:table-cell office:value-type="float" office:value="3.7281" calcext:value-type="float">
            <text:p>3.7281</text:p>
          </table:table-cell>
          <table:table-cell office:value-type="string" calcext:value-type="string">
            <text:p>Belgiu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New Brunswick</text:p>
          </table:table-cell>
          <table:table-cell office:value-type="float" office:value="45.9462" calcext:value-type="float">
            <text:p>45.9462</text:p>
          </table:table-cell>
          <table:table-cell table:style-name="ce5" office:value-type="float" office:value="-66.6406" calcext:value-type="float">
            <text:p>-66.6406</text:p>
          </table:table-cell>
          <table:table-cell office:value-type="string" calcext:value-type="string">
            <text:p>Canad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Calgary</text:p>
          </table:table-cell>
          <table:table-cell office:value-type="float" office:value="51.078164" calcext:value-type="float">
            <text:p>51.078164</text:p>
          </table:table-cell>
          <table:table-cell office:value-type="float" office:value="-114.135796" calcext:value-type="float">
            <text:p>-114.135796</text:p>
          </table:table-cell>
          <table:table-cell office:value-type="string" calcext:value-type="string">
            <text:p>Canad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Rutgers University New Brunswick</text:p>
          </table:table-cell>
          <table:table-cell office:value-type="float" office:value="40.501683" calcext:value-type="float">
            <text:p>40.501683</text:p>
          </table:table-cell>
          <table:table-cell office:value-type="float" office:value="-74.448084" calcext:value-type="float">
            <text:p>-74.448084</text:p>
          </table:table-cell>
          <table:table-cell office:value-type="string" calcext:value-type="string">
            <text:p>Canad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emorial University of Newfoundland</text:p>
          </table:table-cell>
          <table:table-cell office:value-type="float" office:value="47.5717" calcext:value-type="float">
            <text:p>47.5717</text:p>
          </table:table-cell>
          <table:table-cell office:value-type="float" office:value="-52.7324" calcext:value-type="float">
            <text:p>-52.7324</text:p>
          </table:table-cell>
          <table:table-cell office:value-type="string" calcext:value-type="string">
            <text:p>Canad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Zagreb</text:p>
          </table:table-cell>
          <table:table-cell office:value-type="float" office:value="45.8113" calcext:value-type="float">
            <text:p>45.8113</text:p>
          </table:table-cell>
          <table:table-cell office:value-type="float" office:value="15.97" calcext:value-type="float">
            <text:p>15.97</text:p>
          </table:table-cell>
          <table:table-cell office:value-type="string" calcext:value-type="string">
            <text:p>Croati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Copenhagen</text:p>
          </table:table-cell>
          <table:table-cell office:value-type="float" office:value="55.685" calcext:value-type="float">
            <text:p>55.685</text:p>
          </table:table-cell>
          <table:table-cell office:value-type="float" office:value="12.573" calcext:value-type="float">
            <text:p>12.573</text:p>
          </table:table-cell>
          <table:table-cell office:value-type="string" calcext:value-type="string">
            <text:p>Denmark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St. Catherine's Monastery</text:p>
          </table:table-cell>
          <table:table-cell office:value-type="float" office:value="28.555934" calcext:value-type="float">
            <text:p>28.555934</text:p>
          </table:table-cell>
          <table:table-cell office:value-type="float" office:value="33.976037" calcext:value-type="float">
            <text:p>33.976037</text:p>
          </table:table-cell>
          <table:table-cell office:value-type="string" calcext:value-type="string">
            <text:p>Egyp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Svenska Litteratursällskapet</text:p>
          </table:table-cell>
          <table:table-cell office:value-type="float" office:value="60.170814" calcext:value-type="float">
            <text:p>60.170814</text:p>
          </table:table-cell>
          <table:table-cell office:value-type="float" office:value="24.955789" calcext:value-type="float">
            <text:p>24.955789</text:p>
          </table:table-cell>
          <table:table-cell office:value-type="string" calcext:value-type="string">
            <text:p>Finlan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é Sorbonne Nouvelle - Paris 3</text:p>
          </table:table-cell>
          <table:table-cell office:value-type="float" office:value="48.83997" calcext:value-type="float">
            <text:p>48.83997</text:p>
          </table:table-cell>
          <table:table-cell office:value-type="float" office:value="2.354" calcext:value-type="float">
            <text:p>2.354</text:p>
          </table:table-cell>
          <table:table-cell office:value-type="string" calcext:value-type="string">
            <text:p>Fran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École Normale Supérieure de Lyon</text:p>
          </table:table-cell>
          <table:table-cell office:value-type="float" office:value="45.736" calcext:value-type="float">
            <text:p>45.736</text:p>
          </table:table-cell>
          <table:table-cell office:value-type="float" office:value="4.833" calcext:value-type="float">
            <text:p>4.833</text:p>
          </table:table-cell>
          <table:table-cell office:value-type="string" calcext:value-type="string">
            <text:p>Fran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CNRS (Institut de recherche et d’histoire des textes)</text:p>
          </table:table-cell>
          <table:table-cell office:value-type="float" office:value="48.84762" calcext:value-type="float">
            <text:p>48.84762</text:p>
          </table:table-cell>
          <table:table-cell office:value-type="float" office:value="2.26395" calcext:value-type="float">
            <text:p>2.26395</text:p>
          </table:table-cell>
          <table:table-cell office:value-type="string" calcext:value-type="string">
            <text:p>Fran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CNRS (Centre national de la recherche scientifique)</text:p>
          </table:table-cell>
          <table:table-cell office:value-type="float" office:value="48.848" calcext:value-type="float">
            <text:p>48.848</text:p>
          </table:table-cell>
          <table:table-cell office:value-type="float" office:value="2.2641" calcext:value-type="float">
            <text:p>2.2641</text:p>
          </table:table-cell>
          <table:table-cell office:value-type="string" calcext:value-type="string">
            <text:p>Fran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Bibliothèque Nationale de France</text:p>
          </table:table-cell>
          <table:table-cell office:value-type="float" office:value="48.833604" calcext:value-type="float">
            <text:p>48.833604</text:p>
          </table:table-cell>
          <table:table-cell office:value-type="float" office:value="2.375763" calcext:value-type="float">
            <text:p>2.375763</text:p>
          </table:table-cell>
          <table:table-cell office:value-type="string" calcext:value-type="string">
            <text:p>Fran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Münster (Institute for New Testament Textual Research)</text:p>
          </table:table-cell>
          <table:table-cell office:value-type="float" office:value="51.96148" calcext:value-type="float">
            <text:p>51.96148</text:p>
          </table:table-cell>
          <table:table-cell office:value-type="float" office:value="7.6237" calcext:value-type="float">
            <text:p>7.6237</text:p>
          </table:table-cell>
          <table:table-cell office:value-type="string" calcext:value-type="string">
            <text:p>German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Göttingen</text:p>
          </table:table-cell>
          <table:table-cell office:value-type="float" office:value="51.5434" calcext:value-type="float">
            <text:p>51.5434</text:p>
          </table:table-cell>
          <table:table-cell office:value-type="float" office:value="9.9358" calcext:value-type="float">
            <text:p>9.9358</text:p>
          </table:table-cell>
          <table:table-cell office:value-type="string" calcext:value-type="string">
            <text:p>German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Augsburg</text:p>
          </table:table-cell>
          <table:table-cell office:value-type="float" office:value="48.3351" calcext:value-type="float">
            <text:p>48.3351</text:p>
          </table:table-cell>
          <table:table-cell office:value-type="float" office:value="10.8973" calcext:value-type="float">
            <text:p>10.8973</text:p>
          </table:table-cell>
          <table:table-cell office:value-type="string" calcext:value-type="string">
            <text:p>German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ät Würzburg</text:p>
          </table:table-cell>
          <table:table-cell office:value-type="float" office:value="49.7827" calcext:value-type="float">
            <text:p>49.7827</text:p>
          </table:table-cell>
          <table:table-cell office:value-type="float" office:value="9.9677" calcext:value-type="float">
            <text:p>9.9677</text:p>
          </table:table-cell>
          <table:table-cell office:value-type="string" calcext:value-type="string">
            <text:p>German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ät Tübingen</text:p>
          </table:table-cell>
          <table:table-cell office:value-type="float" office:value="48.529478" calcext:value-type="float">
            <text:p>48.529478</text:p>
          </table:table-cell>
          <table:table-cell office:value-type="float" office:value="9.04377" calcext:value-type="float">
            <text:p>9.04377</text:p>
          </table:table-cell>
          <table:table-cell office:value-type="string" calcext:value-type="string">
            <text:p>German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ät Trier</text:p>
          </table:table-cell>
          <table:table-cell office:value-type="float" office:value="49.745762" calcext:value-type="float">
            <text:p>49.745762</text:p>
          </table:table-cell>
          <table:table-cell office:value-type="float" office:value="6.688459" calcext:value-type="float">
            <text:p>6.688459</text:p>
          </table:table-cell>
          <table:table-cell office:value-type="string" calcext:value-type="string">
            <text:p>German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Südwest-Rundfunk Tübingen</text:p>
          </table:table-cell>
          <table:table-cell office:value-type="float" office:value="48.522776" calcext:value-type="float">
            <text:p>48.522776</text:p>
          </table:table-cell>
          <table:table-cell office:value-type="float" office:value="9.066659" calcext:value-type="float">
            <text:p>9.066659</text:p>
          </table:table-cell>
          <table:table-cell office:value-type="string" calcext:value-type="string">
            <text:p>German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Leipzig University Library</text:p>
          </table:table-cell>
          <table:table-cell office:value-type="float" office:value="51.332497" calcext:value-type="float">
            <text:p>51.332497</text:p>
          </table:table-cell>
          <table:table-cell office:value-type="float" office:value="12.368185" calcext:value-type="float">
            <text:p>12.368185</text:p>
          </table:table-cell>
          <table:table-cell office:value-type="string" calcext:value-type="string">
            <text:p>German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Herzog August Bibliothek Wolfenbüttel</text:p>
          </table:table-cell>
          <table:table-cell office:value-type="float" office:value="52.1647" calcext:value-type="float">
            <text:p>52.1647</text:p>
          </table:table-cell>
          <table:table-cell office:value-type="float" office:value="10.5304" calcext:value-type="float">
            <text:p>10.5304</text:p>
          </table:table-cell>
          <table:table-cell office:value-type="string" calcext:value-type="string">
            <text:p>German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Heinrich-Heine-Institut Düsseldorf</text:p>
          </table:table-cell>
          <table:table-cell office:value-type="float" office:value="51.222277" calcext:value-type="float">
            <text:p>51.222277</text:p>
          </table:table-cell>
          <table:table-cell office:value-type="float" office:value="6.77287" calcext:value-type="float">
            <text:p>6.77287</text:p>
          </table:table-cell>
          <table:table-cell office:value-type="string" calcext:value-type="string">
            <text:p>German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Berlin-Brandenburgische Akademie der Wissenschaften</text:p>
          </table:table-cell>
          <table:table-cell office:value-type="float" office:value="52.51407" calcext:value-type="float">
            <text:p>52.51407</text:p>
          </table:table-cell>
          <table:table-cell office:value-type="float" office:value="13.39422" calcext:value-type="float">
            <text:p>13.39422</text:p>
          </table:table-cell>
          <table:table-cell office:value-type="string" calcext:value-type="string">
            <text:p>German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Bayerische Staatsbibliothek</text:p>
          </table:table-cell>
          <table:table-cell office:value-type="float" office:value="48.1478" calcext:value-type="float">
            <text:p>48.1478</text:p>
          </table:table-cell>
          <table:table-cell office:value-type="float" office:value="11.5802" calcext:value-type="float">
            <text:p>11.5802</text:p>
          </table:table-cell>
          <table:table-cell office:value-type="string" calcext:value-type="string">
            <text:p>German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Akademie der Wissenschaften und der Literatur Mainz</text:p>
          </table:table-cell>
          <table:table-cell office:value-type="float" office:value="49.9945" calcext:value-type="float">
            <text:p>49.9945</text:p>
          </table:table-cell>
          <table:table-cell office:value-type="float" office:value="8.2672" calcext:value-type="float">
            <text:p>8.2672</text:p>
          </table:table-cell>
          <table:table-cell office:value-type="string" calcext:value-type="string">
            <text:p>German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Szeged</text:p>
          </table:table-cell>
          <table:table-cell office:value-type="float" office:value="47.680226" calcext:value-type="float">
            <text:p>47.680226</text:p>
          </table:table-cell>
          <table:table-cell office:value-type="float" office:value="16.577958" calcext:value-type="float">
            <text:p>16.577958</text:p>
          </table:table-cell>
          <table:table-cell office:value-type="string" calcext:value-type="string">
            <text:p>Hungar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ndian Ministry of Culture</text:p>
          </table:table-cell>
          <table:table-cell office:value-type="float" office:value="28.6162" calcext:value-type="float">
            <text:p>28.6162</text:p>
          </table:table-cell>
          <table:table-cell office:value-type="float" office:value="77.2158" calcext:value-type="float">
            <text:p>77.2158</text:p>
          </table:table-cell>
          <table:table-cell office:value-type="string" calcext:value-type="string">
            <text:p>Indi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College Dublin</text:p>
          </table:table-cell>
          <table:table-cell office:value-type="float" office:value="53.307297" calcext:value-type="float">
            <text:p>53.307297</text:p>
          </table:table-cell>
          <table:table-cell office:value-type="float" office:value="-6.21907" calcext:value-type="float">
            <text:p>-6.21907</text:p>
          </table:table-cell>
          <table:table-cell office:value-type="string" calcext:value-type="string">
            <text:p>Ireland</text:p>
          </table:table-cell>
          <table:table-cell/>
          <table:table-cell table:style-name="ce40"/>
          <table:table-cell table:number-columns-repeated="1017"/>
        </table:table-row>
        <table:table-row table:style-name="ro11">
          <table:table-cell office:value-type="string" calcext:value-type="string">
            <text:p>Royal Irish Academy</text:p>
          </table:table-cell>
          <table:table-cell office:value-type="float" office:value="53.3413" calcext:value-type="float">
            <text:p>53.3413</text:p>
          </table:table-cell>
          <table:table-cell office:value-type="float" office:value="-6.2581" calcext:value-type="float">
            <text:p>-6.2581</text:p>
          </table:table-cell>
          <table:table-cell office:value-type="string" calcext:value-type="string">
            <text:p>Irelan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National University of Ireland</text:p>
          </table:table-cell>
          <table:table-cell office:value-type="float" office:value="53.2798" calcext:value-type="float">
            <text:p>53.2798</text:p>
          </table:table-cell>
          <table:table-cell office:value-type="float" office:value="-9.0581" calcext:value-type="float">
            <text:p>-9.0581</text:p>
          </table:table-cell>
          <table:table-cell office:value-type="string" calcext:value-type="string">
            <text:p>Irelan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à degli Studi di Torino</text:p>
          </table:table-cell>
          <table:table-cell office:value-type="float" office:value="45.076" calcext:value-type="float">
            <text:p>45.076</text:p>
          </table:table-cell>
          <table:table-cell office:value-type="float" office:value="7.69" calcext:value-type="float">
            <text:p>7.69</text:p>
          </table:table-cell>
          <table:table-cell office:value-type="string" calcext:value-type="string">
            <text:p>Ital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à degli Studi di Siena ad Arezzo</text:p>
          </table:table-cell>
          <table:table-cell office:value-type="float" office:value="43.4623" calcext:value-type="float">
            <text:p>43.4623</text:p>
          </table:table-cell>
          <table:table-cell office:value-type="float" office:value="11.8734" calcext:value-type="float">
            <text:p>11.8734</text:p>
          </table:table-cell>
          <table:table-cell office:value-type="string" calcext:value-type="string">
            <text:p>Ital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à degli Studi di Roma La Sapienza</text:p>
          </table:table-cell>
          <table:table-cell office:value-type="float" office:value="41.9004" calcext:value-type="float">
            <text:p>41.9004</text:p>
          </table:table-cell>
          <table:table-cell office:value-type="float" office:value="12.5125" calcext:value-type="float">
            <text:p>12.5125</text:p>
          </table:table-cell>
          <table:table-cell office:value-type="string" calcext:value-type="string">
            <text:p>Ital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à degli Studi di Pavia</text:p>
          </table:table-cell>
          <table:table-cell office:value-type="float" office:value="45.1979" calcext:value-type="float">
            <text:p>45.1979</text:p>
          </table:table-cell>
          <table:table-cell office:value-type="float" office:value="9.1728" calcext:value-type="float">
            <text:p>9.1728</text:p>
          </table:table-cell>
          <table:table-cell office:value-type="string" calcext:value-type="string">
            <text:p>Ital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à degli Studi di Bergamo</text:p>
          </table:table-cell>
          <table:table-cell office:value-type="float" office:value="45.704445" calcext:value-type="float">
            <text:p>45.704445</text:p>
          </table:table-cell>
          <table:table-cell office:value-type="float" office:value="9.660292" calcext:value-type="float">
            <text:p>9.660292</text:p>
          </table:table-cell>
          <table:table-cell office:value-type="string" calcext:value-type="string">
            <text:p>Ital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Società Dantesca Italiana</text:p>
          </table:table-cell>
          <table:table-cell office:value-type="float" office:value="43.7714" calcext:value-type="float">
            <text:p>43.7714</text:p>
          </table:table-cell>
          <table:table-cell office:value-type="float" office:value="11.2551" calcext:value-type="float">
            <text:p>11.2551</text:p>
          </table:table-cell>
          <table:table-cell office:value-type="string" calcext:value-type="string">
            <text:p>Ital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Fondazione Niccolò Canussio</text:p>
          </table:table-cell>
          <table:table-cell office:value-type="float" office:value="46.0957" calcext:value-type="float">
            <text:p>46.0957</text:p>
          </table:table-cell>
          <table:table-cell office:value-type="float" office:value="13.4291" calcext:value-type="float">
            <text:p>13.4291</text:p>
          </table:table-cell>
          <table:table-cell office:value-type="string" calcext:value-type="string">
            <text:p>Ital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British School at Rome</text:p>
          </table:table-cell>
          <table:table-cell office:value-type="float" office:value="41.918599" calcext:value-type="float">
            <text:p>41.918599</text:p>
          </table:table-cell>
          <table:table-cell office:value-type="float" office:value="12.481349" calcext:value-type="float">
            <text:p>12.481349</text:p>
          </table:table-cell>
          <table:table-cell office:value-type="string" calcext:value-type="string">
            <text:p>Ital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Archivio di Stato di Prato</text:p>
          </table:table-cell>
          <table:table-cell office:value-type="float" office:value="43.98" calcext:value-type="float">
            <text:p>43.98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Ital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Department of Antiquities</text:p>
          </table:table-cell>
          <table:table-cell table:style-name="ce33"/>
          <table:table-cell table:style-name="Default"/>
          <table:table-cell office:value-type="string" calcext:value-type="string">
            <text:p>Liby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Utrecht</text:p>
          </table:table-cell>
          <table:table-cell office:value-type="float" office:value="52.090151" calcext:value-type="float">
            <text:p>52.090151</text:p>
          </table:table-cell>
          <table:table-cell office:value-type="float" office:value="5.122598" calcext:value-type="float">
            <text:p>5.122598</text:p>
          </table:table-cell>
          <table:table-cell office:value-type="string" calcext:value-type="string">
            <text:p>Netherland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Nationaal Archief</text:p>
          </table:table-cell>
          <table:table-cell office:value-type="float" office:value="52.080727" calcext:value-type="float">
            <text:p>52.080727</text:p>
          </table:table-cell>
          <table:table-cell office:value-type="float" office:value="4.326424" calcext:value-type="float">
            <text:p>4.326424</text:p>
          </table:table-cell>
          <table:table-cell office:value-type="string" calcext:value-type="string">
            <text:p>Netherland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Huygens ING</text:p>
          </table:table-cell>
          <table:table-cell office:value-type="float" office:value="52.081982" calcext:value-type="float">
            <text:p>52.081982</text:p>
          </table:table-cell>
          <table:table-cell office:value-type="float" office:value="4.326968" calcext:value-type="float">
            <text:p>4.326968</text:p>
          </table:table-cell>
          <table:table-cell office:value-type="string" calcext:value-type="string">
            <text:p>Netherland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Wellington</text:p>
          </table:table-cell>
          <table:table-cell office:value-type="float" office:value="-41.28923" calcext:value-type="float">
            <text:p>-41.28923</text:p>
          </table:table-cell>
          <table:table-cell office:value-type="float" office:value="174.7677" calcext:value-type="float">
            <text:p>174.7677</text:p>
          </table:table-cell>
          <table:table-cell office:value-type="string" calcext:value-type="string">
            <text:p>New Zealan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Oslo</text:p>
          </table:table-cell>
          <table:table-cell office:value-type="float" office:value="59.9405" calcext:value-type="float">
            <text:p>59.9405</text:p>
          </table:table-cell>
          <table:table-cell office:value-type="float" office:value="10.7209" calcext:value-type="float">
            <text:p>10.7209</text:p>
          </table:table-cell>
          <table:table-cell office:value-type="string" calcext:value-type="string">
            <text:p>Norwa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National Library of Norway</text:p>
          </table:table-cell>
          <table:table-cell office:value-type="float" office:value="59.9148" calcext:value-type="float">
            <text:p>59.9148</text:p>
          </table:table-cell>
          <table:table-cell office:value-type="float" office:value="10.7174" calcext:value-type="float">
            <text:p>10.7174</text:p>
          </table:table-cell>
          <table:table-cell office:value-type="string" calcext:value-type="string">
            <text:p>Norwa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Warsaw</text:p>
          </table:table-cell>
          <table:table-cell office:value-type="float" office:value="52.240339" calcext:value-type="float">
            <text:p>52.240339</text:p>
          </table:table-cell>
          <table:table-cell office:value-type="float" office:value="21.018698" calcext:value-type="float">
            <text:p>21.018698</text:p>
          </table:table-cell>
          <table:table-cell office:value-type="string" calcext:value-type="string">
            <text:p>Polan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Staatsarchive Lodz</text:p>
          </table:table-cell>
          <table:table-cell office:value-type="float" office:value="51.776188" calcext:value-type="float">
            <text:p>51.776188</text:p>
          </table:table-cell>
          <table:table-cell office:value-type="float" office:value="19.454555" calcext:value-type="float">
            <text:p>19.454555</text:p>
          </table:table-cell>
          <table:table-cell office:value-type="string" calcext:value-type="string">
            <text:p>Polan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Narodowy Instytut Fryderyka Chopina</text:p>
          </table:table-cell>
          <table:table-cell office:value-type="float" office:value="52.236427" calcext:value-type="float">
            <text:p>52.236427</text:p>
          </table:table-cell>
          <table:table-cell office:value-type="float" office:value="21.022191" calcext:value-type="float">
            <text:p>21.022191</text:p>
          </table:table-cell>
          <table:table-cell office:value-type="string" calcext:value-type="string">
            <text:p>Polan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National Library of Russia</text:p>
          </table:table-cell>
          <table:table-cell office:value-type="float" office:value="59.933558" calcext:value-type="float">
            <text:p>59.933558</text:p>
          </table:table-cell>
          <table:table-cell office:value-type="float" office:value="30.335748" calcext:value-type="float">
            <text:p>30.335748</text:p>
          </table:table-cell>
          <table:table-cell office:value-type="string" calcext:value-type="string">
            <text:p>Russi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Alcalá</text:p>
          </table:table-cell>
          <table:table-cell office:value-type="float" office:value="40.482472" calcext:value-type="float">
            <text:p>40.482472</text:p>
          </table:table-cell>
          <table:table-cell office:value-type="float" office:value="-3.362865" calcext:value-type="float">
            <text:p>-3.362865</text:p>
          </table:table-cell>
          <table:table-cell office:value-type="string" calcext:value-type="string">
            <text:p>Spain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at de Barcelona</text:p>
          </table:table-cell>
          <table:table-cell office:value-type="float" office:value="41.3872" calcext:value-type="float">
            <text:p>41.3872</text:p>
          </table:table-cell>
          <table:table-cell office:value-type="float" office:value="2.1637" calcext:value-type="float">
            <text:p>2.1637</text:p>
          </table:table-cell>
          <table:table-cell office:value-type="string" calcext:value-type="string">
            <text:p>Spain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Biblioteca Nacional de España</text:p>
          </table:table-cell>
          <table:table-cell office:value-type="float" office:value="40.42394" calcext:value-type="float">
            <text:p>40.42394</text:p>
          </table:table-cell>
          <table:table-cell office:value-type="float" office:value="-3.6902" calcext:value-type="float">
            <text:p>-3.6902</text:p>
          </table:table-cell>
          <table:table-cell office:value-type="string" calcext:value-type="string">
            <text:p>Spain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Zürich</text:p>
          </table:table-cell>
          <table:table-cell office:value-type="float" office:value="47.3749" calcext:value-type="float">
            <text:p>47.3749</text:p>
          </table:table-cell>
          <table:table-cell office:value-type="float" office:value="8.5489" calcext:value-type="float">
            <text:p>8.5489</text:p>
          </table:table-cell>
          <table:table-cell office:value-type="string" calcext:value-type="string">
            <text:p>Switzerlan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Fribourg</text:p>
          </table:table-cell>
          <table:table-cell office:value-type="float" office:value="46.806253" calcext:value-type="float">
            <text:p>46.806253</text:p>
          </table:table-cell>
          <table:table-cell office:value-type="float" office:value="7.151837" calcext:value-type="float">
            <text:p>7.151837</text:p>
          </table:table-cell>
          <table:table-cell office:value-type="string" calcext:value-type="string">
            <text:p>Switzerlan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Bern</text:p>
          </table:table-cell>
          <table:table-cell office:value-type="float" office:value="46.9547" calcext:value-type="float">
            <text:p>46.9547</text:p>
          </table:table-cell>
          <table:table-cell office:value-type="float" office:value="7.4305" calcext:value-type="float">
            <text:p>7.4305</text:p>
          </table:table-cell>
          <table:table-cell office:value-type="string" calcext:value-type="string">
            <text:p>Switzerlan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Basel</text:p>
          </table:table-cell>
          <table:table-cell office:value-type="float" office:value="47.5589" calcext:value-type="float">
            <text:p>47.5589</text:p>
          </table:table-cell>
          <table:table-cell office:value-type="float" office:value="7.5835" calcext:value-type="float">
            <text:p>7.5835</text:p>
          </table:table-cell>
          <table:table-cell office:value-type="string" calcext:value-type="string">
            <text:p>Switzerlan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Swiss Lawyers Society</text:p>
          </table:table-cell>
          <table:table-cell office:value-type="float" office:value="46.948063" calcext:value-type="float">
            <text:p>46.948063</text:p>
          </table:table-cell>
          <table:table-cell office:value-type="float" office:value="7.447138" calcext:value-type="float">
            <text:p>7.447138</text:p>
          </table:table-cell>
          <table:table-cell office:value-type="string" calcext:value-type="string">
            <text:p>Switzerlan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Stiftsbibliothek St. Gallen</text:p>
          </table:table-cell>
          <table:table-cell office:value-type="float" office:value="47.423144" calcext:value-type="float">
            <text:p>47.423144</text:p>
          </table:table-cell>
          <table:table-cell office:value-type="float" office:value="9.376729" calcext:value-type="float">
            <text:p>9.376729</text:p>
          </table:table-cell>
          <table:table-cell office:value-type="string" calcext:value-type="string">
            <text:p>Switzerlan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Swansea</text:p>
          </table:table-cell>
          <table:table-cell office:value-type="float" office:value="51.615" calcext:value-type="float">
            <text:p>51.615</text:p>
          </table:table-cell>
          <table:table-cell office:value-type="float" office:value="-3.977" calcext:value-type="float">
            <text:p>-3.977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Sussex</text:p>
          </table:table-cell>
          <table:table-cell office:value-type="float" office:value="50.8683" calcext:value-type="float">
            <text:p>50.8683</text:p>
          </table:table-cell>
          <table:table-cell office:value-type="float" office:value="-0.0874" calcext:value-type="float">
            <text:p>-0.0874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Southampton</text:p>
          </table:table-cell>
          <table:table-cell office:value-type="float" office:value="50.9375" calcext:value-type="float">
            <text:p>50.9375</text:p>
          </table:table-cell>
          <table:table-cell office:value-type="float" office:value="-1.3969" calcext:value-type="float">
            <text:p>-1.3969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Sheffield</text:p>
          </table:table-cell>
          <table:table-cell office:value-type="float" office:value="53.3807" calcext:value-type="float">
            <text:p>53.3807</text:p>
          </table:table-cell>
          <table:table-cell office:value-type="float" office:value="-1.4829" calcext:value-type="float">
            <text:p>-1.4829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Reading</text:p>
          </table:table-cell>
          <table:table-cell office:value-type="float" office:value="51.441413" calcext:value-type="float">
            <text:p>51.441413</text:p>
          </table:table-cell>
          <table:table-cell office:value-type="float" office:value="-0.941833" calcext:value-type="float">
            <text:p>-0.941833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Oxford</text:p>
          </table:table-cell>
          <table:table-cell office:value-type="float" office:value="51.7589" calcext:value-type="float">
            <text:p>51.7589</text:p>
          </table:table-cell>
          <table:table-cell office:value-type="float" office:value="-1.2543" calcext:value-type="float">
            <text:p>-1.2543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Nottingham</text:p>
          </table:table-cell>
          <table:table-cell office:value-type="float" office:value="52.938634" calcext:value-type="float">
            <text:p>52.938634</text:p>
          </table:table-cell>
          <table:table-cell office:value-type="float" office:value="-1.195158" calcext:value-type="float">
            <text:p>-1.195158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Liverpool</text:p>
          </table:table-cell>
          <table:table-cell office:value-type="float" office:value="53.405926" calcext:value-type="float">
            <text:p>53.405926</text:p>
          </table:table-cell>
          <table:table-cell office:value-type="float" office:value="-2.965583" calcext:value-type="float">
            <text:p>-2.965583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Leicester</text:p>
          </table:table-cell>
          <table:table-cell office:value-type="float" office:value="52.6274" calcext:value-type="float">
            <text:p>52.6274</text:p>
          </table:table-cell>
          <table:table-cell office:value-type="float" office:value="-1.1223" calcext:value-type="float">
            <text:p>-1.1223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Hull</text:p>
          </table:table-cell>
          <table:table-cell office:value-type="float" office:value="53.7718" calcext:value-type="float">
            <text:p>53.7718</text:p>
          </table:table-cell>
          <table:table-cell office:value-type="float" office:value="-0.3673" calcext:value-type="float">
            <text:p>-0.3673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Edinburgh</text:p>
          </table:table-cell>
          <table:table-cell office:value-type="float" office:value="55.951" calcext:value-type="float">
            <text:p>55.951</text:p>
          </table:table-cell>
          <table:table-cell office:value-type="float" office:value="-3.191" calcext:value-type="float">
            <text:p>-3.191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Durham</text:p>
          </table:table-cell>
          <table:table-cell office:value-type="float" office:value="54.764995" calcext:value-type="float">
            <text:p>54.764995</text:p>
          </table:table-cell>
          <table:table-cell office:value-type="float" office:value="-1.578203" calcext:value-type="float">
            <text:p>-1.578203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Cambridge</text:p>
          </table:table-cell>
          <table:table-cell office:value-type="float" office:value="52.206" calcext:value-type="float">
            <text:p>52.206</text:p>
          </table:table-cell>
          <table:table-cell office:value-type="float" office:value="0.1167" calcext:value-type="float">
            <text:p>0.1167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Birmingham</text:p>
          </table:table-cell>
          <table:table-cell office:value-type="float" office:value="52.4511" calcext:value-type="float">
            <text:p>52.4511</text:p>
          </table:table-cell>
          <table:table-cell office:value-type="float" office:value="-1.9305" calcext:value-type="float">
            <text:p>-1.9305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Aberdeen</text:p>
          </table:table-cell>
          <table:table-cell office:value-type="float" office:value="57.1683" calcext:value-type="float">
            <text:p>57.1683</text:p>
          </table:table-cell>
          <table:table-cell office:value-type="float" office:value="-2.1061" calcext:value-type="float">
            <text:p>-2.1061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College London</text:p>
          </table:table-cell>
          <table:table-cell office:value-type="float" office:value="51.524124" calcext:value-type="float">
            <text:p>51.524124</text:p>
          </table:table-cell>
          <table:table-cell office:value-type="float" office:value="-0.134133" calcext:value-type="float">
            <text:p>-0.134133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Royal Society</text:p>
          </table:table-cell>
          <table:table-cell table:style-name="ce33"/>
          <table:table-cell table:style-name="Default"/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Royal Holloway</text:p>
          </table:table-cell>
          <table:table-cell office:value-type="float" office:value="51.4263" calcext:value-type="float">
            <text:p>51.4263</text:p>
          </table:table-cell>
          <table:table-cell office:value-type="float" office:value="-0.5631" calcext:value-type="float">
            <text:p>-0.5631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Regency Town House</text:p>
          </table:table-cell>
          <table:table-cell office:value-type="float" office:value="50.8253" calcext:value-type="float">
            <text:p>50.8253</text:p>
          </table:table-cell>
          <table:table-cell office:value-type="float" office:value="-0.1594" calcext:value-type="float">
            <text:p>-0.1594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Queen Mary University</text:p>
          </table:table-cell>
          <table:table-cell office:value-type="float" office:value="51.5248" calcext:value-type="float">
            <text:p>51.5248</text:p>
          </table:table-cell>
          <table:table-cell office:value-type="float" office:value="-0.0385" calcext:value-type="float">
            <text:p>-0.0385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National Library of Scotland</text:p>
          </table:table-cell>
          <table:table-cell office:value-type="float" office:value="55.9483" calcext:value-type="float">
            <text:p>55.9483</text:p>
          </table:table-cell>
          <table:table-cell office:value-type="float" office:value="-3.1918" calcext:value-type="float">
            <text:p>-3.1918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London Library</text:p>
          </table:table-cell>
          <table:table-cell office:value-type="float" office:value="51.507331" calcext:value-type="float">
            <text:p>51.507331</text:p>
          </table:table-cell>
          <table:table-cell office:value-type="float" office:value="-0.136694" calcext:value-type="float">
            <text:p>-0.136694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Leeds Metropolitan University</text:p>
          </table:table-cell>
          <table:table-cell office:value-type="float" office:value="55.94542" calcext:value-type="float">
            <text:p>55.94542</text:p>
          </table:table-cell>
          <table:table-cell office:value-type="float" office:value="-3.19115" calcext:value-type="float">
            <text:p>-3.19115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King's College London (DDH)</text:p>
          </table:table-cell>
          <table:table-cell office:value-type="float" office:value="51.51501" calcext:value-type="float">
            <text:p>51.51501</text:p>
          </table:table-cell>
          <table:table-cell office:value-type="float" office:value="-0.12282" calcext:value-type="float">
            <text:p>-0.12282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Keele University</text:p>
          </table:table-cell>
          <table:table-cell office:value-type="float" office:value="53.003441" calcext:value-type="float">
            <text:p>53.003441</text:p>
          </table:table-cell>
          <table:table-cell office:value-type="float" office:value="-2.272032" calcext:value-type="float">
            <text:p>-2.272032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Cardiff University</text:p>
          </table:table-cell>
          <table:table-cell office:value-type="float" office:value="51.489" calcext:value-type="float">
            <text:p>51.489</text:p>
          </table:table-cell>
          <table:table-cell office:value-type="float" office:value="-3.1789" calcext:value-type="float">
            <text:p>-3.1789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British Library</text:p>
          </table:table-cell>
          <table:table-cell office:value-type="float" office:value="51.529975" calcext:value-type="float">
            <text:p>51.529975</text:p>
          </table:table-cell>
          <table:table-cell office:value-type="float" office:value="-0.127697" calcext:value-type="float">
            <text:p>-0.127697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British Academy</text:p>
          </table:table-cell>
          <table:table-cell office:value-type="float" office:value="51.506626" calcext:value-type="float">
            <text:p>51.506626</text:p>
          </table:table-cell>
          <table:table-cell office:value-type="float" office:value="-0.130627" calcext:value-type="float">
            <text:p>-0.130627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Bodleian Library</text:p>
          </table:table-cell>
          <table:table-cell office:value-type="float" office:value="51.7549" calcext:value-type="float">
            <text:p>51.7549</text:p>
          </table:table-cell>
          <table:table-cell office:value-type="float" office:value="-1.2544" calcext:value-type="float">
            <text:p>-1.2544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Birkbeck College</text:p>
          </table:table-cell>
          <table:table-cell office:value-type="float" office:value="51.521927" calcext:value-type="float">
            <text:p>51.521927</text:p>
          </table:table-cell>
          <table:table-cell office:value-type="float" office:value="-0.130204" calcext:value-type="float">
            <text:p>-0.130204</text:p>
          </table:table-cell>
          <table:table-cell office:value-type="string" calcext:value-type="string">
            <text:p>United Kingdo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Washington</text:p>
          </table:table-cell>
          <table:table-cell office:value-type="float" office:value="47.6608" calcext:value-type="float">
            <text:p>47.6608</text:p>
          </table:table-cell>
          <table:table-cell office:value-type="float" office:value="-122.3167" calcext:value-type="float">
            <text:p>-122.3167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Virginia</text:p>
          </table:table-cell>
          <table:table-cell office:value-type="float" office:value="38.0369" calcext:value-type="float">
            <text:p>38.0369</text:p>
          </table:table-cell>
          <table:table-cell office:value-type="float" office:value="-78.5028" calcext:value-type="float">
            <text:p>-78.5028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Victoria</text:p>
          </table:table-cell>
          <table:table-cell office:value-type="float" office:value="48.4661" calcext:value-type="float">
            <text:p>48.4661</text:p>
          </table:table-cell>
          <table:table-cell office:value-type="float" office:value="-123.3125" calcext:value-type="float">
            <text:p>-123.3125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Pennsylvania</text:p>
          </table:table-cell>
          <table:table-cell office:value-type="float" office:value="40.756" calcext:value-type="float">
            <text:p>40.756</text:p>
          </table:table-cell>
          <table:table-cell office:value-type="float" office:value="-73.9816" calcext:value-type="float">
            <text:p>-73.9816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Oregon</text:p>
          </table:table-cell>
          <table:table-cell office:value-type="float" office:value="44.04483" calcext:value-type="float">
            <text:p>44.04483</text:p>
          </table:table-cell>
          <table:table-cell office:value-type="float" office:value="-123.072606" calcext:value-type="float">
            <text:p>-123.072606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North Carolina</text:p>
          </table:table-cell>
          <table:table-cell office:value-type="float" office:value="35.904917" calcext:value-type="float">
            <text:p>35.904917</text:p>
          </table:table-cell>
          <table:table-cell office:value-type="float" office:value="-79.046881" calcext:value-type="float">
            <text:p>-79.046881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Nebraska</text:p>
          </table:table-cell>
          <table:table-cell office:value-type="float" office:value="40.816929" calcext:value-type="float">
            <text:p>40.816929</text:p>
          </table:table-cell>
          <table:table-cell office:value-type="float" office:value="-96.702476" calcext:value-type="float">
            <text:p>-96.702476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Maryland</text:p>
          </table:table-cell>
          <table:table-cell office:value-type="float" office:value="38.995" calcext:value-type="float">
            <text:p>38.995</text:p>
          </table:table-cell>
          <table:table-cell office:value-type="float" office:value="-76.95" calcext:value-type="float">
            <text:p>-76.95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Kentucky</text:p>
          </table:table-cell>
          <table:table-cell office:value-type="float" office:value="38.0368" calcext:value-type="float">
            <text:p>38.0368</text:p>
          </table:table-cell>
          <table:table-cell office:value-type="float" office:value="-84.5053" calcext:value-type="float">
            <text:p>-84.5053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Chicago Library</text:p>
          </table:table-cell>
          <table:table-cell office:value-type="float" office:value="41.792179" calcext:value-type="float">
            <text:p>41.792179</text:p>
          </table:table-cell>
          <table:table-cell office:value-type="float" office:value="-87.59993" calcext:value-type="float">
            <text:p>-87.59993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California, Irvine</text:p>
          </table:table-cell>
          <table:table-cell office:value-type="float" office:value="33.6506" calcext:value-type="float">
            <text:p>33.6506</text:p>
          </table:table-cell>
          <table:table-cell office:value-type="float" office:value="-117.8425" calcext:value-type="float">
            <text:p>-117.8425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University of California</text:p>
          </table:table-cell>
          <table:table-cell office:value-type="float" office:value="37.8773" calcext:value-type="float">
            <text:p>37.8773</text:p>
          </table:table-cell>
          <table:table-cell office:value-type="float" office:value="-122.2451" calcext:value-type="float">
            <text:p>-122.2451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Texas A&amp;M University</text:p>
          </table:table-cell>
          <table:table-cell office:value-type="float" office:value="30.613" calcext:value-type="float">
            <text:p>30.613</text:p>
          </table:table-cell>
          <table:table-cell office:value-type="float" office:value="-96.349" calcext:value-type="float">
            <text:p>-96.349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Southeastern Lousiana University</text:p>
          </table:table-cell>
          <table:table-cell office:value-type="float" office:value="30.51933" calcext:value-type="float">
            <text:p>30.51933</text:p>
          </table:table-cell>
          <table:table-cell office:value-type="float" office:value="-90.469962" calcext:value-type="float">
            <text:p>-90.469962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Society of Biblical Literature</text:p>
          </table:table-cell>
          <table:table-cell office:value-type="float" office:value="33.805" calcext:value-type="float">
            <text:p>33.805</text:p>
          </table:table-cell>
          <table:table-cell office:value-type="float" office:value="-84.32" calcext:value-type="float">
            <text:p>-84.32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Rutgers University</text:p>
          </table:table-cell>
          <table:table-cell table:style-name="ce33"/>
          <table:table-cell table:style-name="Default"/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Roy Rosenzweig Center for History and New Media (George Mason University)</text:p>
          </table:table-cell>
          <table:table-cell office:value-type="float" office:value="38.83323" calcext:value-type="float">
            <text:p>38.83323</text:p>
          </table:table-cell>
          <table:table-cell office:value-type="float" office:value="-77.3082" calcext:value-type="float">
            <text:p>-77.3082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rinceton University</text:p>
          </table:table-cell>
          <table:table-cell office:value-type="float" office:value="40.343985" calcext:value-type="float">
            <text:p>40.343985</text:p>
          </table:table-cell>
          <table:table-cell office:value-type="float" office:value="-74.651459" calcext:value-type="float">
            <text:p>-74.651459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Northwestern University Library</text:p>
          </table:table-cell>
          <table:table-cell office:value-type="float" office:value="42.0537" calcext:value-type="float">
            <text:p>42.0537</text:p>
          </table:table-cell>
          <table:table-cell office:value-type="float" office:value="-87.6733" calcext:value-type="float">
            <text:p>-87.6733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New York Public Library</text:p>
          </table:table-cell>
          <table:table-cell office:value-type="float" office:value="40.7538" calcext:value-type="float">
            <text:p>40.7538</text:p>
          </table:table-cell>
          <table:table-cell office:value-type="float" office:value="-73.9817" calcext:value-type="float">
            <text:p>-73.9817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aryland Institute of Technology in the Humanities (MITH)</text:p>
          </table:table-cell>
          <table:table-cell office:value-type="float" office:value="38.98597" calcext:value-type="float">
            <text:p>38.98597</text:p>
          </table:table-cell>
          <table:table-cell office:value-type="float" office:value="-76.94505" calcext:value-type="float">
            <text:p>-76.94505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Loyola University Chicago</text:p>
          </table:table-cell>
          <table:table-cell office:value-type="float" office:value="41.999803" calcext:value-type="float">
            <text:p>41.999803</text:p>
          </table:table-cell>
          <table:table-cell office:value-type="float" office:value="-87.658218" calcext:value-type="float">
            <text:p>-87.658218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Harry Ransom Humanities Research Center</text:p>
          </table:table-cell>
          <table:table-cell office:value-type="float" office:value="30.284362" calcext:value-type="float">
            <text:p>30.284362</text:p>
          </table:table-cell>
          <table:table-cell office:value-type="float" office:value="-97.741263" calcext:value-type="float">
            <text:p>-97.741263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Getty Research Institute</text:p>
          </table:table-cell>
          <table:table-cell office:value-type="float" office:value="34.076908" calcext:value-type="float">
            <text:p>34.076908</text:p>
          </table:table-cell>
          <table:table-cell office:value-type="float" office:value="-118.475506" calcext:value-type="float">
            <text:p>-118.475506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Folger Shakespeare Library</text:p>
          </table:table-cell>
          <table:table-cell office:value-type="float" office:value="38.8899" calcext:value-type="float">
            <text:p>38.8899</text:p>
          </table:table-cell>
          <table:table-cell office:value-type="float" office:value="-77.003" calcext:value-type="float">
            <text:p>-77.003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Brown University</text:p>
          </table:table-cell>
          <table:table-cell office:value-type="float" office:value="41.82639" calcext:value-type="float">
            <text:p>41.82639</text:p>
          </table:table-cell>
          <table:table-cell office:value-type="float" office:value="-71.40021" calcext:value-type="float">
            <text:p>-71.40021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Bowling Green State University</text:p>
          </table:table-cell>
          <table:table-cell office:value-type="float" office:value="41.3771" calcext:value-type="float">
            <text:p>41.3771</text:p>
          </table:table-cell>
          <table:table-cell office:value-type="float" office:value="-83.6266" calcext:value-type="float">
            <text:p>-83.6266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Arizona State University</text:p>
          </table:table-cell>
          <table:table-cell office:value-type="float" office:value="33.6094" calcext:value-type="float">
            <text:p>33.6094</text:p>
          </table:table-cell>
          <table:table-cell office:value-type="float" office:value="-112.1597" calcext:value-type="float">
            <text:p>-112.1597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1">
          <table:table-cell table:style-name="ce5" office:value-type="string" calcext:value-type="string">
            <text:p>Ludwig-Maximilians-Universität München</text:p>
          </table:table-cell>
          <table:table-cell table:style-name="ce36" office:value-type="float" office:value="48.150857" calcext:value-type="float">
            <text:p>48.150857</text:p>
          </table:table-cell>
          <table:table-cell office:value-type="float" office:value="11.581044" calcext:value-type="float">
            <text:p>11.581044</text:p>
          </table:table-cell>
          <table:table-cell table:style-name="ce38" office:value-type="string" calcext:value-type="string">
            <text:p>Germany</text:p>
          </table:table-cell>
          <table:table-cell table:number-columns-repeated="1019"/>
        </table:table-row>
        <table:table-row table:style-name="ro11">
          <table:table-cell table:style-name="ce34" office:value-type="string" calcext:value-type="string">
            <text:p>Canterbury Christ Church University</text:p>
          </table:table-cell>
          <table:table-cell table:style-name="ce34" office:value-type="float" office:value="51.277936" calcext:value-type="float">
            <text:p>51.277936</text:p>
          </table:table-cell>
          <table:table-cell office:value-type="float" office:value="1.090671" calcext:value-type="float">
            <text:p>1.090671</text:p>
          </table:table-cell>
          <table:table-cell table:style-name="ce34" office:value-type="string" calcext:value-type="string">
            <text:p>United Kingdom</text:p>
          </table:table-cell>
          <table:table-cell table:number-columns-repeated="1019"/>
        </table:table-row>
        <table:table-row table:style-name="ro11" table:number-rows-repeated="9">
          <table:table-cell table:style-name="ce34" table:number-columns-repeated="2"/>
          <table:table-cell table:style-name="Default"/>
          <table:table-cell table:style-name="ce34"/>
          <table:table-cell table:number-columns-repeated="1019"/>
        </table:table-row>
        <table:table-row table:style-name="ro11">
          <table:table-cell table:style-name="ce34" table:number-columns-repeated="2"/>
          <table:table-cell table:style-name="Default"/>
          <table:table-cell table:style-name="ce34"/>
          <table:table-cell table:number-columns-repeated="1019"/>
        </table:table-row>
      </table:table>
      <table:table table:name="Sponsor" table:style-name="ta4" table:print="false">
        <office:forms form:automatic-focus="false" form:apply-design-mode="false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41"/>
        <table:table-column table:style-name="co7" table:number-columns-repeated="16" table:default-cell-style-name="Default"/>
        <table:table-column table:style-name="co17" table:number-columns-repeated="236" table:default-cell-style-name="Default"/>
        <table:table-row table:style-name="ro11">
          <table:table-cell office:value-type="string" calcext:value-type="string">
            <text:p>Sponsor_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Country</text:p>
          </table:table-cell>
          <table:table-cell table:number-columns-repeated="252"/>
        </table:table-row>
      </table:table>
      <table:table table:name="Repository" table:style-name="ta5" table:print="false">
        <office:forms form:automatic-focus="false" form:apply-design-mode="false"/>
        <table:table-column table:style-name="co7" table:number-columns-repeated="2" table:default-cell-style-name="ce5"/>
        <table:table-column table:style-name="co7" table:default-cell-style-name="Default"/>
        <table:table-column table:style-name="co25" table:default-cell-style-name="Default"/>
        <table:table-column table:style-name="co7" table:number-columns-repeated="16" table:default-cell-style-name="Default"/>
        <table:table-column table:style-name="co17" table:number-columns-repeated="236" table:default-cell-style-name="Default"/>
        <table:table-row table:style-name="ro11">
          <table:table-cell table:style-name="ce6" office:value-type="string" calcext:value-type="string">
            <text:p>Repository_ID</text:p>
          </table:table-cell>
          <table:table-cell table:style-name="ce6" office:value-type="string" calcext:value-type="string">
            <text:p>Latitude</text:p>
          </table:table-cell>
          <table:table-cell table:style-name="ce6" office:value-type="string" calcext:value-type="string">
            <text:p>Longitude</text:p>
          </table:table-cell>
          <table:table-cell table:style-name="ce41" office:value-type="string" calcext:value-type="string">
            <text:p>Country</text:p>
          </table:table-cell>
          <table:table-cell table:number-columns-repeated="252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" office:value-type="string" calcext:value-type="string">
            <text:p>Various</text:p>
          </table:table-cell>
          <table:table-cell table:number-columns-repeated="254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20">
          <table:table-cell office:value-type="string" calcext:value-type="string">
            <text:p>various:Paris, Rouen, Arras, Salisbury, London, Oxford</text:p>
          </table:table-cell>
          <table:table-cell table:style-name="ce7" office:value-type="string" calcext:value-type="string">
            <text:p>various</text:p>
          </table:table-cell>
          <table:table-cell table:number-columns-repeated="254"/>
        </table:table-row>
        <table:table-row table:style-name="ro17">
          <table:table-cell office:value-type="string" calcext:value-type="string">
            <text:p>Archivio <text:s/>Storico Comunale di Vercelli</text:p>
          </table:table-cell>
          <table:table-cell office:value-type="string" calcext:value-type="string">
            <text:p>45.324362, 8.424711</text:p>
          </table:table-cell>
          <table:table-cell table:number-columns-repeated="254"/>
        </table:table-row>
        <table:table-row table:style-name="ro11">
          <table:table-cell table:style-name="ce8" office:value-type="string" calcext:value-type="string">
            <text:p>Site won't open</text:p>
          </table:table-cell>
          <table:table-cell table:number-columns-repeated="255"/>
        </table:table-row>
        <table:table-row table:style-name="ro21">
          <table:table-cell office:value-type="string" calcext:value-type="string">
            <text:p>The British Museum, London</text:p>
          </table:table-cell>
          <table:table-cell office:value-type="string" calcext:value-type="string">
            <text:p>51.519639, -0.126557</text:p>
          </table:table-cell>
          <table:table-cell table:number-columns-repeated="254"/>
        </table:table-row>
        <table:table-row table:style-name="ro21">
          <table:table-cell office:value-type="string" calcext:value-type="string">
            <text:p>The British Museum, London</text:p>
          </table:table-cell>
          <table:table-cell office:value-type="string" calcext:value-type="string">
            <text:p>51.519639, -0.126558</text:p>
          </table:table-cell>
          <table:table-cell table:number-columns-repeated="254"/>
        </table:table-row>
        <table:table-row table:style-name="ro11">
          <table:table-cell table:style-name="ce7" office:value-type="string" calcext:value-type="string">
            <text:p>Various</text:p>
          </table:table-cell>
          <table:table-cell table:number-columns-repeated="255"/>
        </table:table-row>
        <table:table-row table:style-name="ro22">
          <table:table-cell office:value-type="string" calcext:value-type="string">
            <text:p>British Library, London; Library of the University of Leipzig, Germany; the National Library of Russia in Saint Petersburg; Holy Monastery of the God-Trodden Mount Sinai, Egypt</text:p>
          </table:table-cell>
          <table:table-cell table:number-columns-repeated="255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11">
          <table:table-cell table:style-name="ce7" office:value-type="string" calcext:value-type="string">
            <text:p>various</text:p>
          </table:table-cell>
          <table:table-cell table:style-name="ce6"/>
          <table:table-cell table:number-columns-repeated="254"/>
        </table:table-row>
        <table:table-row table:style-name="ro23">
          <table:table-cell office:value-type="string" calcext:value-type="string">
            <text:p>National Library of Warsaw, Poland; National Library of Russia, St. Petersburg; National and University Library of Slovenia, Llubljana</text:p>
          </table:table-cell>
          <table:table-cell office:value-type="string" calcext:value-type="string">
            <text:p>52.21539, 21.003456; 59.935752, 30.334625; 46.050718, 14.503326</text:p>
          </table:table-cell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21">
          <table:table-cell office:value-type="string" calcext:value-type="string">
            <text:p>Durham Cathedral Priory</text:p>
          </table:table-cell>
          <table:table-cell office:value-type="string" calcext:value-type="string">
            <text:p>54.773737, -1.576241</text:p>
          </table:table-cell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11">
          <table:table-cell table:style-name="ce7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  <table:table-cell table:number-columns-repeated="254"/>
        </table:table-row>
        <table:table-row table:style-name="ro24">
          <table:table-cell office:value-type="string" calcext:value-type="string">
            <text:p>Various.The single surviving page known as the Kringla leaf (Kringlublaðið) is kept in the National and University Library of Iceland.</text:p>
          </table:table-cell>
          <table:table-cell office:value-type="string" calcext:value-type="string">
            <text:p>64.143066, -21.950448</text:p>
          </table:table-cell>
          <table:table-cell table:number-columns-repeated="254"/>
        </table:table-row>
        <table:table-row table:style-name="ro25">
          <table:table-cell office:value-type="string" calcext:value-type="string">
            <text:p>Bibliothèque nationale de France, Paris; the Bibliothèque de l'Arsenal, Paris; the Bibliothèque municipale, Tours; the Burgerbibliothek, Bern; the Biblioteca Apostolica Vaticana, Vatican City; the Beinecke Rare Books Library, Yale University; and the Parker Library, Corpus Christi College, Cambridge</text:p>
          </table:table-cell>
          <table:table-cell table:style-name="ce7" office:value-type="string" calcext:value-type="string">
            <text:p>Various</text:p>
          </table:table-cell>
          <table:table-cell table:number-columns-repeated="254"/>
        </table:table-row>
        <table:table-row table:style-name="ro21">
          <table:table-cell office:value-type="string" calcext:value-type="string">
            <text:p>The National Archives (UK)</text:p>
          </table:table-cell>
          <table:table-cell office:value-type="string" calcext:value-type="string">
            <text:p>51.48157, -0.279551</text:p>
          </table:table-cell>
          <table:table-cell table:number-columns-repeated="254"/>
        </table:table-row>
        <table:table-row table:style-name="ro11" table:number-rows-repeated="2">
          <table:table-cell table:number-columns-repeated="256"/>
        </table:table-row>
        <table:table-row table:style-name="ro17">
          <table:table-cell office:value-type="string" calcext:value-type="string">
            <text:p>981 manuscripts from 42 Swiss libraries</text:p>
          </table:table-cell>
          <table:table-cell table:number-columns-repeated="255"/>
        </table:table-row>
        <table:table-row table:style-name="ro11">
          <table:table-cell table:style-name="ce6" office:value-type="string" calcext:value-type="string">
            <text:p>N/A</text:p>
          </table:table-cell>
          <table:table-cell table:style-name="ce6"/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26">
          <table:table-cell office:value-type="string" calcext:value-type="string">
            <text:p>British Library, MOTCO Enterprises Limited (Maps and Illustrations)</text:p>
          </table:table-cell>
          <table:table-cell office:value-type="string" calcext:value-type="string">
            <text:p><text:s/>51.529919, -0.126815</text:p>
          </table:table-cell>
          <table:table-cell table:number-columns-repeated="254"/>
        </table:table-row>
        <table:table-row table:style-name="ro11" table:number-rows-repeated="5">
          <table:table-cell table:number-columns-repeated="256"/>
        </table:table-row>
        <table:table-row table:style-name="ro21">
          <table:table-cell office:value-type="string" calcext:value-type="string">
            <text:p>Stiftsbibliothek, St Gallen, Switzerland</text:p>
          </table:table-cell>
          <table:table-cell office:value-type="string" calcext:value-type="string">
            <text:p>47.423776, 9.377668</text:p>
          </table:table-cell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24">
          <table:table-cell office:value-type="string" calcext:value-type="string">
            <text:p>Trinity College Dublin, University College Dublin, Royal Irish Academy Dublin, British Library London,Bodleian Library Oxford </text:p>
          </table:table-cell>
          <table:table-cell table:number-columns-repeated="255"/>
        </table:table-row>
        <table:table-row table:style-name="ro11">
          <table:table-cell table:number-columns-repeated="256"/>
        </table:table-row>
        <table:table-row table:style-name="ro11">
          <table:table-cell office:value-type="string" calcext:value-type="string">
            <text:p>Various</text:p>
          </table:table-cell>
          <table:table-cell table:number-columns-repeated="255"/>
        </table:table-row>
        <table:table-row table:style-name="ro11">
          <table:table-cell table:number-columns-repeated="256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21">
          <table:table-cell office:value-type="string" calcext:value-type="string">
            <text:p>The British Library</text:p>
          </table:table-cell>
          <table:table-cell office:value-type="string" calcext:value-type="string">
            <text:p>51.529946, -0.126814</text:p>
          </table:table-cell>
          <table:table-cell table:number-columns-repeated="254"/>
        </table:table-row>
        <table:table-row table:style-name="ro11">
          <table:table-cell table:style-name="ce7" office:value-type="string" calcext:value-type="string">
            <text:p>Various</text:p>
          </table:table-cell>
          <table:table-cell table:number-columns-repeated="255"/>
        </table:table-row>
        <table:table-row table:style-name="ro11">
          <table:table-cell office:value-type="string" calcext:value-type="string">
            <text:p>Verious</text:p>
          </table:table-cell>
          <table:table-cell table:number-columns-repeated="255"/>
        </table:table-row>
        <table:table-row table:style-name="ro11">
          <table:table-cell table:number-columns-repeated="256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26">
          <table:table-cell office:value-type="string" calcext:value-type="string">
            <text:p>Folger Shakespeare Library, Washington DC, USA</text:p>
          </table:table-cell>
          <table:table-cell office:value-type="string" calcext:value-type="string">
            <text:p>38.889638, -77.00312</text:p>
          </table:table-cell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11" table:number-rows-repeated="4">
          <table:table-cell table:number-columns-repeated="256"/>
        </table:table-row>
        <table:table-row table:style-name="ro21">
          <table:table-cell office:value-type="string" calcext:value-type="string">
            <text:p>Bibliothèque municipale de Lyon</text:p>
          </table:table-cell>
          <table:table-cell office:value-type="string" calcext:value-type="string">
            <text:p>45.761086, 4.857967</text:p>
          </table:table-cell>
          <table:table-cell table:number-columns-repeated="254"/>
        </table:table-row>
        <table:table-row table:style-name="ro21">
          <table:table-cell office:value-type="string" calcext:value-type="string">
            <text:p>National Library of Scotland</text:p>
          </table:table-cell>
          <table:table-cell office:value-type="string" calcext:value-type="string">
            <text:p>55.995309, -3.194704</text:p>
          </table:table-cell>
          <table:table-cell table:number-columns-repeated="254"/>
        </table:table-row>
        <table:table-row table:style-name="ro11" table:number-rows-repeated="2">
          <table:table-cell table:number-columns-repeated="256"/>
        </table:table-row>
        <table:table-row table:style-name="ro17">
          <table:table-cell office:value-type="string" calcext:value-type="string">
            <text:p>Archaeological Museum, Thessaloniki</text:p>
          </table:table-cell>
          <table:table-cell office:value-type="string" calcext:value-type="string">
            <text:p>40.62594, 22.952843</text:p>
          </table:table-cell>
          <table:table-cell table:number-columns-repeated="254"/>
        </table:table-row>
        <table:table-row table:style-name="ro21">
          <table:table-cell office:value-type="string" calcext:value-type="string">
            <text:p>40+ in European libraries</text:p>
          </table:table-cell>
          <table:table-cell table:number-columns-repeated="255"/>
        </table:table-row>
        <table:table-row table:style-name="ro11" table:number-rows-repeated="4">
          <table:table-cell table:number-columns-repeated="256"/>
        </table:table-row>
        <table:table-row table:style-name="ro22">
          <table:table-cell office:value-type="string" calcext:value-type="string">
            <text:p>a) Biblioteca Apostolica Vaticana; b) <text:s/>Bayerische Staatsbibliothek; <text:s/>c) Universitat de Barcelona; d) <text:s/>Sankt Nikolaus-Hospital / Cusanusstift</text:p>
          </table:table-cell>
          <table:table-cell office:value-type="string" calcext:value-type="string">
            <text:p>a) 41.90183, 12.460939; b) 48.148336, 11.580141; c) 41.38766, 2.166918; d) 49.917105, 7.07064</text:p>
          </table:table-cell>
          <table:table-cell table:number-columns-repeated="254"/>
        </table:table-row>
        <table:table-row table:style-name="ro11">
          <table:table-cell table:style-name="ce6" office:value-type="string" calcext:value-type="string">
            <text:p>Various</text:p>
          </table:table-cell>
          <table:table-cell table:style-name="ce6" office:value-type="string" calcext:value-type="string">
            <text:p>N/A</text:p>
          </table:table-cell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17">
          <table:table-cell office:value-type="string" calcext:value-type="string">
            <text:p>The Israel Museum, Jerusalem</text:p>
          </table:table-cell>
          <table:table-cell office:value-type="string" calcext:value-type="string">
            <text:p>31.774878, 35.204315</text:p>
          </table:table-cell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21">
          <table:table-cell office:value-type="string" calcext:value-type="string">
            <text:p>Biblioteca Nacional de España</text:p>
          </table:table-cell>
          <table:table-cell office:value-type="string" calcext:value-type="string">
            <text:p>40.42382, -3.69022</text:p>
          </table:table-cell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20">
          <table:table-cell table:style-name="ce6" office:value-type="string" calcext:value-type="string">
            <text:p>British Library, London, Bodleian Library, UK</text:p>
          </table:table-cell>
          <table:table-cell table:style-name="ce6" office:value-type="string" calcext:value-type="string">
            <text:p>51.529919, -0.126816; 51.75525, -1.254544</text:p>
          </table:table-cell>
          <table:table-cell table:number-columns-repeated="254"/>
        </table:table-row>
        <table:table-row table:style-name="ro11" table:number-rows-repeated="2">
          <table:table-cell table:number-columns-repeated="256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" office:value-type="float" office:value="0" calcext:value-type="float">
            <text:p>0</text:p>
          </table:table-cell>
          <table:table-cell table:number-columns-repeated="254"/>
        </table:table-row>
        <table:table-row table:style-name="ro21">
          <table:table-cell office:value-type="string" calcext:value-type="string">
            <text:p>Biblioteca Nacional de España</text:p>
          </table:table-cell>
          <table:table-cell office:value-type="string" calcext:value-type="string">
            <text:p>40.42394, -3.6902</text:p>
          </table:table-cell>
          <table:table-cell table:number-columns-repeated="254"/>
        </table:table-row>
        <table:table-row table:style-name="ro21">
          <table:table-cell office:value-type="string" calcext:value-type="string">
            <text:p>Aberdeen University Library</text:p>
          </table:table-cell>
          <table:table-cell office:value-type="string" calcext:value-type="string">
            <text:p>57.166245, -2.106307</text:p>
          </table:table-cell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11" table:number-rows-repeated="2">
          <table:table-cell table:style-name="ce7" table:number-columns-repeated="2"/>
          <table:table-cell table:number-columns-repeated="254"/>
        </table:table-row>
        <table:table-row table:style-name="ro11">
          <table:table-cell table:style-name="ce7" office:value-type="string" calcext:value-type="string">
            <text:p>Lost</text:p>
          </table:table-cell>
          <table:table-cell table:style-name="ce7"/>
          <table:table-cell table:number-columns-repeated="254"/>
        </table:table-row>
        <table:table-row table:style-name="ro11">
          <table:table-cell table:style-name="ce7" table:number-columns-repeated="2"/>
          <table:table-cell table:number-columns-repeated="254"/>
        </table:table-row>
        <table:table-row table:style-name="ro27">
          <table:table-cell office:value-type="string" calcext:value-type="string">
            <text:p>Various: P = Codex Pithoeanus-Montepessulanus (9th cent), Medical School of Montepellier, France</text:p>
          </table:table-cell>
          <table:table-cell office:value-type="string" calcext:value-type="string">
            <text:p>43.61607, 3.873882</text:p>
          </table:table-cell>
          <table:table-cell table:number-columns-repeated="254"/>
        </table:table-row>
        <table:table-row table:style-name="ro11">
          <table:table-cell table:style-name="ce7" office:value-type="string" calcext:value-type="string">
            <text:p>Various</text:p>
          </table:table-cell>
          <table:table-cell table:number-columns-repeated="255"/>
        </table:table-row>
        <table:table-row table:style-name="ro11">
          <table:table-cell table:number-columns-repeated="256"/>
        </table:table-row>
        <table:table-row table:style-name="ro11">
          <table:table-cell table:style-name="ce7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  <table:table-cell table:number-columns-repeated="254"/>
        </table:table-row>
        <table:table-row table:style-name="ro17">
          <table:table-cell office:value-type="string" calcext:value-type="string">
            <text:p>The National Archives at Kew in class C 61</text:p>
          </table:table-cell>
          <table:table-cell office:value-type="string" calcext:value-type="string">
            <text:p>51.48149, -0.279447</text:p>
          </table:table-cell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11">
          <table:table-cell table:style-name="ce7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  <table:table-cell table:number-columns-repeated="254"/>
        </table:table-row>
        <table:table-row table:style-name="ro11">
          <table:table-cell office:value-type="string" calcext:value-type="string">
            <text:p>Aphrodisias, Turkey</text:p>
          </table:table-cell>
          <table:table-cell office:value-type="string" calcext:value-type="string">
            <text:p>37.7095, 28.7236</text:p>
          </table:table-cell>
          <table:table-cell table:number-columns-repeated="254"/>
        </table:table-row>
        <table:table-row table:style-name="ro11">
          <table:table-cell office:value-type="string" calcext:value-type="string">
            <text:p>N/A</text:p>
          </table:table-cell>
          <table:table-cell table:number-columns-repeated="255"/>
        </table:table-row>
        <table:table-row table:style-name="ro11">
          <table:table-cell office:value-type="string" calcext:value-type="string">
            <text:p>N/A</text:p>
          </table:table-cell>
          <table:table-cell table:number-columns-repeated="255"/>
        </table:table-row>
        <table:table-row table:style-name="ro17">
          <table:table-cell office:value-type="string" calcext:value-type="string">
            <text:p>Abbey of St. Gall, St. Gallen Switzerland</text:p>
          </table:table-cell>
          <table:table-cell office:value-type="string" calcext:value-type="string">
            <text:p>47.423268, 9.378076</text:p>
          </table:table-cell>
          <table:table-cell table:number-columns-repeated="254"/>
        </table:table-row>
        <table:table-row table:style-name="ro11" table:number-rows-repeated="3">
          <table:table-cell table:number-columns-repeated="256"/>
        </table:table-row>
        <table:table-row table:style-name="ro17">
          <table:table-cell office:value-type="string" calcext:value-type="string">
            <text:p>Salamanca: Universidad, MS 2655, fol. 5r. </text:p>
          </table:table-cell>
          <table:table-cell office:value-type="string" calcext:value-type="string">
            <text:p>40.962401, -5.667064</text:p>
          </table:table-cell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17">
          <table:table-cell office:value-type="string" calcext:value-type="string">
            <text:p>Paris, BN, Vatican BAV, Monserrat BA, Troyes BM</text:p>
          </table:table-cell>
          <table:table-cell table:number-columns-repeated="255"/>
        </table:table-row>
        <table:table-row table:style-name="ro11">
          <table:table-cell table:number-columns-repeated="256"/>
        </table:table-row>
        <table:table-row table:style-name="ro21">
          <table:table-cell office:value-type="string" calcext:value-type="string">
            <text:p>The British Library</text:p>
          </table:table-cell>
          <table:table-cell office:value-type="string" calcext:value-type="string">
            <text:p>51.529946, -0.126815</text:p>
          </table:table-cell>
          <table:table-cell table:number-columns-repeated="254"/>
        </table:table-row>
        <table:table-row table:style-name="ro11">
          <table:table-cell table:style-name="ce7" office:value-type="string" calcext:value-type="string">
            <text:p>Various</text:p>
          </table:table-cell>
          <table:table-cell table:number-columns-repeated="255"/>
        </table:table-row>
        <table:table-row table:style-name="ro17">
          <table:table-cell table:style-name="ce6" office:value-type="string" calcext:value-type="string">
            <text:p>The National Archives, Kew, London, UK</text:p>
          </table:table-cell>
          <table:table-cell table:style-name="ce6" office:value-type="string" calcext:value-type="string">
            <text:p>51.285401, 0.164604</text:p>
          </table:table-cell>
          <table:table-cell table:number-columns-repeated="254"/>
        </table:table-row>
        <table:table-row table:style-name="ro28">
          <table:table-cell office:value-type="string" calcext:value-type="string">
            <text:p>a) Bibliothèque Nationale de France, Paris; b) Bodleian Library, Oxford, UK; c) British Library, London, UK; d) Narodowy Instytut Fryderyka Chopina, Warsaw, Poland; e) University of Chicago Library, USA + 17 small libraries</text:p>
          </table:table-cell>
          <table:table-cell office:value-type="string" calcext:value-type="string">
            <text:p>a) 48.867474, 2.338135; b) 51.755117, -1.254373; c) 51.530052, -0.126729; d) 52.241677, 21.022682; e) 41.793009, -87.599959</text:p>
          </table:table-cell>
          <table:table-cell table:number-columns-repeated="254"/>
        </table:table-row>
        <table:table-row table:style-name="ro27">
          <table:table-cell office:value-type="string" calcext:value-type="string">
            <text:p>Bodleian Library; British Library; Pierpont Morgan Library, New York; King's College, Cambridge; private ownership</text:p>
          </table:table-cell>
          <table:table-cell table:number-columns-repeated="255"/>
        </table:table-row>
        <table:table-row table:style-name="ro11" table:number-rows-repeated="5">
          <table:table-cell table:number-columns-repeated="256"/>
        </table:table-row>
        <table:table-row table:style-name="ro21">
          <table:table-cell office:value-type="string" calcext:value-type="string">
            <text:p>British Library</text:p>
          </table:table-cell>
          <table:table-cell office:value-type="string" calcext:value-type="string">
            <text:p><text:s/>51.530052, -0.126729</text:p>
          </table:table-cell>
          <table:table-cell table:number-columns-repeated="254"/>
        </table:table-row>
        <table:table-row table:style-name="ro11">
          <table:table-cell table:style-name="ce7" office:value-type="float" office:value="0" calcext:value-type="float">
            <text:p>0</text:p>
          </table:table-cell>
          <table:table-cell table:number-columns-repeated="255"/>
        </table:table-row>
        <table:table-row table:style-name="ro11">
          <table:table-cell table:number-columns-repeated="256"/>
        </table:table-row>
        <table:table-row table:style-name="ro11">
          <table:table-cell office:value-type="string" calcext:value-type="string">
            <text:p>findspot</text:p>
          </table:table-cell>
          <table:table-cell office:value-type="string" calcext:value-type="string">
            <text:p>N/A</text:p>
          </table:table-cell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11">
          <table:table-cell table:style-name="ce6" office:value-type="string" calcext:value-type="string">
            <text:p>Various</text:p>
          </table:table-cell>
          <table:table-cell table:style-name="ce6"/>
          <table:table-cell table:number-columns-repeated="254"/>
        </table:table-row>
        <table:table-row table:style-name="ro11" table:number-rows-repeated="6">
          <table:table-cell table:number-columns-repeated="256"/>
        </table:table-row>
        <table:table-row table:style-name="ro11">
          <table:table-cell table:style-name="ce7" office:value-type="string" calcext:value-type="string">
            <text:p>Various</text:p>
          </table:table-cell>
          <table:table-cell table:number-columns-repeated="255"/>
        </table:table-row>
        <table:table-row table:style-name="ro21">
          <table:table-cell office:value-type="string" calcext:value-type="string">
            <text:p>Cambridge University Library</text:p>
          </table:table-cell>
          <table:table-cell office:value-type="string" calcext:value-type="string">
            <text:p>52.2054, 0.1079</text:p>
          </table:table-cell>
          <table:table-cell table:number-columns-repeated="254"/>
        </table:table-row>
        <table:table-row table:style-name="ro21">
          <table:table-cell office:value-type="string" calcext:value-type="string">
            <text:p>Archivio Capitolare Vercelli, Italy</text:p>
          </table:table-cell>
          <table:table-cell office:value-type="string" calcext:value-type="string">
            <text:p>45.330246, 8.422437</text:p>
          </table:table-cell>
          <table:table-cell table:number-columns-repeated="254"/>
        </table:table-row>
        <table:table-row table:style-name="ro27">
          <table:table-cell office:value-type="string" calcext:value-type="string">
            <text:p>Biblioteca Apostolica Vaticana; Biblioteca Nazionale Centrale di Firenze; Biblioteca Medicea Laurenziana</text:p>
          </table:table-cell>
          <table:table-cell office:value-type="string" calcext:value-type="string">
            <text:p>41.905471, 12.460899; 43.768367, 11.262016; 43.774518, 11.254785</text:p>
          </table:table-cell>
          <table:table-cell table:number-columns-repeated="254"/>
        </table:table-row>
        <table:table-row table:style-name="ro11" table:number-rows-repeated="2">
          <table:table-cell table:number-columns-repeated="256"/>
        </table:table-row>
        <table:table-row table:style-name="ro17">
          <table:table-cell office:value-type="string" calcext:value-type="string">
            <text:p>Biblioteca Medicea Laurenziana, Florence, Italy</text:p>
          </table:table-cell>
          <table:table-cell office:value-type="string" calcext:value-type="string">
            <text:p>43.774472, 11.254892</text:p>
          </table:table-cell>
          <table:table-cell table:number-columns-repeated="254"/>
        </table:table-row>
        <table:table-row table:style-name="ro21">
          <table:table-cell office:value-type="string" calcext:value-type="string">
            <text:p>British Library</text:p>
          </table:table-cell>
          <table:table-cell office:value-type="string" calcext:value-type="string">
            <text:p><text:s/>51.529919, -0.126815</text:p>
          </table:table-cell>
          <table:table-cell table:number-columns-repeated="254"/>
        </table:table-row>
        <table:table-row table:style-name="ro11" table:number-rows-repeated="5">
          <table:table-cell table:number-columns-repeated="256"/>
        </table:table-row>
        <table:table-row table:style-name="ro21">
          <table:table-cell table:style-name="ce6" office:value-type="string" calcext:value-type="string">
            <text:p>Bodleian Library</text:p>
          </table:table-cell>
          <table:table-cell table:style-name="ce6" office:value-type="string" calcext:value-type="string">
            <text:p>51.754745, -1.254555</text:p>
          </table:table-cell>
          <table:table-cell table:number-columns-repeated="254"/>
        </table:table-row>
        <table:table-row table:style-name="ro22">
          <table:table-cell office:value-type="string" calcext:value-type="string">
            <text:p>Voltaire. The "La Vallière" manuscript of Candide, ou L'optimisme, 1758. Bibliothèque nationale de France, Bibliothèque de l'Arsenal.</text:p>
          </table:table-cell>
          <table:table-cell office:value-type="string" calcext:value-type="string">
            <text:p>48.850304, 2.363568</text:p>
          </table:table-cell>
          <table:table-cell table:number-columns-repeated="254"/>
        </table:table-row>
        <table:table-row table:style-name="ro11" table:number-rows-repeated="3">
          <table:table-cell table:number-columns-repeated="256"/>
        </table:table-row>
        <table:table-row table:style-name="ro21">
          <table:table-cell table:style-name="ce6" office:value-type="string" calcext:value-type="string">
            <text:p>Archivio di Stato di Prato</text:p>
          </table:table-cell>
          <table:table-cell table:style-name="ce6" office:value-type="string" calcext:value-type="string">
            <text:p>43.907787, 11.105804</text:p>
          </table:table-cell>
          <table:table-cell table:number-columns-repeated="254"/>
        </table:table-row>
        <table:table-row table:style-name="ro11">
          <table:table-cell office:value-type="string" calcext:value-type="string">
            <text:p>Bodleian Library</text:p>
          </table:table-cell>
          <table:table-cell table:number-columns-repeated="255"/>
        </table:table-row>
        <table:table-row table:style-name="ro21">
          <table:table-cell table:style-name="ce6" office:value-type="string" calcext:value-type="string">
            <text:p>The British Library</text:p>
          </table:table-cell>
          <table:table-cell table:style-name="ce6" office:value-type="string" calcext:value-type="string">
            <text:p>51.529919, -0.126815</text:p>
          </table:table-cell>
          <table:table-cell table:number-columns-repeated="254"/>
        </table:table-row>
        <table:table-row table:style-name="ro11" table:number-rows-repeated="7">
          <table:table-cell table:number-columns-repeated="256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11" table:number-rows-repeated="4">
          <table:table-cell table:number-columns-repeated="256"/>
        </table:table-row>
        <table:table-row table:style-name="ro21">
          <table:table-cell office:value-type="string" calcext:value-type="string">
            <text:p>Musée Condé, Chantilly, France</text:p>
          </table:table-cell>
          <table:table-cell office:value-type="string" calcext:value-type="string">
            <text:p>49.194465, 2.485228</text:p>
          </table:table-cell>
          <table:table-cell table:number-columns-repeated="254"/>
        </table:table-row>
        <table:table-row table:style-name="ro11" table:number-rows-repeated="3">
          <table:table-cell table:number-columns-repeated="256"/>
        </table:table-row>
        <table:table-row table:style-name="ro26">
          <table:table-cell office:value-type="string" calcext:value-type="string">
            <text:p>Archives Nationales; Bibliotheque Nationale de France, Paris</text:p>
          </table:table-cell>
          <table:table-cell office:value-type="string" calcext:value-type="string">
            <text:p>48.8343, 2.375836</text:p>
          </table:table-cell>
          <table:table-cell table:number-columns-repeated="254"/>
        </table:table-row>
        <table:table-row table:style-name="ro11" table:number-rows-repeated="3">
          <table:table-cell table:number-columns-repeated="256"/>
        </table:table-row>
        <table:table-row table:style-name="ro11" table:number-rows-repeated="8">
          <table:table-cell table:style-name="ce6" table:number-columns-repeated="2"/>
          <table:table-cell table:number-columns-repeated="254"/>
        </table:table-row>
        <table:table-row table:style-name="ro11" table:number-rows-repeated="5">
          <table:table-cell table:number-columns-repeated="256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11" table:number-rows-repeated="4">
          <table:table-cell table:number-columns-repeated="256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11" table:number-rows-repeated="3">
          <table:table-cell table:number-columns-repeated="256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24">
          <table:table-cell table:style-name="ce6" office:value-type="string" calcext:value-type="string">
            <text:p>a) Bibliothèque de Clermont-Ferrand, MS 240, folio 45 b) Bibliotheca Mediceo-Laurenziana of FlorenceMS Libri 30, folios 21v-22v</text:p>
          </table:table-cell>
          <table:table-cell table:style-name="ce6" office:value-type="string" calcext:value-type="string">
            <text:p>a) 45.785003, 3.090881; b) 43.774565, 11.254803</text:p>
          </table:table-cell>
          <table:table-cell table:number-columns-repeated="254"/>
        </table:table-row>
        <table:table-row table:style-name="ro11" table:number-rows-repeated="3">
          <table:table-cell table:style-name="ce6" table:number-columns-repeated="2"/>
          <table:table-cell table:number-columns-repeated="254"/>
        </table:table-row>
        <table:table-row table:style-name="ro17">
          <table:table-cell table:style-name="ce6" office:value-type="string" calcext:value-type="string">
            <text:p>Victoria University Library, Melbourne, Australia</text:p>
          </table:table-cell>
          <table:table-cell table:style-name="ce6" office:value-type="string" calcext:value-type="string">
            <text:p>-37.811683, 144.954643</text:p>
          </table:table-cell>
          <table:table-cell table:number-columns-repeated="254"/>
        </table:table-row>
        <table:table-row table:style-name="ro11" table:number-rows-repeated="2">
          <table:table-cell table:style-name="ce6" table:number-columns-repeated="2"/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21">
          <table:table-cell office:value-type="string" calcext:value-type="string">
            <text:p>various archives in Europe</text:p>
          </table:table-cell>
          <table:table-cell table:number-columns-repeated="255"/>
        </table:table-row>
        <table:table-row table:style-name="ro21">
          <table:table-cell office:value-type="string" calcext:value-type="string">
            <text:p>Hellenic Institute of Royal Holloway</text:p>
          </table:table-cell>
          <table:table-cell office:value-type="string" calcext:value-type="string">
            <text:p>51.425666, -0.563030</text:p>
          </table:table-cell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29">
          <table:table-cell office:value-type="string" calcext:value-type="string">
            <text:p>Archiwum Archidiecezji Warmińskiej, Muzeum Narodowe w Krakowie, Biblioteka Czartoryskich, Geheimes Staatsarchiv Preussischer Kulturbesitz and others.</text:p>
          </table:table-cell>
          <table:table-cell table:number-columns-repeated="255"/>
        </table:table-row>
      </table:table>
      <table:table table:name="Findspot" table:style-name="ta6" table:print="false">
        <office:forms form:automatic-focus="false" form:apply-design-mode="false"/>
        <table:table-column table:style-name="co7" table:number-columns-repeated="2" table:default-cell-style-name="ce5"/>
        <table:table-column table:style-name="co7" table:number-columns-repeated="18" table:default-cell-style-name="Default"/>
        <table:table-column table:style-name="co17" table:number-columns-repeated="236" table:default-cell-style-name="Default"/>
        <table:table-row table:style-name="ro11">
          <table:table-cell table:style-name="ce6" office:value-type="string" calcext:value-type="string">
            <text:p>Findspot_ID</text:p>
          </table:table-cell>
          <table:table-cell table:style-name="ce6" office:value-type="string" calcext:value-type="string">
            <text:p>Latitude</text:p>
          </table:table-cell>
          <table:table-cell table:style-name="ce6" office:value-type="string" calcext:value-type="string">
            <text:p>Longitude</text:p>
          </table:table-cell>
          <table:table-cell table:style-name="ce41" office:value-type="string" calcext:value-type="string">
            <text:p>Country</text:p>
          </table:table-cell>
          <table:table-cell table:number-columns-repeated="252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" office:value-type="string" calcext:value-type="string">
            <text:p>Various</text:p>
          </table:table-cell>
          <table:table-cell table:number-columns-repeated="254"/>
        </table:table-row>
        <table:table-row table:style-name="ro21">
          <table:table-cell office:value-type="string" calcext:value-type="string">
            <text:p>Brogynin, Penrhyn-coch, Wales</text:p>
          </table:table-cell>
          <table:table-cell office:value-type="string" calcext:value-type="string">
            <text:p>52.44175, -3.9752</text:p>
          </table:table-cell>
          <table:table-cell table:number-columns-repeated="254"/>
        </table:table-row>
        <table:table-row table:style-name="ro11" table:number-rows-repeated="3">
          <table:table-cell table:number-columns-repeated="256"/>
        </table:table-row>
        <table:table-row table:style-name="ro11">
          <table:table-cell office:value-type="string" calcext:value-type="string">
            <text:p>Vindolanda, UK</text:p>
          </table:table-cell>
          <table:table-cell office:value-type="string" calcext:value-type="string">
            <text:p>54.9926, -2.3550</text:p>
          </table:table-cell>
          <table:table-cell table:number-columns-repeated="254"/>
        </table:table-row>
        <table:table-row table:style-name="ro11">
          <table:table-cell office:value-type="string" calcext:value-type="string">
            <text:p>Vindolanda, UK</text:p>
          </table:table-cell>
          <table:table-cell office:value-type="string" calcext:value-type="string">
            <text:p>54.9926, -2.3551</text:p>
          </table:table-cell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17">
          <table:table-cell office:value-type="string" calcext:value-type="string">
            <text:p>Saint Catherine's Monastery. Mount Sinai, Egypt</text:p>
          </table:table-cell>
          <table:table-cell office:value-type="string" calcext:value-type="string">
            <text:p>28.58211, 33.982086</text:p>
          </table:table-cell>
          <table:table-cell table:number-columns-repeated="254"/>
        </table:table-row>
        <table:table-row table:style-name="ro11" table:number-rows-repeated="2">
          <table:table-cell table:style-name="ce6" table:number-columns-repeated="2"/>
          <table:table-cell table:number-columns-repeated="254"/>
        </table:table-row>
        <table:table-row table:style-name="ro11">
          <table:table-cell office:value-type="string" calcext:value-type="string">
            <text:p>Preslav, Bulgaria</text:p>
          </table:table-cell>
          <table:table-cell office:value-type="string" calcext:value-type="string">
            <text:p>43.16470, 26.8180</text:p>
          </table:table-cell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30">
          <table:table-cell office:value-type="string" calcext:value-type="string">
            <text:p>Northumbrian church, probably Lindisfarne, but possibly Monkwearmouth/Jarrow.</text:p>
          </table:table-cell>
          <table:table-cell table:number-columns-repeated="255"/>
        </table:table-row>
        <table:table-row table:style-name="ro11">
          <table:table-cell table:number-columns-repeated="256"/>
        </table:table-row>
        <table:table-row table:style-name="ro11">
          <table:table-cell table:style-name="ce7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  <table:table-cell table:number-columns-repeated="254"/>
        </table:table-row>
        <table:table-row table:style-name="ro11" table:number-rows-repeated="6">
          <table:table-cell table:number-columns-repeated="256"/>
        </table:table-row>
        <table:table-row table:style-name="ro17">
          <table:table-cell table:style-name="ce6" office:value-type="string" calcext:value-type="string">
            <text:p>Northern Black Sea. Bulgaria, Romania, Ukraine</text:p>
          </table:table-cell>
          <table:table-cell table:style-name="ce6" office:value-type="string" calcext:value-type="string">
            <text:p>various</text:p>
          </table:table-cell>
          <table:table-cell table:number-columns-repeated="254"/>
        </table:table-row>
        <table:table-row table:style-name="ro11" table:number-rows-repeated="13">
          <table:table-cell table:number-columns-repeated="256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11" table:number-rows-repeated="2">
          <table:table-cell table:number-columns-repeated="256"/>
        </table:table-row>
        <table:table-row table:style-name="ro11">
          <table:table-cell office:value-type="string" calcext:value-type="string">
            <text:p>Campā, Việt Nam</text:p>
          </table:table-cell>
          <table:table-cell table:number-columns-repeated="255"/>
        </table:table-row>
        <table:table-row table:style-name="ro11" table:number-rows-repeated="2">
          <table:table-cell table:number-columns-repeated="256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11" table:number-rows-repeated="3">
          <table:table-cell table:number-columns-repeated="256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11" table:number-rows-repeated="8">
          <table:table-cell table:number-columns-repeated="256"/>
        </table:table-row>
        <table:table-row table:style-name="ro21">
          <table:table-cell office:value-type="string" calcext:value-type="string">
            <text:p>Derveni (north of Thessaloniki)</text:p>
          </table:table-cell>
          <table:table-cell table:style-name="ce6"/>
          <table:table-cell table:number-columns-repeated="254"/>
        </table:table-row>
        <table:table-row table:style-name="ro11" table:number-rows-repeated="6">
          <table:table-cell table:number-columns-repeated="256"/>
        </table:table-row>
        <table:table-row table:style-name="ro11">
          <table:table-cell table:number-columns-repeated="2" table:style-name="ce6" office:value-type="string" calcext:value-type="string">
            <text:p>N/A</text:p>
          </table:table-cell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21">
          <table:table-cell office:value-type="string" calcext:value-type="string">
            <text:p>Qumran, Israel</text:p>
          </table:table-cell>
          <table:table-cell office:value-type="string" calcext:value-type="string">
            <text:p>31.442916, 35.273293</text:p>
          </table:table-cell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11">
          <table:table-cell office:value-type="string" calcext:value-type="string">
            <text:p>Madrid</text:p>
          </table:table-cell>
          <table:table-cell office:value-type="string" calcext:value-type="string">
            <text:p>40.43, -3.70</text:p>
          </table:table-cell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11" table:number-rows-repeated="2">
          <table:table-cell table:number-columns-repeated="256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11" table:number-rows-repeated="5">
          <table:table-cell table:number-columns-repeated="256"/>
        </table:table-row>
        <table:table-row table:style-name="ro11" table:number-rows-repeated="2">
          <table:table-cell table:style-name="ce7" table:number-columns-repeated="2"/>
          <table:table-cell table:number-columns-repeated="254"/>
        </table:table-row>
        <table:table-row table:style-name="ro21">
          <table:table-cell table:style-name="ce7" office:value-type="string" calcext:value-type="string">
            <text:p>Monastery of Bobbio, Italy</text:p>
          </table:table-cell>
          <table:table-cell table:style-name="ce7" office:value-type="string" calcext:value-type="string">
            <text:p>44.770868, 9.384384</text:p>
          </table:table-cell>
          <table:table-cell table:number-columns-repeated="254"/>
        </table:table-row>
        <table:table-row table:style-name="ro11">
          <table:table-cell table:style-name="ce7" table:number-columns-repeated="2"/>
          <table:table-cell table:number-columns-repeated="254"/>
        </table:table-row>
        <table:table-row table:style-name="ro11" table:number-rows-repeated="3">
          <table:table-cell table:number-columns-repeated="256"/>
        </table:table-row>
        <table:table-row table:style-name="ro11">
          <table:table-cell table:style-name="ce7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  <table:table-cell table:number-columns-repeated="254"/>
        </table:table-row>
        <table:table-row table:style-name="ro21">
          <table:table-cell office:value-type="string" calcext:value-type="string">
            <text:p>South-western France (Aquitaine)</text:p>
          </table:table-cell>
          <table:table-cell table:number-columns-repeated="255"/>
        </table:table-row>
        <table:table-row table:style-name="ro11">
          <table:table-cell table:number-columns-repeated="256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11">
          <table:table-cell table:style-name="ce7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  <table:table-cell table:number-columns-repeated="254"/>
        </table:table-row>
        <table:table-row table:style-name="ro11">
          <table:table-cell office:value-type="string" calcext:value-type="string">
            <text:p>Aphrodisias, Turkey</text:p>
          </table:table-cell>
          <table:table-cell office:value-type="string" calcext:value-type="string">
            <text:p>37.7095, 28.7236</text:p>
          </table:table-cell>
          <table:table-cell table:number-columns-repeated="254"/>
        </table:table-row>
        <table:table-row table:style-name="ro21">
          <table:table-cell office:value-type="string" calcext:value-type="string">
            <text:p>Cyrene, Libya</text:p>
          </table:table-cell>
          <table:table-cell office:value-type="string" calcext:value-type="string">
            <text:p>32.490402, 21.512843</text:p>
          </table:table-cell>
          <table:table-cell table:number-columns-repeated="254"/>
        </table:table-row>
        <table:table-row table:style-name="ro17">
          <table:table-cell office:value-type="string" calcext:value-type="string">
            <text:p>Tripolitania. (area around Tripoli), Libya</text:p>
          </table:table-cell>
          <table:table-cell office:value-type="string" calcext:value-type="string">
            <text:p>32.522675, 13.112436</text:p>
          </table:table-cell>
          <table:table-cell table:number-columns-repeated="254"/>
        </table:table-row>
        <table:table-row table:style-name="ro17">
          <table:table-cell office:value-type="string" calcext:value-type="string">
            <text:p>Abbey of St. Gall, St. Gallen Switzerland</text:p>
          </table:table-cell>
          <table:table-cell office:value-type="string" calcext:value-type="string">
            <text:p>47.423268, 9.378076</text:p>
          </table:table-cell>
          <table:table-cell table:number-columns-repeated="254"/>
        </table:table-row>
        <table:table-row table:style-name="ro11" table:number-rows-repeated="3">
          <table:table-cell table:number-columns-repeated="256"/>
        </table:table-row>
        <table:table-row table:style-name="ro17">
          <table:table-cell office:value-type="string" calcext:value-type="string">
            <text:p>Italy, Spain, France, United Kingdom, USA</text:p>
          </table:table-cell>
          <table:table-cell table:number-columns-repeated="255"/>
        </table:table-row>
        <table:table-row table:style-name="ro11" table:number-rows-repeated="2">
          <table:table-cell table:number-columns-repeated="256"/>
        </table:table-row>
        <table:table-row table:style-name="ro20">
          <table:table-cell office:value-type="string" calcext:value-type="string">
            <text:p>Iraq, Syria, Iran, Turkey, and other parts of the Middle East</text:p>
          </table:table-cell>
          <table:table-cell table:style-name="ce7" office:value-type="string" calcext:value-type="string">
            <text:p>Various</text:p>
          </table:table-cell>
          <table:table-cell table:number-columns-repeated="254"/>
        </table:table-row>
        <table:table-row table:style-name="ro21">
          <table:table-cell office:value-type="string" calcext:value-type="string">
            <text:p>King's Lynn, United Kingdom</text:p>
          </table:table-cell>
          <table:table-cell office:value-type="string" calcext:value-type="string">
            <text:p>52.757879, 0.415464</text:p>
          </table:table-cell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17">
          <table:table-cell table:style-name="ce6" office:value-type="string" calcext:value-type="string">
            <text:p>Royal Treasury, Winchester Castle, UK</text:p>
          </table:table-cell>
          <table:table-cell table:style-name="ce6" office:value-type="string" calcext:value-type="string">
            <text:p>51.034827, 1,190914</text:p>
          </table:table-cell>
          <table:table-cell table:number-columns-repeated="254"/>
        </table:table-row>
        <table:table-row table:style-name="ro11" table:number-rows-repeated="8">
          <table:table-cell table:number-columns-repeated="256"/>
        </table:table-row>
        <table:table-row table:style-name="ro11">
          <table:table-cell table:style-name="ce7" office:value-type="float" office:value="0" calcext:value-type="float">
            <text:p>0</text:p>
          </table:table-cell>
          <table:table-cell table:number-columns-repeated="255"/>
        </table:table-row>
        <table:table-row table:style-name="ro11">
          <table:table-cell table:number-columns-repeated="256"/>
        </table:table-row>
        <table:table-row table:style-name="ro11">
          <table:table-cell office:value-type="string" calcext:value-type="string">
            <text:p>Israel, Palestine</text:p>
          </table:table-cell>
          <table:table-cell office:value-type="string" calcext:value-type="string">
            <text:p>N/A</text:p>
          </table:table-cell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11" table:number-rows-repeated="7">
          <table:table-cell table:number-columns-repeated="256"/>
        </table:table-row>
        <table:table-row table:style-name="ro21">
          <table:table-cell office:value-type="string" calcext:value-type="string">
            <text:p>Trinity College, Cambridge</text:p>
          </table:table-cell>
          <table:table-cell office:value-type="string" calcext:value-type="string">
            <text:p>52.2072, 0.1176</text:p>
          </table:table-cell>
          <table:table-cell table:number-columns-repeated="254"/>
        </table:table-row>
        <table:table-row table:style-name="ro21">
          <table:table-cell office:value-type="string" calcext:value-type="string">
            <text:p>Archivio Capitolare Vercelli, Italy</text:p>
          </table:table-cell>
          <table:table-cell office:value-type="string" calcext:value-type="string">
            <text:p>45.330246, 8.422437</text:p>
          </table:table-cell>
          <table:table-cell table:number-columns-repeated="254"/>
        </table:table-row>
        <table:table-row table:style-name="ro11" table:number-rows-repeated="10">
          <table:table-cell table:number-columns-repeated="256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11" table:number-rows-repeated="4">
          <table:table-cell table:number-columns-repeated="256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11" table:number-rows-repeated="7">
          <table:table-cell table:number-columns-repeated="256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11" table:number-rows-repeated="12">
          <table:table-cell table:number-columns-repeated="256"/>
        </table:table-row>
        <table:table-row table:style-name="ro11" table:number-rows-repeated="8">
          <table:table-cell table:style-name="ce6" table:number-columns-repeated="2"/>
          <table:table-cell table:number-columns-repeated="254"/>
        </table:table-row>
        <table:table-row table:style-name="ro11" table:number-rows-repeated="5">
          <table:table-cell table:number-columns-repeated="256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11" table:number-rows-repeated="4">
          <table:table-cell table:number-columns-repeated="256"/>
        </table:table-row>
        <table:table-row table:style-name="ro11">
          <table:table-cell table:style-name="ce6" table:number-columns-repeated="2"/>
          <table:table-cell table:number-columns-repeated="254"/>
        </table:table-row>
        <table:table-row table:style-name="ro11" table:number-rows-repeated="3">
          <table:table-cell table:number-columns-repeated="256"/>
        </table:table-row>
        <table:table-row table:style-name="ro11" table:number-rows-repeated="8">
          <table:table-cell table:style-name="ce6" table:number-columns-repeated="2"/>
          <table:table-cell table:number-columns-repeated="254"/>
        </table:table-row>
        <table:table-row table:style-name="ro11" table:number-rows-repeated="2">
          <table:table-cell table:number-columns-repeated="256"/>
        </table:table-row>
        <table:table-row table:style-name="ro21">
          <table:table-cell office:value-type="string" calcext:value-type="string">
            <text:p>British Library</text:p>
          </table:table-cell>
          <table:table-cell office:value-type="string" calcext:value-type="string">
            <text:p>51.529978, -0.127665</text:p>
          </table:table-cell>
          <table:table-cell table:number-columns-repeated="254"/>
        </table:table-row>
        <table:table-row table:style-name="ro11">
          <table:table-cell table:number-columns-repeated="256"/>
        </table:table-row>
        <table:table-row table:style-name="ro21">
          <table:table-cell office:value-type="string" calcext:value-type="string">
            <text:p>Poland and other European countries</text:p>
          </table:table-cell>
          <table:table-cell table:number-columns-repeated="255"/>
        </table:table-row>
      </table:table>
      <table:table table:name="Manager" table:style-name="ta2">
        <office:forms form:automatic-focus="false" form:apply-design-mode="false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29" table:default-cell-style-name="ce46"/>
        <table:table-column table:style-name="co18" table:number-columns-repeated="1014" table:default-cell-style-name="ce32"/>
        <table:table-row table:style-name="ro11">
          <table:table-cell table:style-name="ce42" office:value-type="string" calcext:value-type="string">
            <text:p>Manager_ID</text:p>
          </table:table-cell>
          <table:table-cell table:style-name="ce42" office:value-type="string" calcext:value-type="string">
            <text:p>First name</text:p>
          </table:table-cell>
          <table:table-cell table:style-name="ce42" office:value-type="string" calcext:value-type="string">
            <text:p>Gender</text:p>
          </table:table-cell>
          <table:table-cell table:style-name="ce44" office:value-type="string" calcext:value-type="string">
            <text:p>Email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Ainsworth</text:p>
          </table:table-cell>
          <table:table-cell table:style-name="ce5" office:value-type="string" calcext:value-type="string">
            <text:p>Peter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p.f.ainsworth@sheffield.ac.uk</text:p>
          </table:table-cell>
          <table:table-cell table:number-columns-repeated="1014"/>
        </table:table-row>
        <table:table-row table:style-name="ro11">
          <table:table-cell table:style-name="ce43" office:value-type="string" calcext:value-type="string">
            <text:p>Albonico</text:p>
          </table:table-cell>
          <table:table-cell table:style-name="ce43" office:value-type="string" calcext:value-type="string">
            <text:p>Simone</text:p>
          </table:table-cell>
          <table:table-cell table:style-name="ce5" office:value-type="string" calcext:value-type="string">
            <text:p>M</text:p>
          </table:table-cell>
          <table:table-cell table:style-name="ce45" office:value-type="string" calcext:value-type="string">
            <text:p>Simone.Albonico@unil.ch 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Ansani</text:p>
          </table:table-cell>
          <table:table-cell table:style-name="ce5" office:value-type="string" calcext:value-type="string">
            <text:p>Michele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mans@unipv.it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Arnott</text:p>
          </table:table-cell>
          <table:table-cell table:style-name="ce5" office:value-type="string" calcext:value-type="string">
            <text:p>Michael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m.arnott@aberdeen.ac.uk</text:p>
          </table:table-cell>
          <table:table-cell table:style-name="Default"/>
          <table:table-cell table:number-columns-repeated="1013"/>
        </table:table-row>
        <table:table-row table:style-name="ro11">
          <table:table-cell office:value-type="string" calcext:value-type="string">
            <text:p>Baca</text:p>
          </table:table-cell>
          <table:table-cell office:value-type="string" calcext:value-type="string">
            <text:p>Murtha </text:p>
          </table:table-cell>
          <table:table-cell office:value-type="string" calcext:value-type="string">
            <text:p>F</text:p>
          </table:table-cell>
          <table:table-cell table:number-columns-repeated="1015"/>
        </table:table-row>
        <table:table-row table:style-name="ro11">
          <table:table-cell table:style-name="ce5" office:value-type="string" calcext:value-type="string">
            <text:p>Bailey</text:p>
          </table:table-cell>
          <table:table-cell table:style-name="ce5" office:value-type="string" calcext:value-type="string">
            <text:p>Matthew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baileym@wlu.edu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Barker</text:p>
          </table:table-cell>
          <table:table-cell table:style-name="ce5" office:value-type="string" calcext:value-type="string">
            <text:p>William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william.barker@ukings.ns.ca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Birnbaum</text:p>
          </table:table-cell>
          <table:table-cell table:style-name="ce5" office:value-type="string" calcext:value-type="string">
            <text:p>David J.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djbpitt@gmail.com</text:p>
          </table:table-cell>
          <table:table-cell table:style-name="Default"/>
          <table:table-cell table:number-columns-repeated="1013"/>
        </table:table-row>
        <table:table-row table:style-name="ro11">
          <table:table-cell table:style-name="ce5" office:value-type="string" calcext:value-type="string">
            <text:p>Bonghi</text:p>
          </table:table-cell>
          <table:table-cell table:style-name="ce5" office:value-type="string" calcext:value-type="string">
            <text:p>Giuseppe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giuseppe.bonghi@mail.fausernet.novara.it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Bowman</text:p>
          </table:table-cell>
          <table:table-cell office:value-type="string" calcext:value-type="string">
            <text:p>Alan </text:p>
          </table:table-cell>
          <table:table-cell table:style-name="ce5" office:value-type="string" calcext:value-type="string">
            <text:p>M</text:p>
          </table:table-cell>
          <table:table-cell table:style-name="ce32" office:value-type="string" calcext:value-type="string">
            <text:p>alan.bowman@bnc.ox.ac.uk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Breay <text:s text:c="2"/></text:p>
          </table:table-cell>
          <table:table-cell table:style-name="ce5" office:value-type="string" calcext:value-type="string">
            <text:p>Claire </text:p>
          </table:table-cell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claire.breay@bl.uk <text:s text:c="2"/>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Breuil</text:p>
          </table:table-cell>
          <table:table-cell table:style-name="ce5" office:value-type="string" calcext:value-type="string">
            <text:p>Sandrine </text:p>
          </table:table-cell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sandrine.breuil@univ-tours.fr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Bullard</text:p>
          </table:table-cell>
          <table:table-cell table:style-name="ce5" office:value-type="string" calcext:value-type="string">
            <text:p>Paddy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paddy.bullard@ell.ox.ac.uk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Bureau</text:p>
          </table:table-cell>
          <table:table-cell table:style-name="ce5" office:value-type="string" calcext:value-type="string">
            <text:p>Bruno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bruno.bureau@univ-lyon3.fr</text:p>
          </table:table-cell>
          <table:table-cell table:number-columns-repeated="1014"/>
        </table:table-row>
        <table:table-row table:style-name="ro31">
          <table:table-cell table:style-name="ce5" office:value-type="string" calcext:value-type="string">
            <text:p>Burgers</text:p>
          </table:table-cell>
          <table:table-cell table:style-name="ce5" office:value-type="string" calcext:value-type="string">
            <text:p>Jan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j.w.j.burgers@uva.nl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Burnard</text:p>
          </table:table-cell>
          <table:table-cell table:style-name="ce5" office:value-type="string" calcext:value-type="string">
            <text:p>Lou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lou.burnard@computing-services.oxford.ac.uk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Carpenter</text:p>
          </table:table-cell>
          <table:table-cell office:value-type="string" calcext:value-type="string">
            <text:p>David </text:p>
          </table:table-cell>
          <table:table-cell table:style-name="ce5" office:value-type="string" calcext:value-type="string">
            <text:p>M</text:p>
          </table:table-cell>
          <table:table-cell table:number-columns-repeated="1015"/>
        </table:table-row>
        <table:table-row table:style-name="ro11">
          <table:table-cell table:style-name="ce5" office:value-type="string" calcext:value-type="string">
            <text:p>Causer</text:p>
          </table:table-cell>
          <table:table-cell table:style-name="ce5" office:value-type="string" calcext:value-type="string">
            <text:p>Tim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t.causer@ucl.ac.uk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Ciula</text:p>
          </table:table-cell>
          <table:table-cell office:value-type="string" calcext:value-type="string">
            <text:p>Arianna </text:p>
          </table:table-cell>
          <table:table-cell office:value-type="string" calcext:value-type="string">
            <text:p>F</text:p>
          </table:table-cell>
          <table:table-cell table:number-columns-repeated="1015"/>
        </table:table-row>
        <table:table-row table:style-name="ro11">
          <table:table-cell table:style-name="ce5" office:value-type="string" calcext:value-type="string">
            <text:p>Costigan</text:p>
          </table:table-cell>
          <table:table-cell table:style-name="ce5" office:value-type="string" calcext:value-type="string">
            <text:p>Mary </text:p>
          </table:table-cell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vergil-feedback@sas.upenn.edu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Crook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M</text:p>
          </table:table-cell>
          <table:table-cell table:number-columns-repeated="1015"/>
        </table:table-row>
        <table:table-row table:style-name="ro11">
          <table:table-cell table:style-name="ce5" office:value-type="string" calcext:value-type="string">
            <text:p>Crowther</text:p>
          </table:table-cell>
          <table:table-cell table:style-name="ce5" office:value-type="string" calcext:value-type="string">
            <text:p>Charles 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charles.crowther@classics.ox.ac.uk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Cunningham</text:p>
          </table:table-cell>
          <table:table-cell office:value-type="string" calcext:value-type="string">
            <text:p>Sean </text:p>
          </table:table-cell>
          <table:table-cell office:value-type="string" calcext:value-type="string">
            <text:p>M</text:p>
          </table:table-cell>
          <table:table-cell table:number-columns-repeated="1015"/>
        </table:table-row>
        <table:table-row table:style-name="ro11">
          <table:table-cell table:style-name="ce5" office:value-type="string" calcext:value-type="string">
            <text:p>Curran</text:p>
          </table:table-cell>
          <table:table-cell table:style-name="ce5" office:value-type="string" calcext:value-type="string">
            <text:p>Stuart 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curran@english.upenn.edu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D'Iorio</text:p>
          </table:table-cell>
          <table:table-cell table:style-name="ce5" office:value-type="string" calcext:value-type="string">
            <text:p>Paolo 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diorio@ens.fr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de las Nieves Muñiz</text:p>
          </table:table-cell>
          <table:table-cell table:style-name="ce5" office:value-type="string" calcext:value-type="string">
            <text:p>María </text:p>
          </table:table-cell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muniz@ub.edu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Deegan</text:p>
          </table:table-cell>
          <table:table-cell table:style-name="ce5" office:value-type="string" calcext:value-type="string">
            <text:p>Marilyn </text:p>
          </table:table-cell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marilyn.deegan@kcl.ac.uk 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Dendrinos</text:p>
          </table:table-cell>
          <table:table-cell office:value-type="string" calcext:value-type="string">
            <text:p>Charalambos </text:p>
          </table:table-cell>
          <table:table-cell office:value-type="string" calcext:value-type="string">
            <text:p>M</text:p>
          </table:table-cell>
          <table:table-cell table:number-columns-repeated="1015"/>
        </table:table-row>
        <table:table-row table:style-name="ro11">
          <table:table-cell table:style-name="ce5" office:value-type="string" calcext:value-type="string">
            <text:p>Dryburgh</text:p>
          </table:table-cell>
          <table:table-cell office:value-type="string" calcext:value-type="string">
            <text:p>Paul </text:p>
          </table:table-cell>
          <table:table-cell office:value-type="string" calcext:value-type="string">
            <text:p>M</text:p>
          </table:table-cell>
          <table:table-cell table:number-columns-repeated="1015"/>
        </table:table-row>
        <table:table-row table:style-name="ro11">
          <table:table-cell table:style-name="ce5" office:value-type="string" calcext:value-type="string">
            <text:p>Eisenhut</text:p>
          </table:table-cell>
          <table:table-cell table:style-name="ce5" office:value-type="string" calcext:value-type="string">
            <text:p>Heidi </text:p>
          </table:table-cell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heidi.eisenhut@ar.ch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Fajt</text:p>
          </table:table-cell>
          <table:table-cell office:value-type="string" calcext:value-type="string">
            <text:p>Anita </text:p>
          </table:table-cell>
          <table:table-cell office:value-type="string" calcext:value-type="string">
            <text:p>F</text:p>
          </table:table-cell>
          <table:table-cell table:number-columns-repeated="1015"/>
        </table:table-row>
        <table:table-row table:style-name="ro11">
          <table:table-cell table:style-name="ce5" office:value-type="string" calcext:value-type="string">
            <text:p>Father Justin</text:p>
          </table:table-cell>
          <table:table-cell table:style-name="ce5"/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father.justin@saintcatherine.net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Flüeler</text:p>
          </table:table-cell>
          <table:table-cell table:style-name="ce5" office:value-type="string" calcext:value-type="string">
            <text:p>Christoph </text:p>
          </table:table-cell>
          <table:table-cell table:style-name="ce5" office:value-type="string" calcext:value-type="string">
            <text:p>M</text:p>
          </table:table-cell>
          <table:table-cell table:style-name="ce45" office:value-type="string" calcext:value-type="string">
            <text:p>Christophe.Flueler@unifr.ch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Fraistat</text:p>
          </table:table-cell>
          <table:table-cell table:style-name="ce5" office:value-type="string" calcext:value-type="string">
            <text:p>Neil </text:p>
          </table:table-cell>
          <table:table-cell table:style-name="ce5" office:value-type="string" calcext:value-type="string">
            <text:p>M</text:p>
          </table:table-cell>
          <table:table-cell table:style-name="ce6"/>
          <table:table-cell table:number-columns-repeated="1014"/>
        </table:table-row>
        <table:table-row table:style-name="ro11"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Grant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gframe@sas.upenn.edu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Fredell</text:p>
          </table:table-cell>
          <table:table-cell table:style-name="ce5" office:value-type="string" calcext:value-type="string">
            <text:p>Joel W.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jfredell@selu.edu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Garton</text:p>
          </table:table-cell>
          <table:table-cell table:style-name="ce5" office:value-type="string" calcext:value-type="string">
            <text:p>Scott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s-garton@northwestern.edu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Greengrass</text:p>
          </table:table-cell>
          <table:table-cell table:style-name="ce5" office:value-type="string" calcext:value-type="string">
            <text:p>Mark </text:p>
          </table:table-cell>
          <table:table-cell table:style-name="ce5" office:value-type="string" calcext:value-type="string">
            <text:p>M</text:p>
          </table:table-cell>
          <table:table-cell table:style-name="ce6"/>
          <table:table-cell table:number-columns-repeated="1014"/>
        </table:table-row>
        <table:table-row table:style-name="ro11">
          <table:table-cell table:style-name="ce5" office:value-type="string" calcext:value-type="string">
            <text:p>Grint</text:p>
          </table:table-cell>
          <table:table-cell table:style-name="ce5" office:value-type="string" calcext:value-type="string">
            <text:p>Kristopher </text:p>
          </table:table-cell>
          <table:table-cell table:style-name="ce5" office:value-type="string" calcext:value-type="string">
            <text:p>M</text:p>
          </table:table-cell>
          <table:table-cell table:style-name="ce6"/>
          <table:table-cell table:number-columns-repeated="1014"/>
        </table:table-row>
        <table:table-row table:style-name="ro31">
          <table:table-cell table:style-name="ce5" office:value-type="string" calcext:value-type="string">
            <text:p>Hartland</text:p>
          </table:table-cell>
          <table:table-cell table:style-name="Default" office:value-type="string" calcext:value-type="string">
            <text:p>Beth </text:p>
          </table:table-cell>
          <table:table-cell table:style-name="Default" office:value-type="string" calcext:value-type="string">
            <text:p>F</text:p>
          </table:table-cell>
          <table:table-cell table:style-name="ce6" office:value-type="string" calcext:value-type="string">
            <text:p>david.carpenter@kcl.ac.uk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Harvey</text:p>
          </table:table-cell>
          <table:table-cell table:style-name="ce5" office:value-type="string" calcext:value-type="string">
            <text:p>Anthony </text:p>
          </table:table-cell>
          <table:table-cell table:style-name="ce5" office:value-type="string" calcext:value-type="string">
            <text:p>M</text:p>
          </table:table-cell>
          <table:table-cell table:style-name="ce6"/>
          <table:table-cell table:number-columns-repeated="1014"/>
        </table:table-row>
        <table:table-row table:style-name="ro11">
          <table:table-cell table:style-name="ce5" office:value-type="string" calcext:value-type="string">
            <text:p>Hélary</text:p>
          </table:table-cell>
          <table:table-cell table:style-name="ce5" office:value-type="string" calcext:value-type="string">
            <text:p>Xavier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xavier.helary@cnrs-orleans.fr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Hendry</text:p>
          </table:table-cell>
          <table:table-cell table:style-name="ce5" office:value-type="string" calcext:value-type="string">
            <text:p>Michael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curculio@earthlink.net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>
            <text:p>Herren</text:p>
          </table:table-cell>
          <table:table-cell table:style-name="ce6" office:value-type="string" calcext:value-type="string">
            <text:p>Luc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lherren@uni-muenster.de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Huber</text:p>
          </table:table-cell>
          <table:table-cell table:style-name="ce5" office:value-type="string" calcext:value-type="string">
            <text:p>Alexander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huber@thomasgray.org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Iliffe</text:p>
          </table:table-cell>
          <table:table-cell table:style-name="ce5" office:value-type="string" calcext:value-type="string">
            <text:p>Robert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R.Iliffe@sussex.ac.uk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Johnston</text:p>
          </table:table-cell>
          <table:table-cell office:value-type="string" calcext:value-type="string">
            <text:p>Dafydd </text:p>
          </table:table-cell>
          <table:table-cell table:style-name="ce5" office:value-type="string" calcext:value-type="string">
            <text:p>M</text:p>
          </table:table-cell>
          <table:table-cell table:style-name="ce32" office:value-type="string" calcext:value-type="string">
            <text:p>drjohnston@cymru.ac.uk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>
            <text:p>Jones</text:p>
          </table:table-cell>
          <table:table-cell table:style-name="ce6" office:value-type="string" calcext:value-type="string">
            <text:p>Colin </text:p>
          </table:table-cell>
          <table:table-cell table:style-name="ce5" office:value-type="string" calcext:value-type="string">
            <text:p>M</text:p>
          </table:table-cell>
          <table:table-cell table:style-name="ce6"/>
          <table:table-cell table:number-columns-repeated="1014"/>
        </table:table-row>
        <table:table-row table:style-name="ro31">
          <table:table-cell table:style-name="ce5" office:value-type="string" calcext:value-type="string">
            <text:p>Kewes</text:p>
          </table:table-cell>
          <table:table-cell table:style-name="ce5" office:value-type="string" calcext:value-type="string">
            <text:p>Paulina </text:p>
          </table:table-cell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paulina.kewes@jesus.ox.ac.uk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>
            <text:p>Kiernan</text:p>
          </table:table-cell>
          <table:table-cell table:style-name="ce6" office:value-type="string" calcext:value-type="string">
            <text:p>Kevin 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kiernan@uky.edu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Kilcullen</text:p>
          </table:table-cell>
          <table:table-cell table:style-name="ce5" office:value-type="string" calcext:value-type="string">
            <text:p>John 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kilcull@homemail.com.au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Killings</text:p>
          </table:table-cell>
          <table:table-cell table:style-name="ce5" office:value-type="string" calcext:value-type="string">
            <text:p>Douglas B. </text:p>
          </table:table-cell>
          <table:table-cell table:style-name="ce6" office:value-type="string" calcext:value-type="string">
            <text:p>M</text:p>
          </table:table-cell>
          <table:table-cell table:style-name="ce6"/>
          <table:table-cell table:number-columns-repeated="1014"/>
        </table:table-row>
        <table:table-row table:style-name="ro11">
          <table:table-cell table:style-name="ce5" office:value-type="string" calcext:value-type="string">
            <text:p>Kiss</text:p>
          </table:table-cell>
          <table:table-cell table:style-name="ce5" office:value-type="string" calcext:value-type="string">
            <text:p>Dániel 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Daniel.Kiss@klassphil.uni-muenchen.de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Krushelnitskaya</text:p>
          </table:table-cell>
          <table:table-cell table:style-name="ce5" office:value-type="string" calcext:value-type="string">
            <text:p>Ekaterina </text:p>
          </table:table-cell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e_krushel@mail.ru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>
            <text:p>Lapin </text:p>
          </table:table-cell>
          <table:table-cell table:style-name="ce6" office:value-type="string" calcext:value-type="string">
            <text:p>Hayim 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hlapin@umd.edu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Lawrence</text:p>
          </table:table-cell>
          <table:table-cell table:style-name="ce5" office:value-type="string" calcext:value-type="string">
            <text:p>Christopher 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ucgalaw@ucl.ac.uk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Lollini</text:p>
          </table:table-cell>
          <table:table-cell table:style-name="ce5" office:value-type="string" calcext:value-type="string">
            <text:p>Massimo </text:p>
          </table:table-cell>
          <table:table-cell table:style-name="ce6" office:value-type="string" calcext:value-type="string">
            <text:p>M</text:p>
          </table:table-cell>
          <table:table-cell table:style-name="ce6"/>
          <table:table-cell table:number-columns-repeated="1014"/>
        </table:table-row>
        <table:table-row table:style-name="ro11">
          <table:table-cell table:style-name="ce5" office:value-type="string" calcext:value-type="string">
            <text:p>Mastronarde</text:p>
          </table:table-cell>
          <table:table-cell table:style-name="ce5" office:value-type="string" calcext:value-type="string">
            <text:p>Donald J. 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djmastronarde@berkeley.edu</text:p>
          </table:table-cell>
          <table:table-cell table:number-columns-repeated="1014"/>
        </table:table-row>
        <table:table-row table:style-name="ro11">
          <table:table-cell table:style-name="ce43" office:value-type="string" calcext:value-type="string">
            <text:p>McGillivray</text:p>
          </table:table-cell>
          <table:table-cell table:style-name="ce43" office:value-type="string" calcext:value-type="string">
            <text:p>Murray </text:p>
          </table:table-cell>
          <table:table-cell table:style-name="ce6" office:value-type="string" calcext:value-type="string">
            <text:p>M</text:p>
          </table:table-cell>
          <table:table-cell table:style-name="ce45"/>
          <table:table-cell table:number-columns-repeated="1014"/>
        </table:table-row>
        <table:table-row table:style-name="ro11">
          <table:table-cell table:style-name="ce5" office:value-type="string" calcext:value-type="string">
            <text:p>McKenna</text:p>
          </table:table-cell>
          <table:table-cell table:style-name="ce5" office:value-type="string" calcext:value-type="string">
            <text:p>Antony </text:p>
          </table:table-cell>
          <table:table-cell table:style-name="ce6" office:value-type="string" calcext:value-type="string">
            <text:p>M</text:p>
          </table:table-cell>
          <table:table-cell table:style-name="ce45"/>
          <table:table-cell table:number-columns-repeated="1014"/>
        </table:table-row>
        <table:table-row table:style-name="ro11">
          <table:table-cell table:style-name="ce43" office:value-type="string" calcext:value-type="string">
            <text:p>Megías</text:p>
          </table:table-cell>
          <table:table-cell table:style-name="ce43" office:value-type="string" calcext:value-type="string">
            <text:p>José Manuel Lucía 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jmlucia@filol.ucm.es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Merritt </text:p>
          </table:table-cell>
          <table:table-cell table:style-name="ce5" office:value-type="string" calcext:value-type="string">
            <text:p>Julia </text:p>
          </table:table-cell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julia.merritt@nottingham.ac.uk</text:p>
          </table:table-cell>
          <table:table-cell table:number-columns-repeated="1014"/>
        </table:table-row>
        <table:table-row table:style-name="ro11">
          <table:table-cell table:style-name="ce43" office:value-type="string" calcext:value-type="string">
            <text:p>Moran</text:p>
          </table:table-cell>
          <table:table-cell table:style-name="ce43" office:value-type="string" calcext:value-type="string">
            <text:p>Pádraic </text:p>
          </table:table-cell>
          <table:table-cell table:style-name="ce43" office:value-type="string" calcext:value-type="string">
            <text:p>M</text:p>
          </table:table-cell>
          <table:table-cell table:style-name="ce45" office:value-type="string" calcext:value-type="string">
            <text:p>padraic.moran@nuigalway.ie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Mordenti</text:p>
          </table:table-cell>
          <table:table-cell table:style-name="ce5" office:value-type="string" calcext:value-type="string">
            <text:p>Raul </text:p>
          </table:table-cell>
          <table:table-cell table:style-name="ce5" office:value-type="string" calcext:value-type="string">
            <text:p>M</text:p>
          </table:table-cell>
          <table:table-cell table:style-name="ce45" office:value-type="string" calcext:value-type="string">
            <text:p>mordenti@lettere.uniroma2.it</text:p>
          </table:table-cell>
          <table:table-cell table:number-columns-repeated="1014"/>
        </table:table-row>
        <table:table-row table:style-name="ro11">
          <table:table-cell office:value-type="string" calcext:value-type="string">
            <text:p>Mylonas</text:p>
          </table:table-cell>
          <table:table-cell office:value-type="string" calcext:value-type="string">
            <text:p>Elli </text:p>
          </table:table-cell>
          <table:table-cell office:value-type="string" calcext:value-type="string">
            <text:p>F</text:p>
          </table:table-cell>
          <table:table-cell table:number-columns-repeated="1015"/>
        </table:table-row>
        <table:table-row table:style-name="ro11">
          <table:table-cell table:style-name="ce43" office:value-type="string" calcext:value-type="string">
            <text:p>Nagel</text:p>
          </table:table-cell>
          <table:table-cell table:style-name="ce43" office:value-type="string" calcext:value-type="string">
            <text:p>Fritz </text:p>
          </table:table-cell>
          <table:table-cell table:style-name="ce43" office:value-type="string" calcext:value-type="string">
            <text:p>M</text:p>
          </table:table-cell>
          <table:table-cell table:style-name="ce45" office:value-type="string" calcext:value-type="string">
            <text:p>fritz.nagel@unibas.ch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O'Neill</text:p>
          </table:table-cell>
          <table:table-cell table:style-name="ce5" office:value-type="string" calcext:value-type="string">
            <text:p>John </text:p>
          </table:table-cell>
          <table:table-cell table:style-name="ce43" office:value-type="string" calcext:value-type="string">
            <text:p>M</text:p>
          </table:table-cell>
          <table:table-cell table:style-name="ce6" office:value-type="string" calcext:value-type="string">
            <text:p>john.e.oneill@gmail.com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Olivieri</text:p>
          </table:table-cell>
          <table:table-cell table:style-name="ce5" office:value-type="string" calcext:value-type="string">
            <text:p>Antonio </text:p>
          </table:table-cell>
          <table:table-cell table:style-name="ce43" office:value-type="string" calcext:value-type="string">
            <text:p>M</text:p>
          </table:table-cell>
          <table:table-cell table:style-name="ce45" office:value-type="string" calcext:value-type="string">
            <text:p>antonio-olivieri@unito.it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>
            <text:p>Palmer</text:p>
          </table:table-cell>
          <table:table-cell table:style-name="ce6" office:value-type="string" calcext:value-type="string">
            <text:p>John </text:p>
          </table:table-cell>
          <table:table-cell table:style-name="ce43" office:value-type="string" calcext:value-type="string">
            <text:p>M</text:p>
          </table:table-cell>
          <table:table-cell table:style-name="ce6" office:value-type="string" calcext:value-type="string">
            <text:p>j.j.palmer@hull.ac.uk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Peterson</text:p>
          </table:table-cell>
          <table:table-cell table:style-name="ce5" office:value-type="string" calcext:value-type="string">
            <text:p>David </text:p>
          </table:table-cell>
          <table:table-cell table:style-name="ce43" office:value-type="string" calcext:value-type="string">
            <text:p>M</text:p>
          </table:table-cell>
          <table:table-cell table:style-name="ce6" office:value-type="string" calcext:value-type="string">
            <text:p>vpeterson@euskaltel.net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>
            <text:p>Picone</text:p>
          </table:table-cell>
          <table:table-cell table:style-name="ce6" office:value-type="string" calcext:value-type="string">
            <text:p>Michelangelo </text:p>
          </table:table-cell>
          <table:table-cell table:style-name="ce43" office:value-type="string" calcext:value-type="string">
            <text:p>M</text:p>
          </table:table-cell>
          <table:table-cell table:style-name="ce6" office:value-type="string" calcext:value-type="string">
            <text:p>picodant@rom.unizh.ch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>
            <text:p>Polinskaya</text:p>
          </table:table-cell>
          <table:table-cell table:style-name="ce6" office:value-type="string" calcext:value-type="string">
            <text:p>Irene 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irene.polinskaya@kcl.ac.uk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Kenneth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kprice@unlnotes.unl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Rendsburg</text:p>
          </table:table-cell>
          <table:table-cell table:style-name="ce5" office:value-type="string" calcext:value-type="string">
            <text:p>Gary A.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grends@rci.rutgers.edu</text:p>
          </table:table-cell>
          <table:table-cell table:number-columns-repeated="1014"/>
        </table:table-row>
        <table:table-row table:style-name="ro31">
          <table:table-cell table:style-name="ce5" office:value-type="string" calcext:value-type="string">
            <text:p>Rink</text:p>
          </table:table-cell>
          <table:table-cell table:style-name="ce5" office:value-type="string" calcext:value-type="string">
            <text:p>John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jsr50@cam.ac.uk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Riva</text:p>
          </table:table-cell>
          <table:table-cell table:style-name="ce5" office:value-type="string" calcext:value-type="string">
            <text:p>Massimo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massimo_riva@brown.edu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Roberts</text:p>
          </table:table-cell>
          <table:table-cell table:style-name="Default" office:value-type="string" calcext:value-type="string">
            <text:p>Alexander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a.l.roberts@swansea.ac.uk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Robinson</text:p>
          </table:table-cell>
          <table:table-cell table:style-name="ce5" office:value-type="string" calcext:value-type="string">
            <text:p>Peter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p.m.robinson@bham.ac.uk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Rodríguez Ortega</text:p>
          </table:table-cell>
          <table:table-cell office:value-type="string" calcext:value-type="string">
            <text:p>Nuria</text:p>
          </table:table-cell>
          <table:table-cell office:value-type="string" calcext:value-type="string">
            <text:p>F</text:p>
          </table:table-cell>
          <table:table-cell table:number-columns-repeated="1015"/>
        </table:table-row>
        <table:table-row table:style-name="ro11">
          <table:table-cell table:style-name="ce5" office:value-type="string" calcext:value-type="string">
            <text:p>Rollason</text:p>
          </table:table-cell>
          <table:table-cell table:style-name="ce5" office:value-type="string" calcext:value-type="string">
            <text:p>David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david.rollason@durham.ac.uk</text:p>
          </table:table-cell>
          <table:table-cell table:number-columns-repeated="1014"/>
        </table:table-row>
        <table:table-row table:style-name="ro31">
          <table:table-cell table:style-name="ce5" office:value-type="string" calcext:value-type="string">
            <text:p>Rosselli Del Turco</text:p>
          </table:table-cell>
          <table:table-cell table:style-name="ce5" office:value-type="string" calcext:value-type="string">
            <text:p>Roberto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roberto.rossellidelturco@unito.it 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Roueché</text:p>
          </table:table-cell>
          <table:table-cell table:style-name="ce5" office:value-type="string" calcext:value-type="string">
            <text:p>Charlotte </text:p>
          </table:table-cell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charlotte.roueche@kcl.ac.uk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Russell</text:p>
          </table:table-cell>
          <table:table-cell table:style-name="ce5" office:value-type="string" calcext:value-type="string">
            <text:p>Paul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pr270@cam.ac.uk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Satlow</text:p>
          </table:table-cell>
          <table:table-cell table:style-name="ce5" office:value-type="string" calcext:value-type="string">
            <text:p>Michael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Michael_Satlow@Brown.edu <text:s/>Elli_Mylonas@brown.edu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Schaßan</text:p>
          </table:table-cell>
          <table:table-cell table:style-name="ce5" office:value-type="string" calcext:value-type="string">
            <text:p>Torsten </text:p>
          </table:table-cell>
          <table:table-cell table:style-name="ce5" office:value-type="string" calcext:value-type="string">
            <text:p>M</text:p>
          </table:table-cell>
          <table:table-cell table:style-name="ce45" office:value-type="string" calcext:value-type="string">
            <text:p>schassan@hab.de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Schmitz</text:p>
          </table:table-cell>
          <table:table-cell table:style-name="ce5" office:value-type="string" calcext:value-type="string">
            <text:p>Gerhard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gerhard.schmitz@mgh.de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Schöch</text:p>
          </table:table-cell>
          <table:table-cell table:style-name="ce5" office:value-type="string" calcext:value-type="string">
            <text:p>Christof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c.schoech@gmail.com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Scott</text:p>
          </table:table-cell>
          <table:table-cell table:style-name="ce5" office:value-type="string" calcext:value-type="string">
            <text:p>Ian W.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iscott@tyndale.ca 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Seige</text:p>
          </table:table-cell>
          <table:table-cell table:style-name="ce5" office:value-type="string" calcext:value-type="string">
            <text:p>Leander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seige@ub.uni-leipzig.de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Severin</text:p>
          </table:table-cell>
          <table:table-cell table:style-name="ce5" office:value-type="string" calcext:value-type="string">
            <text:p>Dorothy </text:p>
          </table:table-cell>
          <table:table-cell table:style-name="ce5" office:value-type="string" calcext:value-type="string">
            <text:p>F</text:p>
          </table:table-cell>
          <table:table-cell table:style-name="ce45" office:value-type="string" calcext:value-type="string">
            <text:p>d.s.severin@liverpool.ac.uk</text:p>
          </table:table-cell>
          <table:table-cell table:number-columns-repeated="1014"/>
        </table:table-row>
        <table:table-row table:style-name="ro31">
          <table:table-cell table:style-name="ce5" office:value-type="string" calcext:value-type="string">
            <text:p>Short</text:p>
          </table:table-cell>
          <table:table-cell office:value-type="string" calcext:value-type="string">
            <text:p>Harold </text:p>
          </table:table-cell>
          <table:table-cell office:value-type="string" calcext:value-type="string">
            <text:p>M</text:p>
          </table:table-cell>
          <table:table-cell table:number-columns-repeated="1015"/>
        </table:table-row>
        <table:table-row table:style-name="ro11">
          <table:table-cell table:style-name="ce5" office:value-type="string" calcext:value-type="string">
            <text:p>Siemens</text:p>
          </table:table-cell>
          <table:table-cell table:style-name="ce5" office:value-type="string" calcext:value-type="string">
            <text:p>Raymond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siemens@uvic.ca 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Simons</text:p>
          </table:table-cell>
          <table:table-cell table:style-name="ce5" office:value-type="string" calcext:value-type="string">
            <text:p>Penny </text:p>
          </table:table-cell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p.simons@sheffield.ac.uk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Skolimowska</text:p>
          </table:table-cell>
          <table:table-cell office:value-type="string" calcext:value-type="string">
            <text:p>Anna </text:p>
          </table:table-cell>
          <table:table-cell office:value-type="string" calcext:value-type="string">
            <text:p>F</text:p>
          </table:table-cell>
          <table:table-cell table:number-columns-repeated="1015"/>
        </table:table-row>
        <table:table-row table:style-name="ro11">
          <table:table-cell table:style-name="ce5" office:value-type="string" calcext:value-type="string">
            <text:p>Snyder</text:p>
          </table:table-cell>
          <table:table-cell table:style-name="ce5" office:value-type="string" calcext:value-type="string">
            <text:p>James S.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jsnyder@imj.org.il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Spence</text:p>
          </table:table-cell>
          <table:table-cell table:style-name="ce5" office:value-type="string" calcext:value-type="string">
            <text:p>Paul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paul.spence@kcl.ac.uk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Stadler</text:p>
          </table:table-cell>
          <table:table-cell table:style-name="ce5" office:value-type="string" calcext:value-type="string">
            <text:p>Peter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stadler@edirom.de</text:p>
          </table:table-cell>
          <table:table-cell table:number-columns-repeated="1014"/>
        </table:table-row>
        <table:table-row table:style-name="ro11">
          <table:table-cell table:style-name="ce6" office:value-type="string" calcext:value-type="string">
            <text:p>Stella</text:p>
          </table:table-cell>
          <table:table-cell table:style-name="ce6" office:value-type="string" calcext:value-type="string">
            <text:p>Francesco </text:p>
          </table:table-cell>
          <table:table-cell table:style-name="ce5" office:value-type="string" calcext:value-type="string">
            <text:p>M</text:p>
          </table:table-cell>
          <table:table-cell table:style-name="ce6"/>
          <table:table-cell table:number-columns-repeated="1014"/>
        </table:table-row>
        <table:table-row table:style-name="ro11">
          <table:table-cell table:style-name="ce5" office:value-type="string" calcext:value-type="string">
            <text:p>Stock</text:p>
          </table:table-cell>
          <table:table-cell table:style-name="ce5" office:value-type="string" calcext:value-type="string">
            <text:p>Günter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bbaw@bbaw.de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Stolz</text:p>
          </table:table-cell>
          <table:table-cell table:style-name="ce5" office:value-type="string" calcext:value-type="string">
            <text:p>Michael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michael.stolz@germ.unibe.ch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Sutherland</text:p>
          </table:table-cell>
          <table:table-cell table:style-name="ce5" office:value-type="string" calcext:value-type="string">
            <text:p>Kathryn </text:p>
          </table:table-cell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kathryn.sutherland@st-annes.ox.ac.uk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Sutter</text:p>
          </table:table-cell>
          <table:table-cell office:value-type="string" calcext:value-type="string">
            <text:p>Pascale </text:p>
          </table:table-cell>
          <table:table-cell office:value-type="string" calcext:value-type="string">
            <text:p>F</text:p>
          </table:table-cell>
          <table:table-cell table:number-columns-repeated="1015"/>
        </table:table-row>
        <table:table-row table:style-name="ro11">
          <table:table-cell table:style-name="ce5" office:value-type="string" calcext:value-type="string">
            <text:p>Sutton</text:p>
          </table:table-cell>
          <table:table-cell table:style-name="ce5" office:value-type="string" calcext:value-type="string">
            <text:p>Dana </text:p>
          </table:table-cell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danasutton@mac.com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Symonds</text:p>
          </table:table-cell>
          <table:table-cell table:style-name="ce5" office:value-type="string" calcext:value-type="string">
            <text:p>Matthew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m.symonds@ucl.ac.uk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Urbina</text:p>
          </table:table-cell>
          <table:table-cell table:style-name="ce5" office:value-type="string" calcext:value-type="string">
            <text:p>Eduardo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e-urbina@tamu.edu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Van Hulle</text:p>
          </table:table-cell>
          <table:table-cell table:style-name="ce5" office:value-type="string" calcext:value-type="string">
            <text:p>Dirk </text:p>
          </table:table-cell>
          <table:table-cell table:style-name="ce5" office:value-type="string" calcext:value-type="string">
            <text:p>M</text:p>
          </table:table-cell>
          <table:table-cell table:style-name="ce6"/>
          <table:table-cell table:number-columns-repeated="1014"/>
        </table:table-row>
        <table:table-row table:style-name="ro11">
          <table:table-cell table:style-name="ce5" office:value-type="string" calcext:value-type="string">
            <text:p>Walter</text:p>
          </table:table-cell>
          <table:table-cell table:style-name="ce5" office:value-type="string" calcext:value-type="string">
            <text:p>Katherine </text:p>
          </table:table-cell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kwalter1@unl.edu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Wilkinson</text:p>
          </table:table-cell>
          <table:table-cell office:value-type="string" calcext:value-type="string">
            <text:p>Louise </text:p>
          </table:table-cell>
          <table:table-cell office:value-type="string" calcext:value-type="string">
            <text:p>F</text:p>
          </table:table-cell>
          <table:table-cell table:number-columns-repeated="1015"/>
        </table:table-row>
        <table:table-row table:style-name="ro11">
          <table:table-cell table:style-name="ce5" office:value-type="string" calcext:value-type="string">
            <text:p>Williams</text:p>
          </table:table-cell>
          <table:table-cell table:style-name="ce5" office:value-type="string" calcext:value-type="string">
            <text:p>David </text:p>
          </table:table-cell>
          <table:table-cell table:style-name="ce5" office:value-type="string" calcext:value-type="string">
            <text:p>M</text:p>
          </table:table-cell>
          <table:table-cell table:style-name="ce6"/>
          <table:table-cell table:number-columns-repeated="1014"/>
        </table:table-row>
        <table:table-row table:style-name="ro11">
          <table:table-cell table:style-name="ce5" office:value-type="string" calcext:value-type="string">
            <text:p>Wisnicki</text:p>
          </table:table-cell>
          <table:table-cell table:style-name="ce5" office:value-type="string" calcext:value-type="string">
            <text:p>Adrian S.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Adrian.Wisnicki@iup.edu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Wolsleben </text:p>
          </table:table-cell>
          <table:table-cell table:style-name="ce5" office:value-type="string" calcext:value-type="string">
            <text:p>Gerlinde </text:p>
          </table:table-cell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wolsleben@math.uni-augsburg.de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Wynn Thomas</text:p>
          </table:table-cell>
          <table:table-cell table:style-name="ce5" office:value-type="string" calcext:value-type="string">
            <text:p>Peter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ThomasP@cardiff.ac.uk.</text:p>
          </table:table-cell>
          <table:table-cell table:number-columns-repeated="1014"/>
        </table:table-row>
        <table:table-row table:style-name="ro11">
          <table:table-cell table:style-name="ce5" office:value-type="string" calcext:value-type="string">
            <text:p>Zubović</text:p>
          </table:table-cell>
          <table:table-cell table:style-name="ce5" office:value-type="string" calcext:value-type="string">
            <text:p>Nino </text:p>
          </table:table-cell>
          <table:table-cell table:style-name="ce5" office:value-type="string" calcext:value-type="string">
            <text:p>M</text:p>
          </table:table-cell>
          <table:table-cell table:style-name="ce6" office:value-type="string" calcext:value-type="string">
            <text:p>nzubovic@yahoo.com</text:p>
          </table:table-cell>
          <table:table-cell table:number-columns-repeated="1014"/>
        </table:table-row>
        <table:table-row table:style-name="ro11" table:number-rows-repeated="1048461">
          <table:table-cell table:number-columns-repeated="1018"/>
        </table:table-row>
        <table:table-row table:style-name="ro11">
          <table:table-cell table:number-columns-repeated="1018"/>
        </table:table-row>
      </table:table>
      <table:named-expressions/>
      <table:database-ranges>
        <table:database-range table:name="__Anonymous_Sheet_DB__6" table:target-range-address="Manager.A2:Manager.AMJ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5" number:min-integer-digits="1" number:grouping="true"/>
    </number:number-style>
    <number:number-style style:name="N136">
      <number:text>€ </number:text>
      <number:number number:decimal-places="0" number:min-integer-digits="1" number:grouping="true"/>
    </number:number-style>
    <number:number-style style:name="N137">
      <number:text>£</number:text>
      <number:number number:decimal-places="0" number:min-integer-digits="1" number:grouping="true"/>
    </number:number-style>
    <number:number-style style:name="N138">
      <number:text>£</number:text>
      <number:number number:decimal-places="1" number:min-integer-digits="1" number:grouping="true"/>
    </number:number-style>
    <number:number-style style:name="N139">
      <number:number number:decimal-places="2" number:min-integer-digits="1" number:grouping="true"/>
      <number:text> €</number:text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 style:data-style-name="N2" text:time-value="10:48:19.97608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alogue" style:display-name="PageStyle_Catalog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itution_20_coordinates" style:display-name="PageStyle_Institution coordin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ding_20_body_20_coordinates" style:display-name="PageStyle_Funding body coordin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ository_20_coordinates" style:display-name="PageStyle_Repository coordin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dspot_20_coordinates" style:display-name="PageStyle_Findspot coordin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ked_20_open_20_data_20_projects" style:display-name="PageStyle_Linked open data proje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31T10:48:48.989664000</dc:date>
    <meta:editing-duration>PT4H2M9S</meta:editing-duration>
    <meta:editing-cycles>39</meta:editing-cycles>
    <meta:generator>LibreOffice/4.4.5.2$MacOSX_X86_64 LibreOffice_project/a22f674fd25a3b6f45bdebf25400ed2adff0ff99</meta:generator>
    <meta:document-statistic meta:table-count="7" meta:cell-count="4992" meta:object-count="0"/>
    <meta:user-defined meta:name=""/>
  </office:meta>
</office:document-meta>
</file>